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72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6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11" table:default-cell-style-name="Default"/>
        <table:table-column table:style-name="co6" table:default-cell-style-name="ce60"/>
        <table:table-column table:style-name="co6" table:number-columns-repeated="6" table:default-cell-style-name="Default"/>
        <table:table-column table:style-name="co6" table:default-cell-style-name="ce60"/>
        <table:table-column table:style-name="co6" table:number-columns-repeated="9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46" table:default-cell-style-name="ce60"/>
        <table:table-column table:style-name="co6" table:number-columns-repeated="890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&#10;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&#10;[b]3. [url=https://www.doomworld.com/idgames/levels/doom2/megawads/av]Alien Vendetta[/url][/b] [[b]290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[/sup]]&#10;[b]4. [url=https://www.doomworld.com/idgames/levels/doom2/megawads/scythe]Scythe[/url][/b] [[b]280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[/sup]]&#10;[b]5. [url=https://www.doomworld.com/idgames/levels/doom2/Ports/megawads/valiant]Valiant[/url][/b] [[b]274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[/sup]]&#10;[b]6. [url=https://www.doomworld.com/idgames/levels/doom2/megawads/btsx_e1]Back to Saturn X E1: Get Out of My Stations[/url][/b] [[b]232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[/sup]]&#10;[b]7. [url=https://www.doomworld.com/idgames/levels/doom2/Ports/megawads/sunlust]Sunlust[/url][/b] [[b]21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[/sup]]&#10;[b]8. [url=https://www.doomworld.com/idgames/levels/doom2/megawads/pl2]Plutonia 2[/url][/b] [[b]164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[/sup]]&#10;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&#10;[b]10. [url=https://www.doomworld.com/forum/topic/103425-final-release-eviternity/]Eviternity[/url][/b] [[b]119[/b]: [sup]JudgeDeadd: 4, Woolie Wool: 9, ReaperAA: 10, pcorf: 6, Gaia74: 7, Polri: 5, Tartlman: 8, Worm318: 8, Makedounia: 7, I_Punch_Demons: 8, Deadwing: 8, Hansen79: 5, Endless: 8, &lt;&lt;Rewind: 6, Deflektor: 5, DooM Bear: 10, ASaltShaker: 5[/sup]]&#10;[b]11. [url=https://www.doomworld.com/idgames/themes/hr/hr]Hell Revealed[/url][/b] [[b]114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[/sup]]&#10;[b]11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&#10;[b]13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&#10;[b]14. [url=https://www.doomworld.com/idgames/themes/hr/hr2final]Hell Revealed II[/url][/b] [[b]95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[/sup]]&#10;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&#10;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&#10;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&#10;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&#10;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&#10;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&#10;[b]21. [url=https://www.doomworld.com/idgames/levels/doom2/Ports/megawads/hellbnd]Hellbound[/url][/b] [[b]69[/b]: [sup]Not Jabba: 2, Spectre01: 8, Malrionn: 7, bLOCKbOYgAMES: 9, HUNdebLeonidasX: 7, Bryan T: 9, Odal: 6, Archie550: 2, Octillion: 10, Polri: 1, OniriA: 8[/sup]]&#10;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&#10;[b]23. [url=https://www.doomworld.com/idgames/levels/doom2/Ports/p-r/pirates]Pirate Doom[/url][/b] [[b]59[/b]: [sup]Jaws In Space: 10, Dime: 5, Phobus: 6, Dragonfly: 7, Soundblock: 2, Archie550: 6, Rince-wind: 5, CinnamonKilljoy: 7, Payload4367: 6, SilverMiner: 5[/sup]]&#10;[b]24. [url=https://www.doomworld.com/idgames/levels/doom2/megawads/d2twid]Doom II the Way id Did[/url][/b] [[b]54[/b]: [sup]Dime: 8, NoisyVelvet: 5, ReaperAA: 2, pcorf: 5, purist: 10, Polri: 3, CinnamonKilljoy: 8, Makedounia: 5, Endless: 3, Marn: 5[/sup]]&#10;[b]24. [url=https://www.doomworld.com/idgames/levels/doom/megawads/dtwid]Doom the Way id Did[/url][/b] [[b]54[/b]: [sup]Mr. Freeze: 4, Malrionn: 2, MFG38: 4, WH-Wilou84: 1, Greyenko: 9, Altima: 6, ReaperAA: 1, Ziad EL Zein: 5, purist: 5, Polri: 4, CinnamonKilljoy: 7, eharper256: 4, Endless: 2[/sup]]&#10;[b]26. [url=https://doomwiki.org/wiki/No_Rest_for_the_Living]No Rest for the Living[/url][/b] [[b]53[/b]: [sup]Vorpal: 5, Nancsi: 9, ReaperAA: 6, Diabolución: 10, 4everDoomed: 7, STILES: 7, CinnamonKilljoy: 3, Endless: 6[/sup]]&#10;[b]27. [url=https://www.doomworld.com/idgames/levels/doom/Ports/megawads/neis]No End in Sight[/url][/b] [[b]52[/b]: [sup]Not Jabba: 5, Vorpal: 5, ella guro: 6, yakfak: 9, NoisyVelvet: 1, STILES: 6, Polri: 5, Tartlman: 6, Worm318: 9[/sup]]&#10;[b]28. [url=https://www.doomworld.com/idgames/levels/doom2/megawads/epic2]Epic 2[/url][/b] [[b]51[/b]: [sup]ShoDemo: 6, NuMetalManiak: 9, Spectre01: 7, yakfak: 2, Talvi: 2, HUNdebLeonidasX: 9, TheMightyHeracross: 5, Archie550: 5, OniriA: 2, DOEL: 4[/sup]]&#10;[b]29. [url=https://www.doomworld.com/idgames/levels/doom2/Ports/v-z/vanguard]Vanguard[/url][/b] [[b]50[/b]: [sup]Cynical: 5, Spectre01: 3, 7hm: 4, GarrettChan: 5, Poncho: 9, Nirvana: 4, Budoka: 2, Lorenz0: 1, guitardz: 5, Makedounia: 10, Ivory Duke: 1, DOEL: 1[/sup]]&#10;[b]30. [url=https://www.doomworld.com/idgames/levels/doom2/Ports/megawads/cchest4]Community Chest 4[/url][/b] [[b]49[/b]: [sup]Malrionn: 10, Phobus: 3, HUNdebLeonidasX: 4, Ziad EL Zein: 5, Simomarchi: 5, STILES: 9, Polri: 2, eharper256: 5, Pierrot: 3, Endless: 3[/sup]]&#10;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&#10;[b]30. [url=http://adventuresofsquare.com/downloads.php]The Adventures of Square[/url][/b] [[b]49[/b]: [sup]Sky: 9, ShoDemo: 5, Ed: 5, JudgeDeadd: 5, Woolie Wool: 8, Squadallah: 7, termrork: 5, Marn: 5[/sup]]&#10;[b]33. [url=https://www.romerogames.ie/si6il/]SIGIL[/url][/b] [[b]48[/b]: [sup]Diabolución: 10, 4everDoomed: 4, Jaromir Bergmann: 10, STILES: 2, termrork: 5, Worm318: 2, Deadwing: 6, &lt;&lt;Rewind: 2, DooM Bear: 7[/sup]]&#10;[b]34. [url=https://www.doomworld.com/idgames/levels/doom2/Ports/megawads/alt]A.L.T.[/url][/b] [[b]46[/b]: [sup]Not Jabba: 7, Spectre01: 2, ella guro: 10, yakfak: 10, Rince-wind: 5, Hansen79: 5, P41R47: 7[/sup]]&#10;[b]35. [url=https://www.doomworld.com/idgames/levels/doom2/s-u/sid]Suspended in Dusk[/url][/b] [[b]45[/b]: [sup]Sky: 2, WH-Wilou84: 3, bLOCKbOYgAMES: 8, soner du: 9, m8f: 5, termrork: 5, joepallai: 3, Deflektor: 10[/sup]]&#10;[b]36. [url=https://www.doomworld.com/idgames/themes/TeamTNT/eternal/eternal]Eternal Doom[/url][/b] [[b]44[/b]: [sup]Vorpal: 5, 7hm: 5, T-Rex: 5, Woolie Wool: 7, Greyenko: 1, valkiriforce: 6, Octillion: 6, Polri: 3, CinnamonKilljoy: 3, joepallai: 3[/sup]]&#10;[b]37. [url=https://www.doomworld.com/idgames/levels/doom2/Ports/megawads/jenesis]Jenesis[/url][/b] [[b]41[/b]: [sup]Not Jabba: 2, Altima: 7, NaZa: 2, Poncho: 1, dylux: 5, Ziad EL Zein: 5, Scorpius: 2, Makedounia: 8, Deadwing: 6, DoomDork: 1, ASaltShaker: 2[/sup]]&#10;[b]37. [url=https://www.doomworld.com/idgames/levels/doom2/Ports/j-l/lunatic]Lunatic[/url][/b] [[b]41[/b]: [sup]Cynical: 6, Dime: 9, Nate River: 4, Poncho: 5, Budoka: 1, Gaia74: 3, Deflektor: 8, Marn: 5[/sup]]&#10;[b]39. [url=https://www.doomworld.com/forum/topic/62496-winters-fury/]Winter's Fury[/url][/b] [[b]37[/b]: [sup]Dragonfly: 5, TechnoDoomed1: 10, Octillion: 7, OniriA: 3, Ivory Duke: 3, ASaltShaker: 9[/sup]]&#10;[b]40. [url=https://www.doomworld.com/forum/topic/85791-tnt-revilution-final-beta-ready-for-testing/]TNT: Revilution[/url][/b] [[b]36[/b]: [sup]Spectra: 9, bLOCKbOYgAMES: 2, GarrettChan: 1, dylux: 6, tmorrow: 2, Polri: 3, SilverMiner: 3, P41R47: 10[/sup]]&#10;[b]41. [url=https://www.doomworld.com/idgames/levels/doom2/Ports/megawads/1024]Congestion 1024[/url][/b] [[b]35[/b]: [sup]Mr. Freeze: 5, HyperLuke: 7, Voltcom9: 5, bonnie: 4, Dragonfly: 6, Philnemba: 5, Hansen79: 3[/sup]]&#10;[b]41. [url=https://www.doomworld.com/idgames/levels/doom2/Ports/megawads/prcp]Plutonia: Revisited Community Project[/url][/b] [[b]35[/b]: [sup]Nine Inch Heels: 3, Paul977: 10, bLOCKbOYgAMES: 3, Altima: 5, NoisyVelvet: 3, Odal: 7, Polri: 3, Scorpius: 1[/sup]]&#10;[b]43. [url=https://www.doomworld.com/idgames/levels/doom2/Ports/g-i/hg]Hell Ground[/url][/b] [[b]34[/b]: [sup]Cynical: 8, Chamelenoel: 7, antares031: 5, WH-Wilou84: 2, darkreaver: 1, Budoka: 5, Polri: 2, Pierrot: 4[/sup]]&#10;[b]43. [url=https://www.doomworld.com/idgames/levels/doom/Ports/megawads/kdizd_12]Knee-Deep in ZDoom[/url][/b] [[b]34[/b]: [sup]Graf Zahl: 6, Voltcom9: 7, tchkb: 2, Apaul27: 7, 4everDoomed: 5, Rince-wind: 5, Jaromir Bergmann: 2[/sup]]&#10;[b]43. [url=https://www.doomworld.com/idgames/levels/doom2/Ports/s-u/stardate]Stardate 20X6[/url][/b] [[b]34[/b]: [sup]MFG38: 6, WH-Wilou84: 3, Talvi: 1, GarrettChan: 7, bemused: 3, Nirvana: 6, Nazgul9: 1, DOEL: 2, Hansen79: 5[/sup]]&#10;[b]43. [url=https://doomwiki.org/wiki/The_Plutonia_Experiment]The Plutonia Experiment[/url][/b] [[b]34[/b]: [sup]guitardz: 5, purist: 5, termrork: 5, Tartlman: 1, Worm318: 2, DOEL: 6, Deadwing: 10[/sup]]&#10;[b]43. [url=https://www.doomworld.com/idgames/levels/doom2/Ports/s-u/tutnt]The Ultimate Torment &amp; Torture[/url][/b] [[b]34[/b]: [sup]HyperLuke: 8, Talvi: 4, Greyenko: 4, TechnoDoomed1: 2, TheMightyHeracross: 3, ReaperAA: 4, Ziad EL Zein: 5, Ivory Duke: 4[/sup]]&#10;[b]48. [url=https://www.doomworld.com/idgames/levels/doom2/megawads/cydreams]Cyberdreams[/url][/b] [[b]33[/b]: [sup]42PercentHealth: 3, ShoDemo: 1, 7hm: 7, justsomemusicguy: 3, bonnie: 7, NoisyVelvet: 4, TheNerdTurtle2: 3, termrork: 5[/sup]]&#10;[b]48. [url=https://www.doomworld.com/idgames/themes/TeamTNT/icarus/icarus]Icarus: Alien Vanguard[/url][/b] [[b]33[/b]: [sup]Ralphis: 6, Grazza: 8, roadworx: 3, T-Rex: 3, StoneMason: 5, valkiriforce: 8[/sup]]&#10;[b]48. [url=https://www.doomworld.com/idgames/levels/doom2/Ports/s-u/swtw]Swim With the Whales[/url][/b] [[b]33[/b]: [sup]WH-Wilou84: 2, Nate River: 9, Soundblock: 3, Lazorinc: 6, Nirvana: 10, NoisyVelvet: 3[/sup]]&#10;[b]51. [url=https://www.doomworld.com/idgames/levels/doom2/megawads/strain10]STRAIN[/url][/b] [[b]32[/b]: [sup]Grazza: 6, ella guro: 4, roadworx: 6, JudgeDeadd: 1, T-Rex: 1, Squadallah: 9, smeghammer: 5[/sup]]&#10;[b]52. [url=http://www.moddb.com/mods/brutal-doom/downloads/brutal-doom-hell-on-earth-starter-pack]Brutal Doom: Hell on Earth Starter Pack (Extermination Day)[/url][/b] [[b]30[/b]: [sup]TechnoDoomed1: 9, Squadallah: 8, ReaperAA: 7, DoomDork: 2, Deflektor: 4[/sup]]&#10;[b]52. [url=https://www.doomworld.com/idgames/levels/doom/Ports/d-f/e1m8b]Tech Gone Bad[/url][/b] [[b]30[/b]: [sup]Jaws In Space: 5, guitardz: 5, Nancsi: 8, Diabolución: 5, Jaromir Bergmann: 1, Marn: 5, DooM Bear: 1[/sup]]&#10;[b]54. [url=https://www.doomworld.com/idgames/levels/doom2/Ports/d-f/distrbia]Disturbia[/url][/b] [[b]29[/b]: [sup]Sky: 7, darkreaver: 10, Roofi: 6, Paul977: 6[/sup]]&#10;[b]55. [url=https://www.doomworld.com/idgames/levels/doom/Ports/megawads/2002ado]2002: A Doom Odyssey[/url][/b] [[b]28[/b]: [sup]soner du: 4, Philnemba: 8, tmorrow: 2, Red-XIII: 3, joepallai: 1, SilverMiner: 6, smeghammer: 3, Endless: 1[/sup]]&#10;[b]55. [url=https://www.doomworld.com/idgames/levels/doom2/megawads/zone300]Zone 300[/url][/b] [[b]28[/b]: [sup]Voltcom9: 8, Soundblock: 3, Bryan T: 2, purist: 3, maxmanium: 8, ASaltShaker: 4[/sup]]&#10;[b]57. [url=https://www.doomworld.com/idgames/levels/doom2/Ports/a-c/breach]Breach[/url][/b] [[b]27[/b]: [sup]Jaws In Space: 7, Dime: 10, guitardz: 2, Nancsi: 1, Jaromir Bergmann: 4, smeghammer: 3[/sup]]&#10;[b]58. [url=http://www.theultimatedoom.com/download/chillax-v9.7.3_fixes_by_HiM_v1.1.zip]Chillax[/url][/b] [[b]25[/b]: [sup]Nine Inch Heels: 4, AnonimVio: 5, fveitsi: 5, Outrageous Videos: 3, Simomarchi: 2, Gaia74: 5, maxmanium: 1[/sup]]&#10;[b]58. [url=http://www.doom2.net/doom2/wads/DWANGO5.ZIP]DWANGO 5[/url][/b] [[b]25[/b]: [sup]Doomkid: 10, Ralphis: 7, antares031: 8[/sup]]&#10;[b]58. [url=https://www.doomworld.com/forum/topic/100842-rc-lost-civilization-episode-1-feedback-appreciated/]Lost civilization[/url][/b] [[b]25[/b]: [sup]OniriA: 9, rdwpa: 8, Endless: 8[/sup]]&#10;[b]58. [url=https://www.doomworld.com/idgames/levels/doom2/Ports/v-z/violence]Violence[/url][/b] [[b]25[/b]: [sup]Chamelenoel: 10, everennui: 4, Nate River: 2, Lorenz0: 9[/sup]]&#10;[b]58. [url=https://www.doomworld.com/idgames/levels/doom2/Ports/megawads/zdcmp2]ZDoom Community Map Project II[/url][/b] [[b]25[/b]: [sup]Graf Zahl: 10, Phobus: 9, TechnoDoomed1: 6[/sup]]&#10;[b]63. [url=https://www.doomworld.com/idgames/levels/doom2/Ports/megawads/ngmvmt2]Newgothic Movement 2[/url][/b] [[b]24[/b]: [sup]Nine Inch Heels: 8, ShoDemo: 2, Outrageous Videos: 9, Nazgul9: 5[/sup]]&#10;[b]63. [url=https://www.doomworld.com/idgames/levels/doom2/Ports/s-u/unloved]Unloved[/url][/b] [[b]24[/b]: [sup]MFG38: 1, everennui: 8, bonnie: 10, TechnoDoomed1: 3, Payload4367: 2[/sup]]&#10;[b]65. [url=https://www.doomworld.com/idgames/levels/doom2/megawads/dmonfear]Demonfear[/url][/b] [[b]23[/b]: [sup]roadworx: 8, soner du: 3, Philnemba: 3, NaZa: 1, P41R47: 3, Marn: 5[/sup]]&#10;[b]65. [url=http://www.moddb.com/games/doom-ii/addons/eternal-slumber-party-v2]Eternal Slumber Party[/url][/b] [[b]23[/b]: [sup]Roofi: 10, Outrageous Videos: 8, Grain of Salt: 4, Simomarchi: 1[/sup]]&#10;[b]67. [url=https://www.doomworld.com/idgames/themes/batman/batman]Batman Doom[/url][/b] [[b]22[/b]: [sup]yakfak: 8, JudgeDeadd: 4, soner du: 10[/sup]]&#10;[b]67. [url=https://www.doomworld.com/idgames/levels/doom/Ports/p-r/par-lutz]Phobos: Anomaly Reborn[/url][/b] [[b]22[/b]: [sup]Ed: 5, Graf Zahl: 1, SilverMiner: 10, smeghammer: 6[/sup]]&#10;[b]67. [url=https://www.doomworld.com/idgames/levels/doom2/Ports/megawads/sf2012]Slaughterfest 2012[/url][/b] [[b]22[/b]: [sup]HyperLuke: 1, Outrageous Videos: 1, bemused: 2, Apaul27: 8, tmorrow: 3, Simomarchi: 6, maxmanium: 1[/sup]]&#10;[b]67. [url=https://www.doomworld.com/idgames/levels/doom2/Ports/s-u/sd20x7]Stardate 20X7[/url][/b] [[b]22[/b]: [sup]yakfak: 6, Grain of Salt: 8, bemused: 4, rdwpa: 4[/sup]]&#10;[b]67. [url=https://www.doomworld.com/idgames/levels/doom2/Ports/megawads/zpack]ZPack[/url][/b] [[b]22[/b]: [sup]MFG38: 5, Voltcom9: 3, TechnoDoomed1: 4, Ziad EL Zein: 5, Octillion: 5[/sup]]&#10;[b]72. [url=https://www.doomworld.com/forum/topic/103075-deathless-an-ultimate-doom-megawad-rc4/]Deathless[/url][/b] [[b]21[/b]: [sup]TheMightyHeracross: 2, ReaperAA: 5, Worm318: 3, Makedounia: 9, Deadwing: 2[/sup]]&#10;[b]72. [url=https://www.doomworld.com/forum/topic/105598-hurt-singleplayer-map-in-hell/]Hurt[/url][/b] [[b]21[/b]: [sup]Jaromir Bergmann: 9, OniriA: 7, I_Punch_Demons: 5[/sup]]&#10;[b]72. [url=https://www.doomworld.com/idgames/levels/doom2/megawads/tvr]Revolution![/url][/b] [[b]21[/b]: [sup]Not Jabba: 1, Grazza: 3, Altima: 4, termrork: 5, SilverMiner: 5, P41R47: 3[/sup]]&#10;[b]75. [url=https://www.doomworld.com/idgames/levels/doom2/Ports/s-u/scl_top]Threshold of Pain[/url][/b] [[b]20[/b]: [sup]Malrionn: 7, MFG38: 7, 4everDoomed: 6[/sup]]&#10;[b]76. [url=https://www.doomworld.com/idgames/levels/doom2/Ports/a-c/arcadia]Arcadia Demade[/url][/b] [[b]19[/b]: [sup]Jaws In Space: 9, Vorpal: 5, guitardz: 1, Nancsi: 4[/sup]]&#10;[b]76. [url=https://www.doomworld.com/idgames/levels/doom2/Ports/d-f/equinox]Equinox[/url][/b] [[b]19[/b]: [sup]Sky: 5, Grazza: 9, ella guro: 5[/sup]]&#10;[b]76. [url=https://www.doomworld.com/idgames/levels/doom2/Ports/m-o/nuts]Nuts[/url][/b] [[b]19[/b]: [sup]Chamelenoel: 6, AnonimVio: 9, roadworx: 4[/sup]]&#10;[b]76. [url=http://www.mustaine.com/about/video-game-work/perditions-gate/]Perdition's Gate[/url][/b] [[b]19[/b]: [sup]Vorpal: 5, Nate River: 1, bonnie: 10, P41R47: 3[/sup]]&#10;[b]80. [url=https://www.doomworld.com/idgames/levels/doom2/Ports/a-c/bauhaus]Bauhaus[/url][/b] [[b]18[/b]: [sup]ella guro: 9, 7hm: 5, Grain of Salt: 3, NoisyVelvet: 1[/sup]]&#10;[b]80. [url=https://www.doomworld.com/idgames/levels/doom/Ports/d-f/e1m4b]Phobos Mission Control[/url][/b] [[b]18[/b]: [sup]Nancsi: 6, Diabolución: 5, Marn: 5, DooM Bear: 2[/sup]]&#10;[b]80. [url=https://www.doomworld.com/idgames/levels/doom2/Ports/megawads/sf2011]Slaughterfest 2011[/url][/b] [[b]18[/b]: [sup]Outrageous Videos: 5, tmorrow: 3, Simomarchi: 10[/sup]]&#10;[b]83. [url=https://www.doomworld.com/idgames/levels/doom2/Ports/megawads/drkenctr]Dark Encounters[/url][/b] [[b]17[/b]: [sup]Bryan T: 6, dylux: 8, Octillion: 3[/sup]]&#10;[b]83. [url=https://www.doomworld.com/idgames/levels/doom2/Ports/megawads/sihr2fix]Survive in Hell[/url][/b] [[b]17[/b]: [sup]Spectra: 8, Makedounia: 3, Pierrot: 6[/sup]]&#10;[b]83. [url=https://www.doomworld.com/idgames/levels/doom2/Ports/megawads/sp_usimp]Ultimate Simplicity[/url][/b] [[b]17[/b]: [sup]Dragonfly: 8, Simomarchi: 9[/sup]]&#10;[b]86. [url=https://www.doomworld.com/idgames/levels/doom/a-c/castevil]Castle of Evil[/url][/b] [[b]16[/b]: [sup]bzzrak: 10, joepallai: 6[/sup]]&#10;[b]86. [url=https://www.doomworld.com/idgames/levels/doom2/Ports/j-l/legher]Legacy of Heroes[/url][/b] [[b]16[/b]: [sup]Woolie Wool: 5, dylux: 7, eharper256: 4[/sup]]&#10;[b]86. [url=https://www.doomworld.com/idgames/levels/doom2/Ports/megawads/mutiny]Mutiny[/url][/b] [[b]16[/b]: [sup]Jaws In Space: 6, Doomkid: 3, everennui: 2, NoisyVelvet: 1, m8f: 4[/sup]]&#10;[b]86. [url=https://forum.zdoom.org/viewtopic.php?t=56668#p1000996]Rise of the Wool Ball[/url][/b] [[b]16[/b]: [sup]JudgeDeadd: 3, Squadallah: 1, Apaul27: 9, TheMightyHeracross: 3[/sup]]&#10;[b]86. [url=https://www.doomworld.com/idgames/levels/doom2/Ports/megawads/tj]The Journey[/url][/b] [[b]16[/b]: [sup]Spectra: 6, Makedounia: 4, P41R47: 6[/sup]]&#10;[b]86. [url=https://www.doomworld.com/idgames/levels/doom2/megawads/ur]Unholy Realms[/url][/b] [[b]16[/b]: [sup]Dime: 6, Bryan T: 1, dylux: 2, tmorrow: 2, Makedounia: 2, DOEL: 3[/sup]]&#10;[b]92. [url=https://www.doomworld.com/idgames/levels/doom2/megawads/avj]Arch-Vile Jump[/url][/b] [[b]15[/b]: [sup]termrork: 5, Red-XIII: 10[/sup]]&#10;[b]92. [url=https://www.doomworld.com/idgames/levels/doom2/Ports/d-f/foursite]Foursite[/url][/b] [[b]15[/b]: [sup]Budoka: 2, Nancsi: 7, 4everDoomed: 5, Gaia74: 1[/sup]]&#10;[b]92. [url=http://rabotik.nl/harmony.htm]Harmony[/url][/b] [[b]15[/b]: [sup]Not Jabba: 5, Sky: 6, ax34: 4[/sup]]&#10;[b]92. [url=https://www.doomworld.com/idgames/levels/doom2/Ports/megawads/strg]Struggle - Antaresian Legacy[/url][/b] [[b]15[/b]: [sup]Jaromir Bergmann: 6, Payload4367: 3, Deadwing: 6[/sup]]&#10;[b]92. [url=https://www.doomworld.com/idgames/levels/doom2/Ports/a-c/action2]Urban Brawl: Action Doom 2[/url][/b] [[b]15[/b]: [sup]Chamelenoel: 1, JudgeDeadd: 4, Phobus: 10[/sup]]&#10;[b]97. [url=https://www.doomworld.com/idgames/levels/doom2/Ports/megawads/bstain]Bloodstain[/url][/b] [[b]14[/b]: [sup]NuMetalManiak: 5, everennui: 5, Forli: 4[/sup]]&#10;[b]97. [url=https://www.doomworld.com/idgames/levels/doom2/Ports/d-f/dv]Deus Vult[/url][/b] [[b]14[/b]: [sup]Mr. Freeze: 7, WH-Wilou84: 5, joepallai: 1, DJVCardMaster: 1[/sup]]&#10;[b]97. [url=https://www.doomworld.com/idgames/levels/doom2/Ports/s-u/uacultra]UAC Ultra[/url][/b] [[b]14[/b]: [sup]Malrionn: 10, Budoka: 4[/sup]]&#10;[b]100. [url=https://www.doomworld.com/idgames/levels/doom2/Ports/megawads/50shades]50 Shades of Graytall[/url][/b] [[b]13[/b]: [sup]Nine Inch Heels: 2, Voltcom9: 2, JudgeDeadd: 1, NoisyVelvet: 3, Pierrot: 5[/sup]]&#10;[b]100. [url=https://www.doomworld.com/forum/topic/91854-v15-doom-64-retribution/]Doom 64: Retribution[/url][/b] [[b]13[/b]: [sup]guitardz: 5, 4everDoomed: 8[/sup]]&#10;[b]100. [url=https://www.doomworld.com/idgames/levels/doom2/Ports/d-f/elysion]Elysion[/url][/b] [[b]13[/b]: [sup]Sky: 8, darkreaver: 5[/sup]]&#10;[b]100. [url=https://doomwiki.org/wiki/Hell_To_Pay]Hell to Pay[/url][/b] [[b]13[/b]: [sup]bonnie: 10, P41R47: 3[/sup]]&#10;[b]100. [url=https://www.doomworld.com/idgames/levels/doom2/Ports/m-o/miasma]Miasma[/url][/b] [[b]13[/b]: [sup]WH-Wilou84: 1, Soundblock: 2, Nirvana: 9, NoisyVelvet: 1[/sup]]&#10;[b]100. [url=http://manbitesshark.com/]REKKR[/url][/b] [[b]13[/b]: [sup][/sup]]&#10;[b]100. [url=https://www.doomworld.com/idgames/levels/doom2/Ports/s-u/sacrment]Sacrament[/url][/b] [[b]13[/b]: [sup]ella guro: 8, yakfak: 5[/sup]]&#10;[b]100. [url=https://www.doomworld.com/idgames/levels/doom2/Ports/megawads/vile]Vile Flesh[/url][/b] [[b]13[/b]: [sup]Grazza: 4, P41R47: 9[/sup]]&#10;[b]100. [url=https://www.doomworld.com/idgames/levels/doom2/Ports/v-z/zdmcmp1]ZDoom Community Map Project: Take 1[/url][/b] [[b]13[/b]: [sup]Phobus: 8, Ziad EL Zein: 5[/sup]]&#10;[b]109. [url=https://www.doomworld.com/idgames/levels/doom2/Ports/m-o/mek-catk]Counterattack[/url][/b] [[b]12[/b]: [sup]rdwpa: 9, Hansen79: 3[/sup]]&#10;[b]109. [url=https://www.doomworld.com/idgames/levels/doom2/Ports/d-f/exterror]Extreme Terror[/url][/b] [[b]12[/b]: [sup]Nine Inch Heels: 5, everennui: 5, Nancsi: 2[/sup]]&#10;[b]109. [url=https://www.doomworld.com/idgames/levels/doom2/Ports/m-o/ngmvmt1]Newgothic Movement 1[/url][/b] [[b]12[/b]: [sup]everennui: 2, Outrageous Videos: 4, Nazgul9: 6[/sup]]&#10;[b]109. [url=https://www.doomworld.com/idgames/levels/doom2/Ports/megawads/swideath]Swift Death[/url][/b] [[b]12[/b]: [sup]Nine Inch Heels: 1, fveitsi: 5, StoneMason: 5, NoisyVelvet: 1[/sup]]&#10;[b]113. [url=https://www.doomworld.com/idgames/levels/doom/a-c/b2b]Back to Basics[/url][/b] [[b]11[/b]: [sup]WH-Wilou84: 2, joepallai: 5, rdwpa: 4[/sup]]&#10;[b]113. [url=https://www.doomworld.com/idgames/levels/doom2/Ports/megawads/1024clau]Claustrophobia 1024[/url][/b] [[b]11[/b]: [sup]m8f: 5, DJVCardMaster: 6[/sup]]&#10;[b]113. [url=https://www.doomworld.com/idgames/levels/doom2/Ports/a-c/comatose]Comatose[/url][/b] [[b]11[/b]: [sup]yakfak: 7, m8f: 4[/sup]]&#10;[b]113. [url=https://www.doomworld.com/idgames/levels/doom2/Ports/megawads/cchest2]Community Chest 2[/url][/b] [[b]11[/b]: [sup]Sky: 10, tchkb: 1[/sup]]&#10;[b]113. [url=https://www.doomworld.com/idgames/levels/doom2/Ports/a-c/crumpets]Crumpets[/url][/b] [[b]11[/b]: [sup]everennui: 2, Nate River: 8, Nirvana: 1[/sup]]&#10;[b]113. [url=https://www.doomworld.com/forum/topic/92574-dimension-of-the-boomed/]Dimension of the Boomed[/url][/b] [[b]11[/b]: [sup]Ivory Duke: 7, Hansen79: 4[/sup]]&#10;[b]113. [url=https://www.doomworld.com/idgames/levels/doom2/Ports/a-c/ad2dow]Urban Brawl: Dead of Winter[/url][/b] [[b]11[/b]: [sup]Ralphis: 6, Phobus: 5[/sup]]&#10;[b]113. [url=https://www.doomworld.com/forum/topic/50158-wip-vela-pax-beta-21-out-now-with-1-more-stuff/]Vela Pax[/url][/b] [[b]11[/b]: [sup]WH-Wilou84: 2, TheNerdTurtle2: 9[/sup]]&#10;[b]113. [url=https://www.doomworld.com/idgames/levels/doom/v-z/wow]Wow[/url][/b] [[b]11[/b]: [sup]AnonimVio: 10, Apaul27: 1[/sup]]&#10;[b]122. [url=https://www.doomworld.com/forum/topic/101647-avactor-last-update-is-out/]Avactor[/url][/b] [[b]10[/b]: [sup]JudgeDeadd: 2, OniriA: 8[/sup]]&#10;[b]122. [url=https://www.doomworld.com/idgames/levels/doom2/Ports/a-c/chnworm]Chainworm Kommando[/url][/b] [[b]10[/b]: [sup]Rince-wind: 5, eharper256: 5[/sup]]&#10;[b]122. [url=https://www.doomworld.com/idgames/levels/doom2/Ports/s-u/tcotd21me]City of the Damned: Apocalypse[/url][/b] [[b]10[/b]: [sup]TechnoDoomed1: 5, Rince-wind: 5[/sup]]&#10;[b]122. [url=https://www.doomworld.com/forum/topic/109216-doom-zero-launch-and-celebrating-25-years-of-doom-ii/]Doom Zero[/url][/b] [[b]10[/b]: [sup]maxmanium: 2, CinnamonKilljoy: 8[/sup]]&#10;[b]122. [url=https://www.doomworld.com/idgames/levels/doom/s-u/uac_dead]Dooms Day of UAC[/url][/b] [[b]10[/b]: [sup]Jaws In Space: 2, Ed: 5, joepallai: 3[/sup]]&#10;[b]122. [url=https://www.doomworld.com/idgames/levels/doom2/g-i/grime]Grime[/url][/b] [[b]10[/b]: [sup]WH-Wilou84: 2, darkreaver: 4, Paul977: 4[/sup]]&#10;[b]122. [url=https://forum.zdoom.org/viewtopic.php?f=42&amp;t=55443#p981947]Redemption Of The Slain[/url][/b] [[b]10[/b]: [sup]Nancsi: 10[/sup]]&#10;[b]122. [url=https://www.doomworld.com/idgames/levels/doom2/megawads/reverie]Reverie[/url][/b] [[b]10[/b]: [sup]Octillion: 9, joepallai: 1[/sup]]&#10;[b]122. [url=https://www.doomworld.com/idgames/levels/doom2/Ports/s-u/tn]Tangerine Nightmare[/url][/b] [[b]10[/b]: [sup]guitardz: 10[/sup]]&#10;[b]131. [url=http://www.doomwadstation.net/main/aliens.html]Aliens TC[/url][/b] [[b]9[/b]: [sup]yakfak: 4, Payload4367: 5[/sup]]&#10;[b]131. [url=https://www.doomworld.com/idgames/levels/doom/megawads/bgcomp]Base Ganymede[/url][/b] [[b]9[/b]: [sup]maxmanium: 9[/sup]]&#10;[b]131. [url=https://www.doomworld.com/idgames/levels/doom2/Ports/a-c/brfinal]Beyond Reality[/url][/b] [[b]9[/b]: [sup]Talvi: 3, HUNdebLeonidasX: 6[/sup]]&#10;[b]131. [url=https://www.doomworld.com/idgames/levels/doom2/Ports/a-c/bor_lost]Brotherhood of Ruin: The Lost Temple[/url][/b] [[b]9[/b]: [sup]Vorpal: 5, joepallai: 4[/sup]]&#10;[b]131. [url=https://www.doomworld.com/forum/topic/92135-deadair-v2/]Dead Air[/url][/b] [[b]9[/b]: [sup]HyperLuke: 2, Lorenz0: 7[/sup]]&#10;[b]131. [url=https://www.doomworld.com/idgames/levels/doom2/megawads/d2ino]Doom 2 In Name Only[/url][/b] [[b]9[/b]: [sup]Odal: 4, CinnamonKilljoy: 5[/sup]]&#10;[b]131. [url=https://www.doomworld.com/idgames/levels/doom/Ports/megawads/ddamn0.9]Doom: Damnation[/url][/b] [[b]9[/b]: [sup]bzzrak: 9[/sup]]&#10;[b]131. [url=https://www.doomworld.com/idgames/levels/doom2/Ports/megawads/dump-1]Dump Episode 1: Fuck Time Limits[/url][/b] [[b]9[/b]: [sup]Voltcom9: 9[/sup]]&#10;[b]131. [url=https://www.doomworld.com/forum/topic/88507-dump-episode-3-bfg-edition-maps-released/]Dump Episode 3: BFG Edition[/url][/b] [[b]9[/b]: [sup]HyperLuke: 9[/sup]]&#10;[b]131. [url=https://www.doomworld.com/forum/topic/100391-esp2/]Eternal Slumber Party﻿ 2[/url][/b] [[b]9[/b]: [sup]Roofi: 9[/sup]]&#10;[b]131. [url=https://www.doomworld.com/idgames/levels/doom2/g-i/hellrun2]Hellrun[/url][/b] [[b]9[/b]: [sup]Doomkid: 3, joepallai: 6[/sup]]&#10;[b]131. [url=https://www.doomworld.com/idgames/levels/doom2/Ports/g-i/hth2]Hi-Tech Hell 2: Alien Tech[/url][/b] [[b]9[/b]: [sup]Graf Zahl: 9[/sup]]&#10;[b]131. [url=https://www.doomworld.com/forum/topic/85591-nihility-infinite-teeth-shareware-episode-v121/]Nihility: Infinite ﻿Teeth﻿[/url][/b] [[b]9[/b]: [sup][/sup]]&#10;[b]131. [url=https://forum.zdoom.org/viewtopic.php?t=52301#p913612]Shadow Of The Wool Ball[/url][/b] [[b]9[/b]: [sup]Apaul27: 9[/sup]]&#10;[b]131. [url=http://stronghold.drdteam.org/download.html]Stronghold: On the Edge of Chaos[/url][/b] [[b]9[/b]: [sup]MFG38: 2, Dragonfly: 2, termrork: 5[/sup]]&#10;[b]131. [url=https://www.doomworld.com/idgames/levels/doom2/Ports/s-u/tnte1]Torment and Torture[/url][/b] [[b]9[/b]: [sup]MFG38: 9[/sup]]&#10;[b]131. [url=https://www.doomworld.com/idgames/levels/doom2/Ports/s-u/tribute]Tribute[/url][/b] [[b]9[/b]: [sup]Lorenz0: 4, ax34: 5[/sup]]&#10;[b]148. [url=https://www.doomworld.com/idgames/levels/doom2/megawads/50monstr]50 Monsters[/url][/b] [[b]8[/b]: [sup]tmorrow: 2, Worm318: 6[/sup]]&#10;[b]148. [url=https://www.doomworld.com/idgames/levels/doom2/Ports/a-c/action]Action Doom[/url][/b] [[b]8[/b]: [sup]Dragonfly: 1, Gaia74: 2, Worm318: 1, ax34: 4[/sup]]&#10;[b]148. [url=https://www.doomworld.com/idgames/levels/doom2/Ports/megawads/amdosia]Armadosia The Mad Corridor[/url][/b] [[b]8[/b]: [sup][/sup]]&#10;[b]148. [url=https://www.doomworld.com/forum/topic/107249-come-eat-the-mapwich-a-collaborative-community-project-rc1-available/]Come eat The Mapwich[/url][/b] [[b]8[/b]: [sup]Jaromir Bergmann: 8[/sup]]&#10;[b]148. [url=https://www.doomworld.com/idgames/levels/doom2/Ports/d-f/disjunct]Disjunction[/url][/b] [[b]8[/b]: [sup]Lorenz0: 8[/sup]]&#10;[b]148. [url=https://www.doomworld.com/forum/topic/69813-doom-the-golden-souls-mario-64-doom-definitive-edition-released/]Doom: The Golden Souls[/url][/b] [[b]8[/b]: [sup]everennui: 1, TheNerdTurtle2: 7[/sup]]&#10;[b]148. [url=https://www.doomworld.com/idgames/levels/doom2/Ports/a-c/cybie]Doomguy's Pimp Ventures[/url][/b] [[b]8[/b]: [sup]AnonimVio: 8[/sup]]&#10;[b]148. [url=https://www.doomworld.com/idgames/levels/doom2/d-f/dyst3]Dystopia 3: Re-Birth of Anarchy[/url][/b] [[b]8[/b]: [sup]Soundblock: 3, valkiriforce: 1, joepallai: 4[/sup]]&#10;[b]148. [url=https://www.doomworld.com/idgames/levels/doom2/Ports/g-i/holyhell]Holy Hell[/url][/b] [[b]8[/b]: [sup]Outrageous Videos: 2, bemused: 6[/sup]]&#10;[b]148. [url=https://www.doomworld.com/idgames/levels/doom2/Ports/megawads/italo]Italo-Doom[/url][/b] [[b]8[/b]: [sup]bemused: 8[/sup]]&#10;[b]148. [url=https://www.doomworld.com/idgames/levels/doom2/m-o/mangle]Mangle[/url][/b] [[b]8[/b]: [sup]bzzrak: 8[/sup]]&#10;[b]148. [url=https://www.doomworld.com/idgames/levels/doom2/megawads/manolaik]Mano Laikas: A road to Gamzatti[/url][/b] [[b]8[/b]: [sup][/sup]]&#10;[b]148. [url=https://www.doomworld.com/idgames/levels/doom2/Ports/m-o/mohu1]Monster Hunter Ltd Part I[/url][/b] [[b]8[/b]: [sup]Jaws In Space: 4, m8f: 4[/sup]]&#10;[b]148. [url=https://www.doomworld.com/idgames/levels/doom2/Ports/m-o/mohu2]Monster Hunter Ltd Part II[/url][/b] [[b]8[/b]: [sup]Jaws In Space: 4, m8f: 4[/sup]]&#10;[b]148. [url=https://www.doomworld.com/idgames/levels/doom2/Ports/m-o/nimrod]Nimrod: Ixnay on the Hombre[/url][/b] [[b]8[/b]: [sup]Graf Zahl: 8[/sup]]&#10;[b]148. [url=https://www.doomworld.com/idgames/levels/doom2/Ports/s-u/scythex]Scythe X[/url][/b] [[b]8[/b]: [sup]42PercentHealth: 2, Graf Zahl: 2, Talvi: 3, bLOCKbOYgAMES: 1[/sup]]&#10;[b]148. [url=https://www.doomworld.com/idgames/levels/doom2/Ports/megawads/skuldash]Skulldash[/url][/b] [[b]8[/b]: [sup]everennui: 2, Lorenz0: 6[/sup]]&#10;[b]148. [url=https://www.doomworld.com/forum/topic/43453-new-map-ready-to-go-the-bee-map/]The Beesong[/url][/b] [[b]8[/b]: [sup]Roofi: 8[/sup]]&#10;[b]166. [url=https://www.doomworld.com/forum/topic/108865-rc2-release-alienated-10-levels-for-gzdoom/]Alienated[/url][/b] [[b]7[/b]: [sup]Jaromir Bergmann: 7[/sup]]&#10;[b]166. [url=https://www.doomworld.com/forum/topic/92776-brigandine-rc2-updated-2017-05-13/]Brigandine[/url][/b] [[b]7[/b]: [sup]guitardz: 2, Jaromir Bergmann: 5[/sup]]&#10;[b]166. [url=http://www.moddb.com/games/doom/addons/castle-heng]Castle Heng[/url][/b] [[b]7[/b]: [sup]7hm: 7[/sup]]&#10;[b]166. [url=https://doomwiki.org/wiki/Chex_Quest#Chex_Quest_2]Chex Quest 2[/url][/b] [[b]7[/b]: [sup]bzzrak: 7[/sup]]&#10;[b]166. [url=https://www.doomworld.com/idgames/levels/doom2/Ports/a-c/cah_se]Cold as Hell[/url][/b] [[b]7[/b]: [sup]Graf Zahl: 7[/sup]]&#10;[b]166. [url=https://www.doomworld.com/idgames/levels/doom2/Ports/megawads/cif3]Community is Falling 3[/url][/b] [[b]7[/b]: [sup]NuMetalManiak: 3, Voltcom9: 4[/sup]]&#10;[b]166. [url=https://www.doomworld.com/idgames/levels/doom2/d-f/doomcity]Doom City[/url][/b] [[b]7[/b]: [sup]Jaws In Space: 4, Doomkid: 3[/sup]]&#10;[b]166. [url=http://www.moddb.com/mods/doomone/downloads/doomone-v04]Doom: One[/url][/b] [[b]7[/b]: [sup]HyperLuke: 4, Greyenko: 3[/sup]]&#10;[b]166. [url=https://www.doomworld.com/forum/topic/90173-eden/]Eden[/url][/b] [[b]7[/b]: [sup]Nirvana: 7[/sup]]&#10;[b]166. [url=https://www.doomworld.com/idgames/levels/doom2/Ports/d-f/fth666]Flashback to Hell[/url][/b] [[b]7[/b]: [sup]GarrettChan: 2, eharper256: 5[/sup]]&#10;[b]166. [url=https://www.doomworld.com/idgames/levels/doom2/Ports/g-i/iedge]Insanity's Edge[/url][/b] [[b]7[/b]: [sup]TechnoDoomed1: 7[/sup]]&#10;[b]166. [url=https://www.doomworld.com/idgames/levels/doom2/Ports/megawads/mock2]Mock 2: The Speed of Stupid[/url][/b] [[b]7[/b]: [sup]AnonimVio: 7[/sup]]&#10;[b]166. [url=https://www.doomworld.com/idgames/levels/doom2/m-o/nochance]No Chance[/url][/b] [[b]7[/b]: [sup]Roofi: 7[/sup]]&#10;[b]166. [url=https://www.doomworld.com/idgames/levels/doom2/m-o/odessa_1]Odessa 1[/url][/b] [[b]7[/b]: [sup]7hm: 7[/sup]]&#10;[b]166. [url=https://www.doomworld.com/idgames/levels/doom2/Ports/p-r/pwfinal]Plutonium Winds[/url][/b] [[b]7[/b]: [sup]Spectra: 7[/sup]]&#10;[b]166. [url=https://www.doomworld.com/idgames/levels/hexen/j-l/kaiser_28]Shadows of Chronos[/url][/b] [[b]7[/b]: [sup]Grain of Salt: 7[/sup]]&#10;[b]166. [url=https://www.doomworld.com/idgames/levels/doom2/Ports/megawads/intime]Somewhere in Time[/url][/b] [[b]7[/b]: [sup]STILES: 3, smeghammer: 4[/sup]]&#10;[b]166. [url=https://www.doomworld.com/idgames/levels/doom/a-c/class_ep]The Classic Episode[/url][/b] [[b]7[/b]: [sup]pcorf: 5, purist: 2[/sup]]&#10;[b]166. [url=https://forum.zdoom.org/viewtopic.php?f=42&amp;t=55741]Waterlab GZD[/url][/b] [[b]7[/b]: [sup]Phobus: 7[/sup]]&#10;[b]166. [url=https://www.doomworld.com/idgames/levels/doom2/Ports/megawads/wos]Whispers of Satan[/url][/b] [[b]7[/b]: [sup]tmorrow: 2, eharper256: 5[/sup]]&#10;[b]186. [url=https://www.doomworld.com/idgames/levels/doom2/Ports/d-f/frozent] Frozen Time[/url][/b] [[b]6[/b]: [sup]Budoka: 6[/sup]]&#10;[b]186. [url=https://www.doomworld.com/forum/topic/92542-20-monsters-community-project-released/]20 Monsters Community Project[/url][/b] [[b]6[/b]: [sup]Voltcom9: 6[/sup]]&#10;[b]186. [url=https://www.doomworld.com/idgames/levels/doom2/Ports/s-u/teitenga]Assault on Tei Tenga[/url][/b] [[b]6[/b]: [sup]Ralphis: 6[/sup]]&#10;[b]186. [url=https://www.doomworld.com/idgames/levels/doom2/a-c/castleof]Castle of the Damned[/url][/b] [[b]6[/b]: [sup]bzzrak: 6[/sup]]&#10;[b]186. [url=https://www.doomworld.com/forum/topic/98296-dark-universe-wad-released/]Dark Universe[/url][/b] [[b]6[/b]: [sup]&lt;&lt;Rewind: 6[/sup]]&#10;[b]186. [url=https://www.doomworld.com/idgames/levels/doom2/Ports/d-f/de-pkg]Demon Eclipse[/url][/b] [[b]6[/b]: [sup]Soundblock: 1, Lazorinc: 1, tchkb: 4[/sup]]&#10;[b]186. [url=https://www.doomworld.com/idgames/levels/doom/Ports/d-f/dbimpact]Double Impact[/url][/b] [[b]6[/b]: [sup]Ralphis: 6[/sup]]&#10;[b]186. [url=https://www.doomworld.com/idgames/levels/doom2/Ports/megawads/echelon]Echelon[/url][/b] [[b]6[/b]: [sup]Sky: 1, bzzrak: 5[/sup]]&#10;[b]186. [url=https://www.doomworld.com/idgames/levels/heretic/Ports/elfgp]Elf Gets Pissed[/url][/b] [[b]6[/b]: [sup]Ralphis: 6[/sup]]&#10;[b]186. [url=https://www.doomworld.com/idgames/levels/doom2/d-f/endgame]End Game[/url][/b] [[b]6[/b]: [sup]pcorf: 6[/sup]]&#10;[b]186. [url=https://www.doomworld.com/idgames/levels/doom/0-9/01fava]Fava Beans[/url][/b] [[b]6[/b]: [sup]Philnemba: 2, NaZa: 4[/sup]]&#10;[b]186. [url=https://www.doomworld.com/idgames/levels/doom2/Ports/megawads/5room]Five Rooms of Doom[/url][/b] [[b]6[/b]: [sup]HyperLuke: 6[/sup]]&#10;[b]186. [url=https://www.doomworld.com/idgames/levels/doom2/deathmatch/j-l/judas23]Judas[/url][/b] [[b]6[/b]: [sup]antares031: 6[/sup]]&#10;[b]186. [url=https://www.doomworld.com/idgames/levels/doom2/Ports/m-o/neodoom]NeoDoom[/url][/b] [[b]6[/b]: [sup]OniriA: 6[/sup]]&#10;[b]186. [url=https://www.doomworld.com/idgames/levels/doom/m-o/nukemine]Nuke Mine (Come Get Some)[/url][/b] [[b]6[/b]: [sup]Soundblock: 6[/sup]]&#10;[b]186. [url=https://www.doomworld.com/forum/topic/106058-paradise-v2-multiplayer-beta-on-page-3-4122020/]Paradise[/url][/b] [[b]6[/b]: [sup]&lt;&lt;Rewind: 6[/sup]]&#10;[b]186. [url=https://www.doomworld.com/forum/topic/49008-phmlspd-boom-maps-for-people-who-like-shooting-monsters/]Phmlspd[/url][/b] [[b]6[/b]: [sup]maxmanium: 6[/sup]]&#10;[b]186. [url=http://www.wad-archive.com/wad/e5d863c72e1f5de577a3ae57745c107e]SSL2[/url][/b] [[b]6[/b]: [sup]antares031: 6[/sup]]&#10;[b]186. [url=https://www.doomworld.com/idgames/levels/doom2/Ports/m-o/massm]The Adventures of MassMouth[/url][/b] [[b]6[/b]: [sup]Ralphis: 6[/sup]]&#10;[b]186. [url=https://www.doomworld.com/idgames/levels/doom2/megawads/darken2]The Darkening Episode 2[/url][/b] [[b]6[/b]: [sup]Graf Zahl: 4, joepallai: 2[/sup]]&#10;[b]186. [url=https://www.doomworld.com/idgames/levels/doom/Ports/d-f/draftex]Thy Flesh - Turned into a draft-excluder[/url][/b] [[b]6[/b]: [sup]4everDoomed: 6[/sup]]&#10;[b]186. [url=https://www.doomworld.com/idgames/themes/terrywads/uacmnnew]UAC Military Nightmare[/url][/b] [[b]6[/b]: [sup]AnonimVio: 6[/sup]]&#10;[b]186. [url=https://www.doomworld.com/idgames/levels/doom2/deathmatch/Ports/megawads/udmx]Unidoom Deathmatch X[/url][/b] [[b]6[/b]: [sup]Ralphis: 6[/sup]]&#10;[b]186. [url=https://www.doomworld.com/idgames/levels/doom2/megawads/urania]Urania[/url][/b] [[b]6[/b]: [sup]Spectre01: 6[/sup]]&#10;[b]210. [url=https://www.doomworld.com/vb/thread/71473]2048 Unleashed[/url][/b] [[b]5[/b]: [sup]eharper256: 5[/sup]]&#10;[b]210. [url=https://www.doomworld.com/idgames/levels/doom/Ports/a-c/aa_e1]Alpha Accident: Terra Nova[/url][/b] [[b]5[/b]: [sup]Rince-wind: 5[/sup]]&#10;[b]210. [url=https://www.doomworld.com/forum/topic/105451-birthday-bash-megawad-offical-release/]Birthday Bash [/url][/b] [[b]5[/b]: [sup]eharper256: 5[/sup]]&#10;[b]210. [url=https://www.doomworld.com/idgames/levels/doom/p-r/retroeps]CH Retro Episode[/url][/b] [[b]5[/b]: [sup]Diabolución: 5[/sup]]&#10;[b]210. [url=https://www.doomworld.com/idgames/levels/doom/a-c/crusades]Crusades[/url][/b] [[b]5[/b]: [sup]joepallai: 5[/sup]]&#10;[b]210. [url=https://www.doomworld.com/idgames/levels/doom/d-f/dante666]Dante's Gate[/url][/b] [[b]5[/b]: [sup]Soundblock: 5[/sup]]&#10;[b]210. [url=https://www.doomworld.com/idgames/levels/doom2/Ports/d-f/dor]Dawn of Reality[/url][/b] [[b]5[/b]: [sup][/sup]]&#10;[b]210. [url=http://www.wad-archive.com/wad/DOOM-Barracks-Zone-1]Doom Barracks Zone[/url][/b] [[b]5[/b]: [sup]HUNdebLeonidasX: 3, TheMightyHeracross: 2[/sup]]&#10;[b]210. [url=https://www.doomworld.com/forum/topic/54022-doom-center-do-you-know-that/]Doom Center[/url][/b] [[b]5[/b]: [sup]HUNdebLeonidasX: 5[/sup]]&#10;[b]210. [url=https://www.doomworld.com/forum/topic/104925-doomish-den-of-design-a-map-that-teaches-you-map-design/]Doomish Den of Design[/url][/b] [[b]5[/b]: [sup]Rince-wind: 5[/sup]]&#10;[b]210. [url=https://www.doomworld.com/idgames/levels/doom2/Ports/d-f/dripfeed]Drip Feed[/url][/b] [[b]5[/b]: [sup]Vorpal: 5[/sup]]&#10;[b]210. [url=http://www.doom2.net/mykdoom/misc/113434_e1contest.zip]e1contest﻿.wad﻿[/url][/b] [[b]5[/b]: [sup]Diabolución: 5[/sup]]&#10;[b]210. [url=https://www.doomworld.com/idgames/themes/TeamTNT/ed4_rfo/ed4_rfo1]Eternal DOOM IV: Return from Oblivion[/url][/b] [[b]5[/b]: [sup]m8f: 5[/sup]]&#10;[b]210. [url=https://www.doomworld.com/idgames/levels/doom2/deathmatch/megawads/exec]Execution[/url][/b] [[b]5[/b]: [sup]Doomkid: 5[/sup]]&#10;[b]210. [url=https://www.doomworld.com/forum/topic/105670-faithless-a-heretic-hub-final/]Faithless[/url][/b] [[b]5[/b]: [sup]Rince-wind: 5[/sup]]&#10;[b]210. [url=https://www.doomworld.com/idgames/levels/doom2/Ports/d-f/ftmtn_v2]Firetop Mountain[/url][/b] [[b]5[/b]: [sup]smeghammer: 5[/sup]]&#10;[b]210. [url=http://freedoom.github.io/download.html]Freedoom: Phase 2[/url][/b] [[b]5[/b]: [sup]Spectra: 1, Voltcom9: 1, TheMightyHeracross: 3[/sup]]&#10;[b]210. [url=https://forum.zdoom.org/viewtopic.php?f=19&amp;t=46718]Gene-Tech: Before the Storm[/url][/b] [[b]5[/b]: [sup]Graf Zahl: 5[/sup]]&#10;[b]210. [url=https://www.doomworld.com/idgames/levels/doom2/Ports/megawads/gmp]Good Morning Phobos[/url][/b] [[b]5[/b]: [sup]Bryan T: 5[/sup]]&#10;[b]210. [url=https://www.doomworld.com/idgames/levels/doom2/deathmatch/Ports/megawads/gw2]Greenwar II[/url][/b] [[b]5[/b]: [sup]Ed: 5[/sup]]&#10;[b]210. [url=https://www.doomworld.com/idgames/themes/hacx/hx11pack]Hacx[/url][/b] [[b]5[/b]: [sup]Grazza: 5[/sup]]&#10;[b]210. [url=https://www.doomworld.com/idgames/levels/doom2/Ports/g-i/inncnx2]Innocence X2[/url][/b] [[b]5[/b]: [sup]Spectra: 5[/sup]]&#10;[b]210. [url=https://www.doomworld.com/idgames/levels/doom2/megawads/marsw301]Mars War[/url][/b] [[b]5[/b]: [sup]Roofi: 5[/sup]]&#10;[b]210. [url=https://www.doomworld.com/idgames/levels/doom2/m-o/mordeth]Mordeth[/url][/b] [[b]5[/b]: [sup]Vorpal: 5[/sup]]&#10;[b]210. [url=http://www.mediafire.com/file/fuurx4c98tl198i/One_Doom_s_Day.wad]One Doom's Day[/url][/b] [[b]5[/b]: [sup]Apaul27: 5[/sup]]&#10;[b]210. [url=https://www.doomworld.com/idgames/levels/doom2/m-o/osiris]Osiris[/url][/b] [[b]5[/b]: [sup]Vorpal: 5[/sup]]&#10;[b]210. [url=https://www.doomworld.com/idgames/levels/doom2/Ports/p-r/paranoid]Paranoid[/url][/b] [[b]5[/b]: [sup]termrork: 5[/sup]]&#10;[b]210. [url=https://www.doomworld.com/idgames/levels/doom2/Ports/p-r/planisf2]Planisphere 2[/url][/b] [[b]5[/b]: [sup][/sup]]&#10;[b]210. [url=https://www.doomworld.com/vb/wads-mods/67271-project-uber-idgamesd/]Project Uber[/url][/b] [[b]5[/b]: [sup]Rince-wind: 5[/sup]]&#10;[b]210. [url=https://www.doomworld.com/idgames/levels/doom2/s-u/selfish5]SELFISH5[/url][/b] [[b]5[/b]: [sup]Diabolución: 5[/sup]]&#10;[b]210. [url=https://www.doomworld.com/idgames/levels/doom2/Ports/s-u/sotnr]Shadows of The Nightmare Realm[/url][/b] [[b]5[/b]: [sup]4everDoomed: 5[/sup]]&#10;[b]210. [url=https://www.doomworld.com/idgames/levels/doom/Ports/p-r/pe1_phob]Simply Phobos[/url][/b] [[b]5[/b]: [sup]Diabolución: 5[/sup]]&#10;[b]210. [url=https://www.doomworld.com/idgames/deathmatch/skulltag/spacedm9]SpaceDM9[/url][/b] [[b]5[/b]: [sup]Ed: 5[/sup]]&#10;[b]210. [url=https://www.doomworld.com/idgames/levels/doom2/s-u/slayer]The Slayer[/url][/b] [[b]5[/b]: [sup]Vorpal: 5[/sup]]&#10;[b]210. [url=https://www.doomworld.com/forum/topic/74280-the-ultimate-doom-ii-doom-ii-levels-remade/]The Ultimate Doom II [/url][/b] [[b]5[/b]: [sup][/sup]]&#10;[b]210. [url=https://www.doomworld.com/idgames/levels/doom2/Ports/v-z/vulkan]Vulkan Episode 1[/url][/b] [[b]5[/b]: [sup]HyperLuke: 5[/sup]]&#10;[b]210. [url=https://www.doomworld.com/vb/wads-mods/71259-way-too-many-dead-guys-map05-alpha-available/]Way 2 Many Dead Guys[/url][/b] [[b]5[/b]: [sup]Nancsi: 5[/sup]]&#10;[b]210. [url=https://www.moddb.com/mods/bloodpack]ZBloodpack[/url][/b] [[b]5[/b]: [sup]smeghammer: 5[/sup]]&#10;[b]210. [url=https://www.doomworld.com/idgames/levels/doom2/Ports/v-z/zendyn_x]Zen Dynamics[/url][/b] [[b]5[/b]: [sup]Phobus: 4, TechnoDoomed1: 1[/sup]]&#10;[b]249. [url=https://forum.zdoom.org/viewtopic.php?t=47680#p810207]Batman Doom: Reborn[/url][/b] [[b]4[/b]: [sup][/sup]]&#10;[b]249. [url=https://www.doomworld.com/idgames/levels/doom2/a-c/chord2]Chord 2[/url][/b] [[b]4[/b]: [sup]Paul977: 4[/sup]]&#10;[b]249. [url=https://www.doomworld.com/files/file/10874-city-of-doom-part-i-beta-1-11/]City of DooM (Part I)[/url][/b] [[b]4[/b]: [sup][/sup]]&#10;[b]249. [url=https://www.doomworld.com/idgames/levels/doom2/Ports/a-c/cafebrk1]Coffee Break Episode 1[/url][/b] [[b]4[/b]: [sup]eharper256: 4[/sup]]&#10;[b]249. [url=https://www.doomworld.com/idgames/levels/doom2/Ports/a-c/c-shock2]Combat Shock 2[/url][/b] [[b]4[/b]: [sup]Cynical: 1, Nate River: 3[/sup]]&#10;[b]249. [url=https://www.doomworld.com/idgames/levels/doom2/Ports/a-c/crimsonh]Crimson Horizon[/url][/b] [[b]4[/b]: [sup]Paul977: 4[/sup]]&#10;[b]249. [url=https://www.doomworld.com/idgames/levels/doom2/deathmatch/Ports/megawads/crudream]Crucified Dreams[/url][/b] [[b]4[/b]: [sup]Soundblock: 4[/sup]]&#10;[b]249. [url=https://www.doomworld.com/idgames/levels/doom2/Ports/d-f/dcity2_5]Damned City 2[/url][/b] [[b]4[/b]: [sup][/sup]]&#10;[b]249. [url=https://www.doomworld.com/idgames/levels/doom2/Ports/d-f/dark7]Dark 7 (with Mission Pack)[/url][/b] [[b]4[/b]: [sup]smeghammer: 4[/sup]]&#10;[b]249. [url=https://www.doomworld.com/forum/topic/64353-doom-64-for-doom-ii/]Doom 64 for Doom II[/url][/b] [[b]4[/b]: [sup]Roofi: 1, Woolie Wool: 1, I_Punch_Demons: 2[/sup]]&#10;[b]249. [url=https://www.doomworld.com/idgames/levels/doom2/d-f/earth]Earth[/url][/b] [[b]4[/b]: [sup]ShoDemo: 3, TheNerdTurtle2: 1[/sup]]&#10;[b]249. [url=https://www.doomworld.com/forum/topic/94601-empyrion_v39-14-udmf-coop-maps-with-single-player-support/]Empyrion[/url][/b] [[b]4[/b]: [sup]Gaia74: 4[/sup]]&#10;[b]249. [url=https://www.doomworld.com/idgames/levels/doom2/Ports/g-i/impencse]Imp Encounter[/url][/b] [[b]4[/b]: [sup]AnonimVio: 4[/sup]]&#10;[b]249. [url=https://www.doomworld.com/forum/topic/74792-jiffy-bag-a-speedmap-megawad-rc2-released/]Jiffy Bag[/url][/b] [[b]4[/b]: [sup]TheNerdTurtle2: 4[/sup]]&#10;[b]249. [url=https://www.doomworld.com/idgames/levels/doom2/Ports/j-l/khorus]Khorus[/url][/b] [[b]4[/b]: [sup]NuMetalManiak: 4[/sup]]&#10;[b]249. [url=https://www.doomworld.com/files/file/15671-mapgame/]Mapgame[/url][/b] [[b]4[/b]: [sup]m8f: 4[/sup]]&#10;[b]249. [url=https://www.doomworld.com/idgames/levels/doom2/Ports/m-o/nfh2]Neighborhood From Hell[/url][/b] [[b]4[/b]: [sup][/sup]]&#10;[b]249. [url=https://www.doomworld.com/idgames/levels/doom2/Ports/megawads/nova2]Nova II: New Dawn[/url][/b] [[b]4[/b]: [sup]Not Jabba: 3, dylux: 1[/sup]]&#10;[b]249. [url=https://www.doomworld.com/idgames/levels/doom2/Ports/s-u/sinedie]Sine Die[/url][/b] [[b]4[/b]: [sup]bLOCKbOYgAMES: 4[/sup]]&#10;[b]249. [url=https://www.doomworld.com/idgames/levels/doom2/Ports/megawads/sf3]Slaughterfest 3[/url][/b] [[b]4[/b]: [sup]Nazgul9: 4[/sup]]&#10;[b]249. [url=https://www.doomworld.com/idgames/levels/doom2/Ports/v-z/zanspid]Spidersilk[/url][/b] [[b]4[/b]: [sup][/sup]]&#10;[b]249. [url=https://mikestoybox.net/2017/01/04/strange-aeons/]Strange Aeons[/url][/b] [[b]4[/b]: [sup][/sup]]&#10;[b]249. [url=https://www.doomworld.com/idgames/levels/doom2/d-f/enigma]The Enigma Episode[/url][/b] [[b]4[/b]: [sup]T-Rex: 3, valkiriforce: 1[/sup]]&#10;[b]249. [url=https://www.doomworld.com/idgames/levels/doom/megawads/nmdu]The Ultimate NMD [/url][/b] [[b]4[/b]: [sup]eharper256: 4[/sup]]&#10;[b]249. [url=http://odamex.net/boards/index.php?topic=2246.0]UAC Ultra 2[/url][/b] [[b]4[/b]: [sup]Sky: 4[/sup]]&#10;[b]249. [url=https://www.doomworld.com/idgames/levels/doom2/Ports/m-o/ma_val]Valhalla[/url][/b] [[b]4[/b]: [sup]4everDoomed: 4[/sup]]&#10;[b]249. [url=https://www.doomworld.com/idgames/levels/doom2/Ports/v-z/vrack]Vrack[/url][/b] [[b]4[/b]: [sup]bzzrak: 4[/sup]]&#10;[b]249. [url=https://www.doomworld.com/idgames/levels/doom2/Ports/v-z/vrack3]Vrack 3[/url][/b] [[b]4[/b]: [sup]Spectra: 4[/sup]]&#10;[b]277. [url=https://cloud.mail.ru/public/83f617a62867/1993.WAD]1993[/url][/b] [[b]3[/b]: [sup]Apaul27: 3[/sup]]&#10;[b]277. [url=https://www.doomworld.com/forum/topic/93734-doomworld-community-top-wads-of-all-time/?page=4]2castles[/url][/b] [[b]3[/b]: [sup]Soundblock: 3[/sup]]&#10;[b]277. [url=https://www.doomworld.com/forum/topic/90605-v04-a-boy-and-his-barrel-a-secret-is-revealed/]A Boy and His Barrel[/url][/b] [[b]3[/b]: [sup]Dragonfly: 3[/sup]]&#10;[b]277. [url=https://www.doomworld.com/files/file/18491-absolutely-killed/]Absolutely Killed[/url][/b] [[b]3[/b]: [sup]NoisyVelvet: 3[/sup]]&#10;[b]277. [url=https://www.doomworld.com/idgames/levels/doom/Ports/a-c/aaawake]Awakening[/url][/b] [[b]3[/b]: [sup]Graf Zahl: 3[/sup]]&#10;[b]277. [url=https://www.doomworld.com/idgames/levels/doom2/Ports/a-c/bbv11]Botanic Biosphere[/url][/b] [[b]3[/b]: [sup]Jaromir Bergmann: 3[/sup]]&#10;[b]277. [url=https://www.doomworld.com/idgames/levels/doom2/a-c/chord1]Chord 1[/url][/b] [[b]3[/b]: [sup]Paul977: 3[/sup]]&#10;[b]277. [url=https://www.doomworld.com/idgames/levels/doom2/Ports/a-c/chord3]Chord 3[/url][/b] [[b]3[/b]: [sup]Paul977: 3[/sup]]&#10;[b]277. [url=https://www.doomworld.com/idgames/levels/doom2/a-c/chordg]Chord G[/url][/b] [[b]3[/b]: [sup]Paul977: 3[/sup]]&#10;[b]277. [url=https://www.doomworld.com/idgames/levels/doom2/Ports/a-c/cityass]City Assault[/url][/b] [[b]3[/b]: [sup][/sup]]&#10;[b]277. [url=https://www.doomworld.com/idgames/levels/doom2/Ports/megawads/cchest3]Community Chest 3[/url][/b] [[b]3[/b]: [sup]Mr. Freeze: 3[/sup]]&#10;[b]277. [url=https://www.doomworld.com/idgames/levels/doom2/Ports/a-c/crapirc5]Crapi[/url][/b] [[b]3[/b]: [sup]Archie550: 3[/sup]]&#10;[b]277. [url=https://www.doomworld.com/idgames/levels/doom2/d-f/darkcvnt]Dark Covenant[/url][/b] [[b]3[/b]: [sup]NuMetalManiak: 2, bonnie: 1[/sup]]&#10;[b]277. [url=https://www.doomworld.com/idgames/levels/doom2/d-f/demondrv]DEMON DRIVER!!!![/url][/b] [[b]3[/b]: [sup]smeghammer: 3[/sup]]&#10;[b]277. [url=https://www.doomworld.com/idgames/levels/doom2/Ports/d-f/darknes2]Disciples of Darkness[/url][/b] [[b]3[/b]: [sup]Nirvana: 3[/sup]]&#10;[b]277. [url=https://www.doomworld.com/idgames/levels/doom2/d-f/europe]Europe[/url][/b] [[b]3[/b]: [sup][/sup]]&#10;[b]277. [url=https://www.doomworld.com/idgames/levels/doom2/megawads/fragport]Fragport[/url][/b] [[b]3[/b]: [sup]P41R47: 3[/sup]]&#10;[b]277. [url=http://freedoom.github.io/download.html]Freedoom: Phase 1[/url][/b] [[b]3[/b]: [sup]Chamelenoel: 3[/sup]]&#10;[b]277. [url=https://forum.zdoom.org/viewtopic.php?f=19&amp;t=13397#p273718]Hell-Forged[/url][/b] [[b]3[/b]: [sup][/sup]]&#10;[b]277. [url=http://xsnake.free.fr/invasion/shots.htm]Invasion UAC[/url][/b] [[b]3[/b]: [sup]Red-XIII: 3[/sup]]&#10;[b]277. [url=https://www.doomworld.com/idgames/levels/doom2/Ports/j-l/los]Legacy of Suffering[/url][/b] [[b]3[/b]: [sup]MFG38: 3[/sup]]&#10;[b]277. [url=https://www.moddb.com/mods/brutal-doom/addons/brutalized-doom-and-doom-ii]Maps of Chaos[/url][/b] [[b]3[/b]: [sup][/sup]]&#10;[b]277. [url=https://www.doomworld.com/idgames/levels/doom2/p-r/phobos2]Phobos[/url][/b] [[b]3[/b]: [sup]Jaws In Space: 3[/sup]]&#10;[b]277. [url=https://www.doomworld.com/idgames/levels/doom2/megawads/pizzas]Pizza Steve[/url][/b] [[b]3[/b]: [sup]Bryan T: 3[/sup]]&#10;[b]277. [url=https://www.doomworld.com/idgames/levels/doom2/Ports/p-r/pleiades]Pleiades[/url][/b] [[b]3[/b]: [sup][/sup]]&#10;[b]277. [url=https://www.doomworld.com/idgames/music/plutmidi]Plutonia MIDI Pack[/url][/b] [[b]3[/b]: [sup]Diabolución: 1, DJVCardMaster: 2[/sup]]&#10;[b]277. [url=https://www.doomworld.com/idgames/?id=19249]Preacher[/url][/b] [[b]3[/b]: [sup]DoomDork: 3[/sup]]&#10;[b]277. [url=https://www.elzee.co.nz/rotttc/index.html]Return of the Triad[/url][/b] [[b]3[/b]: [sup][/sup]]&#10;[b]277. [url=https://www.doomworld.com/idgames/levels/doom2/Ports/p-r/rush]Rush[/url][/b] [[b]3[/b]: [sup]Nirvana: 2, I_Punch_Demons: 1[/sup]]&#10;[b]277. [url=https://www.doomworld.com/idgames/levels/hexen/s-u/serpent]Serpent: Resurrection[/url][/b] [[b]3[/b]: [sup]TheMightyHeracross: 3[/sup]]&#10;[b]277. [url=https://www.doomworld.com/idgames/levels/doom2/Ports/s-u/t3st]T3ST[/url][/b] [[b]3[/b]: [sup]bzzrak: 3[/sup]]&#10;[b]277. [url=https://doomwiki.org/wiki/The_Lost_Episodes_of_Doom]The Lost Episodes of Doom[/url][/b] [[b]3[/b]: [sup]Diabolución: 3[/sup]]&#10;[b]277. [url=https://www.doomworld.com/idgames/levels/doom/s-u/smb_v102]The Sky May Be[/url][/b] [[b]3[/b]: [sup]AnonimVio: 3[/sup]]&#10;[b]277. [url=https://www.doomworld.com/idgames/levels/doom2/deathmatch/s-u/udm3]Unidoom DM 3[/url][/b] [[b]3[/b]: [sup]Doomkid: 3[/sup]]&#10;[b]277. [url=https://www.doomworld.com/idgames/levels/doom2/Ports/v-z/vrack2b]Vrack 2[/url][/b] [[b]3[/b]: [sup]smeghammer: 3[/sup]]&#10;[b]312. [url=https://www.doomworld.com/idgames/levels/doom2/megawads/1monster]1 Monster Megawad[/url][/b] [[b]2[/b]: [sup]TheNerdTurtle2: 2[/sup]]&#10;[b]312. [url=https://www.doomworld.com/idgames/levels/doom2/megawads/3ha3]3 Heures d'agonie 3[/url][/b] [[b]2[/b]: [sup]Roofi: 2[/sup]]&#10;[b]312. [url=https://www.doomworld.com/idgames/levels/doom2/Ports/0-9/30kmaps]30,000 Levels[/url][/b] [[b]2[/b]: [sup]AnonimVio: 2[/sup]]&#10;[b]312. [url=https://www.doomworld.com/idgames/levels/doom2/Ports/a-c/aeternum]Aeternum[/url][/b] [[b]2[/b]: [sup]42PercentHealth: 1, Budoka: 1[/sup]]&#10;[b]312. [url=https://www.doomworld.com/idgames/levels/doom2/a-c/area51]Area 51[/url][/b] [[b]2[/b]: [sup]Doomkid: 2[/sup]]&#10;[b]312. [url=https://www.doomworld.com/idgames/levels/doom2/Ports/a-c/bldstlp]Bloody Steel[/url][/b] [[b]2[/b]: [sup]ella guro: 2[/sup]]&#10;[b]312. [url=https://www.doomworld.com/idgames/levels/doom2/Ports/s-u/tcotd]City of the Damned[/url][/b] [[b]2[/b]: [sup]HUNdebLeonidasX: 2[/sup]]&#10;[b]312. [url=https://www.doomworld.com/idgames/levels/doom2/megawads/cleim20p]Cleimos 2[/url][/b] [[b]2[/b]: [sup]valkiriforce: 2[/sup]]&#10;[b]312. [url=https://www.doomworld.com/idgames/levels/doom2/megawads/d2reload]Doom 2 Reloaded[/url][/b] [[b]2[/b]: [sup]Odal: 2[/sup]]&#10;[b]312. [url=https://www.doomworld.com/idgames/levels/doom/megawads/et]Endless Torture[/url][/b] [[b]2[/b]: [sup]soner du: 2[/sup]]&#10;[b]312. [url=https://www.doomworld.com/idgames/levels/heretic/Ports/curse]Heretic - Curse of D'sparil[/url][/b] [[b]2[/b]: [sup]JudgeDeadd: 2[/sup]]&#10;[b]312. [url=http://www.mediafire.com/file/lgqjfqjy381ybic/Ice_Rage.zip]Ice Rage[/url][/b] [[b]2[/b]: [sup]Chamelenoel: 2[/sup]]&#10;[b]312. [url=https://www.doomworld.com/idgames/levels/doom2/Ports/d-f/dmdjm01]Jagermorder: Chemical Lab[/url][/b] [[b]2[/b]: [sup]Soundblock: 2[/sup]]&#10;[b]312. [url=https://www.doomworld.com/idgames/levels/doom2/megawads/kssht]Khorus' Speedy Shit[/url][/b] [[b]2[/b]: [sup]Phobus: 2[/sup]]&#10;[b]312. [url=https://www.doomworld.com/idgames/levels/doom2/a-c/bldnight]One Bloody Night[/url][/b] [[b]2[/b]: [sup]WH-Wilou84: 1, T-Rex: 1[/sup]]&#10;[b]312. [url=https://www.doomworld.com/forum/topic/85755-rf1024-i-dont-know-whats-going-on-with-this-title-anymore/]Rf 1024[/url][/b] [[b]2[/b]: [sup]JudgeDeadd: 2[/sup]]&#10;[b]312. [url=https://www.wad-archive.com/wad/be21919b261d404e694dd19e88bfaea2]Rocket Space Jumping[/url][/b] [[b]2[/b]: [sup]Red-XIII: 2[/sup]]&#10;[b]312. [url=https://www.doomworld.com/idgames/levels/doom2/0-9/666]Sector 666[/url][/b] [[b]2[/b]: [sup]bzzrak: 2[/sup]]&#10;[b]312. [url=https://www.doomworld.com/idgames/levels/doom2/Ports/megawads/mayhem17]Super MAYhem 17[/url][/b] [[b]2[/b]: [sup]Octillion: 2[/sup]]&#10;[b]312. [url=https://www.doomworld.com/idgames/levels/doom2/a-c/aboosysv]System Vices[/url][/b] [[b]2[/b]: [sup]Grazza: 2[/sup]]&#10;[b]312. [url=https://www.doomworld.com/idgames/themes/university/trinity2]The Unholy Trinity[/url][/b] [[b]2[/b]: [sup]Soundblock: 2[/sup]]&#10;[b]312. [url=https://www.doomworld.com/idgames/levels/doom2/Ports/megawads/thtthren]THT: Threnody[/url][/b] [[b]2[/b]: [sup]Doomkid: 2[/sup]]&#10;[b]334. [url=https://www.doomworld.com/idgames/levels/doom2/Ports/a-c/bermuda]Bermuda Triangle[/url][/b] [[b]1[/b]: [sup]Doomkid: 1[/sup]]&#10;[b]334. [url=https://www.doomworld.com/idgames/levels/doom2/Ports/a-c/chungus]Big Chungus' Symphony[/url][/b] [[b]1[/b]: [sup]Archie550: 1[/sup]]&#10;[b]334. [url=https://www.doomworld.com/idgames/levels/doom2/Ports/a-c/coecits]Castle of Eternal Carrot in the Sky[/url][/b] [[b]1[/b]: [sup]Jaws In Space: 1[/sup]]&#10;[b]334. [url=https://www.doomworld.com/idgames/levels/doom/a-c/cleim10]Cleimos[/url][/b] [[b]1[/b]: [sup]Soundblock: 1[/sup]]&#10;[b]334. [url=https://www.doomworld.com/idgames/levels/doom2/Ports/a-c/c-shock]Combat Shock[/url][/b] [[b]1[/b]: [sup]WH-Wilou84: 1[/sup]]&#10;[b]334. [url=https://www.doomworld.com/idgames/levels/doom/a-c/acheron]Crossing Acheron[/url][/b] [[b]1[/b]: [sup]joepallai: 1[/sup]]&#10;[b]334. [url=https://www.doomworld.com/idgames/levels/doom2/a-c/cygnus20]Cygnus IV[/url][/b] [[b]1[/b]: [sup]Philnemba: 1[/sup]]&#10;[b]334. [url=https://s3-eu-west-1.amazonaws.com/dtwid/dtwidmus.zip]dtwidmus.wad﻿[/url][/b] [[b]1[/b]: [sup]Diabolución: 1[/sup]]&#10;[b]334. [url=https://www.doomworld.com/idgames/levels/doom/d-f/eternity]Eternity[/url][/b] [[b]1[/b]: [sup]bonnie: 1[/sup]]&#10;[b]334. [url=https://www.doomworld.com/idgames/levels/doom/d-f/extremal]Extremal Doom[/url][/b] [[b]1[/b]: [sup]Grazza: 1[/sup]]&#10;[b]334. [url=https://www.doomworld.com/idgames/levels/doom2/deathmatch/megawads/gothicdm]Gothic DM[/url][/b] [[b]1[/b]: [sup]Soundblock: 1[/sup]]&#10;[b]334. [url=https://www.doomworld.com/idgames/levels/doom2/deathmatch/Ports/g-i/greenwar]Green War[/url][/b] [[b]1[/b]: [sup]joepallai: 1[/sup]]&#10;[b]334. [url=https://doomwiki.org/wiki/Grezzo_2]Grezzo 2[/url][/b] [[b]1[/b]: [sup]AnonimVio: 1[/sup]]&#10;[b]334. [url=https://www.doomworld.com/idgames/levels/doom/j-l/lithe2m1]LithE2M1[/url][/b] [[b]1[/b]: [sup]bzzrak: 1[/sup]]&#10;[b]334. [url=https://www.doomworld.com/idgames/levels/doom2/megawads/mlm12]Mini-Level Megawad[/url][/b] [[b]1[/b]: [sup]Phobus: 1[/sup]]&#10;[b]334. [url=https://www.doomworld.com/forum/topic/85907-nefertitiwad-6-maps/#comment-1554820]Nefertiti[/url][/b] [[b]1[/b]: [sup]NoisyVelvet: 1[/sup]]&#10;[b]334. [url=https://www.doomworld.com/idgames/levels/doom2/m-o/nostromo]Nostromo's Run[/url][/b] [[b]1[/b]: [sup][/sup]]&#10;[b]334. [url=https://www.doomworld.com/idgames/levels/doom2/m-o/obtic11]Obituary[/url][/b] [[b]1[/b]: [sup]T-Rex: 1[/sup]]&#10;[b]334. [url=http://thekinsie.com/reelism/]Reelism[/url][/b] [[b]1[/b]: [sup]HUNdebLeonidasX: 1[/sup]]&#10;[b]334. [url=https://www.doomworld.com/idgames/levels/doom2/Ports/s-u/spagheti]Spicy Evil Spaghetti[/url][/b] [[b]1[/b]: [sup]everennui: 1[/sup]]&#10;[b]334. [url=https://doomwiki.org/wiki/SQUARES]SQUARES[/url][/b] [[b]1[/b]: [sup]STILES: 1[/sup]]&#10;[b]334. [url=https://www.doomworld.com/idgames/levels/doom2/megawads/darken]The Darkening Episode 1[/url][/b] [[b]1[/b]: [sup]ASaltShaker: 1[/sup]]&#10;[b]334. [url=https://www.doomworld.com/idgames/levels/doom2/s-u/tdevil2]The Devilz Work[/url][/b] [[b]1[/b]: [sup]everennui: 1[/sup]]&#10;[b]334. [url=https://www.doomworld.com/idgames/levels/doom2/megawads/rebirth]The Rebirth[/url][/b] [[b]1[/b]: [sup]Malrionn: 1[/sup]]&#10;[b]334. [url=https://www.doomworld.com/idgames/levels/doom2/s-u/ttp-rp]The Troopers' Playground[/url][/b] [[b]1[/b]: [sup]T-Rex: 1[/sup]]&#10;[b]334. [url=https://www.doomworld.com/idgames/levels/doom2/megawads/twzone]The Twilight Zone[/url][/b] [[b]1[/b]: [sup]T-Rex: 1[/sup]]&#10;[b]334. [url=https://www.doomworld.com/forum/topic/65009-zdoom-the-ultimate-icon-of-sin/]The Ultimate Icon of Sin[/url][/b] [[b]1[/b]: [sup]Soundblock: 1[/sup]]&#10;[b]334. [url=https://www.doomworld.com/idgames/levels/doom/megawads/unalign]UnAligned[/url][/b] [[b]1[/b]: [sup]yakfak: 1[/sup]]&#10;[b]334. [url=https://www.doomworld.com/files/file/18387-vispire/]Vispire[/url][/b] [[b]1[/b]: [sup]NoisyVelvet: 1[/sup]]&#10;[b]334. [url=https://www.doomworld.com/idgames/levels/doom2/Ports/v-z/whitemar]Whitemare[/url][/b] [[b]1[/b]: [sup]Pierrot: 1[/sup]]&#10;&#10;&#10;WADs: 363&#10;Voters: 127" calcext:value-type="string" table:number-columns-spanned="3" table:number-rows-spanned="1">
            <text:p>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</text:p>
            <text:p>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</text:p>
            <text:p>[b]3. [url=https://www.doomworld.com/idgames/levels/doom2/megawads/av]Alien Vendetta[/url][/b] [[b]290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[/sup]]</text:p>
            <text:p>[b]4. [url=https://www.doomworld.com/idgames/levels/doom2/megawads/scythe]Scythe[/url][/b] [[b]280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[/sup]]</text:p>
            <text:p>[b]5. [url=https://www.doomworld.com/idgames/levels/doom2/Ports/megawads/valiant]Valiant[/url][/b] [[b]274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[/sup]]</text:p>
            <text:p>[b]6. [url=https://www.doomworld.com/idgames/levels/doom2/megawads/btsx_e1]Back to Saturn X E1: Get Out of My Stations[/url][/b] [[b]232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[/sup]]</text:p>
            <text:p>[b]7. [url=https://www.doomworld.com/idgames/levels/doom2/Ports/megawads/sunlust]Sunlust[/url][/b] [[b]21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[/sup]]</text:p>
            <text:p>[b]8. [url=https://www.doomworld.com/idgames/levels/doom2/megawads/pl2]Plutonia 2[/url][/b] [[b]164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[/sup]]</text:p>
            <text:p>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</text:p>
            <text:p>[b]10. [url=https://www.doomworld.com/forum/topic/103425-final-release-eviternity/]Eviternity[/url][/b] [[b]119[/b]: [sup]JudgeDeadd: 4, Woolie Wool: 9, ReaperAA: 10, pcorf: 6, Gaia74: 7, Polri: 5, Tartlman: 8, Worm318: 8, Makedounia: 7, I_Punch_Demons: 8, Deadwing: 8, Hansen79: 5, Endless: 8, &lt;&lt;Rewind: 6, Deflektor: 5, DooM Bear: 10, ASaltShaker: 5[/sup]]</text:p>
            <text:p>[b]11. [url=https://www.doomworld.com/idgames/themes/hr/hr]Hell Revealed[/url][/b] [[b]114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[/sup]]</text:p>
            <text:p>[b]11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  <text:p>[b]13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</text:p>
            <text:p>[b]14. [url=https://www.doomworld.com/idgames/themes/hr/hr2final]Hell Revealed II[/url][/b] [[b]95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[/sup]]</text:p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  <text:p>[b]21. [url=https://www.doomworld.com/idgames/levels/doom2/Ports/megawads/hellbnd]Hellbound[/url][/b] [[b]69[/b]: [sup]Not Jabba: 2, Spectre01: 8, Malrionn: 7, bLOCKbOYgAMES: 9, HUNdebLeonidasX: 7, Bryan T: 9, Odal: 6, Archie550: 2, Octillion: 10, Polri: 1, OniriA: 8[/sup]]</text:p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  <text:p>[b]23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  <text:p>[b]24. [url=https://www.doomworld.com/idgames/levels/doom2/megawads/d2twid]Doom II the Way id Did[/url][/b] [[b]54[/b]: [sup]Dime: 8, NoisyVelvet: 5, ReaperAA: 2, pcorf: 5, purist: 10, Polri: 3, CinnamonKilljoy: 8, Makedounia: 5, Endless: 3, Marn: 5[/sup]]</text:p>
            <text:p>[b]24. [url=https://www.doomworld.com/idgames/levels/doom/megawads/dtwid]Doom the Way id Did[/url][/b] [[b]54[/b]: [sup]Mr. Freeze: 4, Malrionn: 2, MFG38: 4, WH-Wilou84: 1, Greyenko: 9, Altima: 6, ReaperAA: 1, Ziad EL Zein: 5, purist: 5, Polri: 4, CinnamonKilljoy: 7, eharper256: 4, Endless: 2[/sup]]</text:p>
            <text:p>[b]26. [url=https://doomwiki.org/wiki/No_Rest_for_the_Living]No Rest for the Living[/url][/b] [[b]53[/b]: [sup]Vorpal: 5, Nancsi: 9, ReaperAA: 6, Diabolución: 10, 4everDoomed: 7, STILES: 7, CinnamonKilljoy: 3, Endless: 6[/sup]]</text:p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  <text:p>[b]29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  <text:p>[b]30. [url=https://www.doomworld.com/idgames/levels/doom2/Ports/megawads/cchest4]Community Chest 4[/url][/b] [[b]49[/b]: [sup]Malrionn: 10, Phobus: 3, HUNdebLeonidasX: 4, Ziad EL Zein: 5, Simomarchi: 5, STILES: 9, Polri: 2, eharper256: 5, Pierrot: 3, Endless: 3[/sup]]</text:p>
            <text:p>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  <text:p>[b]30. [url=http://adventuresofsquare.com/downloads.php]The Adventures of Square[/url][/b] [[b]49[/b]: [sup]Sky: 9, ShoDemo: 5, Ed: 5, JudgeDeadd: 5, Woolie Wool: 8, Squadallah: 7, termrork: 5, Marn: 5[/sup]]</text:p>
            <text:p>[b]33. [url=https://www.romerogames.ie/si6il/]SIGIL[/url][/b] [[b]48[/b]: [sup]Diabolución: 10, 4everDoomed: 4, Jaromir Bergmann: 10, STILES: 2, termrork: 5, Worm318: 2, Deadwing: 6, &lt;&lt;Rewind: 2, DooM Bear: 7[/sup]]</text:p>
            <text:p>[b]34. [url=https://www.doomworld.com/idgames/levels/doom2/Ports/megawads/alt]A.L.T.[/url][/b] [[b]46[/b]: [sup]Not Jabba: 7, Spectre01: 2, ella guro: 10, yakfak: 10, Rince-wind: 5, Hansen79: 5, P41R47: 7[/sup]]</text:p>
            <text:p>[b]35. [url=https://www.doomworld.com/idgames/levels/doom2/s-u/sid]Suspended in Dusk[/url][/b] [[b]45[/b]: [sup]Sky: 2, WH-Wilou84: 3, bLOCKbOYgAMES: 8, soner du: 9, m8f: 5, termrork: 5, joepallai: 3, Deflektor: 10[/sup]]</text:p>
            <text:p>[b]36. [url=https://www.doomworld.com/idgames/themes/TeamTNT/eternal/eternal]Eternal Doom[/url][/b] [[b]44[/b]: [sup]Vorpal: 5, 7hm: 5, T-Rex: 5, Woolie Wool: 7, Greyenko: 1, valkiriforce: 6, Octillion: 6, Polri: 3, CinnamonKilljoy: 3, joepallai: 3[/sup]]</text:p>
            <text:p>[b]37. [url=https://www.doomworld.com/idgames/levels/doom2/Ports/megawads/jenesis]Jenesis[/url][/b] [[b]41[/b]: [sup]Not Jabba: 2, Altima: 7, NaZa: 2, Poncho: 1, dylux: 5, Ziad EL Zein: 5, Scorpius: 2, Makedounia: 8, Deadwing: 6, DoomDork: 1, ASaltShaker: 2[/sup]]</text:p>
            <text:p>[b]37. [url=https://www.doomworld.com/idgames/levels/doom2/Ports/j-l/lunatic]Lunatic[/url][/b] [[b]41[/b]: [sup]Cynical: 6, Dime: 9, Nate River: 4, Poncho: 5, Budoka: 1, Gaia74: 3, Deflektor: 8, Marn: 5[/sup]]</text:p>
            <text:p>[b]39. [url=https://www.doomworld.com/forum/topic/62496-winters-fury/]Winter's Fury[/url][/b] [[b]37[/b]: [sup]Dragonfly: 5, TechnoDoomed1: 10, Octillion: 7, OniriA: 3, Ivory Duke: 3, ASaltShaker: 9[/sup]]</text:p>
            <text:p>[b]40. [url=https://www.doomworld.com/forum/topic/85791-tnt-revilution-final-beta-ready-for-testing/]TNT: Revilution[/url][/b] [[b]36[/b]: [sup]Spectra: 9, bLOCKbOYgAMES: 2, GarrettChan: 1, dylux: 6, tmorrow: 2, Polri: 3, SilverMiner: 3, P41R47: 10[/sup]]</text:p>
            <text:p>[b]41. [url=https://www.doomworld.com/idgames/levels/doom2/Ports/megawads/1024]Congestion 1024[/url][/b] [[b]35[/b]: [sup]Mr. Freeze: 5, HyperLuke: 7, Voltcom9: 5, bonnie: 4, Dragonfly: 6, Philnemba: 5, Hansen79: 3[/sup]]</text:p>
            <text:p>[b]41. [url=https://www.doomworld.com/idgames/levels/doom2/Ports/megawads/prcp]Plutonia: Revisited Community Project[/url][/b] [[b]35[/b]: [sup]Nine Inch Heels: 3, Paul977: 10, bLOCKbOYgAMES: 3, Altima: 5, NoisyVelvet: 3, Odal: 7, Polri: 3, Scorpius: 1[/sup]]</text:p>
            <text:p>[b]43. [url=https://www.doomworld.com/idgames/levels/doom2/Ports/g-i/hg]Hell Ground[/url][/b] [[b]34[/b]: [sup]Cynical: 8, Chamelenoel: 7, antares031: 5, WH-Wilou84: 2, darkreaver: 1, Budoka: 5, Polri: 2, Pierrot: 4[/sup]]</text:p>
            <text:p>[b]43. [url=https://www.doomworld.com/idgames/levels/doom/Ports/megawads/kdizd_12]Knee-Deep in ZDoom[/url][/b] [[b]34[/b]: [sup]Graf Zahl: 6, Voltcom9: 7, tchkb: 2, Apaul27: 7, 4everDoomed: 5, Rince-wind: 5, Jaromir Bergmann: 2[/sup]]</text:p>
            <text:p>[b]43. [url=https://www.doomworld.com/idgames/levels/doom2/Ports/s-u/stardate]Stardate 20X6[/url][/b] [[b]34[/b]: [sup]MFG38: 6, WH-Wilou84: 3, Talvi: 1, GarrettChan: 7, bemused: 3, Nirvana: 6, Nazgul9: 1, DOEL: 2, Hansen79: 5[/sup]]</text:p>
            <text:p>[b]43. [url=https://doomwiki.org/wiki/The_Plutonia_Experiment]The Plutonia Experiment[/url][/b] [[b]34[/b]: [sup]guitardz: 5, purist: 5, termrork: 5, Tartlman: 1, Worm318: 2, DOEL: 6, Deadwing: 10[/sup]]</text:p>
            <text:p>[b]43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  <text:p>[b]48. [url=https://www.doomworld.com/idgames/levels/doom2/megawads/cydreams]Cyberdreams[/url][/b] [[b]33[/b]: [sup]42PercentHealth: 3, ShoDemo: 1, 7hm: 7, justsomemusicguy: 3, bonnie: 7, NoisyVelvet: 4, TheNerdTurtle2: 3, termrork: 5[/sup]]</text:p>
            <text:p>[b]48. [url=https://www.doomworld.com/idgames/themes/TeamTNT/icarus/icarus]Icarus: Alien Vanguard[/url][/b] [[b]33[/b]: [sup]Ralphis: 6, Grazza: 8, roadworx: 3, T-Rex: 3, StoneMason: 5, valkiriforce: 8[/sup]]</text:p>
            <text:p>[b]48. [url=https://www.doomworld.com/idgames/levels/doom2/Ports/s-u/swtw]Swim With the Whales[/url][/b] [[b]33[/b]: [sup]WH-Wilou84: 2, Nate River: 9, Soundblock: 3, Lazorinc: 6, Nirvana: 10, NoisyVelvet: 3[/sup]]</text:p>
            <text:p>[b]51. [url=https://www.doomworld.com/idgames/levels/doom2/megawads/strain10]STRAIN[/url][/b] [[b]32[/b]: [sup]Grazza: 6, ella guro: 4, roadworx: 6, JudgeDeadd: 1, T-Rex: 1, Squadallah: 9, smeghammer: 5[/sup]]</text:p>
            <text:p>[b]52. [url=http://www.moddb.com/mods/brutal-doom/downloads/brutal-doom-hell-on-earth-starter-pack]Brutal Doom: Hell on Earth Starter Pack (Extermination Day)[/url][/b] [[b]30[/b]: [sup]TechnoDoomed1: 9, Squadallah: 8, ReaperAA: 7, DoomDork: 2, Deflektor: 4[/sup]]</text:p>
            <text:p>[b]52. [url=https://www.doomworld.com/idgames/levels/doom/Ports/d-f/e1m8b]Tech Gone Bad[/url][/b] [[b]30[/b]: [sup]Jaws In Space: 5, guitardz: 5, Nancsi: 8, Diabolución: 5, Jaromir Bergmann: 1, Marn: 5, DooM Bear: 1[/sup]]</text:p>
            <text:p>[b]54. [url=https://www.doomworld.com/idgames/levels/doom2/Ports/d-f/distrbia]Disturbia[/url][/b] [[b]29[/b]: [sup]Sky: 7, darkreaver: 10, Roofi: 6, Paul977: 6[/sup]]</text:p>
            <text:p>[b]55. [url=https://www.doomworld.com/idgames/levels/doom/Ports/megawads/2002ado]2002: A Doom Odyssey[/url][/b] [[b]28[/b]: [sup]soner du: 4, Philnemba: 8, tmorrow: 2, Red-XIII: 3, joepallai: 1, SilverMiner: 6, smeghammer: 3, Endless: 1[/sup]]</text:p>
            <text:p>[b]55. [url=https://www.doomworld.com/idgames/levels/doom2/megawads/zone300]Zone 300[/url][/b] [[b]28[/b]: [sup]Voltcom9: 8, Soundblock: 3, Bryan T: 2, purist: 3, maxmanium: 8, ASaltShaker: 4[/sup]]</text:p>
            <text:p>[b]57. [url=https://www.doomworld.com/idgames/levels/doom2/Ports/a-c/breach]Breach[/url][/b] [[b]27[/b]: [sup]Jaws In Space: 7, Dime: 10, guitardz: 2, Nancsi: 1, Jaromir Bergmann: 4, smeghammer: 3[/sup]]</text:p>
            <text:p>[b]58. [url=http://www.theultimatedoom.com/download/chillax-v9.7.3_fixes_by_HiM_v1.1.zip]Chillax[/url][/b] [[b]25[/b]: [sup]Nine Inch Heels: 4, AnonimVio: 5, fveitsi: 5, Outrageous Videos: 3, Simomarchi: 2, Gaia74: 5, maxmanium: 1[/sup]]</text:p>
            <text:p>[b]58. [url=http://www.doom2.net/doom2/wads/DWANGO5.ZIP]DWANGO 5[/url][/b] [[b]25[/b]: [sup]Doomkid: 10, Ralphis: 7, antares031: 8[/sup]]</text:p>
            <text:p>[b]58. [url=https://www.doomworld.com/forum/topic/100842-rc-lost-civilization-episode-1-feedback-appreciated/]Lost civilization[/url][/b] [[b]25[/b]: [sup]OniriA: 9, rdwpa: 8, Endless: 8[/sup]]</text:p>
            <text:p>[b]58. [url=https://www.doomworld.com/idgames/levels/doom2/Ports/v-z/violence]Violence[/url][/b] [[b]25[/b]: [sup]Chamelenoel: 10, everennui: 4, Nate River: 2, Lorenz0: 9[/sup]]</text:p>
            <text:p>[b]58. [url=https://www.doomworld.com/idgames/levels/doom2/Ports/megawads/zdcmp2]ZDoom Community Map Project II[/url][/b] [[b]25[/b]: [sup]Graf Zahl: 10, Phobus: 9, TechnoDoomed1: 6[/sup]]</text:p>
            <text:p>[b]63. [url=https://www.doomworld.com/idgames/levels/doom2/Ports/megawads/ngmvmt2]Newgothic Movement 2[/url][/b] [[b]24[/b]: [sup]Nine Inch Heels: 8, ShoDemo: 2, Outrageous Videos: 9, Nazgul9: 5[/sup]]</text:p>
            <text:p>[b]63. [url=https://www.doomworld.com/idgames/levels/doom2/Ports/s-u/unloved]Unloved[/url][/b] [[b]24[/b]: [sup]MFG38: 1, everennui: 8, bonnie: 10, TechnoDoomed1: 3, Payload4367: 2[/sup]]</text:p>
            <text:p>[b]65. [url=https://www.doomworld.com/idgames/levels/doom2/megawads/dmonfear]Demonfear[/url][/b] [[b]23[/b]: [sup]roadworx: 8, soner du: 3, Philnemba: 3, NaZa: 1, P41R47: 3, Marn: 5[/sup]]</text:p>
            <text:p>[b]65. [url=http://www.moddb.com/games/doom-ii/addons/eternal-slumber-party-v2]Eternal Slumber Party[/url][/b] [[b]23[/b]: [sup]Roofi: 10, Outrageous Videos: 8, Grain of Salt: 4, Simomarchi: 1[/sup]]</text:p>
            <text:p>[b]67. [url=https://www.doomworld.com/idgames/themes/batman/batman]Batman Doom[/url][/b] [[b]22[/b]: [sup]yakfak: 8, JudgeDeadd: 4, soner du: 10[/sup]]</text:p>
            <text:p>[b]67. [url=https://www.doomworld.com/idgames/levels/doom/Ports/p-r/par-lutz]Phobos: Anomaly Reborn[/url][/b] [[b]22[/b]: [sup]Ed: 5, Graf Zahl: 1, SilverMiner: 10, smeghammer: 6[/sup]]</text:p>
            <text:p>[b]67. [url=https://www.doomworld.com/idgames/levels/doom2/Ports/megawads/sf2012]Slaughterfest 2012[/url][/b] [[b]22[/b]: [sup]HyperLuke: 1, Outrageous Videos: 1, bemused: 2, Apaul27: 8, tmorrow: 3, Simomarchi: 6, maxmanium: 1[/sup]]</text:p>
            <text:p>[b]67. [url=https://www.doomworld.com/idgames/levels/doom2/Ports/s-u/sd20x7]Stardate 20X7[/url][/b] [[b]22[/b]: [sup]yakfak: 6, Grain of Salt: 8, bemused: 4, rdwpa: 4[/sup]]</text:p>
            <text:p>[b]67. [url=https://www.doomworld.com/idgames/levels/doom2/Ports/megawads/zpack]ZPack[/url][/b] [[b]22[/b]: [sup]MFG38: 5, Voltcom9: 3, TechnoDoomed1: 4, Ziad EL Zein: 5, Octillion: 5[/sup]]</text:p>
            <text:p>[b]72. [url=https://www.doomworld.com/forum/topic/103075-deathless-an-ultimate-doom-megawad-rc4/]Deathless[/url][/b] [[b]21[/b]: [sup]TheMightyHeracross: 2, ReaperAA: 5, Worm318: 3, Makedounia: 9, Deadwing: 2[/sup]]</text:p>
            <text:p>[b]72. [url=https://www.doomworld.com/forum/topic/105598-hurt-singleplayer-map-in-hell/]Hurt[/url][/b] [[b]21[/b]: [sup]Jaromir Bergmann: 9, OniriA: 7, I_Punch_Demons: 5[/sup]]</text:p>
            <text:p>[b]72. [url=https://www.doomworld.com/idgames/levels/doom2/megawads/tvr]Revolution![/url][/b] [[b]21[/b]: [sup]Not Jabba: 1, Grazza: 3, Altima: 4, termrork: 5, SilverMiner: 5, P41R47: 3[/sup]]</text:p>
            <text:p>[b]75. [url=https://www.doomworld.com/idgames/levels/doom2/Ports/s-u/scl_top]Threshold of Pain[/url][/b] [[b]20[/b]: [sup]Malrionn: 7, MFG38: 7, 4everDoomed: 6[/sup]]</text:p>
            <text:p>[b]76. [url=https://www.doomworld.com/idgames/levels/doom2/Ports/a-c/arcadia]Arcadia Demade[/url][/b] [[b]19[/b]: [sup]Jaws In Space: 9, Vorpal: 5, guitardz: 1, Nancsi: 4[/sup]]</text:p>
            <text:p>[b]76. [url=https://www.doomworld.com/idgames/levels/doom2/Ports/d-f/equinox]Equinox[/url][/b] [[b]19[/b]: [sup]Sky: 5, Grazza: 9, ella guro: 5[/sup]]</text:p>
            <text:p>[b]76. [url=https://www.doomworld.com/idgames/levels/doom2/Ports/m-o/nuts]Nuts[/url][/b] [[b]19[/b]: [sup]Chamelenoel: 6, AnonimVio: 9, roadworx: 4[/sup]]</text:p>
            <text:p>[b]76. [url=http://www.mustaine.com/about/video-game-work/perditions-gate/]Perdition's Gate[/url][/b] [[b]19[/b]: [sup]Vorpal: 5, Nate River: 1, bonnie: 10, P41R47: 3[/sup]]</text:p>
            <text:p>[b]80. [url=https://www.doomworld.com/idgames/levels/doom2/Ports/a-c/bauhaus]Bauhaus[/url][/b] [[b]18[/b]: [sup]ella guro: 9, 7hm: 5, Grain of Salt: 3, NoisyVelvet: 1[/sup]]</text:p>
            <text:p>[b]80. [url=https://www.doomworld.com/idgames/levels/doom/Ports/d-f/e1m4b]Phobos Mission Control[/url][/b] [[b]18[/b]: [sup]Nancsi: 6, Diabolución: 5, Marn: 5, DooM Bear: 2[/sup]]</text:p>
            <text:p>[b]80. [url=https://www.doomworld.com/idgames/levels/doom2/Ports/megawads/sf2011]Slaughterfest 2011[/url][/b] [[b]18[/b]: [sup]Outrageous Videos: 5, tmorrow: 3, Simomarchi: 10[/sup]]</text:p>
            <text:p>[b]83. [url=https://www.doomworld.com/idgames/levels/doom2/Ports/megawads/drkenctr]Dark Encounters[/url][/b] [[b]17[/b]: [sup]Bryan T: 6, dylux: 8, Octillion: 3[/sup]]</text:p>
            <text:p>[b]83. [url=https://www.doomworld.com/idgames/levels/doom2/Ports/megawads/sihr2fix]Survive in Hell[/url][/b] [[b]17[/b]: [sup]Spectra: 8, Makedounia: 3, Pierrot: 6[/sup]]</text:p>
            <text:p>[b]83. [url=https://www.doomworld.com/idgames/levels/doom2/Ports/megawads/sp_usimp]Ultimate Simplicity[/url][/b] [[b]17[/b]: [sup]Dragonfly: 8, Simomarchi: 9[/sup]]</text:p>
            <text:p>[b]86. [url=https://www.doomworld.com/idgames/levels/doom/a-c/castevil]Castle of Evil[/url][/b] [[b]16[/b]: [sup]bzzrak: 10, joepallai: 6[/sup]]</text:p>
            <text:p>[b]86. [url=https://www.doomworld.com/idgames/levels/doom2/Ports/j-l/legher]Legacy of Heroes[/url][/b] [[b]16[/b]: [sup]Woolie Wool: 5, dylux: 7, eharper256: 4[/sup]]</text:p>
            <text:p>[b]86. [url=https://www.doomworld.com/idgames/levels/doom2/Ports/megawads/mutiny]Mutiny[/url][/b] [[b]16[/b]: [sup]Jaws In Space: 6, Doomkid: 3, everennui: 2, NoisyVelvet: 1, m8f: 4[/sup]]</text:p>
            <text:p>[b]86. [url=https://forum.zdoom.org/viewtopic.php?t=56668#p1000996]Rise of the Wool Ball[/url][/b] [[b]16[/b]: [sup]JudgeDeadd: 3, Squadallah: 1, Apaul27: 9, TheMightyHeracross: 3[/sup]]</text:p>
            <text:p>[b]86. [url=https://www.doomworld.com/idgames/levels/doom2/Ports/megawads/tj]The Journey[/url][/b] [[b]16[/b]: [sup]Spectra: 6, Makedounia: 4, P41R47: 6[/sup]]</text:p>
            <text:p>[b]86. [url=https://www.doomworld.com/idgames/levels/doom2/megawads/ur]Unholy Realms[/url][/b] [[b]16[/b]: [sup]Dime: 6, Bryan T: 1, dylux: 2, tmorrow: 2, Makedounia: 2, DOEL: 3[/sup]]</text:p>
            <text:p>[b]92. [url=https://www.doomworld.com/idgames/levels/doom2/megawads/avj]Arch-Vile Jump[/url][/b] [[b]15[/b]: [sup]termrork: 5, Red-XIII: 10[/sup]]</text:p>
            <text:p>[b]92. [url=https://www.doomworld.com/idgames/levels/doom2/Ports/d-f/foursite]Foursite[/url][/b] [[b]15[/b]: [sup]Budoka: 2, Nancsi: 7, 4everDoomed: 5, Gaia74: 1[/sup]]</text:p>
            <text:p>[b]92. [url=http://rabotik.nl/harmony.htm]Harmony[/url][/b] [[b]15[/b]: [sup]Not Jabba: 5, Sky: 6, ax34: 4[/sup]]</text:p>
            <text:p>[b]92. [url=https://www.doomworld.com/idgames/levels/doom2/Ports/megawads/strg]Struggle - Antaresian Legacy[/url][/b] [[b]15[/b]: [sup]Jaromir Bergmann: 6, Payload4367: 3, Deadwing: 6[/sup]]</text:p>
            <text:p>[b]92. [url=https://www.doomworld.com/idgames/levels/doom2/Ports/a-c/action2]Urban Brawl: Action Doom 2[/url][/b] [[b]15[/b]: [sup]Chamelenoel: 1, JudgeDeadd: 4, Phobus: 10[/sup]]</text:p>
            <text:p>[b]97. [url=https://www.doomworld.com/idgames/levels/doom2/Ports/megawads/bstain]Bloodstain[/url][/b] [[b]14[/b]: [sup]NuMetalManiak: 5, everennui: 5, Forli: 4[/sup]]</text:p>
            <text:p>[b]97. [url=https://www.doomworld.com/idgames/levels/doom2/Ports/d-f/dv]Deus Vult[/url][/b] [[b]14[/b]: [sup]Mr. Freeze: 7, WH-Wilou84: 5, joepallai: 1, DJVCardMaster: 1[/sup]]</text:p>
            <text:p>[b]97. [url=https://www.doomworld.com/idgames/levels/doom2/Ports/s-u/uacultra]UAC Ultra[/url][/b] [[b]14[/b]: [sup]Malrionn: 10, Budoka: 4[/sup]]</text:p>
            <text:p>[b]100. [url=https://www.doomworld.com/idgames/levels/doom2/Ports/megawads/50shades]50 Shades of Graytall[/url][/b] [[b]13[/b]: [sup]Nine Inch Heels: 2, Voltcom9: 2, JudgeDeadd: 1, NoisyVelvet: 3, Pierrot: 5[/sup]]</text:p>
            <text:p>[b]100. [url=https://www.doomworld.com/forum/topic/91854-v15-doom-64-retribution/]Doom 64: Retribution[/url][/b] [[b]13[/b]: [sup]guitardz: 5, 4everDoomed: 8[/sup]]</text:p>
            <text:p>[b]100. [url=https://www.doomworld.com/idgames/levels/doom2/Ports/d-f/elysion]Elysion[/url][/b] [[b]13[/b]: [sup]Sky: 8, darkreaver: 5[/sup]]</text:p>
            <text:p>[b]100. [url=https://doomwiki.org/wiki/Hell_To_Pay]Hell to Pay[/url][/b] [[b]13[/b]: [sup]bonnie: 10, P41R47: 3[/sup]]</text:p>
            <text:p>[b]100. [url=https://www.doomworld.com/idgames/levels/doom2/Ports/m-o/miasma]Miasma[/url][/b] [[b]13[/b]: [sup]WH-Wilou84: 1, Soundblock: 2, Nirvana: 9, NoisyVelvet: 1[/sup]]</text:p>
            <text:p>[b]100. [url=http://manbitesshark.com/]REKKR[/url][/b] [[b]13[/b]: [sup][/sup]]</text:p>
            <text:p>[b]100. [url=https://www.doomworld.com/idgames/levels/doom2/Ports/s-u/sacrment]Sacrament[/url][/b] [[b]13[/b]: [sup]ella guro: 8, yakfak: 5[/sup]]</text:p>
            <text:p>[b]100. [url=https://www.doomworld.com/idgames/levels/doom2/Ports/megawads/vile]Vile Flesh[/url][/b] [[b]13[/b]: [sup]Grazza: 4, P41R47: 9[/sup]]</text:p>
            <text:p>[b]100. [url=https://www.doomworld.com/idgames/levels/doom2/Ports/v-z/zdmcmp1]ZDoom Community Map Project: Take 1[/url][/b] [[b]13[/b]: [sup]Phobus: 8, Ziad EL Zein: 5[/sup]]</text:p>
            <text:p>[b]109. [url=https://www.doomworld.com/idgames/levels/doom2/Ports/m-o/mek-catk]Counterattack[/url][/b] [[b]12[/b]: [sup]rdwpa: 9, Hansen79: 3[/sup]]</text:p>
            <text:p>[b]109. [url=https://www.doomworld.com/idgames/levels/doom2/Ports/d-f/exterror]Extreme Terror[/url][/b] [[b]12[/b]: [sup]Nine Inch Heels: 5, everennui: 5, Nancsi: 2[/sup]]</text:p>
            <text:p>[b]109. [url=https://www.doomworld.com/idgames/levels/doom2/Ports/m-o/ngmvmt1]Newgothic Movement 1[/url][/b] [[b]12[/b]: [sup]everennui: 2, Outrageous Videos: 4, Nazgul9: 6[/sup]]</text:p>
            <text:p>[b]109. [url=https://www.doomworld.com/idgames/levels/doom2/Ports/megawads/swideath]Swift Death[/url][/b] [[b]12[/b]: [sup]Nine Inch Heels: 1, fveitsi: 5, StoneMason: 5, NoisyVelvet: 1[/sup]]</text:p>
            <text:p>[b]113. [url=https://www.doomworld.com/idgames/levels/doom/a-c/b2b]Back to Basics[/url][/b] [[b]11[/b]: [sup]WH-Wilou84: 2, joepallai: 5, rdwpa: 4[/sup]]</text:p>
            <text:p>[b]113. [url=https://www.doomworld.com/idgames/levels/doom2/Ports/megawads/1024clau]Claustrophobia 1024[/url][/b] [[b]11[/b]: [sup]m8f: 5, DJVCardMaster: 6[/sup]]</text:p>
            <text:p>[b]113. [url=https://www.doomworld.com/idgames/levels/doom2/Ports/a-c/comatose]Comatose[/url][/b] [[b]11[/b]: [sup]yakfak: 7, m8f: 4[/sup]]</text:p>
            <text:p>[b]113. [url=https://www.doomworld.com/idgames/levels/doom2/Ports/megawads/cchest2]Community Chest 2[/url][/b] [[b]11[/b]: [sup]Sky: 10, tchkb: 1[/sup]]</text:p>
            <text:p>[b]113. [url=https://www.doomworld.com/idgames/levels/doom2/Ports/a-c/crumpets]Crumpets[/url][/b] [[b]11[/b]: [sup]everennui: 2, Nate River: 8, Nirvana: 1[/sup]]</text:p>
            <text:p>[b]113. [url=https://www.doomworld.com/forum/topic/92574-dimension-of-the-boomed/]Dimension of the Boomed[/url][/b] [[b]11[/b]: [sup]Ivory Duke: 7, Hansen79: 4[/sup]]</text:p>
            <text:p>[b]113. [url=https://www.doomworld.com/idgames/levels/doom2/Ports/a-c/ad2dow]Urban Brawl: Dead of Winter[/url][/b] [[b]11[/b]: [sup]Ralphis: 6, Phobus: 5[/sup]]</text:p>
            <text:p>[b]113. [url=https://www.doomworld.com/forum/topic/50158-wip-vela-pax-beta-21-out-now-with-1-more-stuff/]Vela Pax[/url][/b] [[b]11[/b]: [sup]WH-Wilou84: 2, TheNerdTurtle2: 9[/sup]]</text:p>
            <text:p>[b]113. [url=https://www.doomworld.com/idgames/levels/doom/v-z/wow]Wow[/url][/b] [[b]11[/b]: [sup]AnonimVio: 10, Apaul27: 1[/sup]]</text:p>
            <text:p>[b]122. [url=https://www.doomworld.com/forum/topic/101647-avactor-last-update-is-out/]Avactor[/url][/b] [[b]10[/b]: [sup]JudgeDeadd: 2, OniriA: 8[/sup]]</text:p>
            <text:p>[b]122. [url=https://www.doomworld.com/idgames/levels/doom2/Ports/a-c/chnworm]Chainworm Kommando[/url][/b] [[b]10[/b]: [sup]Rince-wind: 5, eharper256: 5[/sup]]</text:p>
            <text:p>[b]122. [url=https://www.doomworld.com/idgames/levels/doom2/Ports/s-u/tcotd21me]City of the Damned: Apocalypse[/url][/b] [[b]10[/b]: [sup]TechnoDoomed1: 5, Rince-wind: 5[/sup]]</text:p>
            <text:p>[b]122. [url=https://www.doomworld.com/forum/topic/109216-doom-zero-launch-and-celebrating-25-years-of-doom-ii/]Doom Zero[/url][/b] [[b]10[/b]: [sup]maxmanium: 2, CinnamonKilljoy: 8[/sup]]</text:p>
            <text:p>[b]122. [url=https://www.doomworld.com/idgames/levels/doom/s-u/uac_dead]Dooms Day of UAC[/url][/b] [[b]10[/b]: [sup]Jaws In Space: 2, Ed: 5, joepallai: 3[/sup]]</text:p>
            <text:p>[b]122. [url=https://www.doomworld.com/idgames/levels/doom2/g-i/grime]Grime[/url][/b] [[b]10[/b]: [sup]WH-Wilou84: 2, darkreaver: 4, Paul977: 4[/sup]]</text:p>
            <text:p>[b]122. [url=https://forum.zdoom.org/viewtopic.php?f=42&amp;t=55443#p981947]Redemption Of The Slain[/url][/b] [[b]10[/b]: [sup]Nancsi: 10[/sup]]</text:p>
            <text:p>[b]122. [url=https://www.doomworld.com/idgames/levels/doom2/megawads/reverie]Reverie[/url][/b] [[b]10[/b]: [sup]Octillion: 9, joepallai: 1[/sup]]</text:p>
            <text:p>[b]122. [url=https://www.doomworld.com/idgames/levels/doom2/Ports/s-u/tn]Tangerine Nightmare[/url][/b] [[b]10[/b]: [sup]guitardz: 10[/sup]]</text:p>
            <text:p>[b]131. [url=http://www.doomwadstation.net/main/aliens.html]Aliens TC[/url][/b] [[b]9[/b]: [sup]yakfak: 4, Payload4367: 5[/sup]]</text:p>
            <text:p>[b]131. [url=https://www.doomworld.com/idgames/levels/doom/megawads/bgcomp]Base Ganymede[/url][/b] [[b]9[/b]: [sup]maxmanium: 9[/sup]]</text:p>
            <text:p>[b]131. [url=https://www.doomworld.com/idgames/levels/doom2/Ports/a-c/brfinal]Beyond Reality[/url][/b] [[b]9[/b]: [sup]Talvi: 3, HUNdebLeonidasX: 6[/sup]]</text:p>
            <text:p>[b]131. [url=https://www.doomworld.com/idgames/levels/doom2/Ports/a-c/bor_lost]Brotherhood of Ruin: The Lost Temple[/url][/b] [[b]9[/b]: [sup]Vorpal: 5, joepallai: 4[/sup]]</text:p>
            <text:p>[b]131. [url=https://www.doomworld.com/forum/topic/92135-deadair-v2/]Dead Air[/url][/b] [[b]9[/b]: [sup]HyperLuke: 2, Lorenz0: 7[/sup]]</text:p>
            <text:p>[b]131. [url=https://www.doomworld.com/idgames/levels/doom2/megawads/d2ino]Doom 2 In Name Only[/url][/b] [[b]9[/b]: [sup]Odal: 4, CinnamonKilljoy: 5[/sup]]</text:p>
            <text:p>[b]131. [url=https://www.doomworld.com/idgames/levels/doom/Ports/megawads/ddamn0.9]Doom: Damnation[/url][/b] [[b]9[/b]: [sup]bzzrak: 9[/sup]]</text:p>
            <text:p>[b]131. [url=https://www.doomworld.com/idgames/levels/doom2/Ports/megawads/dump-1]Dump Episode 1: Fuck Time Limits[/url][/b] [[b]9[/b]: [sup]Voltcom9: 9[/sup]]</text:p>
            <text:p>[b]131. [url=https://www.doomworld.com/forum/topic/88507-dump-episode-3-bfg-edition-maps-released/]Dump Episode 3: BFG Edition[/url][/b] [[b]9[/b]: [sup]HyperLuke: 9[/sup]]</text:p>
            <text:p>[b]131. [url=https://www.doomworld.com/forum/topic/100391-esp2/]Eternal Slumber Party﻿ 2[/url][/b] [[b]9[/b]: [sup]Roofi: 9[/sup]]</text:p>
            <text:p>[b]131. [url=https://www.doomworld.com/idgames/levels/doom2/g-i/hellrun2]Hellrun[/url][/b] [[b]9[/b]: [sup]Doomkid: 3, joepallai: 6[/sup]]</text:p>
            <text:p>[b]131. [url=https://www.doomworld.com/idgames/levels/doom2/Ports/g-i/hth2]Hi-Tech Hell 2: Alien Tech[/url][/b] [[b]9[/b]: [sup]Graf Zahl: 9[/sup]]</text:p>
            <text:p>[b]131. [url=https://www.doomworld.com/forum/topic/85591-nihility-infinite-teeth-shareware-episode-v121/]Nihility: Infinite ﻿Teeth﻿[/url][/b] [[b]9[/b]: [sup][/sup]]</text:p>
            <text:p>[b]131. [url=https://forum.zdoom.org/viewtopic.php?t=52301#p913612]Shadow Of The Wool Ball[/url][/b] [[b]9[/b]: [sup]Apaul27: 9[/sup]]</text:p>
            <text:p>[b]131. [url=http://stronghold.drdteam.org/download.html]Stronghold: On the Edge of Chaos[/url][/b] [[b]9[/b]: [sup]MFG38: 2, Dragonfly: 2, termrork: 5[/sup]]</text:p>
            <text:p>[b]131. [url=https://www.doomworld.com/idgames/levels/doom2/Ports/s-u/tnte1]Torment and Torture[/url][/b] [[b]9[/b]: [sup]MFG38: 9[/sup]]</text:p>
            <text:p>[b]131. [url=https://www.doomworld.com/idgames/levels/doom2/Ports/s-u/tribute]Tribute[/url][/b] [[b]9[/b]: [sup]Lorenz0: 4, ax34: 5[/sup]]</text:p>
            <text:p>[b]148. [url=https://www.doomworld.com/idgames/levels/doom2/megawads/50monstr]50 Monsters[/url][/b] [[b]8[/b]: [sup]tmorrow: 2, Worm318: 6[/sup]]</text:p>
            <text:p>[b]148. [url=https://www.doomworld.com/idgames/levels/doom2/Ports/a-c/action]Action Doom[/url][/b] [[b]8[/b]: [sup]Dragonfly: 1, Gaia74: 2, Worm318: 1, ax34: 4[/sup]]</text:p>
            <text:p>[b]148. [url=https://www.doomworld.com/idgames/levels/doom2/Ports/megawads/amdosia]Armadosia The Mad Corridor[/url][/b] [[b]8[/b]: [sup][/sup]]</text:p>
            <text:p>[b]148. [url=https://www.doomworld.com/forum/topic/107249-come-eat-the-mapwich-a-collaborative-community-project-rc1-available/]Come eat The Mapwich[/url][/b] [[b]8[/b]: [sup]Jaromir Bergmann: 8[/sup]]</text:p>
            <text:p>[b]148. [url=https://www.doomworld.com/idgames/levels/doom2/Ports/d-f/disjunct]Disjunction[/url][/b] [[b]8[/b]: [sup]Lorenz0: 8[/sup]]</text:p>
            <text:p>[b]148. [url=https://www.doomworld.com/forum/topic/69813-doom-the-golden-souls-mario-64-doom-definitive-edition-released/]Doom: The Golden Souls[/url][/b] [[b]8[/b]: [sup]everennui: 1, TheNerdTurtle2: 7[/sup]]</text:p>
            <text:p>[b]148. [url=https://www.doomworld.com/idgames/levels/doom2/Ports/a-c/cybie]Doomguy's Pimp Ventures[/url][/b] [[b]8[/b]: [sup]AnonimVio: 8[/sup]]</text:p>
            <text:p>[b]148. [url=https://www.doomworld.com/idgames/levels/doom2/d-f/dyst3]Dystopia 3: Re-Birth of Anarchy[/url][/b] [[b]8[/b]: [sup]Soundblock: 3, valkiriforce: 1, joepallai: 4[/sup]]</text:p>
            <text:p>[b]148. [url=https://www.doomworld.com/idgames/levels/doom2/Ports/g-i/holyhell]Holy Hell[/url][/b] [[b]8[/b]: [sup]Outrageous Videos: 2, bemused: 6[/sup]]</text:p>
            <text:p>[b]148. [url=https://www.doomworld.com/idgames/levels/doom2/Ports/megawads/italo]Italo-Doom[/url][/b] [[b]8[/b]: [sup]bemused: 8[/sup]]</text:p>
            <text:p>[b]148. [url=https://www.doomworld.com/idgames/levels/doom2/m-o/mangle]Mangle[/url][/b] [[b]8[/b]: [sup]bzzrak: 8[/sup]]</text:p>
            <text:p>[b]148. [url=https://www.doomworld.com/idgames/levels/doom2/megawads/manolaik]Mano Laikas: A road to Gamzatti[/url][/b] [[b]8[/b]: [sup][/sup]]</text:p>
            <text:p>[b]148. [url=https://www.doomworld.com/idgames/levels/doom2/Ports/m-o/mohu1]Monster Hunter Ltd Part I[/url][/b] [[b]8[/b]: [sup]Jaws In Space: 4, m8f: 4[/sup]]</text:p>
            <text:p>[b]148. [url=https://www.doomworld.com/idgames/levels/doom2/Ports/m-o/mohu2]Monster Hunter Ltd Part II[/url][/b] [[b]8[/b]: [sup]Jaws In Space: 4, m8f: 4[/sup]]</text:p>
            <text:p>[b]148. [url=https://www.doomworld.com/idgames/levels/doom2/Ports/m-o/nimrod]Nimrod: Ixnay on the Hombre[/url][/b] [[b]8[/b]: [sup]Graf Zahl: 8[/sup]]</text:p>
            <text:p>[b]148. [url=https://www.doomworld.com/idgames/levels/doom2/Ports/s-u/scythex]Scythe X[/url][/b] [[b]8[/b]: [sup]42PercentHealth: 2, Graf Zahl: 2, Talvi: 3, bLOCKbOYgAMES: 1[/sup]]</text:p>
            <text:p>[b]148. [url=https://www.doomworld.com/idgames/levels/doom2/Ports/megawads/skuldash]Skulldash[/url][/b] [[b]8[/b]: [sup]everennui: 2, Lorenz0: 6[/sup]]</text:p>
            <text:p>[b]148. [url=https://www.doomworld.com/forum/topic/43453-new-map-ready-to-go-the-bee-map/]The Beesong[/url][/b] [[b]8[/b]: [sup]Roofi: 8[/sup]]</text:p>
            <text:p>[b]166. [url=https://www.doomworld.com/forum/topic/108865-rc2-release-alienated-10-levels-for-gzdoom/]Alienated[/url][/b] [[b]7[/b]: [sup]Jaromir Bergmann: 7[/sup]]</text:p>
            <text:p>[b]166. [url=https://www.doomworld.com/forum/topic/92776-brigandine-rc2-updated-2017-05-13/]Brigandine[/url][/b] [[b]7[/b]: [sup]guitardz: 2, Jaromir Bergmann: 5[/sup]]</text:p>
            <text:p>[b]166. [url=http://www.moddb.com/games/doom/addons/castle-heng]Castle Heng[/url][/b] [[b]7[/b]: [sup]7hm: 7[/sup]]</text:p>
            <text:p>[b]166. [url=https://doomwiki.org/wiki/Chex_Quest#Chex_Quest_2]Chex Quest 2[/url][/b] [[b]7[/b]: [sup]bzzrak: 7[/sup]]</text:p>
            <text:p>[b]166. [url=https://www.doomworld.com/idgames/levels/doom2/Ports/a-c/cah_se]Cold as Hell[/url][/b] [[b]7[/b]: [sup]Graf Zahl: 7[/sup]]</text:p>
            <text:p>[b]166. [url=https://www.doomworld.com/idgames/levels/doom2/Ports/megawads/cif3]Community is Falling 3[/url][/b] [[b]7[/b]: [sup]NuMetalManiak: 3, Voltcom9: 4[/sup]]</text:p>
            <text:p>[b]166. [url=https://www.doomworld.com/idgames/levels/doom2/d-f/doomcity]Doom City[/url][/b] [[b]7[/b]: [sup]Jaws In Space: 4, Doomkid: 3[/sup]]</text:p>
            <text:p>[b]166. [url=http://www.moddb.com/mods/doomone/downloads/doomone-v04]Doom: One[/url][/b] [[b]7[/b]: [sup]HyperLuke: 4, Greyenko: 3[/sup]]</text:p>
            <text:p>[b]166. [url=https://www.doomworld.com/forum/topic/90173-eden/]Eden[/url][/b] [[b]7[/b]: [sup]Nirvana: 7[/sup]]</text:p>
            <text:p>[b]166. [url=https://www.doomworld.com/idgames/levels/doom2/Ports/d-f/fth666]Flashback to Hell[/url][/b] [[b]7[/b]: [sup]GarrettChan: 2, eharper256: 5[/sup]]</text:p>
            <text:p>[b]166. [url=https://www.doomworld.com/idgames/levels/doom2/Ports/g-i/iedge]Insanity's Edge[/url][/b] [[b]7[/b]: [sup]TechnoDoomed1: 7[/sup]]</text:p>
            <text:p>[b]166. [url=https://www.doomworld.com/idgames/levels/doom2/Ports/megawads/mock2]Mock 2: The Speed of Stupid[/url][/b] [[b]7[/b]: [sup]AnonimVio: 7[/sup]]</text:p>
            <text:p>[b]166. [url=https://www.doomworld.com/idgames/levels/doom2/m-o/nochance]No Chance[/url][/b] [[b]7[/b]: [sup]Roofi: 7[/sup]]</text:p>
            <text:p>[b]166. [url=https://www.doomworld.com/idgames/levels/doom2/m-o/odessa_1]Odessa 1[/url][/b] [[b]7[/b]: [sup]7hm: 7[/sup]]</text:p>
            <text:p>[b]166. [url=https://www.doomworld.com/idgames/levels/doom2/Ports/p-r/pwfinal]Plutonium Winds[/url][/b] [[b]7[/b]: [sup]Spectra: 7[/sup]]</text:p>
            <text:p>[b]166. [url=https://www.doomworld.com/idgames/levels/hexen/j-l/kaiser_28]Shadows of Chronos[/url][/b] [[b]7[/b]: [sup]Grain of Salt: 7[/sup]]</text:p>
            <text:p>[b]166. [url=https://www.doomworld.com/idgames/levels/doom2/Ports/megawads/intime]Somewhere in Time[/url][/b] [[b]7[/b]: [sup]STILES: 3, smeghammer: 4[/sup]]</text:p>
            <text:p>[b]166. [url=https://www.doomworld.com/idgames/levels/doom/a-c/class_ep]The Classic Episode[/url][/b] [[b]7[/b]: [sup]pcorf: 5, purist: 2[/sup]]</text:p>
            <text:p>[b]166. [url=https://forum.zdoom.org/viewtopic.php?f=42&amp;t=55741]Waterlab GZD[/url][/b] [[b]7[/b]: [sup]Phobus: 7[/sup]]</text:p>
            <text:p>[b]166. [url=https://www.doomworld.com/idgames/levels/doom2/Ports/megawads/wos]Whispers of Satan[/url][/b] [[b]7[/b]: [sup]tmorrow: 2, eharper256: 5[/sup]]</text:p>
            <text:p>[b]186. [url=https://www.doomworld.com/idgames/levels/doom2/Ports/d-f/frozent] Frozen Time[/url][/b] [[b]6[/b]: [sup]Budoka: 6[/sup]]</text:p>
            <text:p>[b]186. [url=https://www.doomworld.com/forum/topic/92542-20-monsters-community-project-released/]20 Monsters Community Project[/url][/b] [[b]6[/b]: [sup]Voltcom9: 6[/sup]]</text:p>
            <text:p>[b]186. [url=https://www.doomworld.com/idgames/levels/doom2/Ports/s-u/teitenga]Assault on Tei Tenga[/url][/b] [[b]6[/b]: [sup]Ralphis: 6[/sup]]</text:p>
            <text:p>[b]186. [url=https://www.doomworld.com/idgames/levels/doom2/a-c/castleof]Castle of the Damned[/url][/b] [[b]6[/b]: [sup]bzzrak: 6[/sup]]</text:p>
            <text:p>[b]186. [url=https://www.doomworld.com/forum/topic/98296-dark-universe-wad-released/]Dark Universe[/url][/b] [[b]6[/b]: [sup]&lt;&lt;Rewind: 6[/sup]]</text:p>
            <text:p>[b]186. [url=https://www.doomworld.com/idgames/levels/doom2/Ports/d-f/de-pkg]Demon Eclipse[/url][/b] [[b]6[/b]: [sup]Soundblock: 1, Lazorinc: 1, tchkb: 4[/sup]]</text:p>
            <text:p>[b]186. [url=https://www.doomworld.com/idgames/levels/doom/Ports/d-f/dbimpact]Double Impact[/url][/b] [[b]6[/b]: [sup]Ralphis: 6[/sup]]</text:p>
            <text:p>[b]186. [url=https://www.doomworld.com/idgames/levels/doom2/Ports/megawads/echelon]Echelon[/url][/b] [[b]6[/b]: [sup]Sky: 1, bzzrak: 5[/sup]]</text:p>
            <text:p>[b]186. [url=https://www.doomworld.com/idgames/levels/heretic/Ports/elfgp]Elf Gets Pissed[/url][/b] [[b]6[/b]: [sup]Ralphis: 6[/sup]]</text:p>
            <text:p>[b]186. [url=https://www.doomworld.com/idgames/levels/doom2/d-f/endgame]End Game[/url][/b] [[b]6[/b]: [sup]pcorf: 6[/sup]]</text:p>
            <text:p>[b]186. [url=https://www.doomworld.com/idgames/levels/doom/0-9/01fava]Fava Beans[/url][/b] [[b]6[/b]: [sup]Philnemba: 2, NaZa: 4[/sup]]</text:p>
            <text:p>[b]186. [url=https://www.doomworld.com/idgames/levels/doom2/Ports/megawads/5room]Five Rooms of Doom[/url][/b] [[b]6[/b]: [sup]HyperLuke: 6[/sup]]</text:p>
            <text:p>[b]186. [url=https://www.doomworld.com/idgames/levels/doom2/deathmatch/j-l/judas23]Judas[/url][/b] [[b]6[/b]: [sup]antares031: 6[/sup]]</text:p>
            <text:p>[b]186. [url=https://www.doomworld.com/idgames/levels/doom2/Ports/m-o/neodoom]NeoDoom[/url][/b] [[b]6[/b]: [sup]OniriA: 6[/sup]]</text:p>
            <text:p>[b]186. [url=https://www.doomworld.com/idgames/levels/doom/m-o/nukemine]Nuke Mine (Come Get Some)[/url][/b] [[b]6[/b]: [sup]Soundblock: 6[/sup]]</text:p>
            <text:p>[b]186. [url=https://www.doomworld.com/forum/topic/106058-paradise-v2-multiplayer-beta-on-page-3-4122020/]Paradise[/url][/b] [[b]6[/b]: [sup]&lt;&lt;Rewind: 6[/sup]]</text:p>
            <text:p>[b]186. [url=https://www.doomworld.com/forum/topic/49008-phmlspd-boom-maps-for-people-who-like-shooting-monsters/]Phmlspd[/url][/b] [[b]6[/b]: [sup]maxmanium: 6[/sup]]</text:p>
            <text:p>[b]186. [url=http://www.wad-archive.com/wad/e5d863c72e1f5de577a3ae57745c107e]SSL2[/url][/b] [[b]6[/b]: [sup]antares031: 6[/sup]]</text:p>
            <text:p>[b]186. [url=https://www.doomworld.com/idgames/levels/doom2/Ports/m-o/massm]The Adventures of MassMouth[/url][/b] [[b]6[/b]: [sup]Ralphis: 6[/sup]]</text:p>
            <text:p>[b]186. [url=https://www.doomworld.com/idgames/levels/doom2/megawads/darken2]The Darkening Episode 2[/url][/b] [[b]6[/b]: [sup]Graf Zahl: 4, joepallai: 2[/sup]]</text:p>
            <text:p>[b]186. [url=https://www.doomworld.com/idgames/levels/doom/Ports/d-f/draftex]Thy Flesh - Turned into a draft-excluder[/url][/b] [[b]6[/b]: [sup]4everDoomed: 6[/sup]]</text:p>
            <text:p>[b]186. [url=https://www.doomworld.com/idgames/themes/terrywads/uacmnnew]UAC Military Nightmare[/url][/b] [[b]6[/b]: [sup]AnonimVio: 6[/sup]]</text:p>
            <text:p>[b]186. [url=https://www.doomworld.com/idgames/levels/doom2/deathmatch/Ports/megawads/udmx]Unidoom Deathmatch X[/url][/b] [[b]6[/b]: [sup]Ralphis: 6[/sup]]</text:p>
            <text:p>[b]186. [url=https://www.doomworld.com/idgames/levels/doom2/megawads/urania]Urania[/url][/b] [[b]6[/b]: [sup]Spectre01: 6[/sup]]</text:p>
            <text:p>[b]210. [url=https://www.doomworld.com/vb/thread/71473]2048 Unleashed[/url][/b] [[b]5[/b]: [sup]eharper256: 5[/sup]]</text:p>
            <text:p>[b]210. [url=https://www.doomworld.com/idgames/levels/doom/Ports/a-c/aa_e1]Alpha Accident: Terra Nova[/url][/b] [[b]5[/b]: [sup]Rince-wind: 5[/sup]]</text:p>
            <text:p>[b]210. [url=https://www.doomworld.com/forum/topic/105451-birthday-bash-megawad-offical-release/]Birthday Bash [/url][/b] [[b]5[/b]: [sup]eharper256: 5[/sup]]</text:p>
            <text:p>[b]210. [url=https://www.doomworld.com/idgames/levels/doom/p-r/retroeps]CH Retro Episode[/url][/b] [[b]5[/b]: [sup]Diabolución: 5[/sup]]</text:p>
            <text:p>[b]210. [url=https://www.doomworld.com/idgames/levels/doom/a-c/crusades]Crusades[/url][/b] [[b]5[/b]: [sup]joepallai: 5[/sup]]</text:p>
            <text:p>[b]210. [url=https://www.doomworld.com/idgames/levels/doom/d-f/dante666]Dante's Gate[/url][/b] [[b]5[/b]: [sup]Soundblock: 5[/sup]]</text:p>
            <text:p>[b]210. [url=https://www.doomworld.com/idgames/levels/doom2/Ports/d-f/dor]Dawn of Reality[/url][/b] [[b]5[/b]: [sup][/sup]]</text:p>
            <text:p>[b]210. [url=http://www.wad-archive.com/wad/DOOM-Barracks-Zone-1]Doom Barracks Zone[/url][/b] [[b]5[/b]: [sup]HUNdebLeonidasX: 3, TheMightyHeracross: 2[/sup]]</text:p>
            <text:p>[b]210. [url=https://www.doomworld.com/forum/topic/54022-doom-center-do-you-know-that/]Doom Center[/url][/b] [[b]5[/b]: [sup]HUNdebLeonidasX: 5[/sup]]</text:p>
            <text:p>[b]210. [url=https://www.doomworld.com/forum/topic/104925-doomish-den-of-design-a-map-that-teaches-you-map-design/]Doomish Den of Design[/url][/b] [[b]5[/b]: [sup]Rince-wind: 5[/sup]]</text:p>
            <text:p>[b]210. [url=https://www.doomworld.com/idgames/levels/doom2/Ports/d-f/dripfeed]Drip Feed[/url][/b] [[b]5[/b]: [sup]Vorpal: 5[/sup]]</text:p>
            <text:p>[b]210. [url=http://www.doom2.net/mykdoom/misc/113434_e1contest.zip]e1contest﻿.wad﻿[/url][/b] [[b]5[/b]: [sup]Diabolución: 5[/sup]]</text:p>
            <text:p>[b]210. [url=https://www.doomworld.com/idgames/themes/TeamTNT/ed4_rfo/ed4_rfo1]Eternal DOOM IV: Return from Oblivion[/url][/b] [[b]5[/b]: [sup]m8f: 5[/sup]]</text:p>
            <text:p>[b]210. [url=https://www.doomworld.com/idgames/levels/doom2/deathmatch/megawads/exec]Execution[/url][/b] [[b]5[/b]: [sup]Doomkid: 5[/sup]]</text:p>
            <text:p>[b]210. [url=https://www.doomworld.com/forum/topic/105670-faithless-a-heretic-hub-final/]Faithless[/url][/b] [[b]5[/b]: [sup]Rince-wind: 5[/sup]]</text:p>
            <text:p>[b]210. [url=https://www.doomworld.com/idgames/levels/doom2/Ports/d-f/ftmtn_v2]Firetop Mountain[/url][/b] [[b]5[/b]: [sup]smeghammer: 5[/sup]]</text:p>
            <text:p>[b]210. [url=http://freedoom.github.io/download.html]Freedoom: Phase 2[/url][/b] [[b]5[/b]: [sup]Spectra: 1, Voltcom9: 1, TheMightyHeracross: 3[/sup]]</text:p>
            <text:p>[b]210. [url=https://forum.zdoom.org/viewtopic.php?f=19&amp;t=46718]Gene-Tech: Before the Storm[/url][/b] [[b]5[/b]: [sup]Graf Zahl: 5[/sup]]</text:p>
            <text:p>[b]210. [url=https://www.doomworld.com/idgames/levels/doom2/Ports/megawads/gmp]Good Morning Phobos[/url][/b] [[b]5[/b]: [sup]Bryan T: 5[/sup]]</text:p>
            <text:p>[b]210. [url=https://www.doomworld.com/idgames/levels/doom2/deathmatch/Ports/megawads/gw2]Greenwar II[/url][/b] [[b]5[/b]: [sup]Ed: 5[/sup]]</text:p>
            <text:p>[b]210. [url=https://www.doomworld.com/idgames/themes/hacx/hx11pack]Hacx[/url][/b] [[b]5[/b]: [sup]Grazza: 5[/sup]]</text:p>
            <text:p>[b]210. [url=https://www.doomworld.com/idgames/levels/doom2/Ports/g-i/inncnx2]Innocence X2[/url][/b] [[b]5[/b]: [sup]Spectra: 5[/sup]]</text:p>
            <text:p>[b]210. [url=https://www.doomworld.com/idgames/levels/doom2/megawads/marsw301]Mars War[/url][/b] [[b]5[/b]: [sup]Roofi: 5[/sup]]</text:p>
            <text:p>[b]210. [url=https://www.doomworld.com/idgames/levels/doom2/m-o/mordeth]Mordeth[/url][/b] [[b]5[/b]: [sup]Vorpal: 5[/sup]]</text:p>
            <text:p>[b]210. [url=http://www.mediafire.com/file/fuurx4c98tl198i/One_Doom_s_Day.wad]One Doom's Day[/url][/b] [[b]5[/b]: [sup]Apaul27: 5[/sup]]</text:p>
            <text:p>[b]210. [url=https://www.doomworld.com/idgames/levels/doom2/m-o/osiris]Osiris[/url][/b] [[b]5[/b]: [sup]Vorpal: 5[/sup]]</text:p>
            <text:p>[b]210. [url=https://www.doomworld.com/idgames/levels/doom2/Ports/p-r/paranoid]Paranoid[/url][/b] [[b]5[/b]: [sup]termrork: 5[/sup]]</text:p>
            <text:p>[b]210. [url=https://www.doomworld.com/idgames/levels/doom2/Ports/p-r/planisf2]Planisphere 2[/url][/b] [[b]5[/b]: [sup][/sup]]</text:p>
            <text:p>[b]210. [url=https://www.doomworld.com/vb/wads-mods/67271-project-uber-idgamesd/]Project Uber[/url][/b] [[b]5[/b]: [sup]Rince-wind: 5[/sup]]</text:p>
            <text:p>[b]210. [url=https://www.doomworld.com/idgames/levels/doom2/s-u/selfish5]SELFISH5[/url][/b] [[b]5[/b]: [sup]Diabolución: 5[/sup]]</text:p>
            <text:p>[b]210. [url=https://www.doomworld.com/idgames/levels/doom2/Ports/s-u/sotnr]Shadows of The Nightmare Realm[/url][/b] [[b]5[/b]: [sup]4everDoomed: 5[/sup]]</text:p>
            <text:p>[b]210. [url=https://www.doomworld.com/idgames/levels/doom/Ports/p-r/pe1_phob]Simply Phobos[/url][/b] [[b]5[/b]: [sup]Diabolución: 5[/sup]]</text:p>
            <text:p>[b]210. [url=https://www.doomworld.com/idgames/deathmatch/skulltag/spacedm9]SpaceDM9[/url][/b] [[b]5[/b]: [sup]Ed: 5[/sup]]</text:p>
            <text:p>[b]210. [url=https://www.doomworld.com/idgames/levels/doom2/s-u/slayer]The Slayer[/url][/b] [[b]5[/b]: [sup]Vorpal: 5[/sup]]</text:p>
            <text:p>[b]210. [url=https://www.doomworld.com/forum/topic/74280-the-ultimate-doom-ii-doom-ii-levels-remade/]The Ultimate Doom II [/url][/b] [[b]5[/b]: [sup][/sup]]</text:p>
            <text:p>[b]210. [url=https://www.doomworld.com/idgames/levels/doom2/Ports/v-z/vulkan]Vulkan Episode 1[/url][/b] [[b]5[/b]: [sup]HyperLuke: 5[/sup]]</text:p>
            <text:p>[b]210. [url=https://www.doomworld.com/vb/wads-mods/71259-way-too-many-dead-guys-map05-alpha-available/]Way 2 Many Dead Guys[/url][/b] [[b]5[/b]: [sup]Nancsi: 5[/sup]]</text:p>
            <text:p>[b]210. [url=https://www.moddb.com/mods/bloodpack]ZBloodpack[/url][/b] [[b]5[/b]: [sup]smeghammer: 5[/sup]]</text:p>
            <text:p>[b]210. [url=https://www.doomworld.com/idgames/levels/doom2/Ports/v-z/zendyn_x]Zen Dynamics[/url][/b] [[b]5[/b]: [sup]Phobus: 4, TechnoDoomed1: 1[/sup]]</text:p>
            <text:p>[b]249. [url=https://forum.zdoom.org/viewtopic.php?t=47680#p810207]Batman Doom: Reborn[/url][/b] [[b]4[/b]: [sup][/sup]]</text:p>
            <text:p>[b]249. [url=https://www.doomworld.com/idgames/levels/doom2/a-c/chord2]Chord 2[/url][/b] [[b]4[/b]: [sup]Paul977: 4[/sup]]</text:p>
            <text:p>[b]249. [url=https://www.doomworld.com/files/file/10874-city-of-doom-part-i-beta-1-11/]City of DooM (Part I)[/url][/b] [[b]4[/b]: [sup][/sup]]</text:p>
            <text:p>[b]249. [url=https://www.doomworld.com/idgames/levels/doom2/Ports/a-c/cafebrk1]Coffee Break Episode 1[/url][/b] [[b]4[/b]: [sup]eharper256: 4[/sup]]</text:p>
            <text:p>[b]249. [url=https://www.doomworld.com/idgames/levels/doom2/Ports/a-c/c-shock2]Combat Shock 2[/url][/b] [[b]4[/b]: [sup]Cynical: 1, Nate River: 3[/sup]]</text:p>
            <text:p>[b]249. [url=https://www.doomworld.com/idgames/levels/doom2/Ports/a-c/crimsonh]Crimson Horizon[/url][/b] [[b]4[/b]: [sup]Paul977: 4[/sup]]</text:p>
            <text:p>[b]249. [url=https://www.doomworld.com/idgames/levels/doom2/deathmatch/Ports/megawads/crudream]Crucified Dreams[/url][/b] [[b]4[/b]: [sup]Soundblock: 4[/sup]]</text:p>
            <text:p>[b]249. [url=https://www.doomworld.com/idgames/levels/doom2/Ports/d-f/dcity2_5]Damned City 2[/url][/b] [[b]4[/b]: [sup][/sup]]</text:p>
            <text:p>[b]249. [url=https://www.doomworld.com/idgames/levels/doom2/Ports/d-f/dark7]Dark 7 (with Mission Pack)[/url][/b] [[b]4[/b]: [sup]smeghammer: 4[/sup]]</text:p>
            <text:p>[b]249. [url=https://www.doomworld.com/forum/topic/64353-doom-64-for-doom-ii/]Doom 64 for Doom II[/url][/b] [[b]4[/b]: [sup]Roofi: 1, Woolie Wool: 1, I_Punch_Demons: 2[/sup]]</text:p>
            <text:p>[b]249. [url=https://www.doomworld.com/idgames/levels/doom2/d-f/earth]Earth[/url][/b] [[b]4[/b]: [sup]ShoDemo: 3, TheNerdTurtle2: 1[/sup]]</text:p>
            <text:p>[b]249. [url=https://www.doomworld.com/forum/topic/94601-empyrion_v39-14-udmf-coop-maps-with-single-player-support/]Empyrion[/url][/b] [[b]4[/b]: [sup]Gaia74: 4[/sup]]</text:p>
            <text:p>[b]249. [url=https://www.doomworld.com/idgames/levels/doom2/Ports/g-i/impencse]Imp Encounter[/url][/b] [[b]4[/b]: [sup]AnonimVio: 4[/sup]]</text:p>
            <text:p>[b]249. [url=https://www.doomworld.com/forum/topic/74792-jiffy-bag-a-speedmap-megawad-rc2-released/]Jiffy Bag[/url][/b] [[b]4[/b]: [sup]TheNerdTurtle2: 4[/sup]]</text:p>
            <text:p>[b]249. [url=https://www.doomworld.com/idgames/levels/doom2/Ports/j-l/khorus]Khorus[/url][/b] [[b]4[/b]: [sup]NuMetalManiak: 4[/sup]]</text:p>
            <text:p>[b]249. [url=https://www.doomworld.com/files/file/15671-mapgame/]Mapgame[/url][/b] [[b]4[/b]: [sup]m8f: 4[/sup]]</text:p>
            <text:p>[b]249. [url=https://www.doomworld.com/idgames/levels/doom2/Ports/m-o/nfh2]Neighborhood From Hell[/url][/b] [[b]4[/b]: [sup][/sup]]</text:p>
            <text:p>[b]249. [url=https://www.doomworld.com/idgames/levels/doom2/Ports/megawads/nova2]Nova II: New Dawn[/url][/b] [[b]4[/b]: [sup]Not Jabba: 3, dylux: 1[/sup]]</text:p>
            <text:p>[b]249. [url=https://www.doomworld.com/idgames/levels/doom2/Ports/s-u/sinedie]Sine Die[/url][/b] [[b]4[/b]: [sup]bLOCKbOYgAMES: 4[/sup]]</text:p>
            <text:p>[b]249. [url=https://www.doomworld.com/idgames/levels/doom2/Ports/megawads/sf3]Slaughterfest 3[/url][/b] [[b]4[/b]: [sup]Nazgul9: 4[/sup]]</text:p>
            <text:p>[b]249. [url=https://www.doomworld.com/idgames/levels/doom2/Ports/v-z/zanspid]Spidersilk[/url][/b] [[b]4[/b]: [sup][/sup]]</text:p>
            <text:p>[b]249. [url=https://mikestoybox.net/2017/01/04/strange-aeons/]Strange Aeons[/url][/b] [[b]4[/b]: [sup][/sup]]</text:p>
            <text:p>[b]249. [url=https://www.doomworld.com/idgames/levels/doom2/d-f/enigma]The Enigma Episode[/url][/b] [[b]4[/b]: [sup]T-Rex: 3, valkiriforce: 1[/sup]]</text:p>
            <text:p>[b]249. [url=https://www.doomworld.com/idgames/levels/doom/megawads/nmdu]The Ultimate NMD [/url][/b] [[b]4[/b]: [sup]eharper256: 4[/sup]]</text:p>
            <text:p>[b]249. [url=http://odamex.net/boards/index.php?topic=2246.0]UAC Ultra 2[/url][/b] [[b]4[/b]: [sup]Sky: 4[/sup]]</text:p>
            <text:p>[b]249. [url=https://www.doomworld.com/idgames/levels/doom2/Ports/m-o/ma_val]Valhalla[/url][/b] [[b]4[/b]: [sup]4everDoomed: 4[/sup]]</text:p>
            <text:p>[b]249. [url=https://www.doomworld.com/idgames/levels/doom2/Ports/v-z/vrack]Vrack[/url][/b] [[b]4[/b]: [sup]bzzrak: 4[/sup]]</text:p>
            <text:p>[b]249. [url=https://www.doomworld.com/idgames/levels/doom2/Ports/v-z/vrack3]Vrack 3[/url][/b] [[b]4[/b]: [sup]Spectra: 4[/sup]]</text:p>
            <text:p>[b]277. [url=https://cloud.mail.ru/public/83f617a62867/1993.WAD]1993[/url][/b] [[b]3[/b]: [sup]Apaul27: 3[/sup]]</text:p>
            <text:p>[b]277. [url=https://www.doomworld.com/forum/topic/93734-doomworld-community-top-wads-of-all-time/?page=4]2castles[/url][/b] [[b]3[/b]: [sup]Soundblock: 3[/sup]]</text:p>
            <text:p>[b]277. [url=https://www.doomworld.com/forum/topic/90605-v04-a-boy-and-his-barrel-a-secret-is-revealed/]A Boy and His Barrel[/url][/b] [[b]3[/b]: [sup]Dragonfly: 3[/sup]]</text:p>
            <text:p>[b]277. [url=https://www.doomworld.com/files/file/18491-absolutely-killed/]Absolutely Killed[/url][/b] [[b]3[/b]: [sup]NoisyVelvet: 3[/sup]]</text:p>
            <text:p>[b]277. [url=https://www.doomworld.com/idgames/levels/doom/Ports/a-c/aaawake]Awakening[/url][/b] [[b]3[/b]: [sup]Graf Zahl: 3[/sup]]</text:p>
            <text:p>[b]277. [url=https://www.doomworld.com/idgames/levels/doom2/Ports/a-c/bbv11]Botanic Biosphere[/url][/b] [[b]3[/b]: [sup]Jaromir Bergmann: 3[/sup]]</text:p>
            <text:p>[b]277. [url=https://www.doomworld.com/idgames/levels/doom2/a-c/chord1]Chord 1[/url][/b] [[b]3[/b]: [sup]Paul977: 3[/sup]]</text:p>
            <text:p>[b]277. [url=https://www.doomworld.com/idgames/levels/doom2/Ports/a-c/chord3]Chord 3[/url][/b] [[b]3[/b]: [sup]Paul977: 3[/sup]]</text:p>
            <text:p>[b]277. [url=https://www.doomworld.com/idgames/levels/doom2/a-c/chordg]Chord G[/url][/b] [[b]3[/b]: [sup]Paul977: 3[/sup]]</text:p>
            <text:p>[b]277. [url=https://www.doomworld.com/idgames/levels/doom2/Ports/a-c/cityass]City Assault[/url][/b] [[b]3[/b]: [sup][/sup]]</text:p>
            <text:p>[b]277. [url=https://www.doomworld.com/idgames/levels/doom2/Ports/megawads/cchest3]Community Chest 3[/url][/b] [[b]3[/b]: [sup]Mr. Freeze: 3[/sup]]</text:p>
            <text:p>[b]277. [url=https://www.doomworld.com/idgames/levels/doom2/Ports/a-c/crapirc5]Crapi[/url][/b] [[b]3[/b]: [sup]Archie550: 3[/sup]]</text:p>
            <text:p>[b]277. [url=https://www.doomworld.com/idgames/levels/doom2/d-f/darkcvnt]Dark Covenant[/url][/b] [[b]3[/b]: [sup]NuMetalManiak: 2, bonnie: 1[/sup]]</text:p>
            <text:p>[b]277. [url=https://www.doomworld.com/idgames/levels/doom2/d-f/demondrv]DEMON DRIVER!!!![/url][/b] [[b]3[/b]: [sup]smeghammer: 3[/sup]]</text:p>
            <text:p>[b]277. [url=https://www.doomworld.com/idgames/levels/doom2/Ports/d-f/darknes2]Disciples of Darkness[/url][/b] [[b]3[/b]: [sup]Nirvana: 3[/sup]]</text:p>
            <text:p>[b]277. [url=https://www.doomworld.com/idgames/levels/doom2/d-f/europe]Europe[/url][/b] [[b]3[/b]: [sup][/sup]]</text:p>
            <text:p>[b]277. [url=https://www.doomworld.com/idgames/levels/doom2/megawads/fragport]Fragport[/url][/b] [[b]3[/b]: [sup]P41R47: 3[/sup]]</text:p>
            <text:p>[b]277. [url=http://freedoom.github.io/download.html]Freedoom: Phase 1[/url][/b] [[b]3[/b]: [sup]Chamelenoel: 3[/sup]]</text:p>
            <text:p>[b]277. [url=https://forum.zdoom.org/viewtopic.php?f=19&amp;t=13397#p273718]Hell-Forged[/url][/b] [[b]3[/b]: [sup][/sup]]</text:p>
            <text:p>[b]277. [url=http://xsnake.free.fr/invasion/shots.htm]Invasion UAC[/url][/b] [[b]3[/b]: [sup]Red-XIII: 3[/sup]]</text:p>
            <text:p>[b]277. [url=https://www.doomworld.com/idgames/levels/doom2/Ports/j-l/los]Legacy of Suffering[/url][/b] [[b]3[/b]: [sup]MFG38: 3[/sup]]</text:p>
            <text:p>[b]277. [url=https://www.moddb.com/mods/brutal-doom/addons/brutalized-doom-and-doom-ii]Maps of Chaos[/url][/b] [[b]3[/b]: [sup][/sup]]</text:p>
            <text:p>[b]277. [url=https://www.doomworld.com/idgames/levels/doom2/p-r/phobos2]Phobos[/url][/b] [[b]3[/b]: [sup]Jaws In Space: 3[/sup]]</text:p>
            <text:p>[b]277. [url=https://www.doomworld.com/idgames/levels/doom2/megawads/pizzas]Pizza Steve[/url][/b] [[b]3[/b]: [sup]Bryan T: 3[/sup]]</text:p>
            <text:p>[b]277. [url=https://www.doomworld.com/idgames/levels/doom2/Ports/p-r/pleiades]Pleiades[/url][/b] [[b]3[/b]: [sup][/sup]]</text:p>
            <text:p>[b]277. [url=https://www.doomworld.com/idgames/music/plutmidi]Plutonia MIDI Pack[/url][/b] [[b]3[/b]: [sup]Diabolución: 1, DJVCardMaster: 2[/sup]]</text:p>
            <text:p>[b]277. [url=https://www.doomworld.com/idgames/?id=19249]Preacher[/url][/b] [[b]3[/b]: [sup]DoomDork: 3[/sup]]</text:p>
            <text:p>[b]277. [url=https://www.elzee.co.nz/rotttc/index.html]Return of the Triad[/url][/b] [[b]3[/b]: [sup][/sup]]</text:p>
            <text:p>[b]277. [url=https://www.doomworld.com/idgames/levels/doom2/Ports/p-r/rush]Rush[/url][/b] [[b]3[/b]: [sup]Nirvana: 2, I_Punch_Demons: 1[/sup]]</text:p>
            <text:p>[b]277. [url=https://www.doomworld.com/idgames/levels/hexen/s-u/serpent]Serpent: Resurrection[/url][/b] [[b]3[/b]: [sup]TheMightyHeracross: 3[/sup]]</text:p>
            <text:p>[b]277. [url=https://www.doomworld.com/idgames/levels/doom2/Ports/s-u/t3st]T3ST[/url][/b] [[b]3[/b]: [sup]bzzrak: 3[/sup]]</text:p>
            <text:p>[b]277. [url=https://doomwiki.org/wiki/The_Lost_Episodes_of_Doom]The Lost Episodes of Doom[/url][/b] [[b]3[/b]: [sup]Diabolución: 3[/sup]]</text:p>
            <text:p>[b]277. [url=https://www.doomworld.com/idgames/levels/doom/s-u/smb_v102]The Sky May Be[/url][/b] [[b]3[/b]: [sup]AnonimVio: 3[/sup]]</text:p>
            <text:p>[b]277. [url=https://www.doomworld.com/idgames/levels/doom2/deathmatch/s-u/udm3]Unidoom DM 3[/url][/b] [[b]3[/b]: [sup]Doomkid: 3[/sup]]</text:p>
            <text:p>[b]277. [url=https://www.doomworld.com/idgames/levels/doom2/Ports/v-z/vrack2b]Vrack 2[/url][/b] [[b]3[/b]: [sup]smeghammer: 3[/sup]]</text:p>
            <text:p>[b]312. [url=https://www.doomworld.com/idgames/levels/doom2/megawads/1monster]1 Monster Megawad[/url][/b] [[b]2[/b]: [sup]TheNerdTurtle2: 2[/sup]]</text:p>
            <text:p>[b]312. [url=https://www.doomworld.com/idgames/levels/doom2/megawads/3ha3]3 Heures d'agonie 3[/url][/b] [[b]2[/b]: [sup]Roofi: 2[/sup]]</text:p>
            <text:p>[b]312. [url=https://www.doomworld.com/idgames/levels/doom2/Ports/0-9/30kmaps]30,000 Levels[/url][/b] [[b]2[/b]: [sup]AnonimVio: 2[/sup]]</text:p>
            <text:p>[b]312. [url=https://www.doomworld.com/idgames/levels/doom2/Ports/a-c/aeternum]Aeternum[/url][/b] [[b]2[/b]: [sup]42PercentHealth: 1, Budoka: 1[/sup]]</text:p>
            <text:p>[b]312. [url=https://www.doomworld.com/idgames/levels/doom2/a-c/area51]Area 51[/url][/b] [[b]2[/b]: [sup]Doomkid: 2[/sup]]</text:p>
            <text:p>[b]312. [url=https://www.doomworld.com/idgames/levels/doom2/Ports/a-c/bldstlp]Bloody Steel[/url][/b] [[b]2[/b]: [sup]ella guro: 2[/sup]]</text:p>
            <text:p>[b]312. [url=https://www.doomworld.com/idgames/levels/doom2/Ports/s-u/tcotd]City of the Damned[/url][/b] [[b]2[/b]: [sup]HUNdebLeonidasX: 2[/sup]]</text:p>
            <text:p>[b]312. [url=https://www.doomworld.com/idgames/levels/doom2/megawads/cleim20p]Cleimos 2[/url][/b] [[b]2[/b]: [sup]valkiriforce: 2[/sup]]</text:p>
            <text:p>[b]312. [url=https://www.doomworld.com/idgames/levels/doom2/megawads/d2reload]Doom 2 Reloaded[/url][/b] [[b]2[/b]: [sup]Odal: 2[/sup]]</text:p>
            <text:p>[b]312. [url=https://www.doomworld.com/idgames/levels/doom/megawads/et]Endless Torture[/url][/b] [[b]2[/b]: [sup]soner du: 2[/sup]]</text:p>
            <text:p>[b]312. [url=https://www.doomworld.com/idgames/levels/heretic/Ports/curse]Heretic - Curse of D'sparil[/url][/b] [[b]2[/b]: [sup]JudgeDeadd: 2[/sup]]</text:p>
            <text:p>[b]312. [url=http://www.mediafire.com/file/lgqjfqjy381ybic/Ice_Rage.zip]Ice Rage[/url][/b] [[b]2[/b]: [sup]Chamelenoel: 2[/sup]]</text:p>
            <text:p>[b]312. [url=https://www.doomworld.com/idgames/levels/doom2/Ports/d-f/dmdjm01]Jagermorder: Chemical Lab[/url][/b] [[b]2[/b]: [sup]Soundblock: 2[/sup]]</text:p>
            <text:p>[b]312. [url=https://www.doomworld.com/idgames/levels/doom2/megawads/kssht]Khorus' Speedy Shit[/url][/b] [[b]2[/b]: [sup]Phobus: 2[/sup]]</text:p>
            <text:p>[b]312. [url=https://www.doomworld.com/idgames/levels/doom2/a-c/bldnight]One Bloody Night[/url][/b] [[b]2[/b]: [sup]WH-Wilou84: 1, T-Rex: 1[/sup]]</text:p>
            <text:p>[b]312. [url=https://www.doomworld.com/forum/topic/85755-rf1024-i-dont-know-whats-going-on-with-this-title-anymore/]Rf 1024[/url][/b] [[b]2[/b]: [sup]JudgeDeadd: 2[/sup]]</text:p>
            <text:p>[b]312. [url=https://www.wad-archive.com/wad/be21919b261d404e694dd19e88bfaea2]Rocket Space Jumping[/url][/b] [[b]2[/b]: [sup]Red-XIII: 2[/sup]]</text:p>
            <text:p>[b]312. [url=https://www.doomworld.com/idgames/levels/doom2/0-9/666]Sector 666[/url][/b] [[b]2[/b]: [sup]bzzrak: 2[/sup]]</text:p>
            <text:p>[b]312. [url=https://www.doomworld.com/idgames/levels/doom2/Ports/megawads/mayhem17]Super MAYhem 17[/url][/b] [[b]2[/b]: [sup]Octillion: 2[/sup]]</text:p>
            <text:p>[b]312. [url=https://www.doomworld.com/idgames/levels/doom2/a-c/aboosysv]System Vices[/url][/b] [[b]2[/b]: [sup]Grazza: 2[/sup]]</text:p>
            <text:p>[b]312. [url=https://www.doomworld.com/idgames/themes/university/trinity2]The Unholy Trinity[/url][/b] [[b]2[/b]: [sup]Soundblock: 2[/sup]]</text:p>
            <text:p>[b]312. [url=https://www.doomworld.com/idgames/levels/doom2/Ports/megawads/thtthren]THT: Threnody[/url][/b] [[b]2[/b]: [sup]Doomkid: 2[/sup]]</text:p>
            <text:p>[b]334. [url=https://www.doomworld.com/idgames/levels/doom2/Ports/a-c/bermuda]Bermuda Triangle[/url][/b] [[b]1[/b]: [sup]Doomkid: 1[/sup]]</text:p>
            <text:p>[b]334. [url=https://www.doomworld.com/idgames/levels/doom2/Ports/a-c/chungus]Big Chungus' Symphony[/url][/b] [[b]1[/b]: [sup]Archie550: 1[/sup]]</text:p>
            <text:p>[b]334. [url=https://www.doomworld.com/idgames/levels/doom2/Ports/a-c/coecits]Castle of Eternal Carrot in the Sky[/url][/b] [[b]1[/b]: [sup]Jaws In Space: 1[/sup]]</text:p>
            <text:p>[b]334. [url=https://www.doomworld.com/idgames/levels/doom/a-c/cleim10]Cleimos[/url][/b] [[b]1[/b]: [sup]Soundblock: 1[/sup]]</text:p>
            <text:p>[b]334. [url=https://www.doomworld.com/idgames/levels/doom2/Ports/a-c/c-shock]Combat Shock[/url][/b] [[b]1[/b]: [sup]WH-Wilou84: 1[/sup]]</text:p>
            <text:p>[b]334. [url=https://www.doomworld.com/idgames/levels/doom/a-c/acheron]Crossing Acheron[/url][/b] [[b]1[/b]: [sup]joepallai: 1[/sup]]</text:p>
            <text:p>[b]334. [url=https://www.doomworld.com/idgames/levels/doom2/a-c/cygnus20]Cygnus IV[/url][/b] [[b]1[/b]: [sup]Philnemba: 1[/sup]]</text:p>
            <text:p>[b]334. [url=https://s3-eu-west-1.amazonaws.com/dtwid/dtwidmus.zip]dtwidmus.wad﻿[/url][/b] [[b]1[/b]: [sup]Diabolución: 1[/sup]]</text:p>
            <text:p>[b]334. [url=https://www.doomworld.com/idgames/levels/doom/d-f/eternity]Eternity[/url][/b] [[b]1[/b]: [sup]bonnie: 1[/sup]]</text:p>
            <text:p>[b]334. [url=https://www.doomworld.com/idgames/levels/doom/d-f/extremal]Extremal Doom[/url][/b] [[b]1[/b]: [sup]Grazza: 1[/sup]]</text:p>
            <text:p>[b]334. [url=https://www.doomworld.com/idgames/levels/doom2/deathmatch/megawads/gothicdm]Gothic DM[/url][/b] [[b]1[/b]: [sup]Soundblock: 1[/sup]]</text:p>
            <text:p>[b]334. [url=https://www.doomworld.com/idgames/levels/doom2/deathmatch/Ports/g-i/greenwar]Green War[/url][/b] [[b]1[/b]: [sup]joepallai: 1[/sup]]</text:p>
            <text:p>[b]334. [url=https://doomwiki.org/wiki/Grezzo_2]Grezzo 2[/url][/b] [[b]1[/b]: [sup]AnonimVio: 1[/sup]]</text:p>
            <text:p>[b]334. [url=https://www.doomworld.com/idgames/levels/doom/j-l/lithe2m1]LithE2M1[/url][/b] [[b]1[/b]: [sup]bzzrak: 1[/sup]]</text:p>
            <text:p>[b]334. [url=https://www.doomworld.com/idgames/levels/doom2/megawads/mlm12]Mini-Level Megawad[/url][/b] [[b]1[/b]: [sup]Phobus: 1[/sup]]</text:p>
            <text:p>[b]334. [url=https://www.doomworld.com/forum/topic/85907-nefertitiwad-6-maps/#comment-1554820]Nefertiti[/url][/b] [[b]1[/b]: [sup]NoisyVelvet: 1[/sup]]</text:p>
            <text:p>[b]334. [url=https://www.doomworld.com/idgames/levels/doom2/m-o/nostromo]Nostromo's Run[/url][/b] [[b]1[/b]: [sup][/sup]]</text:p>
            <text:p>[b]334. [url=https://www.doomworld.com/idgames/levels/doom2/m-o/obtic11]Obituary[/url][/b] [[b]1[/b]: [sup]T-Rex: 1[/sup]]</text:p>
            <text:p>[b]334. [url=http://thekinsie.com/reelism/]Reelism[/url][/b] [[b]1[/b]: [sup]HUNdebLeonidasX: 1[/sup]]</text:p>
            <text:p>[b]334. [url=https://www.doomworld.com/idgames/levels/doom2/Ports/s-u/spagheti]Spicy Evil Spaghetti[/url][/b] [[b]1[/b]: [sup]everennui: 1[/sup]]</text:p>
            <text:p>[b]334. [url=https://doomwiki.org/wiki/SQUARES]SQUARES[/url][/b] [[b]1[/b]: [sup]STILES: 1[/sup]]</text:p>
            <text:p>[b]334. [url=https://www.doomworld.com/idgames/levels/doom2/megawads/darken]The Darkening Episode 1[/url][/b] [[b]1[/b]: [sup]ASaltShaker: 1[/sup]]</text:p>
            <text:p>[b]334. [url=https://www.doomworld.com/idgames/levels/doom2/s-u/tdevil2]The Devilz Work[/url][/b] [[b]1[/b]: [sup]everennui: 1[/sup]]</text:p>
            <text:p>[b]334. [url=https://www.doomworld.com/idgames/levels/doom2/megawads/rebirth]The Rebirth[/url][/b] [[b]1[/b]: [sup]Malrionn: 1[/sup]]</text:p>
            <text:p>[b]334. [url=https://www.doomworld.com/idgames/levels/doom2/s-u/ttp-rp]The Troopers' Playground[/url][/b] [[b]1[/b]: [sup]T-Rex: 1[/sup]]</text:p>
            <text:p>[b]334. [url=https://www.doomworld.com/idgames/levels/doom2/megawads/twzone]The Twilight Zone[/url][/b] [[b]1[/b]: [sup]T-Rex: 1[/sup]]</text:p>
            <text:p>[b]334. [url=https://www.doomworld.com/forum/topic/65009-zdoom-the-ultimate-icon-of-sin/]The Ultimate Icon of Sin[/url][/b] [[b]1[/b]: [sup]Soundblock: 1[/sup]]</text:p>
            <text:p>[b]334. [url=https://www.doomworld.com/idgames/levels/doom/megawads/unalign]UnAligned[/url][/b] [[b]1[/b]: [sup]yakfak: 1[/sup]]</text:p>
            <text:p>[b]334. [url=https://www.doomworld.com/files/file/18387-vispire/]Vispire[/url][/b] [[b]1[/b]: [sup]NoisyVelvet: 1[/sup]]</text:p>
            <text:p>[b]334. [url=https://www.doomworld.com/idgames/levels/doom2/Ports/v-z/whitemar]Whitemare[/url][/b] [[b]1[/b]: [sup]Pierrot: 1[/sup]]</text:p>
            <text:p/>
            <text:p/>
            <text:p>WADs: 363</text:p>
            <text:p>Voters: 127</text:p>
          </table:table-cell>
          <table:covered-table-cell table:style-name="ce3"/>
          <table:covered-table-cell table:style-name="ce5"/>
          <table:table-cell table:style-name="ce67" table:formula="of:=&quot;WADs: &quot; &amp; SUMPRODUCT(NOT(ISBLANK([.D4:.D1048576])))" office:value-type="string" office:string-value="WADs: 363" calcext:value-type="string">
            <text:p>WADs: 363</text:p>
          </table:table-cell>
          <table:table-cell table:style-name="ce6" table:formula="of:=&quot;Voters: &quot; &amp; SUMPRODUCT(NOT(ISBLANK([.H2:.AMJ2])))" office:value-type="string" office:string-value="Voters: 127" calcext:value-type="string">
            <text:p>Voters: 127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6982" calcext:value-type="float">
            <text:p>698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number-columns-repeated="85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8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118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120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127" office:value-type="string" calcext:value-type="string">
            <text:p>rdwpa</text:p>
          </table:table-cell>
          <table:table-cell table:style-name="ce127" office:value-type="string" calcext:value-type="string">
            <text:p>I_Punch_Demons</text:p>
          </table:table-cell>
          <table:table-cell table:style-name="ce127" office:value-type="string" calcext:value-type="string">
            <text:p>SilverMiner</text:p>
          </table:table-cell>
          <table:table-cell table:style-name="ce127" office:value-type="string" calcext:value-type="string">
            <text:p>ax34</text:p>
          </table:table-cell>
          <table:table-cell table:style-name="ce127" office:value-type="string" calcext:value-type="string">
            <text:p>DOEL</text:p>
          </table:table-cell>
          <table:table-cell table:style-name="ce127" office:value-type="string" calcext:value-type="string">
            <text:p>Deadwing</text:p>
          </table:table-cell>
          <table:table-cell table:style-name="ce127" office:value-type="string" calcext:value-type="string">
            <text:p>Pierrot</text:p>
          </table:table-cell>
          <table:table-cell table:style-name="ce127" office:value-type="string" calcext:value-type="string">
            <text:p>Hansen79</text:p>
          </table:table-cell>
          <table:table-cell table:style-name="ce127" office:value-type="string" calcext:value-type="string">
            <text:p>smeghammer</text:p>
          </table:table-cell>
          <table:table-cell table:style-name="ce127" office:value-type="string" calcext:value-type="string">
            <text:p>DoomDork</text:p>
          </table:table-cell>
          <table:table-cell table:style-name="ce127" office:value-type="string" calcext:value-type="string">
            <text:p>P41R47</text:p>
          </table:table-cell>
          <table:table-cell table:style-name="ce127" office:value-type="string" calcext:value-type="string">
            <text:p>Endless</text:p>
          </table:table-cell>
          <table:table-cell table:style-name="ce127" office:value-type="string" calcext:value-type="string">
            <text:p>&lt;&lt;Rewind</text:p>
          </table:table-cell>
          <table:table-cell table:style-name="ce127" office:value-type="string" calcext:value-type="string">
            <text:p>Deflektor</text:p>
          </table:table-cell>
          <table:table-cell table:style-name="ce127" office:value-type="string" calcext:value-type="string">
            <text:p>Marn</text:p>
          </table:table-cell>
          <table:table-cell table:style-name="ce127" office:value-type="string" calcext:value-type="string">
            <text:p>DooM Bear</text:p>
          </table:table-cell>
          <table:table-cell table:style-name="ce127" office:value-type="string" calcext:value-type="string">
            <text:p>ASaltShaker</text:p>
          </table:table-cell>
          <table:table-cell table:style-name="ce62" table:number-columns-repeated="89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10" calcext:value-type="float">
            <text:p>31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</text:p>
          </table:table-cell>
          <table:table-cell table:style-name="ce11" table:formula="of:=SUMPRODUCT(NOT(ISBLANK([.H4:.AMJ4])))"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98" calcext:value-type="float">
            <text:p>298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</text:p>
          </table:table-cell>
          <table:table-cell table:style-name="ce11" table:formula="of:=SUMPRODUCT(NOT(ISBLANK([.H5:.AMJ5])))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90" calcext:value-type="float">
            <text:p>290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</text:p>
          </table:table-cell>
          <table:table-cell table:style-name="ce11" table:formula="of:=SUMPRODUCT(NOT(ISBLANK([.H6:.AMJ6])))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80" calcext:value-type="float">
            <text:p>28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</text:p>
          </table:table-cell>
          <table:table-cell table:style-name="ce11" table:formula="of:=SUMPRODUCT(NOT(ISBLANK([.H7:.AMJ7])))"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89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74" calcext:value-type="float">
            <text:p>274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</text:p>
          </table:table-cell>
          <table:table-cell table:style-name="ce11" table:formula="of:=SUMPRODUCT(NOT(ISBLANK([.H8:.AMJ8])))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9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32" calcext:value-type="float">
            <text:p>232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</text:p>
          </table:table-cell>
          <table:table-cell table:style-name="ce11" table:formula="of:=SUMPRODUCT(NOT(ISBLANK([.H9:.AMJ9])))" office:value-type="float" office:value="43" calcext:value-type="float">
            <text:p>4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890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11" calcext:value-type="float">
            <text:p>21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</text:p>
          </table:table-cell>
          <table:table-cell table:style-name="ce11" table:formula="of:=SUMPRODUCT(NOT(ISBLANK([.H10:.AMJ10])))" office:value-type="float" office:value="38" calcext:value-type="float">
            <text:p>3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64" calcext:value-type="float">
            <text:p>164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</text:p>
          </table:table-cell>
          <table:table-cell table:style-name="ce11" table:formula="of:=SUMPRODUCT(NOT(ISBLANK([.H11:.AMJ11])))" office:value-type="float" office:value="32" calcext:value-type="float">
            <text:p>3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24" calcext:value-type="float">
            <text:p>124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</text:p>
          </table:table-cell>
          <table:table-cell table:style-name="ce11" table:formula="of:=SUMPRODUCT(NOT(ISBLANK([.H12:.AMJ12])))" office:value-type="float" office:value="25" calcext:value-type="float">
            <text:p>2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19" calcext:value-type="float">
            <text:p>119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JudgeDeadd: 4, Woolie Wool: 9, ReaperAA: 10, pcorf: 6, Gaia74: 7, Polri: 5, Tartlman: 8, Worm318: 8, Makedounia: 7, I_Punch_Demons: 8, Deadwing: 8, Hansen79: 5, Endless: 8, &lt;&lt;Rewind: 6, Deflektor: 5, DooM Bear: 10, ASaltShaker: 5" calcext:value-type="string">
            <text:p>JudgeDeadd: 4, Woolie Wool: 9, ReaperAA: 10, pcorf: 6, Gaia74: 7, Polri: 5, Tartlman: 8, Worm318: 8, Makedounia: 7, I_Punch_Demons: 8, Deadwing: 8, Hansen79: 5, Endless: 8, &lt;&lt;Rewind: 6, Deflektor: 5, DooM Bear: 10, ASaltShaker: 5</text:p>
          </table:table-cell>
          <table:table-cell table:style-name="ce11" table:formula="of:=SUMPRODUCT(NOT(ISBLANK([.H13:.AMJ13])))" office:value-type="float" office:value="17" calcext:value-type="float">
            <text:p>17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14" calcext:value-type="float">
            <text:p>114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</text:p>
          </table:table-cell>
          <table:table-cell table:style-name="ce11" table:formula="of:=SUMPRODUCT(NOT(ISBLANK([.H14:.AMJ14])))"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9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114" calcext:value-type="float">
            <text:p>114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, &lt;&lt;Rewind: 6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, &lt;&lt;Rewind: 6</text:p>
          </table:table-cell>
          <table:table-cell table:style-name="ce11" table:formula="of:=SUMPRODUCT(NOT(ISBLANK([.H15:.AMJ15])))"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06" calcext:value-type="float">
            <text:p>106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</text:p>
          </table:table-cell>
          <table:table-cell table:style-name="ce11" table:formula="of:=SUMPRODUCT(NOT(ISBLANK([.H16:.AMJ16]))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95" calcext:value-type="float">
            <text:p>95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</text:p>
          </table:table-cell>
          <table:table-cell table:style-name="ce11" table:formula="of:=SUMPRODUCT(NOT(ISBLANK([.H17:.AMJ17]))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88" calcext:value-type="float">
            <text:p>8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</text:p>
          </table:table-cell>
          <table:table-cell table:style-name="ce11" table:formula="of:=SUMPRODUCT(NOT(ISBLANK([.H18:.AMJ18]))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9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87" calcext:value-type="float">
            <text:p>8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5, Pierrot: 9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5, Pierrot: 9</text:p>
          </table:table-cell>
          <table:table-cell table:style-name="ce11" table:formula="of:=SUMPRODUCT(NOT(ISBLANK([.H19:.AMJ19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83" calcext:value-type="float">
            <text:p>83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Grazza: 7, fveitsi: 5, T-Rex: 5, Roofi: 4, StoneMason: 5, Philnemba: 7, Grain of Salt: 6, tmorrow: 3, purist: 5, Scorpius: 7, eharper256: 4, SilverMiner: 2, Pierrot: 10, smeghammer: 5, P41R47: 8" calcext:value-type="string">
            <text:p>Grazza: 7, fveitsi: 5, T-Rex: 5, Roofi: 4, StoneMason: 5, Philnemba: 7, Grain of Salt: 6, tmorrow: 3, purist: 5, Scorpius: 7, eharper256: 4, SilverMiner: 2, Pierrot: 10, smeghammer: 5, P41R47: 8</text:p>
          </table:table-cell>
          <table:table-cell table:style-name="ce11" table:formula="of:=SUMPRODUCT(NOT(ISBLANK([.H20:.AMJ20])))" office:value-type="float" office:value="15" calcext:value-type="float">
            <text:p>15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9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lrionn: 6, JudgeDeadd: 3, Talvi: 4, StoneMason: 10, Woolie Wool: 10, dylux: 10, m8f: 10, Polri: 5, Ivory Duke: 2, rdwpa: 4, Hansen79: 5, &lt;&lt;Rewind: 4, Marn: 5" calcext:value-type="string">
            <text:p>Malrionn: 6, JudgeDeadd: 3, Talvi: 4, StoneMason: 10, Woolie Wool: 10, dylux: 10, m8f: 10, Polri: 5, Ivory Duke: 2, rdwpa: 4, Hansen79: 5, &lt;&lt;Rewind: 4, Marn: 5</text:p>
          </table:table-cell>
          <table:table-cell table:style-name="ce11" table:formula="of:=SUMPRODUCT(NOT(ISBLANK([.H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1" table:formula="of:=SUMPRODUCT(NOT(ISBLANK([.H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ynical: 10, NuMetalManiak: 10, justsomemusicguy: 7, JudgeDeadd: 2, Talvi: 4, Greyenko: 8, Philnemba: 9, bemused: 1, NoisyVelvet: 3, Archie550: 7, Polri: 3, &lt;&lt;Rewind: 5, Marn: 5" calcext:value-type="string">
            <text:p>Cynical: 10, NuMetalManiak: 10, justsomemusicguy: 7, JudgeDeadd: 2, Talvi: 4, Greyenko: 8, Philnemba: 9, bemused: 1, NoisyVelvet: 3, Archie550: 7, Polri: 3, &lt;&lt;Rewind: 5, Marn: 5</text:p>
          </table:table-cell>
          <table:table-cell table:style-name="ce11" table:formula="of:=SUMPRODUCT(NOT(ISBLANK([.H23:.AMJ23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24:.AMJ2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66" calcext:value-type="float">
            <text:p>66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ella guro: 1, roadworx: 2, WH-Wilou84: 4, justsomemusicguy: 8, T-Rex: 9, valkiriforce: 6, NaZa: 6, tmorrow: 2, pcorf: 5, DJVCardMaster: 3, Scorpius: 6, I_Punch_Demons: 7, ASaltShaker: 7" calcext:value-type="string">
            <text:p>ella guro: 1, roadworx: 2, WH-Wilou84: 4, justsomemusicguy: 8, T-Rex: 9, valkiriforce: 6, NaZa: 6, tmorrow: 2, pcorf: 5, DJVCardMaster: 3, Scorpius: 6, I_Punch_Demons: 7, ASaltShaker: 7</text:p>
          </table:table-cell>
          <table:table-cell table:style-name="ce11" table:formula="of:=SUMPRODUCT(NOT(ISBLANK([.H25:.AMJ25])))" office:value-type="float" office:value="13" calcext:value-type="float">
            <text:p>13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Jaws In Space: 10, Dime: 5, Phobus: 6, Dragonfly: 7, Soundblock: 2, Archie550: 6, Rince-wind: 5, CinnamonKilljoy: 7, Payload4367: 6, SilverMiner: 5" calcext:value-type="string">
            <text:p>Jaws In Space: 10, Dime: 5, Phobus: 6, Dragonfly: 7, Soundblock: 2, Archie550: 6, Rince-wind: 5, CinnamonKilljoy: 7, Payload4367: 6, SilverMiner: 5</text:p>
          </table:table-cell>
          <table:table-cell table:style-name="ce11" table:formula="of:=SUMPRODUCT(NOT(ISBLANK([.H26:.AMJ26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4" calcext:value-type="float">
            <text:p>54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ime: 8, NoisyVelvet: 5, ReaperAA: 2, pcorf: 5, purist: 10, Polri: 3, CinnamonKilljoy: 8, Makedounia: 5, Endless: 3, Marn: 5" calcext:value-type="string">
            <text:p>Dime: 8, NoisyVelvet: 5, ReaperAA: 2, pcorf: 5, purist: 10, Polri: 3, CinnamonKilljoy: 8, Makedounia: 5, Endless: 3, Marn: 5</text:p>
          </table:table-cell>
          <table:table-cell table:style-name="ce11" table:formula="of:=SUMPRODUCT(NOT(ISBLANK([.H27:.AMJ27])))" office:value-type="float" office:value="10" calcext:value-type="float">
            <text:p>10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54" calcext:value-type="float">
            <text:p>5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Mr. Freeze: 4, Malrionn: 2, MFG38: 4, WH-Wilou84: 1, Greyenko: 9, Altima: 6, ReaperAA: 1, Ziad EL Zein: 5, purist: 5, Polri: 4, CinnamonKilljoy: 7, eharper256: 4, Endless: 2" calcext:value-type="string">
            <text:p>Mr. Freeze: 4, Malrionn: 2, MFG38: 4, WH-Wilou84: 1, Greyenko: 9, Altima: 6, ReaperAA: 1, Ziad EL Zein: 5, purist: 5, Polri: 4, CinnamonKilljoy: 7, eharper256: 4, Endless: 2</text:p>
          </table:table-cell>
          <table:table-cell table:style-name="ce11" table:formula="of:=SUMPRODUCT(NOT(ISBLANK([.H28:.AMJ28])))" office:value-type="float" office:value="13" calcext:value-type="float">
            <text:p>1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9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53" calcext:value-type="float">
            <text:p>53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Vorpal: 5, Nancsi: 9, ReaperAA: 6, Diabolución: 10, 4everDoomed: 7, STILES: 7, CinnamonKilljoy: 3, Endless: 6" calcext:value-type="string">
            <text:p>Vorpal: 5, Nancsi: 9, ReaperAA: 6, Diabolución: 10, 4everDoomed: 7, STILES: 7, CinnamonKilljoy: 3, Endless: 6</text:p>
          </table:table-cell>
          <table:table-cell table:style-name="ce11" table:formula="of:=SUMPRODUCT(NOT(ISBLANK([.H29:.AMJ29])))" office:value-type="float" office:value="8" calcext:value-type="float">
            <text:p>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52" calcext:value-type="float">
            <text:p>5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Not Jabba: 5, Vorpal: 5, ella guro: 6, yakfak: 9, NoisyVelvet: 1, STILES: 6, Polri: 5, Tartlman: 6, Worm318: 9" calcext:value-type="string">
            <text:p>Not Jabba: 5, Vorpal: 5, ella guro: 6, yakfak: 9, NoisyVelvet: 1, STILES: 6, Polri: 5, Tartlman: 6, Worm318: 9</text:p>
          </table:table-cell>
          <table:table-cell table:style-name="ce11" table:formula="of:=SUMPRODUCT(NOT(ISBLANK([.H30:.AMJ30]))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51" calcext:value-type="float">
            <text:p>51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hoDemo: 6, NuMetalManiak: 9, Spectre01: 7, yakfak: 2, Talvi: 2, HUNdebLeonidasX: 9, TheMightyHeracross: 5, Archie550: 5, OniriA: 2, DOEL: 4" calcext:value-type="string">
            <text:p>ShoDemo: 6, NuMetalManiak: 9, Spectre01: 7, yakfak: 2, Talvi: 2, HUNdebLeonidasX: 9, TheMightyHeracross: 5, Archie550: 5, OniriA: 2, DOEL: 4</text:p>
          </table:table-cell>
          <table:table-cell table:style-name="ce11" table:formula="of:=SUMPRODUCT(NOT(ISBLANK([.H31:.AMJ31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50" calcext:value-type="float">
            <text:p>50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Cynical: 5, Spectre01: 3, 7hm: 4, GarrettChan: 5, Poncho: 9, Nirvana: 4, Budoka: 2, Lorenz0: 1, guitardz: 5, Makedounia: 10, Ivory Duke: 1, DOEL: 1" calcext:value-type="string">
            <text:p>Cynical: 5, Spectre01: 3, 7hm: 4, GarrettChan: 5, Poncho: 9, Nirvana: 4, Budoka: 2, Lorenz0: 1, guitardz: 5, Makedounia: 10, Ivory Duke: 1, DOEL: 1</text:p>
          </table:table-cell>
          <table:table-cell table:style-name="ce11" table:formula="of:=SUMPRODUCT(NOT(ISBLANK([.H32:.AMJ32])))"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49" calcext:value-type="float">
            <text:p>49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alrionn: 10, Phobus: 3, HUNdebLeonidasX: 4, Ziad EL Zein: 5, Simomarchi: 5, STILES: 9, Polri: 2, eharper256: 5, Pierrot: 3, Endless: 3" calcext:value-type="string">
            <text:p>Malrionn: 10, Phobus: 3, HUNdebLeonidasX: 4, Ziad EL Zein: 5, Simomarchi: 5, STILES: 9, Polri: 2, eharper256: 5, Pierrot: 3, Endless: 3</text:p>
          </table:table-cell>
          <table:table-cell table:style-name="ce11" table:formula="of:=SUMPRODUCT(NOT(ISBLANK([.H33:.AMJ33])))"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49" calcext:value-type="float">
            <text:p>49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ot Jabba: 6, Archvile Hunter: 5, antares031: 5, ella guro: 7, JudgeDeadd: 2, Soundblock: 1, Payload4367: 1, Tartlman: 6, I_Punch_Demons: 4, DOEL: 7, Endless: 5" calcext:value-type="string">
            <text:p>Not Jabba: 6, Archvile Hunter: 5, antares031: 5, ella guro: 7, JudgeDeadd: 2, Soundblock: 1, Payload4367: 1, Tartlman: 6, I_Punch_Demons: 4, DOEL: 7, Endless: 5</text:p>
          </table:table-cell>
          <table:table-cell table:style-name="ce11" table:formula="of:=SUMPRODUCT(NOT(ISBLANK([.H34:.AMJ34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1" table:formula="of:=SUMPRODUCT(NOT(ISBLANK([.H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1" table:formula="of:=SUMPRODUCT(NOT(ISBLANK([.H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45" calcext:value-type="float">
            <text:p>4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ky: 2, WH-Wilou84: 3, bLOCKbOYgAMES: 8, soner du: 9, m8f: 5, termrork: 5, joepallai: 3, Deflektor: 10" calcext:value-type="string">
            <text:p>Sky: 2, WH-Wilou84: 3, bLOCKbOYgAMES: 8, soner du: 9, m8f: 5, termrork: 5, joepallai: 3, Deflektor: 10</text:p>
          </table:table-cell>
          <table:table-cell table:style-name="ce11" table:formula="of:=SUMPRODUCT(NOT(ISBLANK([.H38:.AMJ38]))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89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44" calcext:value-type="float">
            <text:p>4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Vorpal: 5, 7hm: 5, T-Rex: 5, Woolie Wool: 7, Greyenko: 1, valkiriforce: 6, Octillion: 6, Polri: 3, CinnamonKilljoy: 3, joepallai: 3" calcext:value-type="string">
            <text:p>Vorpal: 5, 7hm: 5, T-Rex: 5, Woolie Wool: 7, Greyenko: 1, valkiriforce: 6, Octillion: 6, Polri: 3, CinnamonKilljoy: 3, joepallai: 3</text:p>
          </table:table-cell>
          <table:table-cell table:style-name="ce11" table:formula="of:=SUMPRODUCT(NOT(ISBLANK([.H39:.AMJ39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41" calcext:value-type="float">
            <text:p>41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Not Jabba: 2, Altima: 7, NaZa: 2, Poncho: 1, dylux: 5, Ziad EL Zein: 5, Scorpius: 2, Makedounia: 8, Deadwing: 6, DoomDork: 1, ASaltShaker: 2" calcext:value-type="string">
            <text:p>Not Jabba: 2, Altima: 7, NaZa: 2, Poncho: 1, dylux: 5, Ziad EL Zein: 5, Scorpius: 2, Makedounia: 8, Deadwing: 6, DoomDork: 1, ASaltShaker: 2</text:p>
          </table:table-cell>
          <table:table-cell table:style-name="ce11" table:formula="of:=SUMPRODUCT(NOT(ISBLANK([.H40:.AMJ40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1" table:formula="of:=SUMPRODUCT(NOT(ISBLANK([.H41:.AMJ41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37" calcext:value-type="float">
            <text:p>3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Dragonfly: 5, TechnoDoomed1: 10, Octillion: 7, OniriA: 3, Ivory Duke: 3, ASaltShaker: 9" calcext:value-type="string">
            <text:p>Dragonfly: 5, TechnoDoomed1: 10, Octillion: 7, OniriA: 3, Ivory Duke: 3, ASaltShaker: 9</text:p>
          </table:table-cell>
          <table:table-cell table:style-name="ce11" table:formula="of:=SUMPRODUCT(NOT(ISBLANK([.H42:.AMJ42])))" office:value-type="float" office:value="6" calcext:value-type="float">
            <text:p>6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9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36" calcext:value-type="float">
            <text:p>3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pectra: 9, bLOCKbOYgAMES: 2, GarrettChan: 1, dylux: 6, tmorrow: 2, Polri: 3, SilverMiner: 3, P41R47: 10" calcext:value-type="string">
            <text:p>Spectra: 9, bLOCKbOYgAMES: 2, GarrettChan: 1, dylux: 6, tmorrow: 2, Polri: 3, SilverMiner: 3, P41R47: 10</text:p>
          </table:table-cell>
          <table:table-cell table:style-name="ce11" table:formula="of:=SUMPRODUCT(NOT(ISBLANK([.H43:.AMJ43])))" office:value-type="float" office:value="8" calcext:value-type="float">
            <text:p>8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9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35" calcext:value-type="float">
            <text:p>3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Mr. Freeze: 5, HyperLuke: 7, Voltcom9: 5, bonnie: 4, Dragonfly: 6, Philnemba: 5, Hansen79: 3" calcext:value-type="string">
            <text:p>Mr. Freeze: 5, HyperLuke: 7, Voltcom9: 5, bonnie: 4, Dragonfly: 6, Philnemba: 5, Hansen79: 3</text:p>
          </table:table-cell>
          <table:table-cell table:style-name="ce11" table:formula="of:=SUMPRODUCT(NOT(ISBLANK([.H44:.AMJ44])))"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45:.AMJ45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4" calcext:value-type="float">
            <text:p>34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Cynical: 8, Chamelenoel: 7, antares031: 5, WH-Wilou84: 2, darkreaver: 1, Budoka: 5, Polri: 2, Pierrot: 4" calcext:value-type="string">
            <text:p>Cynical: 8, Chamelenoel: 7, antares031: 5, WH-Wilou84: 2, darkreaver: 1, Budoka: 5, Polri: 2, Pierrot: 4</text:p>
          </table:table-cell>
          <table:table-cell table:style-name="ce11" table:formula="of:=SUMPRODUCT(NOT(ISBLANK([.H46:.AMJ46])))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47:.AMJ4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34" calcext:value-type="float">
            <text:p>34</text:p>
          </table:table-cell>
          <table:table-cell table:style-name="ce71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MFG38: 6, WH-Wilou84: 3, Talvi: 1, GarrettChan: 7, bemused: 3, Nirvana: 6, Nazgul9: 1, DOEL: 2, Hansen79: 5" calcext:value-type="string">
            <text:p>MFG38: 6, WH-Wilou84: 3, Talvi: 1, GarrettChan: 7, bemused: 3, Nirvana: 6, Nazgul9: 1, DOEL: 2, Hansen79: 5</text:p>
          </table:table-cell>
          <table:table-cell table:style-name="ce11" table:formula="of:=SUMPRODUCT(NOT(ISBLANK([.H48:.AMJ48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34" calcext:value-type="float">
            <text:p>34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guitardz: 5, purist: 5, termrork: 5, Tartlman: 1, Worm318: 2, DOEL: 6, Deadwing: 10" calcext:value-type="string">
            <text:p>guitardz: 5, purist: 5, termrork: 5, Tartlman: 1, Worm318: 2, DOEL: 6, Deadwing: 10</text:p>
          </table:table-cell>
          <table:table-cell table:style-name="ce11" table:formula="of:=SUMPRODUCT(NOT(ISBLANK([.H49:.AMJ49])))" office:value-type="float" office:value="7" calcext:value-type="float">
            <text:p>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0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50:.AMJ50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51:.AMJ51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53:.AMJ53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1" table:formula="of:=SUMPRODUCT(NOT(ISBLANK([.H54:.AMJ54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1" table:formula="of:=SUMPRODUCT(NOT(ISBLANK([.H55:.AMJ55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1" table:formula="of:=SUMPRODUCT(NOT(ISBLANK([.H56:.AMJ56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57:.AMJ57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28" calcext:value-type="float">
            <text:p>2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soner du: 4, Philnemba: 8, tmorrow: 2, Red-XIII: 3, joepallai: 1, SilverMiner: 6, smeghammer: 3, Endless: 1" calcext:value-type="string">
            <text:p>soner du: 4, Philnemba: 8, tmorrow: 2, Red-XIII: 3, joepallai: 1, SilverMiner: 6, smeghammer: 3, Endless: 1</text:p>
          </table:table-cell>
          <table:table-cell table:style-name="ce11" table:formula="of:=SUMPRODUCT(NOT(ISBLANK([.H58:.AMJ58])))" office:value-type="float" office:value="8" calcext:value-type="float">
            <text:p>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1" table:formula="of:=SUMPRODUCT(NOT(ISBLANK([.H59:.AMJ59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1" table:formula="of:=SUMPRODUCT(NOT(ISBLANK([.H60:.AMJ60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61:.AMJ61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62:.AMJ62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25" calcext:value-type="float">
            <text:p>25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OniriA: 9, rdwpa: 8, Endless: 8" calcext:value-type="string">
            <text:p>OniriA: 9, rdwpa: 8, Endless: 8</text:p>
          </table:table-cell>
          <table:table-cell table:style-name="ce11" table:formula="of:=SUMPRODUCT(NOT(ISBLANK([.H63:.AMJ63])))" office:value-type="float" office:value="3" calcext:value-type="float">
            <text:p>3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89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8" calcext:value-type="float">
            <text:p>58</text:p>
          </table:table-cell>
          <table:table-cell table:formula="of:=SUM([.H64:.AMJ64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64:.AMJ64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8" calcext:value-type="float">
            <text:p>58</text:p>
          </table:table-cell>
          <table:table-cell table:formula="of:=SUM([.H65:.AMJ65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65:.AMJ65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6:.AMJ66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H67:.AMJ67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7:.AMJ67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1" table:formula="of:=SUMPRODUCT(NOT(ISBLANK([.H68:.AMJ68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9:.AMJ69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1" table:formula="of:=SUMPRODUCT(NOT(ISBLANK([.H71:.AMJ71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72:.AMJ72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yakfak: 6, Grain of Salt: 8, bemused: 4, rdwpa: 4" calcext:value-type="string">
            <text:p>yakfak: 6, Grain of Salt: 8, bemused: 4, rdwpa: 4</text:p>
          </table:table-cell>
          <table:table-cell table:style-name="ce11" table:formula="of:=SUMPRODUCT(NOT(ISBLANK([.H73:.AMJ73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7" calcext:value-type="float">
            <text:p>67</text:p>
          </table:table-cell>
          <table:table-cell table:formula="of:=SUM([.H74:.AMJ74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4:.AMJ7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21" calcext:value-type="float">
            <text:p>2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TheMightyHeracross: 2, ReaperAA: 5, Worm318: 3, Makedounia: 9, Deadwing: 2" calcext:value-type="string">
            <text:p>TheMightyHeracross: 2, ReaperAA: 5, Worm318: 3, Makedounia: 9, Deadwing: 2</text:p>
          </table:table-cell>
          <table:table-cell table:style-name="ce11" table:formula="of:=SUMPRODUCT(NOT(ISBLANK([.H75:.AMJ75])))" office:value-type="float" office:value="5" calcext:value-type="float">
            <text:p>5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1" table:formula="of:=SUMPRODUCT(NOT(ISBLANK([.H77:.AMJ77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78:.AMJ78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1" table:formula="of:=SUMPRODUCT(NOT(ISBLANK([.H79:.AMJ79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H81:.AMJ81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6" calcext:value-type="float">
            <text:p>76</text:p>
          </table:table-cell>
          <table:table-cell table:formula="of:=SUM([.H82:.AMJ82])" office:value-type="float" office:value="19" calcext:value-type="float">
            <text:p>19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Vorpal: 5, Nate River: 1, bonnie: 10, P41R47: 3" calcext:value-type="string">
            <text:p>Vorpal: 5, Nate River: 1, bonnie: 10, P41R47: 3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80" calcext:value-type="float">
            <text:p>80</text:p>
          </table:table-cell>
          <table:table-cell table:formula="of:=SUM([.H83:.AMJ83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83:.AMJ83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0" calcext:value-type="float">
            <text:p>80</text:p>
          </table:table-cell>
          <table:table-cell table:formula="of:=SUM([.H84:.AMJ84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1" table:formula="of:=SUMPRODUCT(NOT(ISBLANK([.H84:.AMJ84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0" calcext:value-type="float">
            <text:p>80</text:p>
          </table:table-cell>
          <table:table-cell table:formula="of:=SUM([.H85:.AMJ85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85:.AMJ85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6:.AMJ86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Spectra: 8, Makedounia: 3, Pierrot: 6" calcext:value-type="string">
            <text:p>Spectra: 8, Makedounia: 3, Pierrot: 6</text:p>
          </table:table-cell>
          <table:table-cell table:style-name="ce11" table:formula="of:=SUMPRODUCT(NOT(ISBLANK([.H87:.AMJ87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Woolie Wool: 5, dylux: 7, eharper256: 4" calcext:value-type="string">
            <text:p>Woolie Wool: 5, dylux: 7, eharper256: 4</text:p>
          </table:table-cell>
          <table:table-cell table:style-name="ce11" table:formula="of:=SUMPRODUCT(NOT(ISBLANK([.H90:.AMJ90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91:.AMJ91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H92:.AMJ92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92:.AMJ92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6" calcext:value-type="float">
            <text:p>86</text:p>
          </table:table-cell>
          <table:table-cell table:formula="of:=SUM([.H93:.AMJ93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Spectra: 6, Makedounia: 4, P41R47: 6" calcext:value-type="string">
            <text:p>Spectra: 6, Makedounia: 4, P41R47: 6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6" calcext:value-type="float">
            <text:p>86</text:p>
          </table:table-cell>
          <table:table-cell table:formula="of:=SUM([.H94:.AMJ94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Dime: 6, Bryan T: 1, dylux: 2, tmorrow: 2, Makedounia: 2, DOEL: 3" calcext:value-type="string">
            <text:p>Dime: 6, Bryan T: 1, dylux: 2, tmorrow: 2, Makedounia: 2, DOEL: 3</text:p>
          </table:table-cell>
          <table:table-cell table:style-name="ce11" table:formula="of:=SUMPRODUCT(NOT(ISBLANK([.H94:.AMJ94])))" office:value-type="float" office:value="6" calcext:value-type="float">
            <text:p>6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2" calcext:value-type="float">
            <text:p>92</text:p>
          </table:table-cell>
          <table:table-cell table:formula="of:=SUM([.H95:.AMJ95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95:.AMJ95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2" calcext:value-type="float">
            <text:p>92</text:p>
          </table:table-cell>
          <table:table-cell table:formula="of:=SUM([.H96:.AMJ96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96:.AMJ96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2" calcext:value-type="float">
            <text:p>92</text:p>
          </table:table-cell>
          <table:table-cell table:formula="of:=SUM([.H97:.AMJ97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Not Jabba: 5, Sky: 6, ax34: 4" calcext:value-type="string">
            <text:p>Not Jabba: 5, Sky: 6, ax34: 4</text:p>
          </table:table-cell>
          <table:table-cell table:style-name="ce11" table:formula="of:=SUMPRODUCT(NOT(ISBLANK([.H97:.AMJ97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2" calcext:value-type="float">
            <text:p>92</text:p>
          </table:table-cell>
          <table:table-cell table:formula="of:=SUM([.H98:.AMJ98])" office:value-type="float" office:value="15" calcext:value-type="float">
            <text:p>15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Jaromir Bergmann: 6, Payload4367: 3, Deadwing: 6" calcext:value-type="string">
            <text:p>Jaromir Bergmann: 6, Payload4367: 3, Deadwing: 6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2" calcext:value-type="float">
            <text:p>92</text:p>
          </table:table-cell>
          <table:table-cell table:formula="of:=SUM([.H99:.AMJ9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99:.AMJ99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H100:.AMJ100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100:.AMJ100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H101:.AMJ101])" office:value-type="float" office:value="14" calcext:value-type="float">
            <text:p>1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r. Freeze: 7, WH-Wilou84: 5, joepallai: 1, DJVCardMaster: 1" calcext:value-type="string">
            <text:p>Mr. Freeze: 7, WH-Wilou84: 5, joepallai: 1, DJVCardMaster: 1</text:p>
          </table:table-cell>
          <table:table-cell table:style-name="ce11" table:formula="of:=SUMPRODUCT(NOT(ISBLANK([.H101:.AMJ101])))"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H102:.AMJ102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H103:.AMJ103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1" table:formula="of:=SUMPRODUCT(NOT(ISBLANK([.H103:.AMJ103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H104:.AMJ104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104:.AMJ104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H105:.AMJ105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0" calcext:value-type="float">
            <text:p>100</text:p>
          </table:table-cell>
          <table:table-cell table:formula="of:=SUM([.H106:.AMJ106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onnie: 10, P41R47: 3" calcext:value-type="string">
            <text:p>bonnie: 10, P41R47: 3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0" calcext:value-type="float">
            <text:p>100</text:p>
          </table:table-cell>
          <table:table-cell table:formula="of:=SUM([.H107:.AMJ107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107:.AMJ107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0" calcext:value-type="float">
            <text:p>100</text:p>
          </table:table-cell>
          <table:table-cell table:formula="of:=SUM([.H108:.AMJ108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0" calcext:value-type="float">
            <text:p>100</text:p>
          </table:table-cell>
          <table:table-cell table:formula="of:=SUM([.H109:.AMJ109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0" calcext:value-type="float">
            <text:p>100</text:p>
          </table:table-cell>
          <table:table-cell table:formula="of:=SUM([.H110:.AMJ110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Grazza: 4, P41R47: 9" calcext:value-type="string">
            <text:p>Grazza: 4, P41R47: 9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0" calcext:value-type="float">
            <text:p>100</text:p>
          </table:table-cell>
          <table:table-cell table:formula="of:=SUM([.H111:.AMJ111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9" calcext:value-type="float">
            <text:p>109</text:p>
          </table:table-cell>
          <table:table-cell table:formula="of:=SUM([.H112:.AMJ112])" office:value-type="float" office:value="12" calcext:value-type="float">
            <text:p>12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https://www.doomworld.com/idgames/levels/doom2/Ports/m-o/mek-catk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dwpa: 9, Hansen79: 3" calcext:value-type="string">
            <text:p>rdwpa: 9, Hansen79: 3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9" calcext:value-type="float">
            <text:p>109</text:p>
          </table:table-cell>
          <table:table-cell table:formula="of:=SUM([.H113:.AMJ113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13:.AMJ113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9" calcext:value-type="float">
            <text:p>109</text:p>
          </table:table-cell>
          <table:table-cell table:formula="of:=SUM([.H114:.AMJ114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14:.AMJ114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9" calcext:value-type="float">
            <text:p>109</text:p>
          </table:table-cell>
          <table:table-cell table:formula="of:=SUM([.H115:.AMJ115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15:.AMJ11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3" calcext:value-type="float">
            <text:p>113</text:p>
          </table:table-cell>
          <table:table-cell table:formula="of:=SUM([.H116:.AMJ116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WH-Wilou84: 2, joepallai: 5, rdwpa: 4" calcext:value-type="string">
            <text:p>WH-Wilou84: 2, joepallai: 5, rdwpa: 4</text:p>
          </table:table-cell>
          <table:table-cell table:style-name="ce11" table:formula="of:=SUMPRODUCT(NOT(ISBLANK([.H116:.AMJ116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3" calcext:value-type="float">
            <text:p>113</text:p>
          </table:table-cell>
          <table:table-cell table:formula="of:=SUM([.H117:.AMJ117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3" calcext:value-type="float">
            <text:p>113</text:p>
          </table:table-cell>
          <table:table-cell table:formula="of:=SUM([.H118:.AMJ118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yakfak: 7, m8f: 4" calcext:value-type="string">
            <text:p>yakfak: 7, m8f: 4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3" calcext:value-type="float">
            <text:p>113</text:p>
          </table:table-cell>
          <table:table-cell table:formula="of:=SUM([.H119:.AMJ119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Sky: 10, tchkb: 1" calcext:value-type="string">
            <text:p>Sky: 10, tchkb: 1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3" calcext:value-type="float">
            <text:p>113</text:p>
          </table:table-cell>
          <table:table-cell table:formula="of:=SUM([.H120:.AMJ120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20:.AMJ120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3" calcext:value-type="float">
            <text:p>113</text:p>
          </table:table-cell>
          <table:table-cell table:formula="of:=SUM([.H121:.AMJ121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Ivory Duke: 7, Hansen79: 4" calcext:value-type="string">
            <text:p>Ivory Duke: 7, Hansen79: 4</text:p>
          </table:table-cell>
          <table:table-cell table:style-name="ce11" table:formula="of:=SUMPRODUCT(NOT(ISBLANK([.H121:.AMJ121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3" calcext:value-type="float">
            <text:p>113</text:p>
          </table:table-cell>
          <table:table-cell table:formula="of:=SUM([.H122:.AMJ122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3" calcext:value-type="float">
            <text:p>113</text:p>
          </table:table-cell>
          <table:table-cell table:formula="of:=SUM([.H123:.AMJ123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3" calcext:value-type="float">
            <text:p>113</text:p>
          </table:table-cell>
          <table:table-cell table:formula="of:=SUM([.H124:.AMJ124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2" calcext:value-type="float">
            <text:p>122</text:p>
          </table:table-cell>
          <table:table-cell table:formula="of:=SUM([.H125:.AMJ125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2" calcext:value-type="float">
            <text:p>122</text:p>
          </table:table-cell>
          <table:table-cell table:formula="of:=SUM([.H126:.AMJ126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2" calcext:value-type="float">
            <text:p>122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2" calcext:value-type="float">
            <text:p>122</text:p>
          </table:table-cell>
          <table:table-cell table:formula="of:=SUM([.H128:.AMJ128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xmanium: 2, CinnamonKilljoy: 8" calcext:value-type="string">
            <text:p>maxmanium: 2, CinnamonKilljoy: 8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2" calcext:value-type="float">
            <text:p>122</text:p>
          </table:table-cell>
          <table:table-cell table:formula="of:=SUM([.H129:.AMJ129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29:.AMJ129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2" calcext:value-type="float">
            <text:p>122</text:p>
          </table:table-cell>
          <table:table-cell table:formula="of:=SUM([.H130:.AMJ130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30:.AMJ130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2" calcext:value-type="float">
            <text:p>122</text:p>
          </table:table-cell>
          <table:table-cell table:formula="of:=SUM([.H131:.AMJ131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Nancsi: 10" calcext:value-type="string">
            <text:p>Nancsi: 10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2" calcext:value-type="float">
            <text:p>122</text:p>
          </table:table-cell>
          <table:table-cell table:formula="of:=SUM([.H132:.AMJ132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2" calcext:value-type="float">
            <text:p>122</text:p>
          </table:table-cell>
          <table:table-cell table:formula="of:=SUM([.H133:.AMJ133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uitardz: 10" calcext:value-type="string">
            <text:p>guitardz: 10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1" calcext:value-type="float">
            <text:p>131</text:p>
          </table:table-cell>
          <table:table-cell table:formula="of:=SUM([.H134:.AMJ134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yakfak: 4, Payload4367: 5" calcext:value-type="string">
            <text:p>yakfak: 4, Payload4367: 5</text:p>
          </table:table-cell>
          <table:table-cell table:style-name="ce11" table:formula="of:=SUMPRODUCT(NOT(ISBLANK([.H134:.AMJ134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1" calcext:value-type="float">
            <text:p>131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maxmanium: 9" calcext:value-type="string">
            <text:p>maxmanium: 9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1" calcext:value-type="float">
            <text:p>131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1" calcext:value-type="float">
            <text:p>131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1" calcext:value-type="float">
            <text:p>131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1" calcext:value-type="float">
            <text:p>131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1" calcext:value-type="float">
            <text:p>131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bzzrak: 9" calcext:value-type="string">
            <text:p>bzzrak: 9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1" calcext:value-type="float">
            <text:p>131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Voltcom9: 9" calcext:value-type="string">
            <text:p>Voltcom9: 9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1" calcext:value-type="float">
            <text:p>131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yperLuke: 9" calcext:value-type="string">
            <text:p>HyperLuke: 9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1" calcext:value-type="float">
            <text:p>131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oofi: 9" calcext:value-type="string">
            <text:p>Roofi: 9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1" calcext:value-type="float">
            <text:p>131</text:p>
          </table:table-cell>
          <table:table-cell table:formula="of:=SUM([.H144:.AMJ144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44:.AMJ144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1" calcext:value-type="float">
            <text:p>131</text:p>
          </table:table-cell>
          <table:table-cell table:formula="of:=SUM([.H145:.AMJ145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Graf Zahl: 9" calcext:value-type="string">
            <text:p>Graf Zahl: 9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1" calcext:value-type="float">
            <text:p>131</text:p>
          </table:table-cell>
          <table:table-cell table:formula="of:=SUM([.H146:.AMJ146])" office:value-type="float" office:value="9" calcext:value-type="float">
            <text:p>9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1" calcext:value-type="float">
            <text:p>131</text:p>
          </table:table-cell>
          <table:table-cell table:formula="of:=SUM([.H147:.AMJ147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Apaul27: 9" calcext:value-type="string">
            <text:p>Apaul27: 9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1" calcext:value-type="float">
            <text:p>131</text:p>
          </table:table-cell>
          <table:table-cell table:formula="of:=SUM([.H148:.AMJ148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8:.AMJ148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1" calcext:value-type="float">
            <text:p>131</text:p>
          </table:table-cell>
          <table:table-cell table:formula="of:=SUM([.H149:.AMJ149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FG38: 9" calcext:value-type="string">
            <text:p>MFG38: 9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1" calcext:value-type="float">
            <text:p>131</text:p>
          </table:table-cell>
          <table:table-cell table:formula="of:=SUM([.H150:.AMJ150])" office:value-type="float" office:value="9" calcext:value-type="float">
            <text:p>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Lorenz0: 4, ax34: 5" calcext:value-type="string">
            <text:p>Lorenz0: 4, ax34: 5</text:p>
          </table:table-cell>
          <table:table-cell table:style-name="ce11" table:formula="of:=SUMPRODUCT(NOT(ISBLANK([.H150:.AMJ150])))" office:value-type="float" office:value="2" calcext:value-type="float">
            <text:p>2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8" calcext:value-type="float">
            <text:p>148</text:p>
          </table:table-cell>
          <table:table-cell table:formula="of:=SUM([.H151:.AMJ151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51:.AMJ151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8" calcext:value-type="float">
            <text:p>148</text:p>
          </table:table-cell>
          <table:table-cell table:formula="of:=SUM([.H152:.AMJ152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1" table:formula="of:=SUMPRODUCT(NOT(ISBLANK([.H152:.AMJ152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8" calcext:value-type="float">
            <text:p>148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https://www.doomworld.com/idgames/levels/doom2/Ports/megawads/amdosia</text:p>
          </table:table-cell>
          <table:table-cell/>
          <table:table-cell table:style-name="ce11" table:formula="of:=SUMPRODUCT(NOT(ISBLANK([.H153:.AMJ153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8" calcext:value-type="float">
            <text:p>148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8" calcext:value-type="float">
            <text:p>148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Lorenz0: 8" calcext:value-type="string">
            <text:p>Lorenz0: 8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8" calcext:value-type="float">
            <text:p>148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56:.AMJ156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8" calcext:value-type="float">
            <text:p>148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AnonimVio: 8" calcext:value-type="string">
            <text:p>AnonimVio: 8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8" calcext:value-type="float">
            <text:p>148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58:.AMJ158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8" calcext:value-type="float">
            <text:p>148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59:.AMJ159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8" calcext:value-type="float">
            <text:p>148</text:p>
          </table:table-cell>
          <table:table-cell table:formula="of:=SUM([.H160:.AMJ160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bemused: 8" calcext:value-type="string">
            <text:p>bemused: 8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8" calcext:value-type="float">
            <text:p>148</text:p>
          </table:table-cell>
          <table:table-cell table:formula="of:=SUM([.H161:.AMJ161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bzzrak: 8" calcext:value-type="string">
            <text:p>bzzrak: 8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8" calcext:value-type="float">
            <text:p>148</text:p>
          </table:table-cell>
          <table:table-cell table:formula="of:=SUM([.H162:.AMJ162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https://www.doomworld.com/idgames/levels/doom2/megawads/manolaik</text:p>
          </table:table-cell>
          <table:table-cell/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8" calcext:value-type="float">
            <text:p>148</text:p>
          </table:table-cell>
          <table:table-cell table:formula="of:=SUM([.H163:.AMJ163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3:.AMJ16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8" calcext:value-type="float">
            <text:p>148</text:p>
          </table:table-cell>
          <table:table-cell table:formula="of:=SUM([.H164:.AMJ164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64:.AMJ164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8" calcext:value-type="float">
            <text:p>148</text:p>
          </table:table-cell>
          <table:table-cell table:formula="of:=SUM([.H165:.AMJ165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Graf Zahl: 8" calcext:value-type="string">
            <text:p>Graf Zahl: 8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8" calcext:value-type="float">
            <text:p>148</text:p>
          </table:table-cell>
          <table:table-cell table:formula="of:=SUM([.H166:.AMJ166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66:.AMJ166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8" calcext:value-type="float">
            <text:p>148</text:p>
          </table:table-cell>
          <table:table-cell table:formula="of:=SUM([.H167:.AMJ167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67:.AMJ16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8" calcext:value-type="float">
            <text:p>148</text:p>
          </table:table-cell>
          <table:table-cell table:formula="of:=SUM([.H168:.AMJ168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oofi: 8" calcext:value-type="string">
            <text:p>Roofi: 8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6" calcext:value-type="float">
            <text:p>166</text:p>
          </table:table-cell>
          <table:table-cell table:formula="of:=SUM([.H169:.AMJ169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6" calcext:value-type="float">
            <text:p>166</text:p>
          </table:table-cell>
          <table:table-cell table:formula="of:=SUM([.H170:.AMJ170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70:.AMJ170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6" calcext:value-type="float">
            <text:p>166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7hm: 7" calcext:value-type="string">
            <text:p>7hm: 7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6" calcext:value-type="float">
            <text:p>166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bzzrak: 7" calcext:value-type="string">
            <text:p>bzzrak: 7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6" calcext:value-type="float">
            <text:p>166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Graf Zahl: 7" calcext:value-type="string">
            <text:p>Graf Zahl: 7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6" calcext:value-type="float">
            <text:p>166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74:.AMJ174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6" calcext:value-type="float">
            <text:p>166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75:.AMJ17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6" calcext:value-type="float">
            <text:p>166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6" calcext:value-type="float">
            <text:p>166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Nirvana: 7" calcext:value-type="string">
            <text:p>Nirvana: 7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6" calcext:value-type="float">
            <text:p>166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78:.AMJ178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6" calcext:value-type="float">
            <text:p>166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TechnoDoomed1: 7" calcext:value-type="string">
            <text:p>TechnoDoomed1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6" calcext:value-type="float">
            <text:p>166</text:p>
          </table:table-cell>
          <table:table-cell table:formula="of:=SUM([.H180:.AMJ180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AnonimVio: 7" calcext:value-type="string">
            <text:p>AnonimVio: 7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6" calcext:value-type="float">
            <text:p>166</text:p>
          </table:table-cell>
          <table:table-cell table:formula="of:=SUM([.H181:.AMJ181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Roofi: 7" calcext:value-type="string">
            <text:p>Roofi: 7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6" calcext:value-type="float">
            <text:p>166</text:p>
          </table:table-cell>
          <table:table-cell table:formula="of:=SUM([.H182:.AMJ182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7hm: 7" calcext:value-type="string">
            <text:p>7hm: 7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6" calcext:value-type="float">
            <text:p>166</text:p>
          </table:table-cell>
          <table:table-cell table:formula="of:=SUM([.H183:.AMJ183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Spectra: 7" calcext:value-type="string">
            <text:p>Spectra: 7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6" calcext:value-type="float">
            <text:p>166</text:p>
          </table:table-cell>
          <table:table-cell table:formula="of:=SUM([.H184:.AMJ184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Grain of Salt: 7" calcext:value-type="string">
            <text:p>Grain of Salt: 7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6" calcext:value-type="float">
            <text:p>166</text:p>
          </table:table-cell>
          <table:table-cell table:formula="of:=SUM([.H185:.AMJ185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TILES: 3, smeghammer: 4" calcext:value-type="string">
            <text:p>STILES: 3, smeghammer: 4</text:p>
          </table:table-cell>
          <table:table-cell table:style-name="ce11" table:formula="of:=SUMPRODUCT(NOT(ISBLANK([.H185:.AMJ185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6" calcext:value-type="float">
            <text:p>166</text:p>
          </table:table-cell>
          <table:table-cell table:formula="of:=SUM([.H186:.AMJ186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86:.AMJ186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6" calcext:value-type="float">
            <text:p>166</text:p>
          </table:table-cell>
          <table:table-cell table:formula="of:=SUM([.H187:.AMJ187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Phobus: 7" calcext:value-type="string">
            <text:p>Phobus: 7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6" calcext:value-type="float">
            <text:p>166</text:p>
          </table:table-cell>
          <table:table-cell table:formula="of:=SUM([.H188:.AMJ188])" office:value-type="float" office:value="7" calcext:value-type="float">
            <text:p>7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morrow: 2, eharper256: 5" calcext:value-type="string">
            <text:p>tmorrow: 2, eharper256: 5</text:p>
          </table:table-cell>
          <table:table-cell table:style-name="ce11" table:formula="of:=SUMPRODUCT(NOT(ISBLANK([.H188:.AMJ188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6" calcext:value-type="float">
            <text:p>186</text:p>
          </table:table-cell>
          <table:table-cell table:formula="of:=SUM([.H189:.AMJ189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Budoka: 6" calcext:value-type="string">
            <text:p>Budoka: 6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6" calcext:value-type="float">
            <text:p>186</text:p>
          </table:table-cell>
          <table:table-cell table:formula="of:=SUM([.H190:.AMJ190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Voltcom9: 6" calcext:value-type="string">
            <text:p>Voltcom9: 6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6" calcext:value-type="float">
            <text:p>186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alphis: 6" calcext:value-type="string">
            <text:p>Ralphis: 6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6" calcext:value-type="float">
            <text:p>186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bzzrak: 6" calcext:value-type="string">
            <text:p>bzzrak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6" calcext:value-type="float">
            <text:p>186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https://www.doomworld.com/forum/topic/98296-dark-universe-wad-released/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&lt;&lt;Rewind: 6" calcext:value-type="string">
            <text:p>&lt;&lt;Rewind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6" calcext:value-type="float">
            <text:p>186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94:.AMJ194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6" calcext:value-type="float">
            <text:p>186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lphis: 6" calcext:value-type="string">
            <text:p>Ralphis: 6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6" calcext:value-type="float">
            <text:p>186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Sky: 1, bzzrak: 5" calcext:value-type="string">
            <text:p>Sky: 1, bzzrak: 5</text:p>
          </table:table-cell>
          <table:table-cell table:style-name="ce11" table:formula="of:=SUMPRODUCT(NOT(ISBLANK([.H196:.AMJ19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6" calcext:value-type="float">
            <text:p>186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alphis: 6" calcext:value-type="string">
            <text:p>Ralphis: 6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6" calcext:value-type="float">
            <text:p>186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pcorf: 6" calcext:value-type="string">
            <text:p>pcorf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6" calcext:value-type="float">
            <text:p>186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99:.AMJ199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6" calcext:value-type="float">
            <text:p>186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yperLuke: 6" calcext:value-type="string">
            <text:p>HyperLuke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6" calcext:value-type="float">
            <text:p>186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antares031: 6" calcext:value-type="string">
            <text:p>antares031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6" calcext:value-type="float">
            <text:p>186</text:p>
          </table:table-cell>
          <table:table-cell table:formula="of:=SUM([.H202:.AMJ202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OniriA: 6" calcext:value-type="string">
            <text:p>OniriA: 6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6" calcext:value-type="float">
            <text:p>186</text:p>
          </table:table-cell>
          <table:table-cell table:formula="of:=SUM([.H203:.AMJ20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Soundblock: 6" calcext:value-type="string">
            <text:p>Soundblock: 6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6" calcext:value-type="float">
            <text:p>186</text:p>
          </table:table-cell>
          <table:table-cell table:formula="of:=SUM([.H204:.AMJ204])" office:value-type="float" office:value="6" calcext:value-type="float">
            <text:p>6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https://www.doomworld.com/forum/topic/106058-paradise-v2-multiplayer-beta-on-page-3-4122020/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&lt;&lt;Rewind: 6" calcext:value-type="string">
            <text:p>&lt;&lt;Rewind: 6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4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6" calcext:value-type="float">
            <text:p>186</text:p>
          </table:table-cell>
          <table:table-cell table:formula="of:=SUM([.H205:.AMJ205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maxmanium: 6" calcext:value-type="string">
            <text:p>maxmanium: 6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6" calcext:value-type="float">
            <text:p>186</text:p>
          </table:table-cell>
          <table:table-cell table:formula="of:=SUM([.H206:.AMJ20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antares031: 6" calcext:value-type="string">
            <text:p>antares031: 6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6" calcext:value-type="float">
            <text:p>186</text:p>
          </table:table-cell>
          <table:table-cell table:formula="of:=SUM([.H207:.AMJ20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Ralphis: 6" calcext:value-type="string">
            <text:p>Ralphis: 6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6" calcext:value-type="float">
            <text:p>186</text:p>
          </table:table-cell>
          <table:table-cell table:formula="of:=SUM([.H208:.AMJ208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Graf Zahl: 4, joepallai: 2" calcext:value-type="string">
            <text:p>Graf Zahl: 4, joepallai: 2</text:p>
          </table:table-cell>
          <table:table-cell table:style-name="ce11" table:formula="of:=SUMPRODUCT(NOT(ISBLANK([.H208:.AMJ208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6" calcext:value-type="float">
            <text:p>186</text:p>
          </table:table-cell>
          <table:table-cell table:formula="of:=SUM([.H209:.AMJ209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4everDoomed: 6" calcext:value-type="string">
            <text:p>4everDoomed: 6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6" calcext:value-type="float">
            <text:p>186</text:p>
          </table:table-cell>
          <table:table-cell table:formula="of:=SUM([.H210:.AMJ210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AnonimVio: 6" calcext:value-type="string">
            <text:p>AnonimVio: 6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6" calcext:value-type="float">
            <text:p>186</text:p>
          </table:table-cell>
          <table:table-cell table:formula="of:=SUM([.H211:.AMJ211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alphis: 6" calcext:value-type="string">
            <text:p>Ralphis: 6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6" calcext:value-type="float">
            <text:p>186</text:p>
          </table:table-cell>
          <table:table-cell table:formula="of:=SUM([.H212:.AMJ212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pectre01: 6" calcext:value-type="string">
            <text:p>Spectre01: 6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10" calcext:value-type="float">
            <text:p>210</text:p>
          </table:table-cell>
          <table:table-cell table:formula="of:=SUM([.H213:.AMJ213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eharper256: 5" calcext:value-type="string">
            <text:p>eharper256: 5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0" calcext:value-type="float">
            <text:p>210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ince-wind: 5" calcext:value-type="string">
            <text:p>Rince-wind: 5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0" calcext:value-type="float">
            <text:p>210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eharper256: 5" calcext:value-type="string">
            <text:p>eharper256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0" calcext:value-type="float">
            <text:p>210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Diabolución: 5" calcext:value-type="string">
            <text:p>Diabolución: 5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0" calcext:value-type="float">
            <text:p>210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joepallai: 5" calcext:value-type="string">
            <text:p>joepallai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0" calcext:value-type="float">
            <text:p>210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Soundblock: 5" calcext:value-type="string">
            <text:p>Soundblock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0" calcext:value-type="float">
            <text:p>210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https://www.doomworld.com/idgames/levels/doom2/Ports/d-f/dor</text:p>
          </table:table-cell>
          <table:table-cell/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0" calcext:value-type="float">
            <text:p>210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20:.AMJ220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0" calcext:value-type="float">
            <text:p>210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HUNdebLeonidasX: 5" calcext:value-type="string">
            <text:p>HUNdebLeonidasX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0" calcext:value-type="float">
            <text:p>210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ince-wind: 5" calcext:value-type="string">
            <text:p>Rince-wind: 5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0" calcext:value-type="float">
            <text:p>210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Vorpal: 5" calcext:value-type="string">
            <text:p>Vorpal: 5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0" calcext:value-type="float">
            <text:p>210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Diabolución: 5" calcext:value-type="string">
            <text:p>Diabolución: 5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0" calcext:value-type="float">
            <text:p>210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m8f: 5" calcext:value-type="string">
            <text:p>m8f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0" calcext:value-type="float">
            <text:p>210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Doomkid: 5" calcext:value-type="string">
            <text:p>Doomkid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0" calcext:value-type="float">
            <text:p>210</text:p>
          </table:table-cell>
          <table:table-cell table:formula="of:=SUM([.H227:.AMJ227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ince-wind: 5" calcext:value-type="string">
            <text:p>Rince-wind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0" calcext:value-type="float">
            <text:p>210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https://www.doomworld.com/idgames/levels/doom2/Ports/d-f/ftmtn_v2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smeghammer: 5" calcext:value-type="string">
            <text:p>smeghammer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0" calcext:value-type="float">
            <text:p>210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29:.AMJ229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0" calcext:value-type="float">
            <text:p>210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Graf Zahl: 5" calcext:value-type="string">
            <text:p>Graf Zahl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0" calcext:value-type="float">
            <text:p>210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Bryan T: 5" calcext:value-type="string">
            <text:p>Bryan T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0" calcext:value-type="float">
            <text:p>210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Ed: 5" calcext:value-type="string">
            <text:p>Ed: 5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0" calcext:value-type="float">
            <text:p>210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Grazza: 5" calcext:value-type="string">
            <text:p>Grazza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0" calcext:value-type="float">
            <text:p>210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Spectra: 5" calcext:value-type="string">
            <text:p>Spectra: 5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0" calcext:value-type="float">
            <text:p>210</text:p>
          </table:table-cell>
          <table:table-cell table:formula="of:=SUM([.H235:.AMJ235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oofi: 5" calcext:value-type="string">
            <text:p>Roofi: 5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0" calcext:value-type="float">
            <text:p>210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Vorpal: 5" calcext:value-type="string">
            <text:p>Vorpal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0" calcext:value-type="float">
            <text:p>210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Apaul27: 5" calcext:value-type="string">
            <text:p>Apaul27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0" calcext:value-type="float">
            <text:p>210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Vorpal: 5" calcext:value-type="string">
            <text:p>Vorpal: 5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0" calcext:value-type="float">
            <text:p>210</text:p>
          </table:table-cell>
          <table:table-cell table:formula="of:=SUM([.H239:.AMJ239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termrork: 5" calcext:value-type="string">
            <text:p>termrork: 5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0" calcext:value-type="float">
            <text:p>210</text:p>
          </table:table-cell>
          <table:table-cell table:formula="of:=SUM([.H240:.AMJ240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https://www.doomworld.com/idgames/levels/doom2/Ports/p-r/planisf2</text:p>
          </table:table-cell>
          <table:table-cell/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0" calcext:value-type="float">
            <text:p>210</text:p>
          </table:table-cell>
          <table:table-cell table:formula="of:=SUM([.H241:.AMJ241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Rince-wind: 5" calcext:value-type="string">
            <text:p>Rince-wind: 5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0" calcext:value-type="float">
            <text:p>210</text:p>
          </table:table-cell>
          <table:table-cell table:formula="of:=SUM([.H242:.AMJ242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Diabolución: 5" calcext:value-type="string">
            <text:p>Diabolución: 5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0" calcext:value-type="float">
            <text:p>210</text:p>
          </table:table-cell>
          <table:table-cell table:formula="of:=SUM([.H243:.AMJ243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4everDoomed: 5" calcext:value-type="string">
            <text:p>4everDoomed: 5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0" calcext:value-type="float">
            <text:p>210</text:p>
          </table:table-cell>
          <table:table-cell table:formula="of:=SUM([.H244:.AMJ244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iabolución: 5" calcext:value-type="string">
            <text:p>Diabolución: 5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0" calcext:value-type="float">
            <text:p>210</text:p>
          </table:table-cell>
          <table:table-cell table:formula="of:=SUM([.H245:.AMJ245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Ed: 5" calcext:value-type="string">
            <text:p>Ed: 5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0" calcext:value-type="float">
            <text:p>210</text:p>
          </table:table-cell>
          <table:table-cell table:formula="of:=SUM([.H246:.AMJ246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Vorpal: 5" calcext:value-type="string">
            <text:p>Vorpal: 5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0" calcext:value-type="float">
            <text:p>210</text:p>
          </table:table-cell>
          <table:table-cell table:formula="of:=SUM([.H247:.AMJ247])" office:value-type="float" office:value="5" calcext:value-type="float">
            <text:p>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0" calcext:value-type="float">
            <text:p>210</text:p>
          </table:table-cell>
          <table:table-cell table:formula="of:=SUM([.H248:.AMJ248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HyperLuke: 5" calcext:value-type="string">
            <text:p>HyperLuke: 5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0" calcext:value-type="float">
            <text:p>210</text:p>
          </table:table-cell>
          <table:table-cell table:formula="of:=SUM([.H249:.AMJ249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Nancsi: 5" calcext:value-type="string">
            <text:p>Nancsi: 5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0" calcext:value-type="float">
            <text:p>210</text:p>
          </table:table-cell>
          <table:table-cell table:formula="of:=SUM([.H250:.AMJ250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https://www.moddb.com/mods/bloodpack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smeghammer: 5" calcext:value-type="string">
            <text:p>smeghammer: 5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0" calcext:value-type="float">
            <text:p>210</text:p>
          </table:table-cell>
          <table:table-cell table:formula="of:=SUM([.H251:.AMJ251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51:.AMJ251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9" calcext:value-type="float">
            <text:p>249</text:p>
          </table:table-cell>
          <table:table-cell table:formula="of:=SUM([.H252:.AMJ252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https://forum.zdoom.org/viewtopic.php?t=47680#p810207</text:p>
          </table:table-cell>
          <table:table-cell/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9" calcext:value-type="float">
            <text:p>249</text:p>
          </table:table-cell>
          <table:table-cell table:formula="of:=SUM([.H253:.AMJ253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Paul977: 4" calcext:value-type="string">
            <text:p>Paul977: 4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9" calcext:value-type="float">
            <text:p>249</text:p>
          </table:table-cell>
          <table:table-cell table:formula="of:=SUM([.H254:.AMJ254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https://www.doomworld.com/files/file/10874-city-of-doom-part-i-beta-1-11/</text:p>
          </table:table-cell>
          <table:table-cell/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9" calcext:value-type="float">
            <text:p>249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eharper256: 4" calcext:value-type="string">
            <text:p>eharper256: 4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9" calcext:value-type="float">
            <text:p>249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56:.AMJ25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9" calcext:value-type="float">
            <text:p>249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Paul977: 4" calcext:value-type="string">
            <text:p>Paul977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9" calcext:value-type="float">
            <text:p>249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Soundblock: 4" calcext:value-type="string">
            <text:p>Soundblock: 4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9" calcext:value-type="float">
            <text:p>249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https://www.doomworld.com/idgames/levels/doom2/Ports/d-f/dcity2_5</text:p>
          </table:table-cell>
          <table:table-cell/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9" calcext:value-type="float">
            <text:p>249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smeghammer: 4" calcext:value-type="string">
            <text:p>smeghammer: 4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9" calcext:value-type="float">
            <text:p>249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Roofi: 1, Woolie Wool: 1, I_Punch_Demons: 2" calcext:value-type="string">
            <text:p>Roofi: 1, Woolie Wool: 1, I_Punch_Demons: 2</text:p>
          </table:table-cell>
          <table:table-cell table:style-name="ce11" table:formula="of:=SUMPRODUCT(NOT(ISBLANK([.H261:.AMJ261])))" office:value-type="float" office:value="3" calcext:value-type="float">
            <text:p>3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05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9" calcext:value-type="float">
            <text:p>249</text:p>
          </table:table-cell>
          <table:table-cell table:formula="of:=SUM([.H262:.AMJ262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62:.AMJ262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9" calcext:value-type="float">
            <text:p>249</text:p>
          </table:table-cell>
          <table:table-cell table:formula="of:=SUM([.H263:.AMJ263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Gaia74: 4" calcext:value-type="string">
            <text:p>Gaia74: 4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9" calcext:value-type="float">
            <text:p>249</text:p>
          </table:table-cell>
          <table:table-cell table:formula="of:=SUM([.H264:.AMJ264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AnonimVio: 4" calcext:value-type="string">
            <text:p>AnonimVio: 4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9" calcext:value-type="float">
            <text:p>249</text:p>
          </table:table-cell>
          <table:table-cell table:formula="of:=SUM([.H265:.AMJ265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TheNerdTurtle2: 4" calcext:value-type="string">
            <text:p>TheNerdTurtle2: 4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9" calcext:value-type="float">
            <text:p>249</text:p>
          </table:table-cell>
          <table:table-cell table:formula="of:=SUM([.H266:.AMJ266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NuMetalManiak: 4" calcext:value-type="string">
            <text:p>NuMetalManiak: 4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9" calcext:value-type="float">
            <text:p>249</text:p>
          </table:table-cell>
          <table:table-cell table:formula="of:=SUM([.H267:.AMJ267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m8f: 4" calcext:value-type="string">
            <text:p>m8f: 4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9" calcext:value-type="float">
            <text:p>249</text:p>
          </table:table-cell>
          <table:table-cell table:formula="of:=SUM([.H268:.AMJ268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https://www.doomworld.com/idgames/levels/doom2/Ports/m-o/nfh2</text:p>
          </table:table-cell>
          <table:table-cell/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9" calcext:value-type="float">
            <text:p>249</text:p>
          </table:table-cell>
          <table:table-cell table:formula="of:=SUM([.H269:.AMJ269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69:.AMJ269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9" calcext:value-type="float">
            <text:p>249</text:p>
          </table:table-cell>
          <table:table-cell table:formula="of:=SUM([.H270:.AMJ270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bLOCKbOYgAMES: 4" calcext:value-type="string">
            <text:p>bLOCKbOYgAMES: 4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9" calcext:value-type="float">
            <text:p>249</text:p>
          </table:table-cell>
          <table:table-cell table:formula="of:=SUM([.H271:.AMJ271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Nazgul9: 4" calcext:value-type="string">
            <text:p>Nazgul9: 4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9" calcext:value-type="float">
            <text:p>249</text:p>
          </table:table-cell>
          <table:table-cell table:formula="of:=SUM([.H272:.AMJ272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https://www.doomworld.com/idgames/levels/doom2/Ports/v-z/zanspid</text:p>
          </table:table-cell>
          <table:table-cell/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9" calcext:value-type="float">
            <text:p>249</text:p>
          </table:table-cell>
          <table:table-cell table:formula="of:=SUM([.H273:.AMJ273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mikestoybox.net/2017/01/04/strange-aeons/</text:p>
          </table:table-cell>
          <table:table-cell/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9" calcext:value-type="float">
            <text:p>249</text:p>
          </table:table-cell>
          <table:table-cell table:formula="of:=SUM([.H274:.AMJ274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74:.AMJ274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9" calcext:value-type="float">
            <text:p>249</text:p>
          </table:table-cell>
          <table:table-cell table:formula="of:=SUM([.H275:.AMJ275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https://www.doomworld.com/idgames/levels/doom/megawads/nmdu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eharper256: 4" calcext:value-type="string">
            <text:p>eharper256: 4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9" calcext:value-type="float">
            <text:p>249</text:p>
          </table:table-cell>
          <table:table-cell table:formula="of:=SUM([.H276:.AMJ276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Sky: 4" calcext:value-type="string">
            <text:p>Sky: 4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9" calcext:value-type="float">
            <text:p>249</text:p>
          </table:table-cell>
          <table:table-cell table:formula="of:=SUM([.H277:.AMJ277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4everDoomed: 4" calcext:value-type="string">
            <text:p>4everDoomed: 4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49" calcext:value-type="float">
            <text:p>249</text:p>
          </table:table-cell>
          <table:table-cell table:formula="of:=SUM([.H278:.AMJ278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bzzrak: 4" calcext:value-type="string">
            <text:p>bzzrak: 4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49" calcext:value-type="float">
            <text:p>249</text:p>
          </table:table-cell>
          <table:table-cell table:formula="of:=SUM([.H279:.AMJ279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Spectra: 4" calcext:value-type="string">
            <text:p>Spectra: 4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7" calcext:value-type="float">
            <text:p>277</text:p>
          </table:table-cell>
          <table:table-cell table:formula="of:=SUM([.H280:.AMJ280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Apaul27: 3" calcext:value-type="string">
            <text:p>Apaul27: 3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7" calcext:value-type="float">
            <text:p>277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Soundblock: 3" calcext:value-type="string">
            <text:p>Soundblock: 3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7" calcext:value-type="float">
            <text:p>277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Dragonfly: 3" calcext:value-type="string">
            <text:p>Dragonfly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7" calcext:value-type="float">
            <text:p>277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NoisyVelvet: 3" calcext:value-type="string">
            <text:p>NoisyVelvet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7" calcext:value-type="float">
            <text:p>277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Graf Zahl: 3" calcext:value-type="string">
            <text:p>Graf Zahl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7" calcext:value-type="float">
            <text:p>277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7" calcext:value-type="float">
            <text:p>277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Paul977: 3" calcext:value-type="string">
            <text:p>Paul977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7" calcext:value-type="float">
            <text:p>277</text:p>
          </table:table-cell>
          <table:table-cell table:formula="of:=SUM([.H287:.AMJ287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Paul977: 3" calcext:value-type="string">
            <text:p>Paul977: 3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7" calcext:value-type="float">
            <text:p>277</text:p>
          </table:table-cell>
          <table:table-cell table:formula="of:=SUM([.H288:.AMJ288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Paul977: 3" calcext:value-type="string">
            <text:p>Paul977: 3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7" calcext:value-type="float">
            <text:p>277</text:p>
          </table:table-cell>
          <table:table-cell table:formula="of:=SUM([.H289:.AMJ289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https://www.doomworld.com/idgames/levels/doom2/Ports/a-c/cityass</text:p>
          </table:table-cell>
          <table:table-cell/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7" calcext:value-type="float">
            <text:p>277</text:p>
          </table:table-cell>
          <table:table-cell table:formula="of:=SUM([.H290:.AMJ290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Mr. Freeze: 3" calcext:value-type="string">
            <text:p>Mr. Freeze: 3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7" calcext:value-type="float">
            <text:p>277</text:p>
          </table:table-cell>
          <table:table-cell table:formula="of:=SUM([.H291:.AMJ291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Archie550: 3" calcext:value-type="string">
            <text:p>Archie550: 3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7" calcext:value-type="float">
            <text:p>277</text:p>
          </table:table-cell>
          <table:table-cell table:formula="of:=SUM([.H292:.AMJ292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92:.AMJ292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7" calcext:value-type="float">
            <text:p>277</text:p>
          </table:table-cell>
          <table:table-cell table:formula="of:=SUM([.H293:.AMJ293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https://www.doomworld.com/idgames/levels/doom2/d-f/demondrv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smeghammer: 3" calcext:value-type="string">
            <text:p>smeghammer: 3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7" calcext:value-type="float">
            <text:p>277</text:p>
          </table:table-cell>
          <table:table-cell table:formula="of:=SUM([.H294:.AMJ294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Nirvana: 3" calcext:value-type="string">
            <text:p>Nirvana: 3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7" calcext:value-type="float">
            <text:p>277</text:p>
          </table:table-cell>
          <table:table-cell table:formula="of:=SUM([.H295:.AMJ295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ttps://www.doomworld.com/idgames/levels/doom2/d-f/europe</text:p>
          </table:table-cell>
          <table:table-cell/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7" calcext:value-type="float">
            <text:p>277</text:p>
          </table:table-cell>
          <table:table-cell table:formula="of:=SUM([.H296:.AMJ296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https://www.doomworld.com/idgames/levels/doom2/megawads/fragport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P41R47: 3" calcext:value-type="string">
            <text:p>P41R47: 3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6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7" calcext:value-type="float">
            <text:p>277</text:p>
          </table:table-cell>
          <table:table-cell table:formula="of:=SUM([.H297:.AMJ297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Chamelenoel: 3" calcext:value-type="string">
            <text:p>Chamelenoel: 3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7" calcext:value-type="float">
            <text:p>277</text:p>
          </table:table-cell>
          <table:table-cell table:formula="of:=SUM([.H298:.AMJ298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/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7" calcext:value-type="float">
            <text:p>277</text:p>
          </table:table-cell>
          <table:table-cell table:formula="of:=SUM([.H299:.AMJ299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Red-XIII: 3" calcext:value-type="string">
            <text:p>Red-XIII: 3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7" calcext:value-type="float">
            <text:p>277</text:p>
          </table:table-cell>
          <table:table-cell table:formula="of:=SUM([.H300:.AMJ300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MFG38: 3" calcext:value-type="string">
            <text:p>MFG38: 3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7" calcext:value-type="float">
            <text:p>277</text:p>
          </table:table-cell>
          <table:table-cell table:formula="of:=SUM([.H301:.AMJ301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https://www.moddb.com/mods/brutal-doom/addons/brutalized-doom-and-doom-ii</text:p>
          </table:table-cell>
          <table:table-cell/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7" calcext:value-type="float">
            <text:p>277</text:p>
          </table:table-cell>
          <table:table-cell table:formula="of:=SUM([.H302:.AMJ302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Jaws In Space: 3" calcext:value-type="string">
            <text:p>Jaws In Space: 3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7" calcext:value-type="float">
            <text:p>277</text:p>
          </table:table-cell>
          <table:table-cell table:formula="of:=SUM([.H303:.AMJ303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Bryan T: 3" calcext:value-type="string">
            <text:p>Bryan T: 3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7" calcext:value-type="float">
            <text:p>277</text:p>
          </table:table-cell>
          <table:table-cell table:formula="of:=SUM([.H304:.AMJ304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https://www.doomworld.com/idgames/levels/doom2/Ports/p-r/pleiades</text:p>
          </table:table-cell>
          <table:table-cell/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7" calcext:value-type="float">
            <text:p>277</text:p>
          </table:table-cell>
          <table:table-cell table:formula="of:=SUM([.H305:.AMJ305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305:.AMJ305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7" calcext:value-type="float">
            <text:p>277</text:p>
          </table:table-cell>
          <table:table-cell table:formula="of:=SUM([.H306:.AMJ306])" office:value-type="float" office:value="3" calcext:value-type="float">
            <text:p>3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https://www.doomworld.com/idgames/?id=19249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DoomDork: 3" calcext:value-type="string">
            <text:p>DoomDork: 3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7" calcext:value-type="float">
            <text:p>277</text:p>
          </table:table-cell>
          <table:table-cell table:formula="of:=SUM([.H307:.AMJ307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https://www.elzee.co.nz/rotttc/index.html</text:p>
          </table:table-cell>
          <table:table-cell/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7" calcext:value-type="float">
            <text:p>277</text:p>
          </table:table-cell>
          <table:table-cell table:formula="of:=SUM([.H308:.AMJ308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Nirvana: 2, I_Punch_Demons: 1" calcext:value-type="string">
            <text:p>Nirvana: 2, I_Punch_Demons: 1</text:p>
          </table:table-cell>
          <table:table-cell table:style-name="ce11" table:formula="of:=SUMPRODUCT(NOT(ISBLANK([.H308:.AMJ308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7" calcext:value-type="float">
            <text:p>277</text:p>
          </table:table-cell>
          <table:table-cell table:formula="of:=SUM([.H309:.AMJ309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7" calcext:value-type="float">
            <text:p>277</text:p>
          </table:table-cell>
          <table:table-cell table:formula="of:=SUM([.H310:.AMJ310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bzzrak: 3" calcext:value-type="string">
            <text:p>bzzrak: 3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7" calcext:value-type="float">
            <text:p>277</text:p>
          </table:table-cell>
          <table:table-cell table:formula="of:=SUM([.H311:.AMJ311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Diabolución: 3" calcext:value-type="string">
            <text:p>Diabolución: 3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7" calcext:value-type="float">
            <text:p>277</text:p>
          </table:table-cell>
          <table:table-cell table:formula="of:=SUM([.H312:.AMJ312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AnonimVio: 3" calcext:value-type="string">
            <text:p>AnonimVio: 3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7" calcext:value-type="float">
            <text:p>277</text:p>
          </table:table-cell>
          <table:table-cell table:formula="of:=SUM([.H313:.AMJ313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Doomkid: 3" calcext:value-type="string">
            <text:p>Doomkid: 3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7" calcext:value-type="float">
            <text:p>277</text:p>
          </table:table-cell>
          <table:table-cell table:formula="of:=SUM([.H314:.AMJ314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https://www.doomworld.com/idgames/levels/doom2/Ports/v-z/vrack2b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smeghammer: 3" calcext:value-type="string">
            <text:p>smeghammer: 3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12" calcext:value-type="float">
            <text:p>312</text:p>
          </table:table-cell>
          <table:table-cell table:formula="of:=SUM([.H315:.AMJ315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TheNerdTurtle2: 2" calcext:value-type="string">
            <text:p>TheNerdTurtle2: 2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12" calcext:value-type="float">
            <text:p>312</text:p>
          </table:table-cell>
          <table:table-cell table:formula="of:=SUM([.H316:.AMJ316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Roofi: 2" calcext:value-type="string">
            <text:p>Roofi: 2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12" calcext:value-type="float">
            <text:p>312</text:p>
          </table:table-cell>
          <table:table-cell table:formula="of:=SUM([.H317:.AMJ317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AnonimVio: 2" calcext:value-type="string">
            <text:p>AnonimVio: 2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12" calcext:value-type="float">
            <text:p>312</text:p>
          </table:table-cell>
          <table:table-cell table:formula="of:=SUM([.H318:.AMJ318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318:.AMJ31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12" calcext:value-type="float">
            <text:p>312</text:p>
          </table:table-cell>
          <table:table-cell table:formula="of:=SUM([.H319:.AMJ319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Doomkid: 2" calcext:value-type="string">
            <text:p>Doomkid: 2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12" calcext:value-type="float">
            <text:p>312</text:p>
          </table:table-cell>
          <table:table-cell table:formula="of:=SUM([.H320:.AMJ320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ella guro: 2" calcext:value-type="string">
            <text:p>ella guro: 2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2" calcext:value-type="float">
            <text:p>312</text:p>
          </table:table-cell>
          <table:table-cell table:formula="of:=SUM([.H321:.AMJ321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HUNdebLeonidasX: 2" calcext:value-type="string">
            <text:p>HUNdebLeonidasX: 2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2" calcext:value-type="float">
            <text:p>312</text:p>
          </table:table-cell>
          <table:table-cell table:formula="of:=SUM([.H322:.AMJ322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valkiriforce: 2" calcext:value-type="string">
            <text:p>valkiriforce: 2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2" calcext:value-type="float">
            <text:p>312</text:p>
          </table:table-cell>
          <table:table-cell table:formula="of:=SUM([.H323:.AMJ323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Odal: 2" calcext:value-type="string">
            <text:p>Odal: 2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2" calcext:value-type="float">
            <text:p>312</text:p>
          </table:table-cell>
          <table:table-cell table:formula="of:=SUM([.H324:.AMJ324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soner du: 2" calcext:value-type="string">
            <text:p>soner du: 2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2" calcext:value-type="float">
            <text:p>312</text:p>
          </table:table-cell>
          <table:table-cell table:formula="of:=SUM([.H325:.AMJ325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JudgeDeadd: 2" calcext:value-type="string">
            <text:p>JudgeDeadd: 2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2" calcext:value-type="float">
            <text:p>312</text:p>
          </table:table-cell>
          <table:table-cell table:formula="of:=SUM([.H326:.AMJ326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Chamelenoel: 2" calcext:value-type="string">
            <text:p>Chamelenoel: 2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2" calcext:value-type="float">
            <text:p>312</text:p>
          </table:table-cell>
          <table:table-cell table:formula="of:=SUM([.H327:.AMJ327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Soundblock: 2" calcext:value-type="string">
            <text:p>Soundblock: 2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2" calcext:value-type="float">
            <text:p>312</text:p>
          </table:table-cell>
          <table:table-cell table:formula="of:=SUM([.H328:.AMJ328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Phobus: 2" calcext:value-type="string">
            <text:p>Phobus: 2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2" calcext:value-type="float">
            <text:p>312</text:p>
          </table:table-cell>
          <table:table-cell table:formula="of:=SUM([.H329:.AMJ329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29:.AMJ329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2" calcext:value-type="float">
            <text:p>312</text:p>
          </table:table-cell>
          <table:table-cell table:formula="of:=SUM([.H330:.AMJ330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JudgeDeadd: 2" calcext:value-type="string">
            <text:p>JudgeDeadd: 2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2" calcext:value-type="float">
            <text:p>312</text:p>
          </table:table-cell>
          <table:table-cell table:formula="of:=SUM([.H331:.AMJ331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Red-XIII: 2" calcext:value-type="string">
            <text:p>Red-XIII: 2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2" calcext:value-type="float">
            <text:p>312</text:p>
          </table:table-cell>
          <table:table-cell table:formula="of:=SUM([.H332:.AMJ332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bzzrak: 2" calcext:value-type="string">
            <text:p>bzzrak: 2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2" calcext:value-type="float">
            <text:p>312</text:p>
          </table:table-cell>
          <table:table-cell table:formula="of:=SUM([.H333:.AMJ333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Octillion: 2" calcext:value-type="string">
            <text:p>Octillion: 2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2" calcext:value-type="float">
            <text:p>312</text:p>
          </table:table-cell>
          <table:table-cell table:formula="of:=SUM([.H334:.AMJ334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Grazza: 2" calcext:value-type="string">
            <text:p>Grazza: 2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2" calcext:value-type="float">
            <text:p>312</text:p>
          </table:table-cell>
          <table:table-cell table:formula="of:=SUM([.H335:.AMJ335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Soundblock: 2" calcext:value-type="string">
            <text:p>Soundblock: 2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2" calcext:value-type="float">
            <text:p>312</text:p>
          </table:table-cell>
          <table:table-cell table:formula="of:=SUM([.H336:.AMJ336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Doomkid: 2" calcext:value-type="string">
            <text:p>Doomkid: 2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34" calcext:value-type="float">
            <text:p>334</text:p>
          </table:table-cell>
          <table:table-cell table:formula="of:=SUM([.H337:.AMJ337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Doomkid: 1" calcext:value-type="string">
            <text:p>Doomkid: 1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34" calcext:value-type="float">
            <text:p>334</text:p>
          </table:table-cell>
          <table:table-cell table:formula="of:=SUM([.H338:.AMJ338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 office:value-type="string" office:string-value="Archie550: 1" calcext:value-type="string">
            <text:p>Archie550: 1</text:p>
          </table:table-cell>
          <table:table-cell table:style-name="ce11" table:formula="of:=SUMPRODUCT(NOT(ISBLANK([.H338:.AMJ338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4" calcext:value-type="float">
            <text:p>334</text:p>
          </table:table-cell>
          <table:table-cell table:formula="of:=SUM([.H339:.AMJ339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39:.AMJ339]); &quot;&quot;; [.H$2:.AMJ$2] &amp; &quot;: &quot; &amp; [.H339:.AMJ339]))" office:value-type="string" office:string-value="Jaws In Space: 1" calcext:value-type="string">
            <text:p>Jaws In Space: 1</text:p>
          </table:table-cell>
          <table:table-cell table:style-name="ce11" table:formula="of:=SUMPRODUCT(NOT(ISBLANK([.H339:.AMJ3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4" calcext:value-type="float">
            <text:p>334</text:p>
          </table:table-cell>
          <table:table-cell table:formula="of:=SUM([.H340:.AMJ340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40:.AMJ340]); &quot;&quot;; [.H$2:.AMJ$2] &amp; &quot;: &quot; &amp; [.H340:.AMJ340]))" office:value-type="string" office:string-value="Soundblock: 1" calcext:value-type="string">
            <text:p>Soundblock: 1</text:p>
          </table:table-cell>
          <table:table-cell table:style-name="ce11" table:formula="of:=SUMPRODUCT(NOT(ISBLANK([.H340:.AMJ34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4" calcext:value-type="float">
            <text:p>334</text:p>
          </table:table-cell>
          <table:table-cell table:formula="of:=SUM([.H341:.AMJ341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41:.AMJ341]); &quot;&quot;; [.H$2:.AMJ$2] &amp; &quot;: &quot; &amp; [.H341:.AMJ341]))" office:value-type="string" office:string-value="WH-Wilou84: 1" calcext:value-type="string">
            <text:p>WH-Wilou84: 1</text:p>
          </table:table-cell>
          <table:table-cell table:style-name="ce11" table:formula="of:=SUMPRODUCT(NOT(ISBLANK([.H341:.AMJ341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4" calcext:value-type="float">
            <text:p>334</text:p>
          </table:table-cell>
          <table:table-cell table:formula="of:=SUM([.H342:.AMJ342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42:.AMJ342]); &quot;&quot;; [.H$2:.AMJ$2] &amp; &quot;: &quot; &amp; [.H342:.AMJ342]))" office:value-type="string" office:string-value="joepallai: 1" calcext:value-type="string">
            <text:p>joepallai: 1</text:p>
          </table:table-cell>
          <table:table-cell table:style-name="ce11" table:formula="of:=SUMPRODUCT(NOT(ISBLANK([.H342:.AMJ34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4" calcext:value-type="float">
            <text:p>334</text:p>
          </table:table-cell>
          <table:table-cell table:formula="of:=SUM([.H343:.AMJ343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43:.AMJ343]); &quot;&quot;; [.H$2:.AMJ$2] &amp; &quot;: &quot; &amp; [.H343:.AMJ343]))" office:value-type="string" office:string-value="Philnemba: 1" calcext:value-type="string">
            <text:p>Philnemba: 1</text:p>
          </table:table-cell>
          <table:table-cell table:style-name="ce11" table:formula="of:=SUMPRODUCT(NOT(ISBLANK([.H343:.AMJ34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4" calcext:value-type="float">
            <text:p>334</text:p>
          </table:table-cell>
          <table:table-cell table:formula="of:=SUM([.H344:.AMJ344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44:.AMJ344]); &quot;&quot;; [.H$2:.AMJ$2] &amp; &quot;: &quot; &amp; [.H344:.AMJ344]))" office:value-type="string" office:string-value="Diabolución: 1" calcext:value-type="string">
            <text:p>Diabolución: 1</text:p>
          </table:table-cell>
          <table:table-cell table:style-name="ce11" table:formula="of:=SUMPRODUCT(NOT(ISBLANK([.H344:.AMJ344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4" calcext:value-type="float">
            <text:p>334</text:p>
          </table:table-cell>
          <table:table-cell table:formula="of:=SUM([.H345:.AMJ345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45:.AMJ345]); &quot;&quot;; [.H$2:.AMJ$2] &amp; &quot;: &quot; &amp; [.H345:.AMJ345]))" office:value-type="string" office:string-value="bonnie: 1" calcext:value-type="string">
            <text:p>bonnie: 1</text:p>
          </table:table-cell>
          <table:table-cell table:style-name="ce11" table:formula="of:=SUMPRODUCT(NOT(ISBLANK([.H345:.AMJ345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4" calcext:value-type="float">
            <text:p>334</text:p>
          </table:table-cell>
          <table:table-cell table:formula="of:=SUM([.H346:.AMJ346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46:.AMJ346]); &quot;&quot;; [.H$2:.AMJ$2] &amp; &quot;: &quot; &amp; [.H346:.AMJ346]))" office:value-type="string" office:string-value="Grazza: 1" calcext:value-type="string">
            <text:p>Grazza: 1</text:p>
          </table:table-cell>
          <table:table-cell table:style-name="ce11" table:formula="of:=SUMPRODUCT(NOT(ISBLANK([.H346:.AMJ346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4" calcext:value-type="float">
            <text:p>334</text:p>
          </table:table-cell>
          <table:table-cell table:formula="of:=SUM([.H347:.AMJ347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47:.AMJ347]); &quot;&quot;; [.H$2:.AMJ$2] &amp; &quot;: &quot; &amp; [.H347:.AMJ347]))" office:value-type="string" office:string-value="Soundblock: 1" calcext:value-type="string">
            <text:p>Soundblock: 1</text:p>
          </table:table-cell>
          <table:table-cell table:style-name="ce11" table:formula="of:=SUMPRODUCT(NOT(ISBLANK([.H347:.AMJ34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4" calcext:value-type="float">
            <text:p>334</text:p>
          </table:table-cell>
          <table:table-cell table:formula="of:=SUM([.H348:.AMJ348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48:.AMJ348]); &quot;&quot;; [.H$2:.AMJ$2] &amp; &quot;: &quot; &amp; [.H348:.AMJ348]))" office:value-type="string" office:string-value="joepallai: 1" calcext:value-type="string">
            <text:p>joepallai: 1</text:p>
          </table:table-cell>
          <table:table-cell table:style-name="ce11" table:formula="of:=SUMPRODUCT(NOT(ISBLANK([.H348:.AMJ34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4" calcext:value-type="float">
            <text:p>334</text:p>
          </table:table-cell>
          <table:table-cell table:formula="of:=SUM([.H349:.AMJ349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49:.AMJ349]); &quot;&quot;; [.H$2:.AMJ$2] &amp; &quot;: &quot; &amp; [.H349:.AMJ349]))" office:value-type="string" office:string-value="AnonimVio: 1" calcext:value-type="string">
            <text:p>AnonimVio: 1</text:p>
          </table:table-cell>
          <table:table-cell table:style-name="ce11" table:formula="of:=SUMPRODUCT(NOT(ISBLANK([.H349:.AMJ349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4" calcext:value-type="float">
            <text:p>334</text:p>
          </table:table-cell>
          <table:table-cell table:formula="of:=SUM([.H350:.AMJ350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50:.AMJ350]); &quot;&quot;; [.H$2:.AMJ$2] &amp; &quot;: &quot; &amp; [.H350:.AMJ350]))" office:value-type="string" office:string-value="bzzrak: 1" calcext:value-type="string">
            <text:p>bzzrak: 1</text:p>
          </table:table-cell>
          <table:table-cell table:style-name="ce11" table:formula="of:=SUMPRODUCT(NOT(ISBLANK([.H350:.AMJ350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4" calcext:value-type="float">
            <text:p>334</text:p>
          </table:table-cell>
          <table:table-cell table:formula="of:=SUM([.H351:.AMJ351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51:.AMJ351]); &quot;&quot;; [.H$2:.AMJ$2] &amp; &quot;: &quot; &amp; [.H351:.AMJ351]))" office:value-type="string" office:string-value="Phobus: 1" calcext:value-type="string">
            <text:p>Phobus: 1</text:p>
          </table:table-cell>
          <table:table-cell table:style-name="ce11" table:formula="of:=SUMPRODUCT(NOT(ISBLANK([.H351:.AMJ351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4" calcext:value-type="float">
            <text:p>334</text:p>
          </table:table-cell>
          <table:table-cell table:formula="of:=SUM([.H352:.AMJ352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52:.AMJ352]); &quot;&quot;; [.H$2:.AMJ$2] &amp; &quot;: &quot; &amp; [.H352:.AMJ352]))" office:value-type="string" office:string-value="NoisyVelvet: 1" calcext:value-type="string">
            <text:p>NoisyVelvet: 1</text:p>
          </table:table-cell>
          <table:table-cell table:style-name="ce11" table:formula="of:=SUMPRODUCT(NOT(ISBLANK([.H352:.AMJ35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4" calcext:value-type="float">
            <text:p>334</text:p>
          </table:table-cell>
          <table:table-cell table:formula="of:=SUM([.H353:.AMJ353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https://www.doomworld.com/idgames/levels/doom2/m-o/nostromo</text:p>
          </table:table-cell>
          <table:table-cell/>
          <table:table-cell table:style-name="ce11" table:formula="of:=SUMPRODUCT(NOT(ISBLANK([.H353:.AMJ353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4" calcext:value-type="float">
            <text:p>334</text:p>
          </table:table-cell>
          <table:table-cell table:formula="of:=SUM([.H354:.AMJ354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54:.AMJ354]); &quot;&quot;; [.H$2:.AMJ$2] &amp; &quot;: &quot; &amp; [.H354:.AMJ354]))" office:value-type="string" office:string-value="T-Rex: 1" calcext:value-type="string">
            <text:p>T-Rex: 1</text:p>
          </table:table-cell>
          <table:table-cell table:style-name="ce11" table:formula="of:=SUMPRODUCT(NOT(ISBLANK([.H354:.AMJ35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4" calcext:value-type="float">
            <text:p>334</text:p>
          </table:table-cell>
          <table:table-cell table:formula="of:=SUM([.H355:.AMJ355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55:.AMJ355]); &quot;&quot;; [.H$2:.AMJ$2] &amp; &quot;: &quot; &amp; [.H355:.AMJ355]))" office:value-type="string" office:string-value="HUNdebLeonidasX: 1" calcext:value-type="string">
            <text:p>HUNdebLeonidasX: 1</text:p>
          </table:table-cell>
          <table:table-cell table:style-name="ce11" table:formula="of:=SUMPRODUCT(NOT(ISBLANK([.H355:.AMJ355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4" calcext:value-type="float">
            <text:p>334</text:p>
          </table:table-cell>
          <table:table-cell table:formula="of:=SUM([.H356:.AMJ356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56:.AMJ356]); &quot;&quot;; [.H$2:.AMJ$2] &amp; &quot;: &quot; &amp; [.H356:.AMJ356]))" office:value-type="string" office:string-value="everennui: 1" calcext:value-type="string">
            <text:p>everennui: 1</text:p>
          </table:table-cell>
          <table:table-cell table:style-name="ce11" table:formula="of:=SUMPRODUCT(NOT(ISBLANK([.H356:.AMJ356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4" calcext:value-type="float">
            <text:p>334</text:p>
          </table:table-cell>
          <table:table-cell table:formula="of:=SUM([.H357:.AMJ357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57:.AMJ357]); &quot;&quot;; [.H$2:.AMJ$2] &amp; &quot;: &quot; &amp; [.H357:.AMJ357]))" office:value-type="string" office:string-value="STILES: 1" calcext:value-type="string">
            <text:p>STILES: 1</text:p>
          </table:table-cell>
          <table:table-cell table:style-name="ce11" table:formula="of:=SUMPRODUCT(NOT(ISBLANK([.H357:.AMJ357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4" calcext:value-type="float">
            <text:p>334</text:p>
          </table:table-cell>
          <table:table-cell table:formula="of:=SUM([.H358:.AMJ358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https://www.doomworld.com/idgames/levels/doom2/megawads/darken</text:p>
          </table:table-cell>
          <table:table-cell table:style-name="ce10" table:number-matrix-columns-spanned="1" table:number-matrix-rows-spanned="1" table:formula="of:=COM.MICROSOFT.TEXTJOIN(&quot;, &quot;; 1; IF(ISBLANK([.H358:.AMJ358]); &quot;&quot;; [.H$2:.AMJ$2] &amp; &quot;: &quot; &amp; [.H358:.AMJ358]))" office:value-type="string" office:string-value="ASaltShaker: 1" calcext:value-type="string">
            <text:p>ASaltShaker: 1</text:p>
          </table:table-cell>
          <table:table-cell table:style-name="ce11" table:formula="of:=SUMPRODUCT(NOT(ISBLANK([.H358:.AMJ358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4" calcext:value-type="float">
            <text:p>334</text:p>
          </table:table-cell>
          <table:table-cell table:formula="of:=SUM([.H359:.AMJ359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59:.AMJ359]); &quot;&quot;; [.H$2:.AMJ$2] &amp; &quot;: &quot; &amp; [.H359:.AMJ359]))" office:value-type="string" office:string-value="everennui: 1" calcext:value-type="string">
            <text:p>everennui: 1</text:p>
          </table:table-cell>
          <table:table-cell table:style-name="ce11" table:formula="of:=SUMPRODUCT(NOT(ISBLANK([.H359:.AMJ35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4" calcext:value-type="float">
            <text:p>334</text:p>
          </table:table-cell>
          <table:table-cell table:formula="of:=SUM([.H360:.AMJ360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60:.AMJ360]); &quot;&quot;; [.H$2:.AMJ$2] &amp; &quot;: &quot; &amp; [.H360:.AMJ360]))" office:value-type="string" office:string-value="Malrionn: 1" calcext:value-type="string">
            <text:p>Malrionn: 1</text:p>
          </table:table-cell>
          <table:table-cell table:style-name="ce11" table:formula="of:=SUMPRODUCT(NOT(ISBLANK([.H360:.AMJ360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4" calcext:value-type="float">
            <text:p>334</text:p>
          </table:table-cell>
          <table:table-cell table:formula="of:=SUM([.H361:.AMJ361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61:.AMJ361]); &quot;&quot;; [.H$2:.AMJ$2] &amp; &quot;: &quot; &amp; [.H361:.AMJ361]))" office:value-type="string" office:string-value="T-Rex: 1" calcext:value-type="string">
            <text:p>T-Rex: 1</text:p>
          </table:table-cell>
          <table:table-cell table:style-name="ce11" table:formula="of:=SUMPRODUCT(NOT(ISBLANK([.H361:.AMJ361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4" calcext:value-type="float">
            <text:p>334</text:p>
          </table:table-cell>
          <table:table-cell table:formula="of:=SUM([.H362:.AMJ362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62:.AMJ362]); &quot;&quot;; [.H$2:.AMJ$2] &amp; &quot;: &quot; &amp; [.H362:.AMJ362]))" office:value-type="string" office:string-value="T-Rex: 1" calcext:value-type="string">
            <text:p>T-Rex: 1</text:p>
          </table:table-cell>
          <table:table-cell table:style-name="ce11" table:formula="of:=SUMPRODUCT(NOT(ISBLANK([.H362:.AMJ362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4" calcext:value-type="float">
            <text:p>334</text:p>
          </table:table-cell>
          <table:table-cell table:formula="of:=SUM([.H363:.AMJ363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63:.AMJ363]); &quot;&quot;; [.H$2:.AMJ$2] &amp; &quot;: &quot; &amp; [.H363:.AMJ363]))" office:value-type="string" office:string-value="Soundblock: 1" calcext:value-type="string">
            <text:p>Soundblock: 1</text:p>
          </table:table-cell>
          <table:table-cell table:style-name="ce11" table:formula="of:=SUMPRODUCT(NOT(ISBLANK([.H363:.AMJ36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4" calcext:value-type="float">
            <text:p>334</text:p>
          </table:table-cell>
          <table:table-cell table:formula="of:=SUM([.H364:.AMJ364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64:.AMJ364]); &quot;&quot;; [.H$2:.AMJ$2] &amp; &quot;: &quot; &amp; [.H364:.AMJ364]))" office:value-type="string" office:string-value="yakfak: 1" calcext:value-type="string">
            <text:p>yakfak: 1</text:p>
          </table:table-cell>
          <table:table-cell table:style-name="ce11" table:formula="of:=SUMPRODUCT(NOT(ISBLANK([.H364:.AMJ364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4" calcext:value-type="float">
            <text:p>334</text:p>
          </table:table-cell>
          <table:table-cell table:formula="of:=SUM([.H365:.AMJ365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65:.AMJ365]); &quot;&quot;; [.H$2:.AMJ$2] &amp; &quot;: &quot; &amp; [.H365:.AMJ365]))" office:value-type="string" office:string-value="NoisyVelvet: 1" calcext:value-type="string">
            <text:p>NoisyVelvet: 1</text:p>
          </table:table-cell>
          <table:table-cell table:style-name="ce11" table:formula="of:=SUMPRODUCT(NOT(ISBLANK([.H365:.AMJ365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4" calcext:value-type="float">
            <text:p>334</text:p>
          </table:table-cell>
          <table:table-cell table:formula="of:=SUM([.H366:.AMJ366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https://www.doomworld.com/idgames/levels/doom2/Ports/v-z/whitemar</text:p>
          </table:table-cell>
          <table:table-cell table:style-name="ce10" table:number-matrix-columns-spanned="1" table:number-matrix-rows-spanned="1" table:formula="of:=COM.MICROSOFT.TEXTJOIN(&quot;, &quot;; 1; IF(ISBLANK([.H366:.AMJ366]); &quot;&quot;; [.H$2:.AMJ$2] &amp; &quot;: &quot; &amp; [.H366:.AMJ366]))" office:value-type="string" office:string-value="Pierrot: 1" calcext:value-type="string">
            <text:p>Pierrot: 1</text:p>
          </table:table-cell>
          <table:table-cell table:style-name="ce11" table:formula="of:=SUMPRODUCT(NOT(ISBLANK([.H366:.AMJ366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64" calcext:value-type="float">
            <text:p>364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7:.AMJ367]); &quot;&quot;; [.H$2:.AMJ$2] &amp; &quot;: &quot; &amp; [.H367:.AMJ367]))">
            <text:p/>
          </table:table-cell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64" calcext:value-type="float">
            <text:p>364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8:.AMJ368]); &quot;&quot;; [.H$2:.AMJ$2] &amp; &quot;: &quot; &amp; [.H368:.AMJ368]))">
            <text:p/>
          </table:table-cell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64" calcext:value-type="float">
            <text:p>364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69:.AMJ369]); &quot;&quot;; [.H$2:.AMJ$2] &amp; &quot;: &quot; &amp; [.H369:.AMJ369]))">
            <text:p/>
          </table:table-cell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64" calcext:value-type="float">
            <text:p>364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0:.AMJ370]); &quot;&quot;; [.H$2:.AMJ$2] &amp; &quot;: &quot; &amp; [.H370:.AMJ370]))">
            <text:p/>
          </table:table-cell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64" calcext:value-type="float">
            <text:p>364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1:.AMJ371]); &quot;&quot;; [.H$2:.AMJ$2] &amp; &quot;: &quot; &amp; [.H371:.AMJ371]))">
            <text:p/>
          </table:table-cell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64" calcext:value-type="float">
            <text:p>364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2:.AMJ372]); &quot;&quot;; [.H$2:.AMJ$2] &amp; &quot;: &quot; &amp; [.H372:.AMJ372]))">
            <text:p/>
          </table:table-cell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64" calcext:value-type="float">
            <text:p>364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3:.AMJ373]); &quot;&quot;; [.H$2:.AMJ$2] &amp; &quot;: &quot; &amp; [.H373:.AMJ373]))">
            <text:p/>
          </table:table-cell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64" calcext:value-type="float">
            <text:p>364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4:.AMJ374]); &quot;&quot;; [.H$2:.AMJ$2] &amp; &quot;: &quot; &amp; [.H374:.AMJ374]))">
            <text:p/>
          </table:table-cell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64" calcext:value-type="float">
            <text:p>364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5:.AMJ375]); &quot;&quot;; [.H$2:.AMJ$2] &amp; &quot;: &quot; &amp; [.H375:.AMJ375]))">
            <text:p/>
          </table:table-cell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64" calcext:value-type="float">
            <text:p>364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6:.AMJ376]); &quot;&quot;; [.H$2:.AMJ$2] &amp; &quot;: &quot; &amp; [.H376:.AMJ376]))">
            <text:p/>
          </table:table-cell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64" calcext:value-type="float">
            <text:p>364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7:.AMJ377]); &quot;&quot;; [.H$2:.AMJ$2] &amp; &quot;: &quot; &amp; [.H377:.AMJ377]))">
            <text:p/>
          </table:table-cell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64" calcext:value-type="float">
            <text:p>364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8:.AMJ378]); &quot;&quot;; [.H$2:.AMJ$2] &amp; &quot;: &quot; &amp; [.H378:.AMJ378]))">
            <text:p/>
          </table:table-cell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64" calcext:value-type="float">
            <text:p>364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79:.AMJ379]); &quot;&quot;; [.H$2:.AMJ$2] &amp; &quot;: &quot; &amp; [.H379:.AMJ379]))">
            <text:p/>
          </table:table-cell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64" calcext:value-type="float">
            <text:p>364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0:.AMJ380]); &quot;&quot;; [.H$2:.AMJ$2] &amp; &quot;: &quot; &amp; [.H380:.AMJ380]))">
            <text:p/>
          </table:table-cell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64" calcext:value-type="float">
            <text:p>364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1:.AMJ381]); &quot;&quot;; [.H$2:.AMJ$2] &amp; &quot;: &quot; &amp; [.H381:.AMJ381]))">
            <text:p/>
          </table:table-cell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64" calcext:value-type="float">
            <text:p>364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2:.AMJ382]); &quot;&quot;; [.H$2:.AMJ$2] &amp; &quot;: &quot; &amp; [.H382:.AMJ382]))">
            <text:p/>
          </table:table-cell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64" calcext:value-type="float">
            <text:p>364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3:.AMJ383]); &quot;&quot;; [.H$2:.AMJ$2] &amp; &quot;: &quot; &amp; [.H383:.AMJ383]))">
            <text:p/>
          </table:table-cell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64" calcext:value-type="float">
            <text:p>364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4:.AMJ384]); &quot;&quot;; [.H$2:.AMJ$2] &amp; &quot;: &quot; &amp; [.H384:.AMJ384]))">
            <text:p/>
          </table:table-cell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64" calcext:value-type="float">
            <text:p>364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5:.AMJ385]); &quot;&quot;; [.H$2:.AMJ$2] &amp; &quot;: &quot; &amp; [.H385:.AMJ385]))">
            <text:p/>
          </table:table-cell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64" calcext:value-type="float">
            <text:p>364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6:.AMJ386]); &quot;&quot;; [.H$2:.AMJ$2] &amp; &quot;: &quot; &amp; [.H386:.AMJ386]))">
            <text:p/>
          </table:table-cell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64" calcext:value-type="float">
            <text:p>364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7:.AMJ387]); &quot;&quot;; [.H$2:.AMJ$2] &amp; &quot;: &quot; &amp; [.H387:.AMJ387]))">
            <text:p/>
          </table:table-cell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64" calcext:value-type="float">
            <text:p>364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8:.AMJ388]); &quot;&quot;; [.H$2:.AMJ$2] &amp; &quot;: &quot; &amp; [.H388:.AMJ388]))">
            <text:p/>
          </table:table-cell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64" calcext:value-type="float">
            <text:p>364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89:.AMJ389]); &quot;&quot;; [.H$2:.AMJ$2] &amp; &quot;: &quot; &amp; [.H389:.AMJ389]))">
            <text:p/>
          </table:table-cell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64" calcext:value-type="float">
            <text:p>364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0:.AMJ390]); &quot;&quot;; [.H$2:.AMJ$2] &amp; &quot;: &quot; &amp; [.H390:.AMJ390]))">
            <text:p/>
          </table:table-cell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64" calcext:value-type="float">
            <text:p>364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1:.AMJ391]); &quot;&quot;; [.H$2:.AMJ$2] &amp; &quot;: &quot; &amp; [.H391:.AMJ391]))">
            <text:p/>
          </table:table-cell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64" calcext:value-type="float">
            <text:p>364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2:.AMJ392]); &quot;&quot;; [.H$2:.AMJ$2] &amp; &quot;: &quot; &amp; [.H392:.AMJ392]))">
            <text:p/>
          </table:table-cell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64" calcext:value-type="float">
            <text:p>364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3:.AMJ393]); &quot;&quot;; [.H$2:.AMJ$2] &amp; &quot;: &quot; &amp; [.H393:.AMJ393]))">
            <text:p/>
          </table:table-cell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64" calcext:value-type="float">
            <text:p>364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4:.AMJ394]); &quot;&quot;; [.H$2:.AMJ$2] &amp; &quot;: &quot; &amp; [.H394:.AMJ394]))">
            <text:p/>
          </table:table-cell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64" calcext:value-type="float">
            <text:p>364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5:.AMJ395]); &quot;&quot;; [.H$2:.AMJ$2] &amp; &quot;: &quot; &amp; [.H395:.AMJ395]))">
            <text:p/>
          </table:table-cell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64" calcext:value-type="float">
            <text:p>364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6:.AMJ396]); &quot;&quot;; [.H$2:.AMJ$2] &amp; &quot;: &quot; &amp; [.H396:.AMJ396]))">
            <text:p/>
          </table:table-cell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64" calcext:value-type="float">
            <text:p>364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7:.AMJ397]); &quot;&quot;; [.H$2:.AMJ$2] &amp; &quot;: &quot; &amp; [.H397:.AMJ397]))">
            <text:p/>
          </table:table-cell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64" calcext:value-type="float">
            <text:p>364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8:.AMJ398]); &quot;&quot;; [.H$2:.AMJ$2] &amp; &quot;: &quot; &amp; [.H398:.AMJ398]))">
            <text:p/>
          </table:table-cell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64" calcext:value-type="float">
            <text:p>364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99:.AMJ399]); &quot;&quot;; [.H$2:.AMJ$2] &amp; &quot;: &quot; &amp; [.H399:.AMJ399]))">
            <text:p/>
          </table:table-cell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64" calcext:value-type="float">
            <text:p>364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0:.AMJ400]); &quot;&quot;; [.H$2:.AMJ$2] &amp; &quot;: &quot; &amp; [.H400:.AMJ400]))">
            <text:p/>
          </table:table-cell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64" calcext:value-type="float">
            <text:p>364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1:.AMJ401]); &quot;&quot;; [.H$2:.AMJ$2] &amp; &quot;: &quot; &amp; [.H401:.AMJ401]))">
            <text:p/>
          </table:table-cell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64" calcext:value-type="float">
            <text:p>364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2:.AMJ402]); &quot;&quot;; [.H$2:.AMJ$2] &amp; &quot;: &quot; &amp; [.H402:.AMJ402]))">
            <text:p/>
          </table:table-cell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64" calcext:value-type="float">
            <text:p>364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403:.AMJ403]); &quot;&quot;; [.H$2:.AMJ$2] &amp; &quot;: &quot; &amp; [.H403:.AMJ403]))">
            <text:p/>
          </table:table-cell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up]&quot; &amp; [Numbers.F4] &amp; &quot;[/sup]]&quot;; &quot;&quot;)" office:value-type="string" office:string-value="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" calcext:value-type="string">
            <text:p>[b]1. [url=https://www.doomworld.com/idgames/levels/doom2/Ports/megawads/scythe2]Scythe 2[/url][/b] [[b]310[/b]: [sup]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, DOEL: 9, Pierrot: 8, DoomDork: 10, Deflektor: 6, Marn: 5[/sup]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up]&quot; &amp; [Numbers.F5] &amp; &quot;[/sup]]&quot;; &quot;&quot;)" office:value-type="string" office:string-value="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" calcext:value-type="string">
            <text:p>[b]2. [url=https://www.doomworld.com/idgames/levels/doom2/Ports/megawads/aaliens]Ancient Aliens[/url][/b] [[b]298[/b]: [sup]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5, guitardz: 10, ReaperAA: 8, Simomarchi: 4, Gaia74: 8, Polri: 4, Payload4367: 10, Tartlman: 10, Worm318: 9, OniriA: 5, Ivory Duke: 9, rdwpa: 4, Deadwing: 2, Hansen79: 5, smeghammer: 3, DoomDork: 9, &lt;&lt;Rewind: 10, Deflektor: 5, DooM Bear: 8[/sup]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up]&quot; &amp; [Numbers.F6] &amp; &quot;[/sup]]&quot;; &quot;&quot;)" office:value-type="string" office:string-value="[b]3. [url=https://www.doomworld.com/idgames/levels/doom2/megawads/av]Alien Vendetta[/url][/b] [[b]290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[/sup]]" calcext:value-type="string">
            <text:p>[b]3. [url=https://www.doomworld.com/idgames/levels/doom2/megawads/av]Alien Vendetta[/url][/b] [[b]290[/b]: [sup]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[/sup]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up]&quot; &amp; [Numbers.F7] &amp; &quot;[/sup]]&quot;; &quot;&quot;)" office:value-type="string" office:string-value="[b]4. [url=https://www.doomworld.com/idgames/levels/doom2/megawads/scythe]Scythe[/url][/b] [[b]280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[/sup]]" calcext:value-type="string">
            <text:p>[b]4. [url=https://www.doomworld.com/idgames/levels/doom2/megawads/scythe]Scythe[/url][/b] [[b]280[/b]: [sup]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, I_Punch_Demons: 9, Deadwing: 6, DoomDork: 8, Endless: 10, DooM Bear: 3, ASaltShaker: 8[/sup]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up]&quot; &amp; [Numbers.F8] &amp; &quot;[/sup]]&quot;; &quot;&quot;)" office:value-type="string" office:string-value="[b]5. [url=https://www.doomworld.com/idgames/levels/doom2/Ports/megawads/valiant]Valiant[/url][/b] [[b]274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[/sup]]" calcext:value-type="string">
            <text:p>[b]5. [url=https://www.doomworld.com/idgames/levels/doom2/Ports/megawads/valiant]Valiant[/url][/b] [[b]274[/b]: [sup]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, rdwpa: 4, I_Punch_Demons: 6, Hansen79: 5, DoomDork: 6, Deflektor: 6, Marn: 5, DooM Bear: 6, ASaltShaker: 3[/sup]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up]&quot; &amp; [Numbers.F9] &amp; &quot;[/sup]]&quot;; &quot;&quot;)" office:value-type="string" office:string-value="[b]6. [url=https://www.doomworld.com/idgames/levels/doom2/megawads/btsx_e1]Back to Saturn X E1: Get Out of My Stations[/url][/b] [[b]232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[/sup]]" calcext:value-type="string">
            <text:p>[b]6. [url=https://www.doomworld.com/idgames/levels/doom2/megawads/btsx_e1]Back to Saturn X E1: Get Out of My Stations[/url][/b] [[b]232[/b]: [sup]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[/sup]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up]&quot; &amp; [Numbers.F10] &amp; &quot;[/sup]]&quot;; &quot;&quot;)" office:value-type="string" office:string-value="[b]7. [url=https://www.doomworld.com/idgames/levels/doom2/Ports/megawads/sunlust]Sunlust[/url][/b] [[b]21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[/sup]]" calcext:value-type="string">
            <text:p>[b]7. [url=https://www.doomworld.com/idgames/levels/doom2/Ports/megawads/sunlust]Sunlust[/url][/b] [[b]211[/b]: [sup]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, rdwpa: 10, Hansen79: 5, &lt;&lt;Rewind: 6[/sup]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up]&quot; &amp; [Numbers.F11] &amp; &quot;[/sup]]&quot;; &quot;&quot;)" office:value-type="string" office:string-value="[b]8. [url=https://www.doomworld.com/idgames/levels/doom2/megawads/pl2]Plutonia 2[/url][/b] [[b]164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[/sup]]" calcext:value-type="string">
            <text:p>[b]8. [url=https://www.doomworld.com/idgames/levels/doom2/megawads/pl2]Plutonia 2[/url][/b] [[b]164[/b]: [sup]Archvile Hunter: 5, Mr. Freeze: 6, Spectre01: 5, Spectra: 2, Malrionn: 2, Ed: 5, antares031: 6, Forli: 5, justsomemusicguy: 5, darkreaver: 7, Talvi: 3, Paul977: 10, bLOCKbOYgAMES: 5, Greyenko: 5, valkiriforce: 2, soner du: 5, SGS Man: 2, Grain of Salt: 6, tmorrow: 2, Odal: 9, Archie550: 8, Ziad EL Zein: 5, CinnamonKilljoy: 1, termrork: 5, Red-XIII: 10, joepallai: 1, DJVCardMaster: 9, Scorpius: 10, SilverMiner: 8, Deadwing: 1, Pierrot: 7, Deflektor: 2[/sup]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up]&quot; &amp; [Numbers.F12] &amp; &quot;[/sup]]&quot;; &quot;&quot;)" office:value-type="string" office:string-value="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" calcext:value-type="string">
            <text:p>[b]9. [url=https://www.doomworld.com/idgames/levels/doom2/Ports/megawads/gd]Going Down[/url][/b] [[b]124[/b]: [sup]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Hansen79: 5, DoomDork: 5[/sup]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up]&quot; &amp; [Numbers.F13] &amp; &quot;[/sup]]&quot;; &quot;&quot;)" office:value-type="string" office:string-value="[b]10. [url=https://www.doomworld.com/forum/topic/103425-final-release-eviternity/]Eviternity[/url][/b] [[b]119[/b]: [sup]JudgeDeadd: 4, Woolie Wool: 9, ReaperAA: 10, pcorf: 6, Gaia74: 7, Polri: 5, Tartlman: 8, Worm318: 8, Makedounia: 7, I_Punch_Demons: 8, Deadwing: 8, Hansen79: 5, Endless: 8, &lt;&lt;Rewind: 6, Deflektor: 5, DooM Bear: 10, ASaltShaker: 5[/sup]]" calcext:value-type="string">
            <text:p>[b]10. [url=https://www.doomworld.com/forum/topic/103425-final-release-eviternity/]Eviternity[/url][/b] [[b]119[/b]: [sup]JudgeDeadd: 4, Woolie Wool: 9, ReaperAA: 10, pcorf: 6, Gaia74: 7, Polri: 5, Tartlman: 8, Worm318: 8, Makedounia: 7, I_Punch_Demons: 8, Deadwing: 8, Hansen79: 5, Endless: 8, &lt;&lt;Rewind: 6, Deflektor: 5, DooM Bear: 10, ASaltShaker: 5[/sup]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up]&quot; &amp; [Numbers.F14] &amp; &quot;[/sup]]&quot;; &quot;&quot;)" office:value-type="string" office:string-value="[b]11. [url=https://www.doomworld.com/idgames/themes/hr/hr]Hell Revealed[/url][/b] [[b]114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[/sup]]" calcext:value-type="string">
            <text:p>[b]11. [url=https://www.doomworld.com/idgames/themes/hr/hr]Hell Revealed[/url][/b] [[b]114[/b]: [sup]Cynical: 9, Mr. Freeze: 10, antares031: 1, Grazza: 10, roadworx: 7, WH-Wilou84: 4, fveitsi: 5, T-Rex: 9, bonnie: 1, Altima: 10, NaZa: 8, Squadallah: 3, tmorrow: 4, Budoka: 2, TheMightyHeracross: 3, maxmanium: 4, Red-XIII: 5, Nazgul9: 2, Scorpius: 3, DooM Bear: 4, ASaltShaker: 10[/sup]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up]&quot; &amp; [Numbers.F15] &amp; &quot;[/sup]]&quot;; &quot;&quot;)" office:value-type="string" office:string-value="[b]11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" calcext:value-type="string">
            <text:p>[b]11. [url=https://www.doomworld.com/forum/topic/46002-sunder-updated-with-new-maps-huzzah/]Sunder[/url][/b] [[b]114[/b]: [sup]Nine Inch Heels: 9, HyperLuke: 3, Ed: 5, Forli: 2, WH-Wilou84: 3, Nate River: 6, Talvi: 4, Outrageous Videos: 10, GarrettChan: 8, Soundblock: 10, Lazorinc: 4, SGS Man: 1, bemused: 10, Nirvana: 8, Archie550: 10, Gaia74: 6, Nazgul9: 9, &lt;&lt;Rewind: 6[/sup]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up]&quot; &amp; [Numbers.F16] &amp; &quot;[/sup]]&quot;; &quot;&quot;)" office:value-type="string" office:string-value="[b]13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" calcext:value-type="string">
            <text:p>[b]13. [url=https://www.doomworld.com/idgames/themes/mm/mm_allup]Memento Mori[/url][/b] [[b]106[/b]: [sup]42PercentHealth: 4, Doomkid: 10, Chamelenoel: 9, Vorpal: 5, roadworx: 10, justsomemusicguy: 1, T-Rex: 2, StoneMason: 5, Soundblock: 4, valkiriforce: 10, Altima: 1, NaZa: 10, Poncho: 4, tmorrow: 2, Odal: 8, Red-XIII: 5, joepallai: 2, DJVCardMaster: 8, Scorpius: 5, Endless: 1[/sup]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up]&quot; &amp; [Numbers.F17] &amp; &quot;[/sup]]&quot;; &quot;&quot;)" office:value-type="string" office:string-value="[b]14. [url=https://www.doomworld.com/idgames/themes/hr/hr2final]Hell Revealed II[/url][/b] [[b]95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[/sup]]" calcext:value-type="string">
            <text:p>[b]14. [url=https://www.doomworld.com/idgames/themes/hr/hr2final]Hell Revealed II[/url][/b] [[b]95[/b]: [sup]42PercentHealth: 7, Mr. Freeze: 1, NuMetalManiak: 1, WH-Wilou84: 5, fveitsi: 5, justsomemusicguy: 2, darkreaver: 6, Roofi: 3, Outrageous Videos: 7, bLOCKbOYgAMES: 7, Greyenko: 6, Philnemba: 4, Altima: 3, Lazorinc: 2, Squadallah: 2, tchkb: 7, maxmanium: 6, Nazgul9: 8, DOEL: 8, DooM Bear: 5[/sup]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up]&quot; &amp; [Numbers.F18] &amp; &quot;[/sup]]&quot;; &quot;&quot;)" office:value-type="string" office:string-value="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" calcext:value-type="string">
            <text:p>[b]15. [url=https://www.doomworld.com/idgames/levels/doom2/Ports/megawads/resurge]Resurgence[/url][/b] [[b]88[/b]: [sup]42PercentHealth: 9, Not Jabba: 6, Cynical: 4, Archvile Hunter: 5, Spectre01: 1, fveitsi: 5, JudgeDeadd: 2, darkreaver: 2, Talvi: 2, StoneMason: 5, GarrettChan: 3, Bryan T: 4, NoisyVelvet: 10, tmorrow: 2, Budoka: 8, Nazgul9: 8, SilverMiner: 5, DoomDork: 7[/sup]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up]&quot; &amp; [Numbers.F19] &amp; &quot;[/sup]]&quot;; &quot;&quot;)" office:value-type="string" office:string-value="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" calcext:value-type="string">
            <text:p>[b]16. [url=https://www.doomworld.com/idgames/levels/doom2/Ports/megawads/sodfinal]Speed of Doom[/url][/b] [[b]87[/b]: [sup]Not Jabba: 2, Archvile Hunter: 5, WH-Wilou84: 5, darkreaver: 8, Outrageous Videos: 6, StoneMason: 5, Grain of Salt: 4, bemused: 5, Squadallah: 6, tmorrow: 3, Budoka: 6, Ziad EL Zein: 5, Polri: 4, Nazgul9: 8, Makedounia: 1, DOEL: 5, Pierrot: 9[/sup]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up]&quot; &amp; [Numbers.F20] &amp; &quot;[/sup]]&quot;; &quot;&quot;)" office:value-type="string" office:string-value="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" calcext:value-type="string">
            <text:p>[b]17. [url=https://www.doomworld.com/idgames/levels/doom2/megawads/ksutra]Kama Sutra[/url][/b] [[b]83[/b]: [sup]Grazza: 7, fveitsi: 5, T-Rex: 5, Roofi: 4, StoneMason: 5, Philnemba: 7, Grain of Salt: 6, tmorrow: 3, purist: 5, Scorpius: 7, eharper256: 4, SilverMiner: 2, Pierrot: 10, smeghammer: 5, P41R47: 8[/sup]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up]&quot; &amp; [Numbers.F21] &amp; &quot;[/sup]]&quot;; &quot;&quot;)" office:value-type="string" office:string-value="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" calcext:value-type="string">
            <text:p>[b]18. [url=https://www.doomworld.com/forum/topic/69960-back-to-saturn-x-episode-2-public-beta-2-critical-map15-fixes-included/]Back to Saturn X E2: Tower in the Fountain of Sparks[/url][/b] [[b]78[/b]: [sup]Malrionn: 6, JudgeDeadd: 3, Talvi: 4, StoneMason: 10, Woolie Wool: 10, dylux: 10, m8f: 10, Polri: 5, Ivory Duke: 2, rdwpa: 4, Hansen79: 5, &lt;&lt;Rewind: 4, Marn: 5[/sup]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up]&quot; &amp; [Numbers.F22] &amp; &quot;[/sup]]&quot;; &quot;&quot;)" office:value-type="string" office:string-value="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" calcext:value-type="string">
            <text:p>[b]18. [url=https://www.doomworld.com/idgames/themes/mm/mm2]Memento Mori 2[/url][/b] [[b]78[/b]: [sup]ella guro: 3, Dime: 2, justsomemusicguy: 4, T-Rex: 2, bLOCKbOYgAMES: 6, valkiriforce: 10, Altima: 1, Squadallah: 5, Budoka: 3, pcorf: 5, Octillion: 1, STILES: 10, Polri: 1, joepallai: 2, DJVCardMaster: 4, Scorpius: 9, SilverMiner: 10[/sup]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up]&quot; &amp; [Numbers.F23] &amp; &quot;[/sup]]&quot;; &quot;&quot;)" office:value-type="string" office:string-value="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" calcext:value-type="string">
            <text:p>[b]20. [url=https://www.doomworld.com/idgames/levels/doom2/Ports/d-f/dvii-1i]Deus Vult II[/url][/b] [[b]74[/b]: [sup]Cynical: 10, NuMetalManiak: 10, justsomemusicguy: 7, JudgeDeadd: 2, Talvi: 4, Greyenko: 8, Philnemba: 9, bemused: 1, NoisyVelvet: 3, Archie550: 7, Polri: 3, &lt;&lt;Rewind: 5, Marn: 5[/sup]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up]&quot; &amp; [Numbers.F24] &amp; &quot;[/sup]]&quot;; &quot;&quot;)" office:value-type="string" office:string-value="[b]21. [url=https://www.doomworld.com/idgames/levels/doom2/Ports/megawads/hellbnd]Hellbound[/url][/b] [[b]69[/b]: [sup]Not Jabba: 2, Spectre01: 8, Malrionn: 7, bLOCKbOYgAMES: 9, HUNdebLeonidasX: 7, Bryan T: 9, Odal: 6, Archie550: 2, Octillion: 10, Polri: 1, OniriA: 8[/sup]]" calcext:value-type="string">
            <text:p>[b]21. [url=https://www.doomworld.com/idgames/levels/doom2/Ports/megawads/hellbnd]Hellbound[/url][/b] [[b]69[/b]: [sup]Not Jabba: 2, Spectre01: 8, Malrionn: 7, bLOCKbOYgAMES: 9, HUNdebLeonidasX: 7, Bryan T: 9, Odal: 6, Archie550: 2, Octillion: 10, Polri: 1, OniriA: 8[/sup]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up]&quot; &amp; [Numbers.F25] &amp; &quot;[/sup]]&quot;; &quot;&quot;)" office:value-type="string" office:string-value="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" calcext:value-type="string">
            <text:p>[b]22. [url=https://www.doomworld.com/idgames/levels/doom2/megawads/requiem]Requiem[/url][/b] [[b]66[/b]: [sup]ella guro: 1, roadworx: 2, WH-Wilou84: 4, justsomemusicguy: 8, T-Rex: 9, valkiriforce: 6, NaZa: 6, tmorrow: 2, pcorf: 5, DJVCardMaster: 3, Scorpius: 6, I_Punch_Demons: 7, ASaltShaker: 7[/sup]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up]&quot; &amp; [Numbers.F26] &amp; &quot;[/sup]]&quot;; &quot;&quot;)" office:value-type="string" office:string-value="[b]23. [url=https://www.doomworld.com/idgames/levels/doom2/Ports/p-r/pirates]Pirate Doom[/url][/b] [[b]59[/b]: [sup]Jaws In Space: 10, Dime: 5, Phobus: 6, Dragonfly: 7, Soundblock: 2, Archie550: 6, Rince-wind: 5, CinnamonKilljoy: 7, Payload4367: 6, SilverMiner: 5[/sup]]" calcext:value-type="string">
            <text:p>[b]23. [url=https://www.doomworld.com/idgames/levels/doom2/Ports/p-r/pirates]Pirate Doom[/url][/b] [[b]59[/b]: [sup]Jaws In Space: 10, Dime: 5, Phobus: 6, Dragonfly: 7, Soundblock: 2, Archie550: 6, Rince-wind: 5, CinnamonKilljoy: 7, Payload4367: 6, SilverMiner: 5[/sup]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up]&quot; &amp; [Numbers.F27] &amp; &quot;[/sup]]&quot;; &quot;&quot;)" office:value-type="string" office:string-value="[b]24. [url=https://www.doomworld.com/idgames/levels/doom2/megawads/d2twid]Doom II the Way id Did[/url][/b] [[b]54[/b]: [sup]Dime: 8, NoisyVelvet: 5, ReaperAA: 2, pcorf: 5, purist: 10, Polri: 3, CinnamonKilljoy: 8, Makedounia: 5, Endless: 3, Marn: 5[/sup]]" calcext:value-type="string">
            <text:p>[b]24. [url=https://www.doomworld.com/idgames/levels/doom2/megawads/d2twid]Doom II the Way id Did[/url][/b] [[b]54[/b]: [sup]Dime: 8, NoisyVelvet: 5, ReaperAA: 2, pcorf: 5, purist: 10, Polri: 3, CinnamonKilljoy: 8, Makedounia: 5, Endless: 3, Marn: 5[/sup]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up]&quot; &amp; [Numbers.F28] &amp; &quot;[/sup]]&quot;; &quot;&quot;)" office:value-type="string" office:string-value="[b]24. [url=https://www.doomworld.com/idgames/levels/doom/megawads/dtwid]Doom the Way id Did[/url][/b] [[b]54[/b]: [sup]Mr. Freeze: 4, Malrionn: 2, MFG38: 4, WH-Wilou84: 1, Greyenko: 9, Altima: 6, ReaperAA: 1, Ziad EL Zein: 5, purist: 5, Polri: 4, CinnamonKilljoy: 7, eharper256: 4, Endless: 2[/sup]]" calcext:value-type="string">
            <text:p>[b]24. [url=https://www.doomworld.com/idgames/levels/doom/megawads/dtwid]Doom the Way id Did[/url][/b] [[b]54[/b]: [sup]Mr. Freeze: 4, Malrionn: 2, MFG38: 4, WH-Wilou84: 1, Greyenko: 9, Altima: 6, ReaperAA: 1, Ziad EL Zein: 5, purist: 5, Polri: 4, CinnamonKilljoy: 7, eharper256: 4, Endless: 2[/sup]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up]&quot; &amp; [Numbers.F29] &amp; &quot;[/sup]]&quot;; &quot;&quot;)" office:value-type="string" office:string-value="[b]26. [url=https://doomwiki.org/wiki/No_Rest_for_the_Living]No Rest for the Living[/url][/b] [[b]53[/b]: [sup]Vorpal: 5, Nancsi: 9, ReaperAA: 6, Diabolución: 10, 4everDoomed: 7, STILES: 7, CinnamonKilljoy: 3, Endless: 6[/sup]]" calcext:value-type="string">
            <text:p>[b]26. [url=https://doomwiki.org/wiki/No_Rest_for_the_Living]No Rest for the Living[/url][/b] [[b]53[/b]: [sup]Vorpal: 5, Nancsi: 9, ReaperAA: 6, Diabolución: 10, 4everDoomed: 7, STILES: 7, CinnamonKilljoy: 3, Endless: 6[/sup]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up]&quot; &amp; [Numbers.F30] &amp; &quot;[/sup]]&quot;; &quot;&quot;)" office:value-type="string" office:string-value="[b]27. [url=https://www.doomworld.com/idgames/levels/doom/Ports/megawads/neis]No End in Sight[/url][/b] [[b]52[/b]: [sup]Not Jabba: 5, Vorpal: 5, ella guro: 6, yakfak: 9, NoisyVelvet: 1, STILES: 6, Polri: 5, Tartlman: 6, Worm318: 9[/sup]]" calcext:value-type="string">
            <text:p>[b]27. [url=https://www.doomworld.com/idgames/levels/doom/Ports/megawads/neis]No End in Sight[/url][/b] [[b]52[/b]: [sup]Not Jabba: 5, Vorpal: 5, ella guro: 6, yakfak: 9, NoisyVelvet: 1, STILES: 6, Polri: 5, Tartlman: 6, Worm318: 9[/sup]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up]&quot; &amp; [Numbers.F31] &amp; &quot;[/sup]]&quot;; &quot;&quot;)" office:value-type="string" office:string-value="[b]28. [url=https://www.doomworld.com/idgames/levels/doom2/megawads/epic2]Epic 2[/url][/b] [[b]51[/b]: [sup]ShoDemo: 6, NuMetalManiak: 9, Spectre01: 7, yakfak: 2, Talvi: 2, HUNdebLeonidasX: 9, TheMightyHeracross: 5, Archie550: 5, OniriA: 2, DOEL: 4[/sup]]" calcext:value-type="string">
            <text:p>[b]28. [url=https://www.doomworld.com/idgames/levels/doom2/megawads/epic2]Epic 2[/url][/b] [[b]51[/b]: [sup]ShoDemo: 6, NuMetalManiak: 9, Spectre01: 7, yakfak: 2, Talvi: 2, HUNdebLeonidasX: 9, TheMightyHeracross: 5, Archie550: 5, OniriA: 2, DOEL: 4[/sup]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up]&quot; &amp; [Numbers.F32] &amp; &quot;[/sup]]&quot;; &quot;&quot;)" office:value-type="string" office:string-value="[b]29. [url=https://www.doomworld.com/idgames/levels/doom2/Ports/v-z/vanguard]Vanguard[/url][/b] [[b]50[/b]: [sup]Cynical: 5, Spectre01: 3, 7hm: 4, GarrettChan: 5, Poncho: 9, Nirvana: 4, Budoka: 2, Lorenz0: 1, guitardz: 5, Makedounia: 10, Ivory Duke: 1, DOEL: 1[/sup]]" calcext:value-type="string">
            <text:p>[b]29. [url=https://www.doomworld.com/idgames/levels/doom2/Ports/v-z/vanguard]Vanguard[/url][/b] [[b]50[/b]: [sup]Cynical: 5, Spectre01: 3, 7hm: 4, GarrettChan: 5, Poncho: 9, Nirvana: 4, Budoka: 2, Lorenz0: 1, guitardz: 5, Makedounia: 10, Ivory Duke: 1, DOEL: 1[/sup]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up]&quot; &amp; [Numbers.F33] &amp; &quot;[/sup]]&quot;; &quot;&quot;)" office:value-type="string" office:string-value="[b]30. [url=https://www.doomworld.com/idgames/levels/doom2/Ports/megawads/cchest4]Community Chest 4[/url][/b] [[b]49[/b]: [sup]Malrionn: 10, Phobus: 3, HUNdebLeonidasX: 4, Ziad EL Zein: 5, Simomarchi: 5, STILES: 9, Polri: 2, eharper256: 5, Pierrot: 3, Endless: 3[/sup]]" calcext:value-type="string">
            <text:p>[b]30. [url=https://www.doomworld.com/idgames/levels/doom2/Ports/megawads/cchest4]Community Chest 4[/url][/b] [[b]49[/b]: [sup]Malrionn: 10, Phobus: 3, HUNdebLeonidasX: 4, Ziad EL Zein: 5, Simomarchi: 5, STILES: 9, Polri: 2, eharper256: 5, Pierrot: 3, Endless: 3[/sup]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up]&quot; &amp; [Numbers.F34] &amp; &quot;[/sup]]&quot;; &quot;&quot;)" office:value-type="string" office:string-value="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" calcext:value-type="string">
            <text:p>[b]30. [url=https://www.doomworld.com/idgames/levels/doom2/Ports/megawads/jpcp]Japanese Community Project[/url][/b] [[b]49[/b]: [sup]Not Jabba: 6, Archvile Hunter: 5, antares031: 5, ella guro: 7, JudgeDeadd: 2, Soundblock: 1, Payload4367: 1, Tartlman: 6, I_Punch_Demons: 4, DOEL: 7, Endless: 5[/sup]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up]&quot; &amp; [Numbers.F35] &amp; &quot;[/sup]]&quot;; &quot;&quot;)" office:value-type="string" office:string-value="[b]30. [url=http://adventuresofsquare.com/downloads.php]The Adventures of Square[/url][/b] [[b]49[/b]: [sup]Sky: 9, ShoDemo: 5, Ed: 5, JudgeDeadd: 5, Woolie Wool: 8, Squadallah: 7, termrork: 5, Marn: 5[/sup]]" calcext:value-type="string">
            <text:p>[b]30. [url=http://adventuresofsquare.com/downloads.php]The Adventures of Square[/url][/b] [[b]49[/b]: [sup]Sky: 9, ShoDemo: 5, Ed: 5, JudgeDeadd: 5, Woolie Wool: 8, Squadallah: 7, termrork: 5, Marn: 5[/sup]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up]&quot; &amp; [Numbers.F36] &amp; &quot;[/sup]]&quot;; &quot;&quot;)" office:value-type="string" office:string-value="[b]33. [url=https://www.romerogames.ie/si6il/]SIGIL[/url][/b] [[b]48[/b]: [sup]Diabolución: 10, 4everDoomed: 4, Jaromir Bergmann: 10, STILES: 2, termrork: 5, Worm318: 2, Deadwing: 6, &lt;&lt;Rewind: 2, DooM Bear: 7[/sup]]" calcext:value-type="string">
            <text:p>[b]33. [url=https://www.romerogames.ie/si6il/]SIGIL[/url][/b] [[b]48[/b]: [sup]Diabolución: 10, 4everDoomed: 4, Jaromir Bergmann: 10, STILES: 2, termrork: 5, Worm318: 2, Deadwing: 6, &lt;&lt;Rewind: 2, DooM Bear: 7[/sup]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up]&quot; &amp; [Numbers.F37] &amp; &quot;[/sup]]&quot;; &quot;&quot;)" office:value-type="string" office:string-value="[b]34. [url=https://www.doomworld.com/idgames/levels/doom2/Ports/megawads/alt]A.L.T.[/url][/b] [[b]46[/b]: [sup]Not Jabba: 7, Spectre01: 2, ella guro: 10, yakfak: 10, Rince-wind: 5, Hansen79: 5, P41R47: 7[/sup]]" calcext:value-type="string">
            <text:p>[b]34. [url=https://www.doomworld.com/idgames/levels/doom2/Ports/megawads/alt]A.L.T.[/url][/b] [[b]46[/b]: [sup]Not Jabba: 7, Spectre01: 2, ella guro: 10, yakfak: 10, Rince-wind: 5, Hansen79: 5, P41R47: 7[/sup]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up]&quot; &amp; [Numbers.F38] &amp; &quot;[/sup]]&quot;; &quot;&quot;)" office:value-type="string" office:string-value="[b]35. [url=https://www.doomworld.com/idgames/levels/doom2/s-u/sid]Suspended in Dusk[/url][/b] [[b]45[/b]: [sup]Sky: 2, WH-Wilou84: 3, bLOCKbOYgAMES: 8, soner du: 9, m8f: 5, termrork: 5, joepallai: 3, Deflektor: 10[/sup]]" calcext:value-type="string">
            <text:p>[b]35. [url=https://www.doomworld.com/idgames/levels/doom2/s-u/sid]Suspended in Dusk[/url][/b] [[b]45[/b]: [sup]Sky: 2, WH-Wilou84: 3, bLOCKbOYgAMES: 8, soner du: 9, m8f: 5, termrork: 5, joepallai: 3, Deflektor: 10[/sup]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up]&quot; &amp; [Numbers.F39] &amp; &quot;[/sup]]&quot;; &quot;&quot;)" office:value-type="string" office:string-value="[b]36. [url=https://www.doomworld.com/idgames/themes/TeamTNT/eternal/eternal]Eternal Doom[/url][/b] [[b]44[/b]: [sup]Vorpal: 5, 7hm: 5, T-Rex: 5, Woolie Wool: 7, Greyenko: 1, valkiriforce: 6, Octillion: 6, Polri: 3, CinnamonKilljoy: 3, joepallai: 3[/sup]]" calcext:value-type="string">
            <text:p>[b]36. [url=https://www.doomworld.com/idgames/themes/TeamTNT/eternal/eternal]Eternal Doom[/url][/b] [[b]44[/b]: [sup]Vorpal: 5, 7hm: 5, T-Rex: 5, Woolie Wool: 7, Greyenko: 1, valkiriforce: 6, Octillion: 6, Polri: 3, CinnamonKilljoy: 3, joepallai: 3[/sup]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up]&quot; &amp; [Numbers.F40] &amp; &quot;[/sup]]&quot;; &quot;&quot;)" office:value-type="string" office:string-value="[b]37. [url=https://www.doomworld.com/idgames/levels/doom2/Ports/megawads/jenesis]Jenesis[/url][/b] [[b]41[/b]: [sup]Not Jabba: 2, Altima: 7, NaZa: 2, Poncho: 1, dylux: 5, Ziad EL Zein: 5, Scorpius: 2, Makedounia: 8, Deadwing: 6, DoomDork: 1, ASaltShaker: 2[/sup]]" calcext:value-type="string">
            <text:p>[b]37. [url=https://www.doomworld.com/idgames/levels/doom2/Ports/megawads/jenesis]Jenesis[/url][/b] [[b]41[/b]: [sup]Not Jabba: 2, Altima: 7, NaZa: 2, Poncho: 1, dylux: 5, Ziad EL Zein: 5, Scorpius: 2, Makedounia: 8, Deadwing: 6, DoomDork: 1, ASaltShaker: 2[/sup]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up]&quot; &amp; [Numbers.F41] &amp; &quot;[/sup]]&quot;; &quot;&quot;)" office:value-type="string" office:string-value="[b]37. [url=https://www.doomworld.com/idgames/levels/doom2/Ports/j-l/lunatic]Lunatic[/url][/b] [[b]41[/b]: [sup]Cynical: 6, Dime: 9, Nate River: 4, Poncho: 5, Budoka: 1, Gaia74: 3, Deflektor: 8, Marn: 5[/sup]]" calcext:value-type="string">
            <text:p>[b]37. [url=https://www.doomworld.com/idgames/levels/doom2/Ports/j-l/lunatic]Lunatic[/url][/b] [[b]41[/b]: [sup]Cynical: 6, Dime: 9, Nate River: 4, Poncho: 5, Budoka: 1, Gaia74: 3, Deflektor: 8, Marn: 5[/sup]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up]&quot; &amp; [Numbers.F42] &amp; &quot;[/sup]]&quot;; &quot;&quot;)" office:value-type="string" office:string-value="[b]39. [url=https://www.doomworld.com/forum/topic/62496-winters-fury/]Winter's Fury[/url][/b] [[b]37[/b]: [sup]Dragonfly: 5, TechnoDoomed1: 10, Octillion: 7, OniriA: 3, Ivory Duke: 3, ASaltShaker: 9[/sup]]" calcext:value-type="string">
            <text:p>[b]39. [url=https://www.doomworld.com/forum/topic/62496-winters-fury/]Winter's Fury[/url][/b] [[b]37[/b]: [sup]Dragonfly: 5, TechnoDoomed1: 10, Octillion: 7, OniriA: 3, Ivory Duke: 3, ASaltShaker: 9[/sup]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up]&quot; &amp; [Numbers.F43] &amp; &quot;[/sup]]&quot;; &quot;&quot;)" office:value-type="string" office:string-value="[b]40. [url=https://www.doomworld.com/forum/topic/85791-tnt-revilution-final-beta-ready-for-testing/]TNT: Revilution[/url][/b] [[b]36[/b]: [sup]Spectra: 9, bLOCKbOYgAMES: 2, GarrettChan: 1, dylux: 6, tmorrow: 2, Polri: 3, SilverMiner: 3, P41R47: 10[/sup]]" calcext:value-type="string">
            <text:p>[b]40. [url=https://www.doomworld.com/forum/topic/85791-tnt-revilution-final-beta-ready-for-testing/]TNT: Revilution[/url][/b] [[b]36[/b]: [sup]Spectra: 9, bLOCKbOYgAMES: 2, GarrettChan: 1, dylux: 6, tmorrow: 2, Polri: 3, SilverMiner: 3, P41R47: 10[/sup]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up]&quot; &amp; [Numbers.F44] &amp; &quot;[/sup]]&quot;; &quot;&quot;)" office:value-type="string" office:string-value="[b]41. [url=https://www.doomworld.com/idgames/levels/doom2/Ports/megawads/1024]Congestion 1024[/url][/b] [[b]35[/b]: [sup]Mr. Freeze: 5, HyperLuke: 7, Voltcom9: 5, bonnie: 4, Dragonfly: 6, Philnemba: 5, Hansen79: 3[/sup]]" calcext:value-type="string">
            <text:p>[b]41. [url=https://www.doomworld.com/idgames/levels/doom2/Ports/megawads/1024]Congestion 1024[/url][/b] [[b]35[/b]: [sup]Mr. Freeze: 5, HyperLuke: 7, Voltcom9: 5, bonnie: 4, Dragonfly: 6, Philnemba: 5, Hansen79: 3[/sup]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up]&quot; &amp; [Numbers.F45] &amp; &quot;[/sup]]&quot;; &quot;&quot;)" office:value-type="string" office:string-value="[b]41. [url=https://www.doomworld.com/idgames/levels/doom2/Ports/megawads/prcp]Plutonia: Revisited Community Project[/url][/b] [[b]35[/b]: [sup]Nine Inch Heels: 3, Paul977: 10, bLOCKbOYgAMES: 3, Altima: 5, NoisyVelvet: 3, Odal: 7, Polri: 3, Scorpius: 1[/sup]]" calcext:value-type="string">
            <text:p>[b]41. [url=https://www.doomworld.com/idgames/levels/doom2/Ports/megawads/prcp]Plutonia: Revisited Community Project[/url][/b] [[b]35[/b]: [sup]Nine Inch Heels: 3, Paul977: 10, bLOCKbOYgAMES: 3, Altima: 5, NoisyVelvet: 3, Odal: 7, Polri: 3, Scorpius: 1[/sup]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up]&quot; &amp; [Numbers.F46] &amp; &quot;[/sup]]&quot;; &quot;&quot;)" office:value-type="string" office:string-value="[b]43. [url=https://www.doomworld.com/idgames/levels/doom2/Ports/g-i/hg]Hell Ground[/url][/b] [[b]34[/b]: [sup]Cynical: 8, Chamelenoel: 7, antares031: 5, WH-Wilou84: 2, darkreaver: 1, Budoka: 5, Polri: 2, Pierrot: 4[/sup]]" calcext:value-type="string">
            <text:p>[b]43. [url=https://www.doomworld.com/idgames/levels/doom2/Ports/g-i/hg]Hell Ground[/url][/b] [[b]34[/b]: [sup]Cynical: 8, Chamelenoel: 7, antares031: 5, WH-Wilou84: 2, darkreaver: 1, Budoka: 5, Polri: 2, Pierrot: 4[/sup]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up]&quot; &amp; [Numbers.F47] &amp; &quot;[/sup]]&quot;; &quot;&quot;)" office:value-type="string" office:string-value="[b]43. [url=https://www.doomworld.com/idgames/levels/doom/Ports/megawads/kdizd_12]Knee-Deep in ZDoom[/url][/b] [[b]34[/b]: [sup]Graf Zahl: 6, Voltcom9: 7, tchkb: 2, Apaul27: 7, 4everDoomed: 5, Rince-wind: 5, Jaromir Bergmann: 2[/sup]]" calcext:value-type="string">
            <text:p>[b]43. [url=https://www.doomworld.com/idgames/levels/doom/Ports/megawads/kdizd_12]Knee-Deep in ZDoom[/url][/b] [[b]34[/b]: [sup]Graf Zahl: 6, Voltcom9: 7, tchkb: 2, Apaul27: 7, 4everDoomed: 5, Rince-wind: 5, Jaromir Bergmann: 2[/sup]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up]&quot; &amp; [Numbers.F48] &amp; &quot;[/sup]]&quot;; &quot;&quot;)" office:value-type="string" office:string-value="[b]43. [url=https://www.doomworld.com/idgames/levels/doom2/Ports/s-u/stardate]Stardate 20X6[/url][/b] [[b]34[/b]: [sup]MFG38: 6, WH-Wilou84: 3, Talvi: 1, GarrettChan: 7, bemused: 3, Nirvana: 6, Nazgul9: 1, DOEL: 2, Hansen79: 5[/sup]]" calcext:value-type="string">
            <text:p>[b]43. [url=https://www.doomworld.com/idgames/levels/doom2/Ports/s-u/stardate]Stardate 20X6[/url][/b] [[b]34[/b]: [sup]MFG38: 6, WH-Wilou84: 3, Talvi: 1, GarrettChan: 7, bemused: 3, Nirvana: 6, Nazgul9: 1, DOEL: 2, Hansen79: 5[/sup]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up]&quot; &amp; [Numbers.F49] &amp; &quot;[/sup]]&quot;; &quot;&quot;)" office:value-type="string" office:string-value="[b]43. [url=https://doomwiki.org/wiki/The_Plutonia_Experiment]The Plutonia Experiment[/url][/b] [[b]34[/b]: [sup]guitardz: 5, purist: 5, termrork: 5, Tartlman: 1, Worm318: 2, DOEL: 6, Deadwing: 10[/sup]]" calcext:value-type="string">
            <text:p>[b]43. [url=https://doomwiki.org/wiki/The_Plutonia_Experiment]The Plutonia Experiment[/url][/b] [[b]34[/b]: [sup]guitardz: 5, purist: 5, termrork: 5, Tartlman: 1, Worm318: 2, DOEL: 6, Deadwing: 10[/sup]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up]&quot; &amp; [Numbers.F50] &amp; &quot;[/sup]]&quot;; &quot;&quot;)" office:value-type="string" office:string-value="[b]43. [url=https://www.doomworld.com/idgames/levels/doom2/Ports/s-u/tutnt]The Ultimate Torment &amp; Torture[/url][/b] [[b]34[/b]: [sup]HyperLuke: 8, Talvi: 4, Greyenko: 4, TechnoDoomed1: 2, TheMightyHeracross: 3, ReaperAA: 4, Ziad EL Zein: 5, Ivory Duke: 4[/sup]]" calcext:value-type="string">
            <text:p>[b]43. [url=https://www.doomworld.com/idgames/levels/doom2/Ports/s-u/tutnt]The Ultimate Torment &amp; Torture[/url][/b] [[b]34[/b]: [sup]HyperLuke: 8, Talvi: 4, Greyenko: 4, TechnoDoomed1: 2, TheMightyHeracross: 3, ReaperAA: 4, Ziad EL Zein: 5, Ivory Duke: 4[/sup]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up]&quot; &amp; [Numbers.F51] &amp; &quot;[/sup]]&quot;; &quot;&quot;)" office:value-type="string" office:string-value="[b]48. [url=https://www.doomworld.com/idgames/levels/doom2/megawads/cydreams]Cyberdreams[/url][/b] [[b]33[/b]: [sup]42PercentHealth: 3, ShoDemo: 1, 7hm: 7, justsomemusicguy: 3, bonnie: 7, NoisyVelvet: 4, TheNerdTurtle2: 3, termrork: 5[/sup]]" calcext:value-type="string">
            <text:p>[b]48. [url=https://www.doomworld.com/idgames/levels/doom2/megawads/cydreams]Cyberdreams[/url][/b] [[b]33[/b]: [sup]42PercentHealth: 3, ShoDemo: 1, 7hm: 7, justsomemusicguy: 3, bonnie: 7, NoisyVelvet: 4, TheNerdTurtle2: 3, termrork: 5[/sup]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up]&quot; &amp; [Numbers.F52] &amp; &quot;[/sup]]&quot;; &quot;&quot;)" office:value-type="string" office:string-value="[b]48. [url=https://www.doomworld.com/idgames/themes/TeamTNT/icarus/icarus]Icarus: Alien Vanguard[/url][/b] [[b]33[/b]: [sup]Ralphis: 6, Grazza: 8, roadworx: 3, T-Rex: 3, StoneMason: 5, valkiriforce: 8[/sup]]" calcext:value-type="string">
            <text:p>[b]48. [url=https://www.doomworld.com/idgames/themes/TeamTNT/icarus/icarus]Icarus: Alien Vanguard[/url][/b] [[b]33[/b]: [sup]Ralphis: 6, Grazza: 8, roadworx: 3, T-Rex: 3, StoneMason: 5, valkiriforce: 8[/sup]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up]&quot; &amp; [Numbers.F53] &amp; &quot;[/sup]]&quot;; &quot;&quot;)" office:value-type="string" office:string-value="[b]48. [url=https://www.doomworld.com/idgames/levels/doom2/Ports/s-u/swtw]Swim With the Whales[/url][/b] [[b]33[/b]: [sup]WH-Wilou84: 2, Nate River: 9, Soundblock: 3, Lazorinc: 6, Nirvana: 10, NoisyVelvet: 3[/sup]]" calcext:value-type="string">
            <text:p>[b]48. [url=https://www.doomworld.com/idgames/levels/doom2/Ports/s-u/swtw]Swim With the Whales[/url][/b] [[b]33[/b]: [sup]WH-Wilou84: 2, Nate River: 9, Soundblock: 3, Lazorinc: 6, Nirvana: 10, NoisyVelvet: 3[/sup]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up]&quot; &amp; [Numbers.F54] &amp; &quot;[/sup]]&quot;; &quot;&quot;)" office:value-type="string" office:string-value="[b]51. [url=https://www.doomworld.com/idgames/levels/doom2/megawads/strain10]STRAIN[/url][/b] [[b]32[/b]: [sup]Grazza: 6, ella guro: 4, roadworx: 6, JudgeDeadd: 1, T-Rex: 1, Squadallah: 9, smeghammer: 5[/sup]]" calcext:value-type="string">
            <text:p>[b]51. [url=https://www.doomworld.com/idgames/levels/doom2/megawads/strain10]STRAIN[/url][/b] [[b]32[/b]: [sup]Grazza: 6, ella guro: 4, roadworx: 6, JudgeDeadd: 1, T-Rex: 1, Squadallah: 9, smeghammer: 5[/sup]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up]&quot; &amp; [Numbers.F55] &amp; &quot;[/sup]]&quot;; &quot;&quot;)" office:value-type="string" office:string-value="[b]52. [url=http://www.moddb.com/mods/brutal-doom/downloads/brutal-doom-hell-on-earth-starter-pack]Brutal Doom: Hell on Earth Starter Pack (Extermination Day)[/url][/b] [[b]30[/b]: [sup]TechnoDoomed1: 9, Squadallah: 8, ReaperAA: 7, DoomDork: 2, Deflektor: 4[/sup]]" calcext:value-type="string">
            <text:p>[b]52. [url=http://www.moddb.com/mods/brutal-doom/downloads/brutal-doom-hell-on-earth-starter-pack]Brutal Doom: Hell on Earth Starter Pack (Extermination Day)[/url][/b] [[b]30[/b]: [sup]TechnoDoomed1: 9, Squadallah: 8, ReaperAA: 7, DoomDork: 2, Deflektor: 4[/sup]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up]&quot; &amp; [Numbers.F56] &amp; &quot;[/sup]]&quot;; &quot;&quot;)" office:value-type="string" office:string-value="[b]52. [url=https://www.doomworld.com/idgames/levels/doom/Ports/d-f/e1m8b]Tech Gone Bad[/url][/b] [[b]30[/b]: [sup]Jaws In Space: 5, guitardz: 5, Nancsi: 8, Diabolución: 5, Jaromir Bergmann: 1, Marn: 5, DooM Bear: 1[/sup]]" calcext:value-type="string">
            <text:p>[b]52. [url=https://www.doomworld.com/idgames/levels/doom/Ports/d-f/e1m8b]Tech Gone Bad[/url][/b] [[b]30[/b]: [sup]Jaws In Space: 5, guitardz: 5, Nancsi: 8, Diabolución: 5, Jaromir Bergmann: 1, Marn: 5, DooM Bear: 1[/sup]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up]&quot; &amp; [Numbers.F57] &amp; &quot;[/sup]]&quot;; &quot;&quot;)" office:value-type="string" office:string-value="[b]54. [url=https://www.doomworld.com/idgames/levels/doom2/Ports/d-f/distrbia]Disturbia[/url][/b] [[b]29[/b]: [sup]Sky: 7, darkreaver: 10, Roofi: 6, Paul977: 6[/sup]]" calcext:value-type="string">
            <text:p>[b]54. [url=https://www.doomworld.com/idgames/levels/doom2/Ports/d-f/distrbia]Disturbia[/url][/b] [[b]29[/b]: [sup]Sky: 7, darkreaver: 10, Roofi: 6, Paul977: 6[/sup]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up]&quot; &amp; [Numbers.F58] &amp; &quot;[/sup]]&quot;; &quot;&quot;)" office:value-type="string" office:string-value="[b]55. [url=https://www.doomworld.com/idgames/levels/doom/Ports/megawads/2002ado]2002: A Doom Odyssey[/url][/b] [[b]28[/b]: [sup]soner du: 4, Philnemba: 8, tmorrow: 2, Red-XIII: 3, joepallai: 1, SilverMiner: 6, smeghammer: 3, Endless: 1[/sup]]" calcext:value-type="string">
            <text:p>[b]55. [url=https://www.doomworld.com/idgames/levels/doom/Ports/megawads/2002ado]2002: A Doom Odyssey[/url][/b] [[b]28[/b]: [sup]soner du: 4, Philnemba: 8, tmorrow: 2, Red-XIII: 3, joepallai: 1, SilverMiner: 6, smeghammer: 3, Endless: 1[/sup]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up]&quot; &amp; [Numbers.F59] &amp; &quot;[/sup]]&quot;; &quot;&quot;)" office:value-type="string" office:string-value="[b]55. [url=https://www.doomworld.com/idgames/levels/doom2/megawads/zone300]Zone 300[/url][/b] [[b]28[/b]: [sup]Voltcom9: 8, Soundblock: 3, Bryan T: 2, purist: 3, maxmanium: 8, ASaltShaker: 4[/sup]]" calcext:value-type="string">
            <text:p>[b]55. [url=https://www.doomworld.com/idgames/levels/doom2/megawads/zone300]Zone 300[/url][/b] [[b]28[/b]: [sup]Voltcom9: 8, Soundblock: 3, Bryan T: 2, purist: 3, maxmanium: 8, ASaltShaker: 4[/sup]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up]&quot; &amp; [Numbers.F60] &amp; &quot;[/sup]]&quot;; &quot;&quot;)" office:value-type="string" office:string-value="[b]57. [url=https://www.doomworld.com/idgames/levels/doom2/Ports/a-c/breach]Breach[/url][/b] [[b]27[/b]: [sup]Jaws In Space: 7, Dime: 10, guitardz: 2, Nancsi: 1, Jaromir Bergmann: 4, smeghammer: 3[/sup]]" calcext:value-type="string">
            <text:p>[b]57. [url=https://www.doomworld.com/idgames/levels/doom2/Ports/a-c/breach]Breach[/url][/b] [[b]27[/b]: [sup]Jaws In Space: 7, Dime: 10, guitardz: 2, Nancsi: 1, Jaromir Bergmann: 4, smeghammer: 3[/sup]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up]&quot; &amp; [Numbers.F61] &amp; &quot;[/sup]]&quot;; &quot;&quot;)" office:value-type="string" office:string-value="[b]58. [url=http://www.theultimatedoom.com/download/chillax-v9.7.3_fixes_by_HiM_v1.1.zip]Chillax[/url][/b] [[b]25[/b]: [sup]Nine Inch Heels: 4, AnonimVio: 5, fveitsi: 5, Outrageous Videos: 3, Simomarchi: 2, Gaia74: 5, maxmanium: 1[/sup]]" calcext:value-type="string">
            <text:p>[b]58. [url=http://www.theultimatedoom.com/download/chillax-v9.7.3_fixes_by_HiM_v1.1.zip]Chillax[/url][/b] [[b]25[/b]: [sup]Nine Inch Heels: 4, AnonimVio: 5, fveitsi: 5, Outrageous Videos: 3, Simomarchi: 2, Gaia74: 5, maxmanium: 1[/sup]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up]&quot; &amp; [Numbers.F62] &amp; &quot;[/sup]]&quot;; &quot;&quot;)" office:value-type="string" office:string-value="[b]58. [url=http://www.doom2.net/doom2/wads/DWANGO5.ZIP]DWANGO 5[/url][/b] [[b]25[/b]: [sup]Doomkid: 10, Ralphis: 7, antares031: 8[/sup]]" calcext:value-type="string">
            <text:p>[b]58. [url=http://www.doom2.net/doom2/wads/DWANGO5.ZIP]DWANGO 5[/url][/b] [[b]25[/b]: [sup]Doomkid: 10, Ralphis: 7, antares031: 8[/sup]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up]&quot; &amp; [Numbers.F63] &amp; &quot;[/sup]]&quot;; &quot;&quot;)" office:value-type="string" office:string-value="[b]58. [url=https://www.doomworld.com/forum/topic/100842-rc-lost-civilization-episode-1-feedback-appreciated/]Lost civilization[/url][/b] [[b]25[/b]: [sup]OniriA: 9, rdwpa: 8, Endless: 8[/sup]]" calcext:value-type="string">
            <text:p>[b]58. [url=https://www.doomworld.com/forum/topic/100842-rc-lost-civilization-episode-1-feedback-appreciated/]Lost civilization[/url][/b] [[b]25[/b]: [sup]OniriA: 9, rdwpa: 8, Endless: 8[/sup]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up]&quot; &amp; [Numbers.F64] &amp; &quot;[/sup]]&quot;; &quot;&quot;)" office:value-type="string" office:string-value="[b]58. [url=https://www.doomworld.com/idgames/levels/doom2/Ports/v-z/violence]Violence[/url][/b] [[b]25[/b]: [sup]Chamelenoel: 10, everennui: 4, Nate River: 2, Lorenz0: 9[/sup]]" calcext:value-type="string">
            <text:p>[b]58. [url=https://www.doomworld.com/idgames/levels/doom2/Ports/v-z/violence]Violence[/url][/b] [[b]25[/b]: [sup]Chamelenoel: 10, everennui: 4, Nate River: 2, Lorenz0: 9[/sup]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up]&quot; &amp; [Numbers.F65] &amp; &quot;[/sup]]&quot;; &quot;&quot;)" office:value-type="string" office:string-value="[b]58. [url=https://www.doomworld.com/idgames/levels/doom2/Ports/megawads/zdcmp2]ZDoom Community Map Project II[/url][/b] [[b]25[/b]: [sup]Graf Zahl: 10, Phobus: 9, TechnoDoomed1: 6[/sup]]" calcext:value-type="string">
            <text:p>[b]58. [url=https://www.doomworld.com/idgames/levels/doom2/Ports/megawads/zdcmp2]ZDoom Community Map Project II[/url][/b] [[b]25[/b]: [sup]Graf Zahl: 10, Phobus: 9, TechnoDoomed1: 6[/sup]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up]&quot; &amp; [Numbers.F66] &amp; &quot;[/sup]]&quot;; &quot;&quot;)" office:value-type="string" office:string-value="[b]63. [url=https://www.doomworld.com/idgames/levels/doom2/Ports/megawads/ngmvmt2]Newgothic Movement 2[/url][/b] [[b]24[/b]: [sup]Nine Inch Heels: 8, ShoDemo: 2, Outrageous Videos: 9, Nazgul9: 5[/sup]]" calcext:value-type="string">
            <text:p>[b]63. [url=https://www.doomworld.com/idgames/levels/doom2/Ports/megawads/ngmvmt2]Newgothic Movement 2[/url][/b] [[b]24[/b]: [sup]Nine Inch Heels: 8, ShoDemo: 2, Outrageous Videos: 9, Nazgul9: 5[/sup]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up]&quot; &amp; [Numbers.F67] &amp; &quot;[/sup]]&quot;; &quot;&quot;)" office:value-type="string" office:string-value="[b]63. [url=https://www.doomworld.com/idgames/levels/doom2/Ports/s-u/unloved]Unloved[/url][/b] [[b]24[/b]: [sup]MFG38: 1, everennui: 8, bonnie: 10, TechnoDoomed1: 3, Payload4367: 2[/sup]]" calcext:value-type="string">
            <text:p>[b]63. [url=https://www.doomworld.com/idgames/levels/doom2/Ports/s-u/unloved]Unloved[/url][/b] [[b]24[/b]: [sup]MFG38: 1, everennui: 8, bonnie: 10, TechnoDoomed1: 3, Payload4367: 2[/sup]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up]&quot; &amp; [Numbers.F68] &amp; &quot;[/sup]]&quot;; &quot;&quot;)" office:value-type="string" office:string-value="[b]65. [url=https://www.doomworld.com/idgames/levels/doom2/megawads/dmonfear]Demonfear[/url][/b] [[b]23[/b]: [sup]roadworx: 8, soner du: 3, Philnemba: 3, NaZa: 1, P41R47: 3, Marn: 5[/sup]]" calcext:value-type="string">
            <text:p>[b]65. [url=https://www.doomworld.com/idgames/levels/doom2/megawads/dmonfear]Demonfear[/url][/b] [[b]23[/b]: [sup]roadworx: 8, soner du: 3, Philnemba: 3, NaZa: 1, P41R47: 3, Marn: 5[/sup]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up]&quot; &amp; [Numbers.F69] &amp; &quot;[/sup]]&quot;; &quot;&quot;)" office:value-type="string" office:string-value="[b]65. [url=http://www.moddb.com/games/doom-ii/addons/eternal-slumber-party-v2]Eternal Slumber Party[/url][/b] [[b]23[/b]: [sup]Roofi: 10, Outrageous Videos: 8, Grain of Salt: 4, Simomarchi: 1[/sup]]" calcext:value-type="string">
            <text:p>[b]65. [url=http://www.moddb.com/games/doom-ii/addons/eternal-slumber-party-v2]Eternal Slumber Party[/url][/b] [[b]23[/b]: [sup]Roofi: 10, Outrageous Videos: 8, Grain of Salt: 4, Simomarchi: 1[/sup]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up]&quot; &amp; [Numbers.F70] &amp; &quot;[/sup]]&quot;; &quot;&quot;)" office:value-type="string" office:string-value="[b]67. [url=https://www.doomworld.com/idgames/themes/batman/batman]Batman Doom[/url][/b] [[b]22[/b]: [sup]yakfak: 8, JudgeDeadd: 4, soner du: 10[/sup]]" calcext:value-type="string">
            <text:p>[b]67. [url=https://www.doomworld.com/idgames/themes/batman/batman]Batman Doom[/url][/b] [[b]22[/b]: [sup]yakfak: 8, JudgeDeadd: 4, soner du: 10[/sup]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up]&quot; &amp; [Numbers.F71] &amp; &quot;[/sup]]&quot;; &quot;&quot;)" office:value-type="string" office:string-value="[b]67. [url=https://www.doomworld.com/idgames/levels/doom/Ports/p-r/par-lutz]Phobos: Anomaly Reborn[/url][/b] [[b]22[/b]: [sup]Ed: 5, Graf Zahl: 1, SilverMiner: 10, smeghammer: 6[/sup]]" calcext:value-type="string">
            <text:p>[b]67. [url=https://www.doomworld.com/idgames/levels/doom/Ports/p-r/par-lutz]Phobos: Anomaly Reborn[/url][/b] [[b]22[/b]: [sup]Ed: 5, Graf Zahl: 1, SilverMiner: 10, smeghammer: 6[/sup]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up]&quot; &amp; [Numbers.F72] &amp; &quot;[/sup]]&quot;; &quot;&quot;)" office:value-type="string" office:string-value="[b]67. [url=https://www.doomworld.com/idgames/levels/doom2/Ports/megawads/sf2012]Slaughterfest 2012[/url][/b] [[b]22[/b]: [sup]HyperLuke: 1, Outrageous Videos: 1, bemused: 2, Apaul27: 8, tmorrow: 3, Simomarchi: 6, maxmanium: 1[/sup]]" calcext:value-type="string">
            <text:p>[b]67. [url=https://www.doomworld.com/idgames/levels/doom2/Ports/megawads/sf2012]Slaughterfest 2012[/url][/b] [[b]22[/b]: [sup]HyperLuke: 1, Outrageous Videos: 1, bemused: 2, Apaul27: 8, tmorrow: 3, Simomarchi: 6, maxmanium: 1[/sup]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up]&quot; &amp; [Numbers.F73] &amp; &quot;[/sup]]&quot;; &quot;&quot;)" office:value-type="string" office:string-value="[b]67. [url=https://www.doomworld.com/idgames/levels/doom2/Ports/s-u/sd20x7]Stardate 20X7[/url][/b] [[b]22[/b]: [sup]yakfak: 6, Grain of Salt: 8, bemused: 4, rdwpa: 4[/sup]]" calcext:value-type="string">
            <text:p>[b]67. [url=https://www.doomworld.com/idgames/levels/doom2/Ports/s-u/sd20x7]Stardate 20X7[/url][/b] [[b]22[/b]: [sup]yakfak: 6, Grain of Salt: 8, bemused: 4, rdwpa: 4[/sup]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up]&quot; &amp; [Numbers.F74] &amp; &quot;[/sup]]&quot;; &quot;&quot;)" office:value-type="string" office:string-value="[b]67. [url=https://www.doomworld.com/idgames/levels/doom2/Ports/megawads/zpack]ZPack[/url][/b] [[b]22[/b]: [sup]MFG38: 5, Voltcom9: 3, TechnoDoomed1: 4, Ziad EL Zein: 5, Octillion: 5[/sup]]" calcext:value-type="string">
            <text:p>[b]67. [url=https://www.doomworld.com/idgames/levels/doom2/Ports/megawads/zpack]ZPack[/url][/b] [[b]22[/b]: [sup]MFG38: 5, Voltcom9: 3, TechnoDoomed1: 4, Ziad EL Zein: 5, Octillion: 5[/sup]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up]&quot; &amp; [Numbers.F75] &amp; &quot;[/sup]]&quot;; &quot;&quot;)" office:value-type="string" office:string-value="[b]72. [url=https://www.doomworld.com/forum/topic/103075-deathless-an-ultimate-doom-megawad-rc4/]Deathless[/url][/b] [[b]21[/b]: [sup]TheMightyHeracross: 2, ReaperAA: 5, Worm318: 3, Makedounia: 9, Deadwing: 2[/sup]]" calcext:value-type="string">
            <text:p>[b]72. [url=https://www.doomworld.com/forum/topic/103075-deathless-an-ultimate-doom-megawad-rc4/]Deathless[/url][/b] [[b]21[/b]: [sup]TheMightyHeracross: 2, ReaperAA: 5, Worm318: 3, Makedounia: 9, Deadwing: 2[/sup]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up]&quot; &amp; [Numbers.F76] &amp; &quot;[/sup]]&quot;; &quot;&quot;)" office:value-type="string" office:string-value="[b]72. [url=https://www.doomworld.com/forum/topic/105598-hurt-singleplayer-map-in-hell/]Hurt[/url][/b] [[b]21[/b]: [sup]Jaromir Bergmann: 9, OniriA: 7, I_Punch_Demons: 5[/sup]]" calcext:value-type="string">
            <text:p>[b]72. [url=https://www.doomworld.com/forum/topic/105598-hurt-singleplayer-map-in-hell/]Hurt[/url][/b] [[b]21[/b]: [sup]Jaromir Bergmann: 9, OniriA: 7, I_Punch_Demons: 5[/sup]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up]&quot; &amp; [Numbers.F77] &amp; &quot;[/sup]]&quot;; &quot;&quot;)" office:value-type="string" office:string-value="[b]72. [url=https://www.doomworld.com/idgames/levels/doom2/megawads/tvr]Revolution![/url][/b] [[b]21[/b]: [sup]Not Jabba: 1, Grazza: 3, Altima: 4, termrork: 5, SilverMiner: 5, P41R47: 3[/sup]]" calcext:value-type="string">
            <text:p>[b]72. [url=https://www.doomworld.com/idgames/levels/doom2/megawads/tvr]Revolution![/url][/b] [[b]21[/b]: [sup]Not Jabba: 1, Grazza: 3, Altima: 4, termrork: 5, SilverMiner: 5, P41R47: 3[/sup]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up]&quot; &amp; [Numbers.F78] &amp; &quot;[/sup]]&quot;; &quot;&quot;)" office:value-type="string" office:string-value="[b]75. [url=https://www.doomworld.com/idgames/levels/doom2/Ports/s-u/scl_top]Threshold of Pain[/url][/b] [[b]20[/b]: [sup]Malrionn: 7, MFG38: 7, 4everDoomed: 6[/sup]]" calcext:value-type="string">
            <text:p>[b]75. [url=https://www.doomworld.com/idgames/levels/doom2/Ports/s-u/scl_top]Threshold of Pain[/url][/b] [[b]20[/b]: [sup]Malrionn: 7, MFG38: 7, 4everDoomed: 6[/sup]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up]&quot; &amp; [Numbers.F79] &amp; &quot;[/sup]]&quot;; &quot;&quot;)" office:value-type="string" office:string-value="[b]76. [url=https://www.doomworld.com/idgames/levels/doom2/Ports/a-c/arcadia]Arcadia Demade[/url][/b] [[b]19[/b]: [sup]Jaws In Space: 9, Vorpal: 5, guitardz: 1, Nancsi: 4[/sup]]" calcext:value-type="string">
            <text:p>[b]76. [url=https://www.doomworld.com/idgames/levels/doom2/Ports/a-c/arcadia]Arcadia Demade[/url][/b] [[b]19[/b]: [sup]Jaws In Space: 9, Vorpal: 5, guitardz: 1, Nancsi: 4[/sup]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up]&quot; &amp; [Numbers.F80] &amp; &quot;[/sup]]&quot;; &quot;&quot;)" office:value-type="string" office:string-value="[b]76. [url=https://www.doomworld.com/idgames/levels/doom2/Ports/d-f/equinox]Equinox[/url][/b] [[b]19[/b]: [sup]Sky: 5, Grazza: 9, ella guro: 5[/sup]]" calcext:value-type="string">
            <text:p>[b]76. [url=https://www.doomworld.com/idgames/levels/doom2/Ports/d-f/equinox]Equinox[/url][/b] [[b]19[/b]: [sup]Sky: 5, Grazza: 9, ella guro: 5[/sup]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up]&quot; &amp; [Numbers.F81] &amp; &quot;[/sup]]&quot;; &quot;&quot;)" office:value-type="string" office:string-value="[b]76. [url=https://www.doomworld.com/idgames/levels/doom2/Ports/m-o/nuts]Nuts[/url][/b] [[b]19[/b]: [sup]Chamelenoel: 6, AnonimVio: 9, roadworx: 4[/sup]]" calcext:value-type="string">
            <text:p>[b]76. [url=https://www.doomworld.com/idgames/levels/doom2/Ports/m-o/nuts]Nuts[/url][/b] [[b]19[/b]: [sup]Chamelenoel: 6, AnonimVio: 9, roadworx: 4[/sup]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up]&quot; &amp; [Numbers.F82] &amp; &quot;[/sup]]&quot;; &quot;&quot;)" office:value-type="string" office:string-value="[b]76. [url=http://www.mustaine.com/about/video-game-work/perditions-gate/]Perdition's Gate[/url][/b] [[b]19[/b]: [sup]Vorpal: 5, Nate River: 1, bonnie: 10, P41R47: 3[/sup]]" calcext:value-type="string">
            <text:p>[b]76. [url=http://www.mustaine.com/about/video-game-work/perditions-gate/]Perdition's Gate[/url][/b] [[b]19[/b]: [sup]Vorpal: 5, Nate River: 1, bonnie: 10, P41R47: 3[/sup]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up]&quot; &amp; [Numbers.F83] &amp; &quot;[/sup]]&quot;; &quot;&quot;)" office:value-type="string" office:string-value="[b]80. [url=https://www.doomworld.com/idgames/levels/doom2/Ports/a-c/bauhaus]Bauhaus[/url][/b] [[b]18[/b]: [sup]ella guro: 9, 7hm: 5, Grain of Salt: 3, NoisyVelvet: 1[/sup]]" calcext:value-type="string">
            <text:p>[b]80. [url=https://www.doomworld.com/idgames/levels/doom2/Ports/a-c/bauhaus]Bauhaus[/url][/b] [[b]18[/b]: [sup]ella guro: 9, 7hm: 5, Grain of Salt: 3, NoisyVelvet: 1[/sup]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up]&quot; &amp; [Numbers.F84] &amp; &quot;[/sup]]&quot;; &quot;&quot;)" office:value-type="string" office:string-value="[b]80. [url=https://www.doomworld.com/idgames/levels/doom/Ports/d-f/e1m4b]Phobos Mission Control[/url][/b] [[b]18[/b]: [sup]Nancsi: 6, Diabolución: 5, Marn: 5, DooM Bear: 2[/sup]]" calcext:value-type="string">
            <text:p>[b]80. [url=https://www.doomworld.com/idgames/levels/doom/Ports/d-f/e1m4b]Phobos Mission Control[/url][/b] [[b]18[/b]: [sup]Nancsi: 6, Diabolución: 5, Marn: 5, DooM Bear: 2[/sup]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up]&quot; &amp; [Numbers.F85] &amp; &quot;[/sup]]&quot;; &quot;&quot;)" office:value-type="string" office:string-value="[b]80. [url=https://www.doomworld.com/idgames/levels/doom2/Ports/megawads/sf2011]Slaughterfest 2011[/url][/b] [[b]18[/b]: [sup]Outrageous Videos: 5, tmorrow: 3, Simomarchi: 10[/sup]]" calcext:value-type="string">
            <text:p>[b]80. [url=https://www.doomworld.com/idgames/levels/doom2/Ports/megawads/sf2011]Slaughterfest 2011[/url][/b] [[b]18[/b]: [sup]Outrageous Videos: 5, tmorrow: 3, Simomarchi: 10[/sup]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up]&quot; &amp; [Numbers.F86] &amp; &quot;[/sup]]&quot;; &quot;&quot;)" office:value-type="string" office:string-value="[b]83. [url=https://www.doomworld.com/idgames/levels/doom2/Ports/megawads/drkenctr]Dark Encounters[/url][/b] [[b]17[/b]: [sup]Bryan T: 6, dylux: 8, Octillion: 3[/sup]]" calcext:value-type="string">
            <text:p>[b]83. [url=https://www.doomworld.com/idgames/levels/doom2/Ports/megawads/drkenctr]Dark Encounters[/url][/b] [[b]17[/b]: [sup]Bryan T: 6, dylux: 8, Octillion: 3[/sup]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up]&quot; &amp; [Numbers.F87] &amp; &quot;[/sup]]&quot;; &quot;&quot;)" office:value-type="string" office:string-value="[b]83. [url=https://www.doomworld.com/idgames/levels/doom2/Ports/megawads/sihr2fix]Survive in Hell[/url][/b] [[b]17[/b]: [sup]Spectra: 8, Makedounia: 3, Pierrot: 6[/sup]]" calcext:value-type="string">
            <text:p>[b]83. [url=https://www.doomworld.com/idgames/levels/doom2/Ports/megawads/sihr2fix]Survive in Hell[/url][/b] [[b]17[/b]: [sup]Spectra: 8, Makedounia: 3, Pierrot: 6[/sup]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up]&quot; &amp; [Numbers.F88] &amp; &quot;[/sup]]&quot;; &quot;&quot;)" office:value-type="string" office:string-value="[b]83. [url=https://www.doomworld.com/idgames/levels/doom2/Ports/megawads/sp_usimp]Ultimate Simplicity[/url][/b] [[b]17[/b]: [sup]Dragonfly: 8, Simomarchi: 9[/sup]]" calcext:value-type="string">
            <text:p>[b]83. [url=https://www.doomworld.com/idgames/levels/doom2/Ports/megawads/sp_usimp]Ultimate Simplicity[/url][/b] [[b]17[/b]: [sup]Dragonfly: 8, Simomarchi: 9[/sup]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up]&quot; &amp; [Numbers.F89] &amp; &quot;[/sup]]&quot;; &quot;&quot;)" office:value-type="string" office:string-value="[b]86. [url=https://www.doomworld.com/idgames/levels/doom/a-c/castevil]Castle of Evil[/url][/b] [[b]16[/b]: [sup]bzzrak: 10, joepallai: 6[/sup]]" calcext:value-type="string">
            <text:p>[b]86. [url=https://www.doomworld.com/idgames/levels/doom/a-c/castevil]Castle of Evil[/url][/b] [[b]16[/b]: [sup]bzzrak: 10, joepallai: 6[/sup]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up]&quot; &amp; [Numbers.F90] &amp; &quot;[/sup]]&quot;; &quot;&quot;)" office:value-type="string" office:string-value="[b]86. [url=https://www.doomworld.com/idgames/levels/doom2/Ports/j-l/legher]Legacy of Heroes[/url][/b] [[b]16[/b]: [sup]Woolie Wool: 5, dylux: 7, eharper256: 4[/sup]]" calcext:value-type="string">
            <text:p>[b]86. [url=https://www.doomworld.com/idgames/levels/doom2/Ports/j-l/legher]Legacy of Heroes[/url][/b] [[b]16[/b]: [sup]Woolie Wool: 5, dylux: 7, eharper256: 4[/sup]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up]&quot; &amp; [Numbers.F91] &amp; &quot;[/sup]]&quot;; &quot;&quot;)" office:value-type="string" office:string-value="[b]86. [url=https://www.doomworld.com/idgames/levels/doom2/Ports/megawads/mutiny]Mutiny[/url][/b] [[b]16[/b]: [sup]Jaws In Space: 6, Doomkid: 3, everennui: 2, NoisyVelvet: 1, m8f: 4[/sup]]" calcext:value-type="string">
            <text:p>[b]86. [url=https://www.doomworld.com/idgames/levels/doom2/Ports/megawads/mutiny]Mutiny[/url][/b] [[b]16[/b]: [sup]Jaws In Space: 6, Doomkid: 3, everennui: 2, NoisyVelvet: 1, m8f: 4[/sup]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up]&quot; &amp; [Numbers.F92] &amp; &quot;[/sup]]&quot;; &quot;&quot;)" office:value-type="string" office:string-value="[b]86. [url=https://forum.zdoom.org/viewtopic.php?t=56668#p1000996]Rise of the Wool Ball[/url][/b] [[b]16[/b]: [sup]JudgeDeadd: 3, Squadallah: 1, Apaul27: 9, TheMightyHeracross: 3[/sup]]" calcext:value-type="string">
            <text:p>[b]86. [url=https://forum.zdoom.org/viewtopic.php?t=56668#p1000996]Rise of the Wool Ball[/url][/b] [[b]16[/b]: [sup]JudgeDeadd: 3, Squadallah: 1, Apaul27: 9, TheMightyHeracross: 3[/sup]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up]&quot; &amp; [Numbers.F93] &amp; &quot;[/sup]]&quot;; &quot;&quot;)" office:value-type="string" office:string-value="[b]86. [url=https://www.doomworld.com/idgames/levels/doom2/Ports/megawads/tj]The Journey[/url][/b] [[b]16[/b]: [sup]Spectra: 6, Makedounia: 4, P41R47: 6[/sup]]" calcext:value-type="string">
            <text:p>[b]86. [url=https://www.doomworld.com/idgames/levels/doom2/Ports/megawads/tj]The Journey[/url][/b] [[b]16[/b]: [sup]Spectra: 6, Makedounia: 4, P41R47: 6[/sup]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up]&quot; &amp; [Numbers.F94] &amp; &quot;[/sup]]&quot;; &quot;&quot;)" office:value-type="string" office:string-value="[b]86. [url=https://www.doomworld.com/idgames/levels/doom2/megawads/ur]Unholy Realms[/url][/b] [[b]16[/b]: [sup]Dime: 6, Bryan T: 1, dylux: 2, tmorrow: 2, Makedounia: 2, DOEL: 3[/sup]]" calcext:value-type="string">
            <text:p>[b]86. [url=https://www.doomworld.com/idgames/levels/doom2/megawads/ur]Unholy Realms[/url][/b] [[b]16[/b]: [sup]Dime: 6, Bryan T: 1, dylux: 2, tmorrow: 2, Makedounia: 2, DOEL: 3[/sup]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up]&quot; &amp; [Numbers.F95] &amp; &quot;[/sup]]&quot;; &quot;&quot;)" office:value-type="string" office:string-value="[b]92. [url=https://www.doomworld.com/idgames/levels/doom2/megawads/avj]Arch-Vile Jump[/url][/b] [[b]15[/b]: [sup]termrork: 5, Red-XIII: 10[/sup]]" calcext:value-type="string">
            <text:p>[b]92. [url=https://www.doomworld.com/idgames/levels/doom2/megawads/avj]Arch-Vile Jump[/url][/b] [[b]15[/b]: [sup]termrork: 5, Red-XIII: 10[/sup]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up]&quot; &amp; [Numbers.F96] &amp; &quot;[/sup]]&quot;; &quot;&quot;)" office:value-type="string" office:string-value="[b]92. [url=https://www.doomworld.com/idgames/levels/doom2/Ports/d-f/foursite]Foursite[/url][/b] [[b]15[/b]: [sup]Budoka: 2, Nancsi: 7, 4everDoomed: 5, Gaia74: 1[/sup]]" calcext:value-type="string">
            <text:p>[b]92. [url=https://www.doomworld.com/idgames/levels/doom2/Ports/d-f/foursite]Foursite[/url][/b] [[b]15[/b]: [sup]Budoka: 2, Nancsi: 7, 4everDoomed: 5, Gaia74: 1[/sup]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up]&quot; &amp; [Numbers.F97] &amp; &quot;[/sup]]&quot;; &quot;&quot;)" office:value-type="string" office:string-value="[b]92. [url=http://rabotik.nl/harmony.htm]Harmony[/url][/b] [[b]15[/b]: [sup]Not Jabba: 5, Sky: 6, ax34: 4[/sup]]" calcext:value-type="string">
            <text:p>[b]92. [url=http://rabotik.nl/harmony.htm]Harmony[/url][/b] [[b]15[/b]: [sup]Not Jabba: 5, Sky: 6, ax34: 4[/sup]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up]&quot; &amp; [Numbers.F98] &amp; &quot;[/sup]]&quot;; &quot;&quot;)" office:value-type="string" office:string-value="[b]92. [url=https://www.doomworld.com/idgames/levels/doom2/Ports/megawads/strg]Struggle - Antaresian Legacy[/url][/b] [[b]15[/b]: [sup]Jaromir Bergmann: 6, Payload4367: 3, Deadwing: 6[/sup]]" calcext:value-type="string">
            <text:p>[b]92. [url=https://www.doomworld.com/idgames/levels/doom2/Ports/megawads/strg]Struggle - Antaresian Legacy[/url][/b] [[b]15[/b]: [sup]Jaromir Bergmann: 6, Payload4367: 3, Deadwing: 6[/sup]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up]&quot; &amp; [Numbers.F99] &amp; &quot;[/sup]]&quot;; &quot;&quot;)" office:value-type="string" office:string-value="[b]92. [url=https://www.doomworld.com/idgames/levels/doom2/Ports/a-c/action2]Urban Brawl: Action Doom 2[/url][/b] [[b]15[/b]: [sup]Chamelenoel: 1, JudgeDeadd: 4, Phobus: 10[/sup]]" calcext:value-type="string">
            <text:p>[b]92. [url=https://www.doomworld.com/idgames/levels/doom2/Ports/a-c/action2]Urban Brawl: Action Doom 2[/url][/b] [[b]15[/b]: [sup]Chamelenoel: 1, JudgeDeadd: 4, Phobus: 10[/sup]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up]&quot; &amp; [Numbers.F100] &amp; &quot;[/sup]]&quot;; &quot;&quot;)" office:value-type="string" office:string-value="[b]97. [url=https://www.doomworld.com/idgames/levels/doom2/Ports/megawads/bstain]Bloodstain[/url][/b] [[b]14[/b]: [sup]NuMetalManiak: 5, everennui: 5, Forli: 4[/sup]]" calcext:value-type="string">
            <text:p>[b]97. [url=https://www.doomworld.com/idgames/levels/doom2/Ports/megawads/bstain]Bloodstain[/url][/b] [[b]14[/b]: [sup]NuMetalManiak: 5, everennui: 5, Forli: 4[/sup]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up]&quot; &amp; [Numbers.F101] &amp; &quot;[/sup]]&quot;; &quot;&quot;)" office:value-type="string" office:string-value="[b]97. [url=https://www.doomworld.com/idgames/levels/doom2/Ports/d-f/dv]Deus Vult[/url][/b] [[b]14[/b]: [sup]Mr. Freeze: 7, WH-Wilou84: 5, joepallai: 1, DJVCardMaster: 1[/sup]]" calcext:value-type="string">
            <text:p>[b]97. [url=https://www.doomworld.com/idgames/levels/doom2/Ports/d-f/dv]Deus Vult[/url][/b] [[b]14[/b]: [sup]Mr. Freeze: 7, WH-Wilou84: 5, joepallai: 1, DJVCardMaster: 1[/sup]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up]&quot; &amp; [Numbers.F102] &amp; &quot;[/sup]]&quot;; &quot;&quot;)" office:value-type="string" office:string-value="[b]97. [url=https://www.doomworld.com/idgames/levels/doom2/Ports/s-u/uacultra]UAC Ultra[/url][/b] [[b]14[/b]: [sup]Malrionn: 10, Budoka: 4[/sup]]" calcext:value-type="string">
            <text:p>[b]97. [url=https://www.doomworld.com/idgames/levels/doom2/Ports/s-u/uacultra]UAC Ultra[/url][/b] [[b]14[/b]: [sup]Malrionn: 10, Budoka: 4[/sup]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up]&quot; &amp; [Numbers.F103] &amp; &quot;[/sup]]&quot;; &quot;&quot;)" office:value-type="string" office:string-value="[b]100. [url=https://www.doomworld.com/idgames/levels/doom2/Ports/megawads/50shades]50 Shades of Graytall[/url][/b] [[b]13[/b]: [sup]Nine Inch Heels: 2, Voltcom9: 2, JudgeDeadd: 1, NoisyVelvet: 3, Pierrot: 5[/sup]]" calcext:value-type="string">
            <text:p>[b]100. [url=https://www.doomworld.com/idgames/levels/doom2/Ports/megawads/50shades]50 Shades of Graytall[/url][/b] [[b]13[/b]: [sup]Nine Inch Heels: 2, Voltcom9: 2, JudgeDeadd: 1, NoisyVelvet: 3, Pierrot: 5[/sup]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up]&quot; &amp; [Numbers.F104] &amp; &quot;[/sup]]&quot;; &quot;&quot;)" office:value-type="string" office:string-value="[b]100. [url=https://www.doomworld.com/forum/topic/91854-v15-doom-64-retribution/]Doom 64: Retribution[/url][/b] [[b]13[/b]: [sup]guitardz: 5, 4everDoomed: 8[/sup]]" calcext:value-type="string">
            <text:p>[b]100. [url=https://www.doomworld.com/forum/topic/91854-v15-doom-64-retribution/]Doom 64: Retribution[/url][/b] [[b]13[/b]: [sup]guitardz: 5, 4everDoomed: 8[/sup]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up]&quot; &amp; [Numbers.F105] &amp; &quot;[/sup]]&quot;; &quot;&quot;)" office:value-type="string" office:string-value="[b]100. [url=https://www.doomworld.com/idgames/levels/doom2/Ports/d-f/elysion]Elysion[/url][/b] [[b]13[/b]: [sup]Sky: 8, darkreaver: 5[/sup]]" calcext:value-type="string">
            <text:p>[b]100. [url=https://www.doomworld.com/idgames/levels/doom2/Ports/d-f/elysion]Elysion[/url][/b] [[b]13[/b]: [sup]Sky: 8, darkreaver: 5[/sup]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up]&quot; &amp; [Numbers.F106] &amp; &quot;[/sup]]&quot;; &quot;&quot;)" office:value-type="string" office:string-value="[b]100. [url=https://doomwiki.org/wiki/Hell_To_Pay]Hell to Pay[/url][/b] [[b]13[/b]: [sup]bonnie: 10, P41R47: 3[/sup]]" calcext:value-type="string">
            <text:p>[b]100. [url=https://doomwiki.org/wiki/Hell_To_Pay]Hell to Pay[/url][/b] [[b]13[/b]: [sup]bonnie: 10, P41R47: 3[/sup]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up]&quot; &amp; [Numbers.F107] &amp; &quot;[/sup]]&quot;; &quot;&quot;)" office:value-type="string" office:string-value="[b]100. [url=https://www.doomworld.com/idgames/levels/doom2/Ports/m-o/miasma]Miasma[/url][/b] [[b]13[/b]: [sup]WH-Wilou84: 1, Soundblock: 2, Nirvana: 9, NoisyVelvet: 1[/sup]]" calcext:value-type="string">
            <text:p>[b]100. [url=https://www.doomworld.com/idgames/levels/doom2/Ports/m-o/miasma]Miasma[/url][/b] [[b]13[/b]: [sup]WH-Wilou84: 1, Soundblock: 2, Nirvana: 9, NoisyVelvet: 1[/sup]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up]&quot; &amp; [Numbers.F108] &amp; &quot;[/sup]]&quot;; &quot;&quot;)" office:value-type="string" office:string-value="[b]100. [url=http://manbitesshark.com/]REKKR[/url][/b] [[b]13[/b]: [sup][/sup]]" calcext:value-type="string">
            <text:p>[b]100. [url=http://manbitesshark.com/]REKKR[/url][/b] [[b]13[/b]: [sup][/sup]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up]&quot; &amp; [Numbers.F109] &amp; &quot;[/sup]]&quot;; &quot;&quot;)" office:value-type="string" office:string-value="[b]100. [url=https://www.doomworld.com/idgames/levels/doom2/Ports/s-u/sacrment]Sacrament[/url][/b] [[b]13[/b]: [sup]ella guro: 8, yakfak: 5[/sup]]" calcext:value-type="string">
            <text:p>[b]100. [url=https://www.doomworld.com/idgames/levels/doom2/Ports/s-u/sacrment]Sacrament[/url][/b] [[b]13[/b]: [sup]ella guro: 8, yakfak: 5[/sup]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up]&quot; &amp; [Numbers.F110] &amp; &quot;[/sup]]&quot;; &quot;&quot;)" office:value-type="string" office:string-value="[b]100. [url=https://www.doomworld.com/idgames/levels/doom2/Ports/megawads/vile]Vile Flesh[/url][/b] [[b]13[/b]: [sup]Grazza: 4, P41R47: 9[/sup]]" calcext:value-type="string">
            <text:p>[b]100. [url=https://www.doomworld.com/idgames/levels/doom2/Ports/megawads/vile]Vile Flesh[/url][/b] [[b]13[/b]: [sup]Grazza: 4, P41R47: 9[/sup]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up]&quot; &amp; [Numbers.F111] &amp; &quot;[/sup]]&quot;; &quot;&quot;)" office:value-type="string" office:string-value="[b]100. [url=https://www.doomworld.com/idgames/levels/doom2/Ports/v-z/zdmcmp1]ZDoom Community Map Project: Take 1[/url][/b] [[b]13[/b]: [sup]Phobus: 8, Ziad EL Zein: 5[/sup]]" calcext:value-type="string">
            <text:p>[b]100. [url=https://www.doomworld.com/idgames/levels/doom2/Ports/v-z/zdmcmp1]ZDoom Community Map Project: Take 1[/url][/b] [[b]13[/b]: [sup]Phobus: 8, Ziad EL Zein: 5[/sup]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up]&quot; &amp; [Numbers.F112] &amp; &quot;[/sup]]&quot;; &quot;&quot;)" office:value-type="string" office:string-value="[b]109. [url=https://www.doomworld.com/idgames/levels/doom2/Ports/m-o/mek-catk]Counterattack[/url][/b] [[b]12[/b]: [sup]rdwpa: 9, Hansen79: 3[/sup]]" calcext:value-type="string">
            <text:p>[b]109. [url=https://www.doomworld.com/idgames/levels/doom2/Ports/m-o/mek-catk]Counterattack[/url][/b] [[b]12[/b]: [sup]rdwpa: 9, Hansen79: 3[/sup]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up]&quot; &amp; [Numbers.F113] &amp; &quot;[/sup]]&quot;; &quot;&quot;)" office:value-type="string" office:string-value="[b]109. [url=https://www.doomworld.com/idgames/levels/doom2/Ports/d-f/exterror]Extreme Terror[/url][/b] [[b]12[/b]: [sup]Nine Inch Heels: 5, everennui: 5, Nancsi: 2[/sup]]" calcext:value-type="string">
            <text:p>[b]109. [url=https://www.doomworld.com/idgames/levels/doom2/Ports/d-f/exterror]Extreme Terror[/url][/b] [[b]12[/b]: [sup]Nine Inch Heels: 5, everennui: 5, Nancsi: 2[/sup]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up]&quot; &amp; [Numbers.F114] &amp; &quot;[/sup]]&quot;; &quot;&quot;)" office:value-type="string" office:string-value="[b]109. [url=https://www.doomworld.com/idgames/levels/doom2/Ports/m-o/ngmvmt1]Newgothic Movement 1[/url][/b] [[b]12[/b]: [sup]everennui: 2, Outrageous Videos: 4, Nazgul9: 6[/sup]]" calcext:value-type="string">
            <text:p>[b]109. [url=https://www.doomworld.com/idgames/levels/doom2/Ports/m-o/ngmvmt1]Newgothic Movement 1[/url][/b] [[b]12[/b]: [sup]everennui: 2, Outrageous Videos: 4, Nazgul9: 6[/sup]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up]&quot; &amp; [Numbers.F115] &amp; &quot;[/sup]]&quot;; &quot;&quot;)" office:value-type="string" office:string-value="[b]109. [url=https://www.doomworld.com/idgames/levels/doom2/Ports/megawads/swideath]Swift Death[/url][/b] [[b]12[/b]: [sup]Nine Inch Heels: 1, fveitsi: 5, StoneMason: 5, NoisyVelvet: 1[/sup]]" calcext:value-type="string">
            <text:p>[b]109. [url=https://www.doomworld.com/idgames/levels/doom2/Ports/megawads/swideath]Swift Death[/url][/b] [[b]12[/b]: [sup]Nine Inch Heels: 1, fveitsi: 5, StoneMason: 5, NoisyVelvet: 1[/sup]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up]&quot; &amp; [Numbers.F116] &amp; &quot;[/sup]]&quot;; &quot;&quot;)" office:value-type="string" office:string-value="[b]113. [url=https://www.doomworld.com/idgames/levels/doom/a-c/b2b]Back to Basics[/url][/b] [[b]11[/b]: [sup]WH-Wilou84: 2, joepallai: 5, rdwpa: 4[/sup]]" calcext:value-type="string">
            <text:p>[b]113. [url=https://www.doomworld.com/idgames/levels/doom/a-c/b2b]Back to Basics[/url][/b] [[b]11[/b]: [sup]WH-Wilou84: 2, joepallai: 5, rdwpa: 4[/sup]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up]&quot; &amp; [Numbers.F117] &amp; &quot;[/sup]]&quot;; &quot;&quot;)" office:value-type="string" office:string-value="[b]113. [url=https://www.doomworld.com/idgames/levels/doom2/Ports/megawads/1024clau]Claustrophobia 1024[/url][/b] [[b]11[/b]: [sup]m8f: 5, DJVCardMaster: 6[/sup]]" calcext:value-type="string">
            <text:p>[b]113. [url=https://www.doomworld.com/idgames/levels/doom2/Ports/megawads/1024clau]Claustrophobia 1024[/url][/b] [[b]11[/b]: [sup]m8f: 5, DJVCardMaster: 6[/sup]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up]&quot; &amp; [Numbers.F118] &amp; &quot;[/sup]]&quot;; &quot;&quot;)" office:value-type="string" office:string-value="[b]113. [url=https://www.doomworld.com/idgames/levels/doom2/Ports/a-c/comatose]Comatose[/url][/b] [[b]11[/b]: [sup]yakfak: 7, m8f: 4[/sup]]" calcext:value-type="string">
            <text:p>[b]113. [url=https://www.doomworld.com/idgames/levels/doom2/Ports/a-c/comatose]Comatose[/url][/b] [[b]11[/b]: [sup]yakfak: 7, m8f: 4[/sup]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up]&quot; &amp; [Numbers.F119] &amp; &quot;[/sup]]&quot;; &quot;&quot;)" office:value-type="string" office:string-value="[b]113. [url=https://www.doomworld.com/idgames/levels/doom2/Ports/megawads/cchest2]Community Chest 2[/url][/b] [[b]11[/b]: [sup]Sky: 10, tchkb: 1[/sup]]" calcext:value-type="string">
            <text:p>[b]113. [url=https://www.doomworld.com/idgames/levels/doom2/Ports/megawads/cchest2]Community Chest 2[/url][/b] [[b]11[/b]: [sup]Sky: 10, tchkb: 1[/sup]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up]&quot; &amp; [Numbers.F120] &amp; &quot;[/sup]]&quot;; &quot;&quot;)" office:value-type="string" office:string-value="[b]113. [url=https://www.doomworld.com/idgames/levels/doom2/Ports/a-c/crumpets]Crumpets[/url][/b] [[b]11[/b]: [sup]everennui: 2, Nate River: 8, Nirvana: 1[/sup]]" calcext:value-type="string">
            <text:p>[b]113. [url=https://www.doomworld.com/idgames/levels/doom2/Ports/a-c/crumpets]Crumpets[/url][/b] [[b]11[/b]: [sup]everennui: 2, Nate River: 8, Nirvana: 1[/sup]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up]&quot; &amp; [Numbers.F121] &amp; &quot;[/sup]]&quot;; &quot;&quot;)" office:value-type="string" office:string-value="[b]113. [url=https://www.doomworld.com/forum/topic/92574-dimension-of-the-boomed/]Dimension of the Boomed[/url][/b] [[b]11[/b]: [sup]Ivory Duke: 7, Hansen79: 4[/sup]]" calcext:value-type="string">
            <text:p>[b]113. [url=https://www.doomworld.com/forum/topic/92574-dimension-of-the-boomed/]Dimension of the Boomed[/url][/b] [[b]11[/b]: [sup]Ivory Duke: 7, Hansen79: 4[/sup]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up]&quot; &amp; [Numbers.F122] &amp; &quot;[/sup]]&quot;; &quot;&quot;)" office:value-type="string" office:string-value="[b]113. [url=https://www.doomworld.com/idgames/levels/doom2/Ports/a-c/ad2dow]Urban Brawl: Dead of Winter[/url][/b] [[b]11[/b]: [sup]Ralphis: 6, Phobus: 5[/sup]]" calcext:value-type="string">
            <text:p>[b]113. [url=https://www.doomworld.com/idgames/levels/doom2/Ports/a-c/ad2dow]Urban Brawl: Dead of Winter[/url][/b] [[b]11[/b]: [sup]Ralphis: 6, Phobus: 5[/sup]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up]&quot; &amp; [Numbers.F123] &amp; &quot;[/sup]]&quot;; &quot;&quot;)" office:value-type="string" office:string-value="[b]113. [url=https://www.doomworld.com/forum/topic/50158-wip-vela-pax-beta-21-out-now-with-1-more-stuff/]Vela Pax[/url][/b] [[b]11[/b]: [sup]WH-Wilou84: 2, TheNerdTurtle2: 9[/sup]]" calcext:value-type="string">
            <text:p>[b]113. [url=https://www.doomworld.com/forum/topic/50158-wip-vela-pax-beta-21-out-now-with-1-more-stuff/]Vela Pax[/url][/b] [[b]11[/b]: [sup]WH-Wilou84: 2, TheNerdTurtle2: 9[/sup]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up]&quot; &amp; [Numbers.F124] &amp; &quot;[/sup]]&quot;; &quot;&quot;)" office:value-type="string" office:string-value="[b]113. [url=https://www.doomworld.com/idgames/levels/doom/v-z/wow]Wow[/url][/b] [[b]11[/b]: [sup]AnonimVio: 10, Apaul27: 1[/sup]]" calcext:value-type="string">
            <text:p>[b]113. [url=https://www.doomworld.com/idgames/levels/doom/v-z/wow]Wow[/url][/b] [[b]11[/b]: [sup]AnonimVio: 10, Apaul27: 1[/sup]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up]&quot; &amp; [Numbers.F125] &amp; &quot;[/sup]]&quot;; &quot;&quot;)" office:value-type="string" office:string-value="[b]122. [url=https://www.doomworld.com/forum/topic/101647-avactor-last-update-is-out/]Avactor[/url][/b] [[b]10[/b]: [sup]JudgeDeadd: 2, OniriA: 8[/sup]]" calcext:value-type="string">
            <text:p>[b]122. [url=https://www.doomworld.com/forum/topic/101647-avactor-last-update-is-out/]Avactor[/url][/b] [[b]10[/b]: [sup]JudgeDeadd: 2, OniriA: 8[/sup]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up]&quot; &amp; [Numbers.F126] &amp; &quot;[/sup]]&quot;; &quot;&quot;)" office:value-type="string" office:string-value="[b]122. [url=https://www.doomworld.com/idgames/levels/doom2/Ports/a-c/chnworm]Chainworm Kommando[/url][/b] [[b]10[/b]: [sup]Rince-wind: 5, eharper256: 5[/sup]]" calcext:value-type="string">
            <text:p>[b]122. [url=https://www.doomworld.com/idgames/levels/doom2/Ports/a-c/chnworm]Chainworm Kommando[/url][/b] [[b]10[/b]: [sup]Rince-wind: 5, eharper256: 5[/sup]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up]&quot; &amp; [Numbers.F127] &amp; &quot;[/sup]]&quot;; &quot;&quot;)" office:value-type="string" office:string-value="[b]122. [url=https://www.doomworld.com/idgames/levels/doom2/Ports/s-u/tcotd21me]City of the Damned: Apocalypse[/url][/b] [[b]10[/b]: [sup]TechnoDoomed1: 5, Rince-wind: 5[/sup]]" calcext:value-type="string">
            <text:p>[b]122. [url=https://www.doomworld.com/idgames/levels/doom2/Ports/s-u/tcotd21me]City of the Damned: Apocalypse[/url][/b] [[b]10[/b]: [sup]TechnoDoomed1: 5, Rince-wind: 5[/sup]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up]&quot; &amp; [Numbers.F128] &amp; &quot;[/sup]]&quot;; &quot;&quot;)" office:value-type="string" office:string-value="[b]122. [url=https://www.doomworld.com/forum/topic/109216-doom-zero-launch-and-celebrating-25-years-of-doom-ii/]Doom Zero[/url][/b] [[b]10[/b]: [sup]maxmanium: 2, CinnamonKilljoy: 8[/sup]]" calcext:value-type="string">
            <text:p>[b]122. [url=https://www.doomworld.com/forum/topic/109216-doom-zero-launch-and-celebrating-25-years-of-doom-ii/]Doom Zero[/url][/b] [[b]10[/b]: [sup]maxmanium: 2, CinnamonKilljoy: 8[/sup]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up]&quot; &amp; [Numbers.F129] &amp; &quot;[/sup]]&quot;; &quot;&quot;)" office:value-type="string" office:string-value="[b]122. [url=https://www.doomworld.com/idgames/levels/doom/s-u/uac_dead]Dooms Day of UAC[/url][/b] [[b]10[/b]: [sup]Jaws In Space: 2, Ed: 5, joepallai: 3[/sup]]" calcext:value-type="string">
            <text:p>[b]122. [url=https://www.doomworld.com/idgames/levels/doom/s-u/uac_dead]Dooms Day of UAC[/url][/b] [[b]10[/b]: [sup]Jaws In Space: 2, Ed: 5, joepallai: 3[/sup]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up]&quot; &amp; [Numbers.F130] &amp; &quot;[/sup]]&quot;; &quot;&quot;)" office:value-type="string" office:string-value="[b]122. [url=https://www.doomworld.com/idgames/levels/doom2/g-i/grime]Grime[/url][/b] [[b]10[/b]: [sup]WH-Wilou84: 2, darkreaver: 4, Paul977: 4[/sup]]" calcext:value-type="string">
            <text:p>[b]122. [url=https://www.doomworld.com/idgames/levels/doom2/g-i/grime]Grime[/url][/b] [[b]10[/b]: [sup]WH-Wilou84: 2, darkreaver: 4, Paul977: 4[/sup]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up]&quot; &amp; [Numbers.F131] &amp; &quot;[/sup]]&quot;; &quot;&quot;)" office:value-type="string" office:string-value="[b]122. [url=https://forum.zdoom.org/viewtopic.php?f=42&amp;t=55443#p981947]Redemption Of The Slain[/url][/b] [[b]10[/b]: [sup]Nancsi: 10[/sup]]" calcext:value-type="string">
            <text:p>[b]122. [url=https://forum.zdoom.org/viewtopic.php?f=42&amp;t=55443#p981947]Redemption Of The Slain[/url][/b] [[b]10[/b]: [sup]Nancsi: 10[/sup]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up]&quot; &amp; [Numbers.F132] &amp; &quot;[/sup]]&quot;; &quot;&quot;)" office:value-type="string" office:string-value="[b]122. [url=https://www.doomworld.com/idgames/levels/doom2/megawads/reverie]Reverie[/url][/b] [[b]10[/b]: [sup]Octillion: 9, joepallai: 1[/sup]]" calcext:value-type="string">
            <text:p>[b]122. [url=https://www.doomworld.com/idgames/levels/doom2/megawads/reverie]Reverie[/url][/b] [[b]10[/b]: [sup]Octillion: 9, joepallai: 1[/sup]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up]&quot; &amp; [Numbers.F133] &amp; &quot;[/sup]]&quot;; &quot;&quot;)" office:value-type="string" office:string-value="[b]122. [url=https://www.doomworld.com/idgames/levels/doom2/Ports/s-u/tn]Tangerine Nightmare[/url][/b] [[b]10[/b]: [sup]guitardz: 10[/sup]]" calcext:value-type="string">
            <text:p>[b]122. [url=https://www.doomworld.com/idgames/levels/doom2/Ports/s-u/tn]Tangerine Nightmare[/url][/b] [[b]10[/b]: [sup]guitardz: 10[/sup]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up]&quot; &amp; [Numbers.F134] &amp; &quot;[/sup]]&quot;; &quot;&quot;)" office:value-type="string" office:string-value="[b]131. [url=http://www.doomwadstation.net/main/aliens.html]Aliens TC[/url][/b] [[b]9[/b]: [sup]yakfak: 4, Payload4367: 5[/sup]]" calcext:value-type="string">
            <text:p>[b]131. [url=http://www.doomwadstation.net/main/aliens.html]Aliens TC[/url][/b] [[b]9[/b]: [sup]yakfak: 4, Payload4367: 5[/sup]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up]&quot; &amp; [Numbers.F135] &amp; &quot;[/sup]]&quot;; &quot;&quot;)" office:value-type="string" office:string-value="[b]131. [url=https://www.doomworld.com/idgames/levels/doom/megawads/bgcomp]Base Ganymede[/url][/b] [[b]9[/b]: [sup]maxmanium: 9[/sup]]" calcext:value-type="string">
            <text:p>[b]131. [url=https://www.doomworld.com/idgames/levels/doom/megawads/bgcomp]Base Ganymede[/url][/b] [[b]9[/b]: [sup]maxmanium: 9[/sup]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up]&quot; &amp; [Numbers.F136] &amp; &quot;[/sup]]&quot;; &quot;&quot;)" office:value-type="string" office:string-value="[b]131. [url=https://www.doomworld.com/idgames/levels/doom2/Ports/a-c/brfinal]Beyond Reality[/url][/b] [[b]9[/b]: [sup]Talvi: 3, HUNdebLeonidasX: 6[/sup]]" calcext:value-type="string">
            <text:p>[b]131. [url=https://www.doomworld.com/idgames/levels/doom2/Ports/a-c/brfinal]Beyond Reality[/url][/b] [[b]9[/b]: [sup]Talvi: 3, HUNdebLeonidasX: 6[/sup]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up]&quot; &amp; [Numbers.F137] &amp; &quot;[/sup]]&quot;; &quot;&quot;)" office:value-type="string" office:string-value="[b]131. [url=https://www.doomworld.com/idgames/levels/doom2/Ports/a-c/bor_lost]Brotherhood of Ruin: The Lost Temple[/url][/b] [[b]9[/b]: [sup]Vorpal: 5, joepallai: 4[/sup]]" calcext:value-type="string">
            <text:p>[b]131. [url=https://www.doomworld.com/idgames/levels/doom2/Ports/a-c/bor_lost]Brotherhood of Ruin: The Lost Temple[/url][/b] [[b]9[/b]: [sup]Vorpal: 5, joepallai: 4[/sup]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up]&quot; &amp; [Numbers.F138] &amp; &quot;[/sup]]&quot;; &quot;&quot;)" office:value-type="string" office:string-value="[b]131. [url=https://www.doomworld.com/forum/topic/92135-deadair-v2/]Dead Air[/url][/b] [[b]9[/b]: [sup]HyperLuke: 2, Lorenz0: 7[/sup]]" calcext:value-type="string">
            <text:p>[b]131. [url=https://www.doomworld.com/forum/topic/92135-deadair-v2/]Dead Air[/url][/b] [[b]9[/b]: [sup]HyperLuke: 2, Lorenz0: 7[/sup]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up]&quot; &amp; [Numbers.F139] &amp; &quot;[/sup]]&quot;; &quot;&quot;)" office:value-type="string" office:string-value="[b]131. [url=https://www.doomworld.com/idgames/levels/doom2/megawads/d2ino]Doom 2 In Name Only[/url][/b] [[b]9[/b]: [sup]Odal: 4, CinnamonKilljoy: 5[/sup]]" calcext:value-type="string">
            <text:p>[b]131. [url=https://www.doomworld.com/idgames/levels/doom2/megawads/d2ino]Doom 2 In Name Only[/url][/b] [[b]9[/b]: [sup]Odal: 4, CinnamonKilljoy: 5[/sup]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up]&quot; &amp; [Numbers.F140] &amp; &quot;[/sup]]&quot;; &quot;&quot;)" office:value-type="string" office:string-value="[b]131. [url=https://www.doomworld.com/idgames/levels/doom/Ports/megawads/ddamn0.9]Doom: Damnation[/url][/b] [[b]9[/b]: [sup]bzzrak: 9[/sup]]" calcext:value-type="string">
            <text:p>[b]131. [url=https://www.doomworld.com/idgames/levels/doom/Ports/megawads/ddamn0.9]Doom: Damnation[/url][/b] [[b]9[/b]: [sup]bzzrak: 9[/sup]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up]&quot; &amp; [Numbers.F141] &amp; &quot;[/sup]]&quot;; &quot;&quot;)" office:value-type="string" office:string-value="[b]131. [url=https://www.doomworld.com/idgames/levels/doom2/Ports/megawads/dump-1]Dump Episode 1: Fuck Time Limits[/url][/b] [[b]9[/b]: [sup]Voltcom9: 9[/sup]]" calcext:value-type="string">
            <text:p>[b]131. [url=https://www.doomworld.com/idgames/levels/doom2/Ports/megawads/dump-1]Dump Episode 1: Fuck Time Limits[/url][/b] [[b]9[/b]: [sup]Voltcom9: 9[/sup]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up]&quot; &amp; [Numbers.F142] &amp; &quot;[/sup]]&quot;; &quot;&quot;)" office:value-type="string" office:string-value="[b]131. [url=https://www.doomworld.com/forum/topic/88507-dump-episode-3-bfg-edition-maps-released/]Dump Episode 3: BFG Edition[/url][/b] [[b]9[/b]: [sup]HyperLuke: 9[/sup]]" calcext:value-type="string">
            <text:p>[b]131. [url=https://www.doomworld.com/forum/topic/88507-dump-episode-3-bfg-edition-maps-released/]Dump Episode 3: BFG Edition[/url][/b] [[b]9[/b]: [sup]HyperLuke: 9[/sup]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up]&quot; &amp; [Numbers.F143] &amp; &quot;[/sup]]&quot;; &quot;&quot;)" office:value-type="string" office:string-value="[b]131. [url=https://www.doomworld.com/forum/topic/100391-esp2/]Eternal Slumber Party﻿ 2[/url][/b] [[b]9[/b]: [sup]Roofi: 9[/sup]]" calcext:value-type="string">
            <text:p>[b]131. [url=https://www.doomworld.com/forum/topic/100391-esp2/]Eternal Slumber Party﻿ 2[/url][/b] [[b]9[/b]: [sup]Roofi: 9[/sup]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up]&quot; &amp; [Numbers.F144] &amp; &quot;[/sup]]&quot;; &quot;&quot;)" office:value-type="string" office:string-value="[b]131. [url=https://www.doomworld.com/idgames/levels/doom2/g-i/hellrun2]Hellrun[/url][/b] [[b]9[/b]: [sup]Doomkid: 3, joepallai: 6[/sup]]" calcext:value-type="string">
            <text:p>[b]131. [url=https://www.doomworld.com/idgames/levels/doom2/g-i/hellrun2]Hellrun[/url][/b] [[b]9[/b]: [sup]Doomkid: 3, joepallai: 6[/sup]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up]&quot; &amp; [Numbers.F145] &amp; &quot;[/sup]]&quot;; &quot;&quot;)" office:value-type="string" office:string-value="[b]131. [url=https://www.doomworld.com/idgames/levels/doom2/Ports/g-i/hth2]Hi-Tech Hell 2: Alien Tech[/url][/b] [[b]9[/b]: [sup]Graf Zahl: 9[/sup]]" calcext:value-type="string">
            <text:p>[b]131. [url=https://www.doomworld.com/idgames/levels/doom2/Ports/g-i/hth2]Hi-Tech Hell 2: Alien Tech[/url][/b] [[b]9[/b]: [sup]Graf Zahl: 9[/sup]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up]&quot; &amp; [Numbers.F146] &amp; &quot;[/sup]]&quot;; &quot;&quot;)" office:value-type="string" office:string-value="[b]131. [url=https://www.doomworld.com/forum/topic/85591-nihility-infinite-teeth-shareware-episode-v121/]Nihility: Infinite ﻿Teeth﻿[/url][/b] [[b]9[/b]: [sup][/sup]]" calcext:value-type="string">
            <text:p>[b]131. [url=https://www.doomworld.com/forum/topic/85591-nihility-infinite-teeth-shareware-episode-v121/]Nihility: Infinite ﻿Teeth﻿[/url][/b] [[b]9[/b]: [sup][/sup]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up]&quot; &amp; [Numbers.F147] &amp; &quot;[/sup]]&quot;; &quot;&quot;)" office:value-type="string" office:string-value="[b]131. [url=https://forum.zdoom.org/viewtopic.php?t=52301#p913612]Shadow Of The Wool Ball[/url][/b] [[b]9[/b]: [sup]Apaul27: 9[/sup]]" calcext:value-type="string">
            <text:p>[b]131. [url=https://forum.zdoom.org/viewtopic.php?t=52301#p913612]Shadow Of The Wool Ball[/url][/b] [[b]9[/b]: [sup]Apaul27: 9[/sup]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up]&quot; &amp; [Numbers.F148] &amp; &quot;[/sup]]&quot;; &quot;&quot;)" office:value-type="string" office:string-value="[b]131. [url=http://stronghold.drdteam.org/download.html]Stronghold: On the Edge of Chaos[/url][/b] [[b]9[/b]: [sup]MFG38: 2, Dragonfly: 2, termrork: 5[/sup]]" calcext:value-type="string">
            <text:p>[b]131. [url=http://stronghold.drdteam.org/download.html]Stronghold: On the Edge of Chaos[/url][/b] [[b]9[/b]: [sup]MFG38: 2, Dragonfly: 2, termrork: 5[/sup]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up]&quot; &amp; [Numbers.F149] &amp; &quot;[/sup]]&quot;; &quot;&quot;)" office:value-type="string" office:string-value="[b]131. [url=https://www.doomworld.com/idgames/levels/doom2/Ports/s-u/tnte1]Torment and Torture[/url][/b] [[b]9[/b]: [sup]MFG38: 9[/sup]]" calcext:value-type="string">
            <text:p>[b]131. [url=https://www.doomworld.com/idgames/levels/doom2/Ports/s-u/tnte1]Torment and Torture[/url][/b] [[b]9[/b]: [sup]MFG38: 9[/sup]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up]&quot; &amp; [Numbers.F150] &amp; &quot;[/sup]]&quot;; &quot;&quot;)" office:value-type="string" office:string-value="[b]131. [url=https://www.doomworld.com/idgames/levels/doom2/Ports/s-u/tribute]Tribute[/url][/b] [[b]9[/b]: [sup]Lorenz0: 4, ax34: 5[/sup]]" calcext:value-type="string">
            <text:p>[b]131. [url=https://www.doomworld.com/idgames/levels/doom2/Ports/s-u/tribute]Tribute[/url][/b] [[b]9[/b]: [sup]Lorenz0: 4, ax34: 5[/sup]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up]&quot; &amp; [Numbers.F151] &amp; &quot;[/sup]]&quot;; &quot;&quot;)" office:value-type="string" office:string-value="[b]148. [url=https://www.doomworld.com/idgames/levels/doom2/megawads/50monstr]50 Monsters[/url][/b] [[b]8[/b]: [sup]tmorrow: 2, Worm318: 6[/sup]]" calcext:value-type="string">
            <text:p>[b]148. [url=https://www.doomworld.com/idgames/levels/doom2/megawads/50monstr]50 Monsters[/url][/b] [[b]8[/b]: [sup]tmorrow: 2, Worm318: 6[/sup]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up]&quot; &amp; [Numbers.F152] &amp; &quot;[/sup]]&quot;; &quot;&quot;)" office:value-type="string" office:string-value="[b]148. [url=https://www.doomworld.com/idgames/levels/doom2/Ports/a-c/action]Action Doom[/url][/b] [[b]8[/b]: [sup]Dragonfly: 1, Gaia74: 2, Worm318: 1, ax34: 4[/sup]]" calcext:value-type="string">
            <text:p>[b]148. [url=https://www.doomworld.com/idgames/levels/doom2/Ports/a-c/action]Action Doom[/url][/b] [[b]8[/b]: [sup]Dragonfly: 1, Gaia74: 2, Worm318: 1, ax34: 4[/sup]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up]&quot; &amp; [Numbers.F153] &amp; &quot;[/sup]]&quot;; &quot;&quot;)" office:value-type="string" office:string-value="[b]148. [url=https://www.doomworld.com/idgames/levels/doom2/Ports/megawads/amdosia]Armadosia The Mad Corridor[/url][/b] [[b]8[/b]: [sup][/sup]]" calcext:value-type="string">
            <text:p>[b]148. [url=https://www.doomworld.com/idgames/levels/doom2/Ports/megawads/amdosia]Armadosia The Mad Corridor[/url][/b] [[b]8[/b]: [sup][/sup]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up]&quot; &amp; [Numbers.F154] &amp; &quot;[/sup]]&quot;; &quot;&quot;)" office:value-type="string" office:string-value="[b]148. [url=https://www.doomworld.com/forum/topic/107249-come-eat-the-mapwich-a-collaborative-community-project-rc1-available/]Come eat The Mapwich[/url][/b] [[b]8[/b]: [sup]Jaromir Bergmann: 8[/sup]]" calcext:value-type="string">
            <text:p>[b]148. [url=https://www.doomworld.com/forum/topic/107249-come-eat-the-mapwich-a-collaborative-community-project-rc1-available/]Come eat The Mapwich[/url][/b] [[b]8[/b]: [sup]Jaromir Bergmann: 8[/sup]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up]&quot; &amp; [Numbers.F155] &amp; &quot;[/sup]]&quot;; &quot;&quot;)" office:value-type="string" office:string-value="[b]148. [url=https://www.doomworld.com/idgames/levels/doom2/Ports/d-f/disjunct]Disjunction[/url][/b] [[b]8[/b]: [sup]Lorenz0: 8[/sup]]" calcext:value-type="string">
            <text:p>[b]148. [url=https://www.doomworld.com/idgames/levels/doom2/Ports/d-f/disjunct]Disjunction[/url][/b] [[b]8[/b]: [sup]Lorenz0: 8[/sup]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up]&quot; &amp; [Numbers.F156] &amp; &quot;[/sup]]&quot;; &quot;&quot;)" office:value-type="string" office:string-value="[b]148. [url=https://www.doomworld.com/forum/topic/69813-doom-the-golden-souls-mario-64-doom-definitive-edition-released/]Doom: The Golden Souls[/url][/b] [[b]8[/b]: [sup]everennui: 1, TheNerdTurtle2: 7[/sup]]" calcext:value-type="string">
            <text:p>[b]148. [url=https://www.doomworld.com/forum/topic/69813-doom-the-golden-souls-mario-64-doom-definitive-edition-released/]Doom: The Golden Souls[/url][/b] [[b]8[/b]: [sup]everennui: 1, TheNerdTurtle2: 7[/sup]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up]&quot; &amp; [Numbers.F157] &amp; &quot;[/sup]]&quot;; &quot;&quot;)" office:value-type="string" office:string-value="[b]148. [url=https://www.doomworld.com/idgames/levels/doom2/Ports/a-c/cybie]Doomguy's Pimp Ventures[/url][/b] [[b]8[/b]: [sup]AnonimVio: 8[/sup]]" calcext:value-type="string">
            <text:p>[b]148. [url=https://www.doomworld.com/idgames/levels/doom2/Ports/a-c/cybie]Doomguy's Pimp Ventures[/url][/b] [[b]8[/b]: [sup]AnonimVio: 8[/sup]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up]&quot; &amp; [Numbers.F158] &amp; &quot;[/sup]]&quot;; &quot;&quot;)" office:value-type="string" office:string-value="[b]148. [url=https://www.doomworld.com/idgames/levels/doom2/d-f/dyst3]Dystopia 3: Re-Birth of Anarchy[/url][/b] [[b]8[/b]: [sup]Soundblock: 3, valkiriforce: 1, joepallai: 4[/sup]]" calcext:value-type="string">
            <text:p>[b]148. [url=https://www.doomworld.com/idgames/levels/doom2/d-f/dyst3]Dystopia 3: Re-Birth of Anarchy[/url][/b] [[b]8[/b]: [sup]Soundblock: 3, valkiriforce: 1, joepallai: 4[/sup]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up]&quot; &amp; [Numbers.F159] &amp; &quot;[/sup]]&quot;; &quot;&quot;)" office:value-type="string" office:string-value="[b]148. [url=https://www.doomworld.com/idgames/levels/doom2/Ports/g-i/holyhell]Holy Hell[/url][/b] [[b]8[/b]: [sup]Outrageous Videos: 2, bemused: 6[/sup]]" calcext:value-type="string">
            <text:p>[b]148. [url=https://www.doomworld.com/idgames/levels/doom2/Ports/g-i/holyhell]Holy Hell[/url][/b] [[b]8[/b]: [sup]Outrageous Videos: 2, bemused: 6[/sup]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up]&quot; &amp; [Numbers.F160] &amp; &quot;[/sup]]&quot;; &quot;&quot;)" office:value-type="string" office:string-value="[b]148. [url=https://www.doomworld.com/idgames/levels/doom2/Ports/megawads/italo]Italo-Doom[/url][/b] [[b]8[/b]: [sup]bemused: 8[/sup]]" calcext:value-type="string">
            <text:p>[b]148. [url=https://www.doomworld.com/idgames/levels/doom2/Ports/megawads/italo]Italo-Doom[/url][/b] [[b]8[/b]: [sup]bemused: 8[/sup]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up]&quot; &amp; [Numbers.F161] &amp; &quot;[/sup]]&quot;; &quot;&quot;)" office:value-type="string" office:string-value="[b]148. [url=https://www.doomworld.com/idgames/levels/doom2/m-o/mangle]Mangle[/url][/b] [[b]8[/b]: [sup]bzzrak: 8[/sup]]" calcext:value-type="string">
            <text:p>[b]148. [url=https://www.doomworld.com/idgames/levels/doom2/m-o/mangle]Mangle[/url][/b] [[b]8[/b]: [sup]bzzrak: 8[/sup]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up]&quot; &amp; [Numbers.F162] &amp; &quot;[/sup]]&quot;; &quot;&quot;)" office:value-type="string" office:string-value="[b]148. [url=https://www.doomworld.com/idgames/levels/doom2/megawads/manolaik]Mano Laikas: A road to Gamzatti[/url][/b] [[b]8[/b]: [sup][/sup]]" calcext:value-type="string">
            <text:p>[b]148. [url=https://www.doomworld.com/idgames/levels/doom2/megawads/manolaik]Mano Laikas: A road to Gamzatti[/url][/b] [[b]8[/b]: [sup][/sup]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up]&quot; &amp; [Numbers.F163] &amp; &quot;[/sup]]&quot;; &quot;&quot;)" office:value-type="string" office:string-value="[b]148. [url=https://www.doomworld.com/idgames/levels/doom2/Ports/m-o/mohu1]Monster Hunter Ltd Part I[/url][/b] [[b]8[/b]: [sup]Jaws In Space: 4, m8f: 4[/sup]]" calcext:value-type="string">
            <text:p>[b]148. [url=https://www.doomworld.com/idgames/levels/doom2/Ports/m-o/mohu1]Monster Hunter Ltd Part 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up]&quot; &amp; [Numbers.F164] &amp; &quot;[/sup]]&quot;; &quot;&quot;)" office:value-type="string" office:string-value="[b]148. [url=https://www.doomworld.com/idgames/levels/doom2/Ports/m-o/mohu2]Monster Hunter Ltd Part II[/url][/b] [[b]8[/b]: [sup]Jaws In Space: 4, m8f: 4[/sup]]" calcext:value-type="string">
            <text:p>[b]148. [url=https://www.doomworld.com/idgames/levels/doom2/Ports/m-o/mohu2]Monster Hunter Ltd Part II[/url][/b] [[b]8[/b]: [sup]Jaws In Space: 4, m8f: 4[/sup]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up]&quot; &amp; [Numbers.F165] &amp; &quot;[/sup]]&quot;; &quot;&quot;)" office:value-type="string" office:string-value="[b]148. [url=https://www.doomworld.com/idgames/levels/doom2/Ports/m-o/nimrod]Nimrod: Ixnay on the Hombre[/url][/b] [[b]8[/b]: [sup]Graf Zahl: 8[/sup]]" calcext:value-type="string">
            <text:p>[b]148. [url=https://www.doomworld.com/idgames/levels/doom2/Ports/m-o/nimrod]Nimrod: Ixnay on the Hombre[/url][/b] [[b]8[/b]: [sup]Graf Zahl: 8[/sup]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up]&quot; &amp; [Numbers.F166] &amp; &quot;[/sup]]&quot;; &quot;&quot;)" office:value-type="string" office:string-value="[b]148. [url=https://www.doomworld.com/idgames/levels/doom2/Ports/s-u/scythex]Scythe X[/url][/b] [[b]8[/b]: [sup]42PercentHealth: 2, Graf Zahl: 2, Talvi: 3, bLOCKbOYgAMES: 1[/sup]]" calcext:value-type="string">
            <text:p>[b]148. [url=https://www.doomworld.com/idgames/levels/doom2/Ports/s-u/scythex]Scythe X[/url][/b] [[b]8[/b]: [sup]42PercentHealth: 2, Graf Zahl: 2, Talvi: 3, bLOCKbOYgAMES: 1[/sup]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up]&quot; &amp; [Numbers.F167] &amp; &quot;[/sup]]&quot;; &quot;&quot;)" office:value-type="string" office:string-value="[b]148. [url=https://www.doomworld.com/idgames/levels/doom2/Ports/megawads/skuldash]Skulldash[/url][/b] [[b]8[/b]: [sup]everennui: 2, Lorenz0: 6[/sup]]" calcext:value-type="string">
            <text:p>[b]148. [url=https://www.doomworld.com/idgames/levels/doom2/Ports/megawads/skuldash]Skulldash[/url][/b] [[b]8[/b]: [sup]everennui: 2, Lorenz0: 6[/sup]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up]&quot; &amp; [Numbers.F168] &amp; &quot;[/sup]]&quot;; &quot;&quot;)" office:value-type="string" office:string-value="[b]148. [url=https://www.doomworld.com/forum/topic/43453-new-map-ready-to-go-the-bee-map/]The Beesong[/url][/b] [[b]8[/b]: [sup]Roofi: 8[/sup]]" calcext:value-type="string">
            <text:p>[b]148. [url=https://www.doomworld.com/forum/topic/43453-new-map-ready-to-go-the-bee-map/]The Beesong[/url][/b] [[b]8[/b]: [sup]Roofi: 8[/sup]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up]&quot; &amp; [Numbers.F169] &amp; &quot;[/sup]]&quot;; &quot;&quot;)" office:value-type="string" office:string-value="[b]166. [url=https://www.doomworld.com/forum/topic/108865-rc2-release-alienated-10-levels-for-gzdoom/]Alienated[/url][/b] [[b]7[/b]: [sup]Jaromir Bergmann: 7[/sup]]" calcext:value-type="string">
            <text:p>[b]166. [url=https://www.doomworld.com/forum/topic/108865-rc2-release-alienated-10-levels-for-gzdoom/]Alienated[/url][/b] [[b]7[/b]: [sup]Jaromir Bergmann: 7[/sup]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up]&quot; &amp; [Numbers.F170] &amp; &quot;[/sup]]&quot;; &quot;&quot;)" office:value-type="string" office:string-value="[b]166. [url=https://www.doomworld.com/forum/topic/92776-brigandine-rc2-updated-2017-05-13/]Brigandine[/url][/b] [[b]7[/b]: [sup]guitardz: 2, Jaromir Bergmann: 5[/sup]]" calcext:value-type="string">
            <text:p>[b]166. [url=https://www.doomworld.com/forum/topic/92776-brigandine-rc2-updated-2017-05-13/]Brigandine[/url][/b] [[b]7[/b]: [sup]guitardz: 2, Jaromir Bergmann: 5[/sup]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up]&quot; &amp; [Numbers.F171] &amp; &quot;[/sup]]&quot;; &quot;&quot;)" office:value-type="string" office:string-value="[b]166. [url=http://www.moddb.com/games/doom/addons/castle-heng]Castle Heng[/url][/b] [[b]7[/b]: [sup]7hm: 7[/sup]]" calcext:value-type="string">
            <text:p>[b]166. [url=http://www.moddb.com/games/doom/addons/castle-heng]Castle Heng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up]&quot; &amp; [Numbers.F172] &amp; &quot;[/sup]]&quot;; &quot;&quot;)" office:value-type="string" office:string-value="[b]166. [url=https://doomwiki.org/wiki/Chex_Quest#Chex_Quest_2]Chex Quest 2[/url][/b] [[b]7[/b]: [sup]bzzrak: 7[/sup]]" calcext:value-type="string">
            <text:p>[b]166. [url=https://doomwiki.org/wiki/Chex_Quest#Chex_Quest_2]Chex Quest 2[/url][/b] [[b]7[/b]: [sup]bzzrak: 7[/sup]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up]&quot; &amp; [Numbers.F173] &amp; &quot;[/sup]]&quot;; &quot;&quot;)" office:value-type="string" office:string-value="[b]166. [url=https://www.doomworld.com/idgames/levels/doom2/Ports/a-c/cah_se]Cold as Hell[/url][/b] [[b]7[/b]: [sup]Graf Zahl: 7[/sup]]" calcext:value-type="string">
            <text:p>[b]166. [url=https://www.doomworld.com/idgames/levels/doom2/Ports/a-c/cah_se]Cold as Hell[/url][/b] [[b]7[/b]: [sup]Graf Zahl: 7[/sup]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up]&quot; &amp; [Numbers.F174] &amp; &quot;[/sup]]&quot;; &quot;&quot;)" office:value-type="string" office:string-value="[b]166. [url=https://www.doomworld.com/idgames/levels/doom2/Ports/megawads/cif3]Community is Falling 3[/url][/b] [[b]7[/b]: [sup]NuMetalManiak: 3, Voltcom9: 4[/sup]]" calcext:value-type="string">
            <text:p>[b]166. [url=https://www.doomworld.com/idgames/levels/doom2/Ports/megawads/cif3]Community is Falling 3[/url][/b] [[b]7[/b]: [sup]NuMetalManiak: 3, Voltcom9: 4[/sup]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up]&quot; &amp; [Numbers.F175] &amp; &quot;[/sup]]&quot;; &quot;&quot;)" office:value-type="string" office:string-value="[b]166. [url=https://www.doomworld.com/idgames/levels/doom2/d-f/doomcity]Doom City[/url][/b] [[b]7[/b]: [sup]Jaws In Space: 4, Doomkid: 3[/sup]]" calcext:value-type="string">
            <text:p>[b]166. [url=https://www.doomworld.com/idgames/levels/doom2/d-f/doomcity]Doom City[/url][/b] [[b]7[/b]: [sup]Jaws In Space: 4, Doomkid: 3[/sup]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up]&quot; &amp; [Numbers.F176] &amp; &quot;[/sup]]&quot;; &quot;&quot;)" office:value-type="string" office:string-value="[b]166. [url=http://www.moddb.com/mods/doomone/downloads/doomone-v04]Doom: One[/url][/b] [[b]7[/b]: [sup]HyperLuke: 4, Greyenko: 3[/sup]]" calcext:value-type="string">
            <text:p>[b]166. [url=http://www.moddb.com/mods/doomone/downloads/doomone-v04]Doom: One[/url][/b] [[b]7[/b]: [sup]HyperLuke: 4, Greyenko: 3[/sup]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up]&quot; &amp; [Numbers.F177] &amp; &quot;[/sup]]&quot;; &quot;&quot;)" office:value-type="string" office:string-value="[b]166. [url=https://www.doomworld.com/forum/topic/90173-eden/]Eden[/url][/b] [[b]7[/b]: [sup]Nirvana: 7[/sup]]" calcext:value-type="string">
            <text:p>[b]166. [url=https://www.doomworld.com/forum/topic/90173-eden/]Eden[/url][/b] [[b]7[/b]: [sup]Nirvana: 7[/sup]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up]&quot; &amp; [Numbers.F178] &amp; &quot;[/sup]]&quot;; &quot;&quot;)" office:value-type="string" office:string-value="[b]166. [url=https://www.doomworld.com/idgames/levels/doom2/Ports/d-f/fth666]Flashback to Hell[/url][/b] [[b]7[/b]: [sup]GarrettChan: 2, eharper256: 5[/sup]]" calcext:value-type="string">
            <text:p>[b]166. [url=https://www.doomworld.com/idgames/levels/doom2/Ports/d-f/fth666]Flashback to Hell[/url][/b] [[b]7[/b]: [sup]GarrettChan: 2, eharper256: 5[/sup]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up]&quot; &amp; [Numbers.F179] &amp; &quot;[/sup]]&quot;; &quot;&quot;)" office:value-type="string" office:string-value="[b]166. [url=https://www.doomworld.com/idgames/levels/doom2/Ports/g-i/iedge]Insanity's Edge[/url][/b] [[b]7[/b]: [sup]TechnoDoomed1: 7[/sup]]" calcext:value-type="string">
            <text:p>[b]166. [url=https://www.doomworld.com/idgames/levels/doom2/Ports/g-i/iedge]Insanity's Edge[/url][/b] [[b]7[/b]: [sup]TechnoDoomed1: 7[/sup]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up]&quot; &amp; [Numbers.F180] &amp; &quot;[/sup]]&quot;; &quot;&quot;)" office:value-type="string" office:string-value="[b]166. [url=https://www.doomworld.com/idgames/levels/doom2/Ports/megawads/mock2]Mock 2: The Speed of Stupid[/url][/b] [[b]7[/b]: [sup]AnonimVio: 7[/sup]]" calcext:value-type="string">
            <text:p>[b]166. [url=https://www.doomworld.com/idgames/levels/doom2/Ports/megawads/mock2]Mock 2: The Speed of Stupid[/url][/b] [[b]7[/b]: [sup]AnonimVio: 7[/sup]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up]&quot; &amp; [Numbers.F181] &amp; &quot;[/sup]]&quot;; &quot;&quot;)" office:value-type="string" office:string-value="[b]166. [url=https://www.doomworld.com/idgames/levels/doom2/m-o/nochance]No Chance[/url][/b] [[b]7[/b]: [sup]Roofi: 7[/sup]]" calcext:value-type="string">
            <text:p>[b]166. [url=https://www.doomworld.com/idgames/levels/doom2/m-o/nochance]No Chance[/url][/b] [[b]7[/b]: [sup]Roofi: 7[/sup]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up]&quot; &amp; [Numbers.F182] &amp; &quot;[/sup]]&quot;; &quot;&quot;)" office:value-type="string" office:string-value="[b]166. [url=https://www.doomworld.com/idgames/levels/doom2/m-o/odessa_1]Odessa 1[/url][/b] [[b]7[/b]: [sup]7hm: 7[/sup]]" calcext:value-type="string">
            <text:p>[b]166. [url=https://www.doomworld.com/idgames/levels/doom2/m-o/odessa_1]Odessa 1[/url][/b] [[b]7[/b]: [sup]7hm: 7[/sup]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up]&quot; &amp; [Numbers.F183] &amp; &quot;[/sup]]&quot;; &quot;&quot;)" office:value-type="string" office:string-value="[b]166. [url=https://www.doomworld.com/idgames/levels/doom2/Ports/p-r/pwfinal]Plutonium Winds[/url][/b] [[b]7[/b]: [sup]Spectra: 7[/sup]]" calcext:value-type="string">
            <text:p>[b]166. [url=https://www.doomworld.com/idgames/levels/doom2/Ports/p-r/pwfinal]Plutonium Winds[/url][/b] [[b]7[/b]: [sup]Spectra: 7[/sup]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up]&quot; &amp; [Numbers.F184] &amp; &quot;[/sup]]&quot;; &quot;&quot;)" office:value-type="string" office:string-value="[b]166. [url=https://www.doomworld.com/idgames/levels/hexen/j-l/kaiser_28]Shadows of Chronos[/url][/b] [[b]7[/b]: [sup]Grain of Salt: 7[/sup]]" calcext:value-type="string">
            <text:p>[b]166. [url=https://www.doomworld.com/idgames/levels/hexen/j-l/kaiser_28]Shadows of Chronos[/url][/b] [[b]7[/b]: [sup]Grain of Salt: 7[/sup]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up]&quot; &amp; [Numbers.F185] &amp; &quot;[/sup]]&quot;; &quot;&quot;)" office:value-type="string" office:string-value="[b]166. [url=https://www.doomworld.com/idgames/levels/doom2/Ports/megawads/intime]Somewhere in Time[/url][/b] [[b]7[/b]: [sup]STILES: 3, smeghammer: 4[/sup]]" calcext:value-type="string">
            <text:p>[b]166. [url=https://www.doomworld.com/idgames/levels/doom2/Ports/megawads/intime]Somewhere in Time[/url][/b] [[b]7[/b]: [sup]STILES: 3, smeghammer: 4[/sup]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up]&quot; &amp; [Numbers.F186] &amp; &quot;[/sup]]&quot;; &quot;&quot;)" office:value-type="string" office:string-value="[b]166. [url=https://www.doomworld.com/idgames/levels/doom/a-c/class_ep]The Classic Episode[/url][/b] [[b]7[/b]: [sup]pcorf: 5, purist: 2[/sup]]" calcext:value-type="string">
            <text:p>[b]166. [url=https://www.doomworld.com/idgames/levels/doom/a-c/class_ep]The Classic Episode[/url][/b] [[b]7[/b]: [sup]pcorf: 5, purist: 2[/sup]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up]&quot; &amp; [Numbers.F187] &amp; &quot;[/sup]]&quot;; &quot;&quot;)" office:value-type="string" office:string-value="[b]166. [url=https://forum.zdoom.org/viewtopic.php?f=42&amp;t=55741]Waterlab GZD[/url][/b] [[b]7[/b]: [sup]Phobus: 7[/sup]]" calcext:value-type="string">
            <text:p>[b]166. [url=https://forum.zdoom.org/viewtopic.php?f=42&amp;t=55741]Waterlab GZD[/url][/b] [[b]7[/b]: [sup]Phobus: 7[/sup]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up]&quot; &amp; [Numbers.F188] &amp; &quot;[/sup]]&quot;; &quot;&quot;)" office:value-type="string" office:string-value="[b]166. [url=https://www.doomworld.com/idgames/levels/doom2/Ports/megawads/wos]Whispers of Satan[/url][/b] [[b]7[/b]: [sup]tmorrow: 2, eharper256: 5[/sup]]" calcext:value-type="string">
            <text:p>[b]166. [url=https://www.doomworld.com/idgames/levels/doom2/Ports/megawads/wos]Whispers of Satan[/url][/b] [[b]7[/b]: [sup]tmorrow: 2, eharper256: 5[/sup]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up]&quot; &amp; [Numbers.F189] &amp; &quot;[/sup]]&quot;; &quot;&quot;)" office:value-type="string" office:string-value="[b]186. [url=https://www.doomworld.com/idgames/levels/doom2/Ports/d-f/frozent] Frozen Time[/url][/b] [[b]6[/b]: [sup]Budoka: 6[/sup]]" calcext:value-type="string">
            <text:p>[b]186. [url=https://www.doomworld.com/idgames/levels/doom2/Ports/d-f/frozent] Frozen Time[/url][/b] [[b]6[/b]: [sup]Budoka: 6[/sup]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up]&quot; &amp; [Numbers.F190] &amp; &quot;[/sup]]&quot;; &quot;&quot;)" office:value-type="string" office:string-value="[b]186. [url=https://www.doomworld.com/forum/topic/92542-20-monsters-community-project-released/]20 Monsters Community Project[/url][/b] [[b]6[/b]: [sup]Voltcom9: 6[/sup]]" calcext:value-type="string">
            <text:p>[b]186. [url=https://www.doomworld.com/forum/topic/92542-20-monsters-community-project-released/]20 Monsters Community Project[/url][/b] [[b]6[/b]: [sup]Voltcom9: 6[/sup]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up]&quot; &amp; [Numbers.F191] &amp; &quot;[/sup]]&quot;; &quot;&quot;)" office:value-type="string" office:string-value="[b]186. [url=https://www.doomworld.com/idgames/levels/doom2/Ports/s-u/teitenga]Assault on Tei Tenga[/url][/b] [[b]6[/b]: [sup]Ralphis: 6[/sup]]" calcext:value-type="string">
            <text:p>[b]186. [url=https://www.doomworld.com/idgames/levels/doom2/Ports/s-u/teitenga]Assault on Tei Tenga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up]&quot; &amp; [Numbers.F192] &amp; &quot;[/sup]]&quot;; &quot;&quot;)" office:value-type="string" office:string-value="[b]186. [url=https://www.doomworld.com/idgames/levels/doom2/a-c/castleof]Castle of the Damned[/url][/b] [[b]6[/b]: [sup]bzzrak: 6[/sup]]" calcext:value-type="string">
            <text:p>[b]186. [url=https://www.doomworld.com/idgames/levels/doom2/a-c/castleof]Castle of the Damned[/url][/b] [[b]6[/b]: [sup]bzzrak: 6[/sup]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up]&quot; &amp; [Numbers.F193] &amp; &quot;[/sup]]&quot;; &quot;&quot;)" office:value-type="string" office:string-value="[b]186. [url=https://www.doomworld.com/forum/topic/98296-dark-universe-wad-released/]Dark Universe[/url][/b] [[b]6[/b]: [sup]&lt;&lt;Rewind: 6[/sup]]" calcext:value-type="string">
            <text:p>[b]186. [url=https://www.doomworld.com/forum/topic/98296-dark-universe-wad-released/]Dark Universe[/url][/b] [[b]6[/b]: [sup]&lt;&lt;Rewind: 6[/sup]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up]&quot; &amp; [Numbers.F194] &amp; &quot;[/sup]]&quot;; &quot;&quot;)" office:value-type="string" office:string-value="[b]186. [url=https://www.doomworld.com/idgames/levels/doom2/Ports/d-f/de-pkg]Demon Eclipse[/url][/b] [[b]6[/b]: [sup]Soundblock: 1, Lazorinc: 1, tchkb: 4[/sup]]" calcext:value-type="string">
            <text:p>[b]186. [url=https://www.doomworld.com/idgames/levels/doom2/Ports/d-f/de-pkg]Demon Eclipse[/url][/b] [[b]6[/b]: [sup]Soundblock: 1, Lazorinc: 1, tchkb: 4[/sup]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up]&quot; &amp; [Numbers.F195] &amp; &quot;[/sup]]&quot;; &quot;&quot;)" office:value-type="string" office:string-value="[b]186. [url=https://www.doomworld.com/idgames/levels/doom/Ports/d-f/dbimpact]Double Impact[/url][/b] [[b]6[/b]: [sup]Ralphis: 6[/sup]]" calcext:value-type="string">
            <text:p>[b]186. [url=https://www.doomworld.com/idgames/levels/doom/Ports/d-f/dbimpact]Double Impact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up]&quot; &amp; [Numbers.F196] &amp; &quot;[/sup]]&quot;; &quot;&quot;)" office:value-type="string" office:string-value="[b]186. [url=https://www.doomworld.com/idgames/levels/doom2/Ports/megawads/echelon]Echelon[/url][/b] [[b]6[/b]: [sup]Sky: 1, bzzrak: 5[/sup]]" calcext:value-type="string">
            <text:p>[b]186. [url=https://www.doomworld.com/idgames/levels/doom2/Ports/megawads/echelon]Echelon[/url][/b] [[b]6[/b]: [sup]Sky: 1, bzzrak: 5[/sup]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up]&quot; &amp; [Numbers.F197] &amp; &quot;[/sup]]&quot;; &quot;&quot;)" office:value-type="string" office:string-value="[b]186. [url=https://www.doomworld.com/idgames/levels/heretic/Ports/elfgp]Elf Gets Pissed[/url][/b] [[b]6[/b]: [sup]Ralphis: 6[/sup]]" calcext:value-type="string">
            <text:p>[b]186. [url=https://www.doomworld.com/idgames/levels/heretic/Ports/elfgp]Elf Gets Pissed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up]&quot; &amp; [Numbers.F198] &amp; &quot;[/sup]]&quot;; &quot;&quot;)" office:value-type="string" office:string-value="[b]186. [url=https://www.doomworld.com/idgames/levels/doom2/d-f/endgame]End Game[/url][/b] [[b]6[/b]: [sup]pcorf: 6[/sup]]" calcext:value-type="string">
            <text:p>[b]186. [url=https://www.doomworld.com/idgames/levels/doom2/d-f/endgame]End Game[/url][/b] [[b]6[/b]: [sup]pcorf: 6[/sup]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up]&quot; &amp; [Numbers.F199] &amp; &quot;[/sup]]&quot;; &quot;&quot;)" office:value-type="string" office:string-value="[b]186. [url=https://www.doomworld.com/idgames/levels/doom/0-9/01fava]Fava Beans[/url][/b] [[b]6[/b]: [sup]Philnemba: 2, NaZa: 4[/sup]]" calcext:value-type="string">
            <text:p>[b]186. [url=https://www.doomworld.com/idgames/levels/doom/0-9/01fava]Fava Beans[/url][/b] [[b]6[/b]: [sup]Philnemba: 2, NaZa: 4[/sup]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up]&quot; &amp; [Numbers.F200] &amp; &quot;[/sup]]&quot;; &quot;&quot;)" office:value-type="string" office:string-value="[b]186. [url=https://www.doomworld.com/idgames/levels/doom2/Ports/megawads/5room]Five Rooms of Doom[/url][/b] [[b]6[/b]: [sup]HyperLuke: 6[/sup]]" calcext:value-type="string">
            <text:p>[b]186. [url=https://www.doomworld.com/idgames/levels/doom2/Ports/megawads/5room]Five Rooms of Doom[/url][/b] [[b]6[/b]: [sup]HyperLuke: 6[/sup]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up]&quot; &amp; [Numbers.F201] &amp; &quot;[/sup]]&quot;; &quot;&quot;)" office:value-type="string" office:string-value="[b]186. [url=https://www.doomworld.com/idgames/levels/doom2/deathmatch/j-l/judas23]Judas[/url][/b] [[b]6[/b]: [sup]antares031: 6[/sup]]" calcext:value-type="string">
            <text:p>[b]186. [url=https://www.doomworld.com/idgames/levels/doom2/deathmatch/j-l/judas23]Judas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up]&quot; &amp; [Numbers.F202] &amp; &quot;[/sup]]&quot;; &quot;&quot;)" office:value-type="string" office:string-value="[b]186. [url=https://www.doomworld.com/idgames/levels/doom2/Ports/m-o/neodoom]NeoDoom[/url][/b] [[b]6[/b]: [sup]OniriA: 6[/sup]]" calcext:value-type="string">
            <text:p>[b]186. [url=https://www.doomworld.com/idgames/levels/doom2/Ports/m-o/neodoom]NeoDoom[/url][/b] [[b]6[/b]: [sup]OniriA: 6[/sup]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up]&quot; &amp; [Numbers.F203] &amp; &quot;[/sup]]&quot;; &quot;&quot;)" office:value-type="string" office:string-value="[b]186. [url=https://www.doomworld.com/idgames/levels/doom/m-o/nukemine]Nuke Mine (Come Get Some)[/url][/b] [[b]6[/b]: [sup]Soundblock: 6[/sup]]" calcext:value-type="string">
            <text:p>[b]186. [url=https://www.doomworld.com/idgames/levels/doom/m-o/nukemine]Nuke Mine (Come Get Some)[/url][/b] [[b]6[/b]: [sup]Soundblock: 6[/sup]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up]&quot; &amp; [Numbers.F204] &amp; &quot;[/sup]]&quot;; &quot;&quot;)" office:value-type="string" office:string-value="[b]186. [url=https://www.doomworld.com/forum/topic/106058-paradise-v2-multiplayer-beta-on-page-3-4122020/]Paradise[/url][/b] [[b]6[/b]: [sup]&lt;&lt;Rewind: 6[/sup]]" calcext:value-type="string">
            <text:p>[b]186. [url=https://www.doomworld.com/forum/topic/106058-paradise-v2-multiplayer-beta-on-page-3-4122020/]Paradise[/url][/b] [[b]6[/b]: [sup]&lt;&lt;Rewind: 6[/sup]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up]&quot; &amp; [Numbers.F205] &amp; &quot;[/sup]]&quot;; &quot;&quot;)" office:value-type="string" office:string-value="[b]186. [url=https://www.doomworld.com/forum/topic/49008-phmlspd-boom-maps-for-people-who-like-shooting-monsters/]Phmlspd[/url][/b] [[b]6[/b]: [sup]maxmanium: 6[/sup]]" calcext:value-type="string">
            <text:p>[b]186. [url=https://www.doomworld.com/forum/topic/49008-phmlspd-boom-maps-for-people-who-like-shooting-monsters/]Phmlspd[/url][/b] [[b]6[/b]: [sup]maxmanium: 6[/sup]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up]&quot; &amp; [Numbers.F206] &amp; &quot;[/sup]]&quot;; &quot;&quot;)" office:value-type="string" office:string-value="[b]186. [url=http://www.wad-archive.com/wad/e5d863c72e1f5de577a3ae57745c107e]SSL2[/url][/b] [[b]6[/b]: [sup]antares031: 6[/sup]]" calcext:value-type="string">
            <text:p>[b]186. [url=http://www.wad-archive.com/wad/e5d863c72e1f5de577a3ae57745c107e]SSL2[/url][/b] [[b]6[/b]: [sup]antares031: 6[/sup]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up]&quot; &amp; [Numbers.F207] &amp; &quot;[/sup]]&quot;; &quot;&quot;)" office:value-type="string" office:string-value="[b]186. [url=https://www.doomworld.com/idgames/levels/doom2/Ports/m-o/massm]The Adventures of MassMouth[/url][/b] [[b]6[/b]: [sup]Ralphis: 6[/sup]]" calcext:value-type="string">
            <text:p>[b]186. [url=https://www.doomworld.com/idgames/levels/doom2/Ports/m-o/massm]The Adventures of MassMouth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up]&quot; &amp; [Numbers.F208] &amp; &quot;[/sup]]&quot;; &quot;&quot;)" office:value-type="string" office:string-value="[b]186. [url=https://www.doomworld.com/idgames/levels/doom2/megawads/darken2]The Darkening Episode 2[/url][/b] [[b]6[/b]: [sup]Graf Zahl: 4, joepallai: 2[/sup]]" calcext:value-type="string">
            <text:p>[b]186. [url=https://www.doomworld.com/idgames/levels/doom2/megawads/darken2]The Darkening Episode 2[/url][/b] [[b]6[/b]: [sup]Graf Zahl: 4, joepallai: 2[/sup]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up]&quot; &amp; [Numbers.F209] &amp; &quot;[/sup]]&quot;; &quot;&quot;)" office:value-type="string" office:string-value="[b]186. [url=https://www.doomworld.com/idgames/levels/doom/Ports/d-f/draftex]Thy Flesh - Turned into a draft-excluder[/url][/b] [[b]6[/b]: [sup]4everDoomed: 6[/sup]]" calcext:value-type="string">
            <text:p>[b]186. [url=https://www.doomworld.com/idgames/levels/doom/Ports/d-f/draftex]Thy Flesh - Turned into a draft-excluder[/url][/b] [[b]6[/b]: [sup]4everDoomed: 6[/sup]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up]&quot; &amp; [Numbers.F210] &amp; &quot;[/sup]]&quot;; &quot;&quot;)" office:value-type="string" office:string-value="[b]186. [url=https://www.doomworld.com/idgames/themes/terrywads/uacmnnew]UAC Military Nightmare[/url][/b] [[b]6[/b]: [sup]AnonimVio: 6[/sup]]" calcext:value-type="string">
            <text:p>[b]186. [url=https://www.doomworld.com/idgames/themes/terrywads/uacmnnew]UAC Military Nightmare[/url][/b] [[b]6[/b]: [sup]AnonimVio: 6[/sup]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up]&quot; &amp; [Numbers.F211] &amp; &quot;[/sup]]&quot;; &quot;&quot;)" office:value-type="string" office:string-value="[b]186. [url=https://www.doomworld.com/idgames/levels/doom2/deathmatch/Ports/megawads/udmx]Unidoom Deathmatch X[/url][/b] [[b]6[/b]: [sup]Ralphis: 6[/sup]]" calcext:value-type="string">
            <text:p>[b]186. [url=https://www.doomworld.com/idgames/levels/doom2/deathmatch/Ports/megawads/udmx]Unidoom Deathmatch X[/url][/b] [[b]6[/b]: [sup]Ralphis: 6[/sup]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up]&quot; &amp; [Numbers.F212] &amp; &quot;[/sup]]&quot;; &quot;&quot;)" office:value-type="string" office:string-value="[b]186. [url=https://www.doomworld.com/idgames/levels/doom2/megawads/urania]Urania[/url][/b] [[b]6[/b]: [sup]Spectre01: 6[/sup]]" calcext:value-type="string">
            <text:p>[b]186. [url=https://www.doomworld.com/idgames/levels/doom2/megawads/urania]Urania[/url][/b] [[b]6[/b]: [sup]Spectre01: 6[/sup]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up]&quot; &amp; [Numbers.F213] &amp; &quot;[/sup]]&quot;; &quot;&quot;)" office:value-type="string" office:string-value="[b]210. [url=https://www.doomworld.com/vb/thread/71473]2048 Unleashed[/url][/b] [[b]5[/b]: [sup]eharper256: 5[/sup]]" calcext:value-type="string">
            <text:p>[b]210. [url=https://www.doomworld.com/vb/thread/71473]2048 Unleashed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up]&quot; &amp; [Numbers.F214] &amp; &quot;[/sup]]&quot;; &quot;&quot;)" office:value-type="string" office:string-value="[b]210. [url=https://www.doomworld.com/idgames/levels/doom/Ports/a-c/aa_e1]Alpha Accident: Terra Nova[/url][/b] [[b]5[/b]: [sup]Rince-wind: 5[/sup]]" calcext:value-type="string">
            <text:p>[b]210. [url=https://www.doomworld.com/idgames/levels/doom/Ports/a-c/aa_e1]Alpha Accident: Terra Nova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up]&quot; &amp; [Numbers.F215] &amp; &quot;[/sup]]&quot;; &quot;&quot;)" office:value-type="string" office:string-value="[b]210. [url=https://www.doomworld.com/forum/topic/105451-birthday-bash-megawad-offical-release/]Birthday Bash [/url][/b] [[b]5[/b]: [sup]eharper256: 5[/sup]]" calcext:value-type="string">
            <text:p>[b]210. [url=https://www.doomworld.com/forum/topic/105451-birthday-bash-megawad-offical-release/]Birthday Bash [/url][/b] [[b]5[/b]: [sup]eharper256: 5[/sup]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up]&quot; &amp; [Numbers.F216] &amp; &quot;[/sup]]&quot;; &quot;&quot;)" office:value-type="string" office:string-value="[b]210. [url=https://www.doomworld.com/idgames/levels/doom/p-r/retroeps]CH Retro Episode[/url][/b] [[b]5[/b]: [sup]Diabolución: 5[/sup]]" calcext:value-type="string">
            <text:p>[b]210. [url=https://www.doomworld.com/idgames/levels/doom/p-r/retroeps]CH Retro Episode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up]&quot; &amp; [Numbers.F217] &amp; &quot;[/sup]]&quot;; &quot;&quot;)" office:value-type="string" office:string-value="[b]210. [url=https://www.doomworld.com/idgames/levels/doom/a-c/crusades]Crusades[/url][/b] [[b]5[/b]: [sup]joepallai: 5[/sup]]" calcext:value-type="string">
            <text:p>[b]210. [url=https://www.doomworld.com/idgames/levels/doom/a-c/crusades]Crusades[/url][/b] [[b]5[/b]: [sup]joepallai: 5[/sup]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up]&quot; &amp; [Numbers.F218] &amp; &quot;[/sup]]&quot;; &quot;&quot;)" office:value-type="string" office:string-value="[b]210. [url=https://www.doomworld.com/idgames/levels/doom/d-f/dante666]Dante's Gate[/url][/b] [[b]5[/b]: [sup]Soundblock: 5[/sup]]" calcext:value-type="string">
            <text:p>[b]210. [url=https://www.doomworld.com/idgames/levels/doom/d-f/dante666]Dante's Gate[/url][/b] [[b]5[/b]: [sup]Soundblock: 5[/sup]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up]&quot; &amp; [Numbers.F219] &amp; &quot;[/sup]]&quot;; &quot;&quot;)" office:value-type="string" office:string-value="[b]210. [url=https://www.doomworld.com/idgames/levels/doom2/Ports/d-f/dor]Dawn of Reality[/url][/b] [[b]5[/b]: [sup][/sup]]" calcext:value-type="string">
            <text:p>[b]210. [url=https://www.doomworld.com/idgames/levels/doom2/Ports/d-f/dor]Dawn of Reality[/url][/b] [[b]5[/b]: [sup][/sup]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up]&quot; &amp; [Numbers.F220] &amp; &quot;[/sup]]&quot;; &quot;&quot;)" office:value-type="string" office:string-value="[b]210. [url=http://www.wad-archive.com/wad/DOOM-Barracks-Zone-1]Doom Barracks Zone[/url][/b] [[b]5[/b]: [sup]HUNdebLeonidasX: 3, TheMightyHeracross: 2[/sup]]" calcext:value-type="string">
            <text:p>[b]210. [url=http://www.wad-archive.com/wad/DOOM-Barracks-Zone-1]Doom Barracks Zone[/url][/b] [[b]5[/b]: [sup]HUNdebLeonidasX: 3, TheMightyHeracross: 2[/sup]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up]&quot; &amp; [Numbers.F221] &amp; &quot;[/sup]]&quot;; &quot;&quot;)" office:value-type="string" office:string-value="[b]210. [url=https://www.doomworld.com/forum/topic/54022-doom-center-do-you-know-that/]Doom Center[/url][/b] [[b]5[/b]: [sup]HUNdebLeonidasX: 5[/sup]]" calcext:value-type="string">
            <text:p>[b]210. [url=https://www.doomworld.com/forum/topic/54022-doom-center-do-you-know-that/]Doom Center[/url][/b] [[b]5[/b]: [sup]HUNdebLeonidasX: 5[/sup]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up]&quot; &amp; [Numbers.F222] &amp; &quot;[/sup]]&quot;; &quot;&quot;)" office:value-type="string" office:string-value="[b]210. [url=https://www.doomworld.com/forum/topic/104925-doomish-den-of-design-a-map-that-teaches-you-map-design/]Doomish Den of Design[/url][/b] [[b]5[/b]: [sup]Rince-wind: 5[/sup]]" calcext:value-type="string">
            <text:p>[b]210. [url=https://www.doomworld.com/forum/topic/104925-doomish-den-of-design-a-map-that-teaches-you-map-design/]Doomish Den of Design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up]&quot; &amp; [Numbers.F223] &amp; &quot;[/sup]]&quot;; &quot;&quot;)" office:value-type="string" office:string-value="[b]210. [url=https://www.doomworld.com/idgames/levels/doom2/Ports/d-f/dripfeed]Drip Feed[/url][/b] [[b]5[/b]: [sup]Vorpal: 5[/sup]]" calcext:value-type="string">
            <text:p>[b]210. [url=https://www.doomworld.com/idgames/levels/doom2/Ports/d-f/dripfeed]Drip Feed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up]&quot; &amp; [Numbers.F224] &amp; &quot;[/sup]]&quot;; &quot;&quot;)" office:value-type="string" office:string-value="[b]210. [url=http://www.doom2.net/mykdoom/misc/113434_e1contest.zip]e1contest﻿.wad﻿[/url][/b] [[b]5[/b]: [sup]Diabolución: 5[/sup]]" calcext:value-type="string">
            <text:p>[b]210. [url=http://www.doom2.net/mykdoom/misc/113434_e1contest.zip]e1contest﻿.wad﻿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up]&quot; &amp; [Numbers.F225] &amp; &quot;[/sup]]&quot;; &quot;&quot;)" office:value-type="string" office:string-value="[b]210. [url=https://www.doomworld.com/idgames/themes/TeamTNT/ed4_rfo/ed4_rfo1]Eternal DOOM IV: Return from Oblivion[/url][/b] [[b]5[/b]: [sup]m8f: 5[/sup]]" calcext:value-type="string">
            <text:p>[b]210. [url=https://www.doomworld.com/idgames/themes/TeamTNT/ed4_rfo/ed4_rfo1]Eternal DOOM IV: Return from Oblivion[/url][/b] [[b]5[/b]: [sup]m8f: 5[/sup]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up]&quot; &amp; [Numbers.F226] &amp; &quot;[/sup]]&quot;; &quot;&quot;)" office:value-type="string" office:string-value="[b]210. [url=https://www.doomworld.com/idgames/levels/doom2/deathmatch/megawads/exec]Execution[/url][/b] [[b]5[/b]: [sup]Doomkid: 5[/sup]]" calcext:value-type="string">
            <text:p>[b]210. [url=https://www.doomworld.com/idgames/levels/doom2/deathmatch/megawads/exec]Execution[/url][/b] [[b]5[/b]: [sup]Doomkid: 5[/sup]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up]&quot; &amp; [Numbers.F227] &amp; &quot;[/sup]]&quot;; &quot;&quot;)" office:value-type="string" office:string-value="[b]210. [url=https://www.doomworld.com/forum/topic/105670-faithless-a-heretic-hub-final/]Faithless[/url][/b] [[b]5[/b]: [sup]Rince-wind: 5[/sup]]" calcext:value-type="string">
            <text:p>[b]210. [url=https://www.doomworld.com/forum/topic/105670-faithless-a-heretic-hub-final/]Faithless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up]&quot; &amp; [Numbers.F228] &amp; &quot;[/sup]]&quot;; &quot;&quot;)" office:value-type="string" office:string-value="[b]210. [url=https://www.doomworld.com/idgames/levels/doom2/Ports/d-f/ftmtn_v2]Firetop Mountain[/url][/b] [[b]5[/b]: [sup]smeghammer: 5[/sup]]" calcext:value-type="string">
            <text:p>[b]210. [url=https://www.doomworld.com/idgames/levels/doom2/Ports/d-f/ftmtn_v2]Firetop Mountain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up]&quot; &amp; [Numbers.F229] &amp; &quot;[/sup]]&quot;; &quot;&quot;)" office:value-type="string" office:string-value="[b]210. [url=http://freedoom.github.io/download.html]Freedoom: Phase 2[/url][/b] [[b]5[/b]: [sup]Spectra: 1, Voltcom9: 1, TheMightyHeracross: 3[/sup]]" calcext:value-type="string">
            <text:p>[b]210. [url=http://freedoom.github.io/download.html]Freedoom: Phase 2[/url][/b] [[b]5[/b]: [sup]Spectra: 1, Voltcom9: 1, TheMightyHeracross: 3[/sup]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up]&quot; &amp; [Numbers.F230] &amp; &quot;[/sup]]&quot;; &quot;&quot;)" office:value-type="string" office:string-value="[b]210. [url=https://forum.zdoom.org/viewtopic.php?f=19&amp;t=46718]Gene-Tech: Before the Storm[/url][/b] [[b]5[/b]: [sup]Graf Zahl: 5[/sup]]" calcext:value-type="string">
            <text:p>[b]210. [url=https://forum.zdoom.org/viewtopic.php?f=19&amp;t=46718]Gene-Tech: Before the Storm[/url][/b] [[b]5[/b]: [sup]Graf Zahl: 5[/sup]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up]&quot; &amp; [Numbers.F231] &amp; &quot;[/sup]]&quot;; &quot;&quot;)" office:value-type="string" office:string-value="[b]210. [url=https://www.doomworld.com/idgames/levels/doom2/Ports/megawads/gmp]Good Morning Phobos[/url][/b] [[b]5[/b]: [sup]Bryan T: 5[/sup]]" calcext:value-type="string">
            <text:p>[b]210. [url=https://www.doomworld.com/idgames/levels/doom2/Ports/megawads/gmp]Good Morning Phobos[/url][/b] [[b]5[/b]: [sup]Bryan T: 5[/sup]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up]&quot; &amp; [Numbers.F232] &amp; &quot;[/sup]]&quot;; &quot;&quot;)" office:value-type="string" office:string-value="[b]210. [url=https://www.doomworld.com/idgames/levels/doom2/deathmatch/Ports/megawads/gw2]Greenwar II[/url][/b] [[b]5[/b]: [sup]Ed: 5[/sup]]" calcext:value-type="string">
            <text:p>[b]210. [url=https://www.doomworld.com/idgames/levels/doom2/deathmatch/Ports/megawads/gw2]Greenwar II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up]&quot; &amp; [Numbers.F233] &amp; &quot;[/sup]]&quot;; &quot;&quot;)" office:value-type="string" office:string-value="[b]210. [url=https://www.doomworld.com/idgames/themes/hacx/hx11pack]Hacx[/url][/b] [[b]5[/b]: [sup]Grazza: 5[/sup]]" calcext:value-type="string">
            <text:p>[b]210. [url=https://www.doomworld.com/idgames/themes/hacx/hx11pack]Hacx[/url][/b] [[b]5[/b]: [sup]Grazza: 5[/sup]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up]&quot; &amp; [Numbers.F234] &amp; &quot;[/sup]]&quot;; &quot;&quot;)" office:value-type="string" office:string-value="[b]210. [url=https://www.doomworld.com/idgames/levels/doom2/Ports/g-i/inncnx2]Innocence X2[/url][/b] [[b]5[/b]: [sup]Spectra: 5[/sup]]" calcext:value-type="string">
            <text:p>[b]210. [url=https://www.doomworld.com/idgames/levels/doom2/Ports/g-i/inncnx2]Innocence X2[/url][/b] [[b]5[/b]: [sup]Spectra: 5[/sup]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up]&quot; &amp; [Numbers.F235] &amp; &quot;[/sup]]&quot;; &quot;&quot;)" office:value-type="string" office:string-value="[b]210. [url=https://www.doomworld.com/idgames/levels/doom2/megawads/marsw301]Mars War[/url][/b] [[b]5[/b]: [sup]Roofi: 5[/sup]]" calcext:value-type="string">
            <text:p>[b]210. [url=https://www.doomworld.com/idgames/levels/doom2/megawads/marsw301]Mars War[/url][/b] [[b]5[/b]: [sup]Roofi: 5[/sup]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up]&quot; &amp; [Numbers.F236] &amp; &quot;[/sup]]&quot;; &quot;&quot;)" office:value-type="string" office:string-value="[b]210. [url=https://www.doomworld.com/idgames/levels/doom2/m-o/mordeth]Mordeth[/url][/b] [[b]5[/b]: [sup]Vorpal: 5[/sup]]" calcext:value-type="string">
            <text:p>[b]210. [url=https://www.doomworld.com/idgames/levels/doom2/m-o/mordeth]Mordeth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up]&quot; &amp; [Numbers.F237] &amp; &quot;[/sup]]&quot;; &quot;&quot;)" office:value-type="string" office:string-value="[b]210. [url=http://www.mediafire.com/file/fuurx4c98tl198i/One_Doom_s_Day.wad]One Doom's Day[/url][/b] [[b]5[/b]: [sup]Apaul27: 5[/sup]]" calcext:value-type="string">
            <text:p>[b]210. [url=http://www.mediafire.com/file/fuurx4c98tl198i/One_Doom_s_Day.wad]One Doom's Day[/url][/b] [[b]5[/b]: [sup]Apaul27: 5[/sup]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up]&quot; &amp; [Numbers.F238] &amp; &quot;[/sup]]&quot;; &quot;&quot;)" office:value-type="string" office:string-value="[b]210. [url=https://www.doomworld.com/idgames/levels/doom2/m-o/osiris]Osiris[/url][/b] [[b]5[/b]: [sup]Vorpal: 5[/sup]]" calcext:value-type="string">
            <text:p>[b]210. [url=https://www.doomworld.com/idgames/levels/doom2/m-o/osiris]Osiris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up]&quot; &amp; [Numbers.F239] &amp; &quot;[/sup]]&quot;; &quot;&quot;)" office:value-type="string" office:string-value="[b]210. [url=https://www.doomworld.com/idgames/levels/doom2/Ports/p-r/paranoid]Paranoid[/url][/b] [[b]5[/b]: [sup]termrork: 5[/sup]]" calcext:value-type="string">
            <text:p>[b]210. [url=https://www.doomworld.com/idgames/levels/doom2/Ports/p-r/paranoid]Paranoid[/url][/b] [[b]5[/b]: [sup]termrork: 5[/sup]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up]&quot; &amp; [Numbers.F240] &amp; &quot;[/sup]]&quot;; &quot;&quot;)" office:value-type="string" office:string-value="[b]210. [url=https://www.doomworld.com/idgames/levels/doom2/Ports/p-r/planisf2]Planisphere 2[/url][/b] [[b]5[/b]: [sup][/sup]]" calcext:value-type="string">
            <text:p>[b]210. [url=https://www.doomworld.com/idgames/levels/doom2/Ports/p-r/planisf2]Planisphere 2[/url][/b] [[b]5[/b]: [sup][/sup]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up]&quot; &amp; [Numbers.F241] &amp; &quot;[/sup]]&quot;; &quot;&quot;)" office:value-type="string" office:string-value="[b]210. [url=https://www.doomworld.com/vb/wads-mods/67271-project-uber-idgamesd/]Project Uber[/url][/b] [[b]5[/b]: [sup]Rince-wind: 5[/sup]]" calcext:value-type="string">
            <text:p>[b]210. [url=https://www.doomworld.com/vb/wads-mods/67271-project-uber-idgamesd/]Project Uber[/url][/b] [[b]5[/b]: [sup]Rince-wind: 5[/sup]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up]&quot; &amp; [Numbers.F242] &amp; &quot;[/sup]]&quot;; &quot;&quot;)" office:value-type="string" office:string-value="[b]210. [url=https://www.doomworld.com/idgames/levels/doom2/s-u/selfish5]SELFISH5[/url][/b] [[b]5[/b]: [sup]Diabolución: 5[/sup]]" calcext:value-type="string">
            <text:p>[b]210. [url=https://www.doomworld.com/idgames/levels/doom2/s-u/selfish5]SELFISH5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up]&quot; &amp; [Numbers.F243] &amp; &quot;[/sup]]&quot;; &quot;&quot;)" office:value-type="string" office:string-value="[b]210. [url=https://www.doomworld.com/idgames/levels/doom2/Ports/s-u/sotnr]Shadows of The Nightmare Realm[/url][/b] [[b]5[/b]: [sup]4everDoomed: 5[/sup]]" calcext:value-type="string">
            <text:p>[b]210. [url=https://www.doomworld.com/idgames/levels/doom2/Ports/s-u/sotnr]Shadows of The Nightmare Realm[/url][/b] [[b]5[/b]: [sup]4everDoomed: 5[/sup]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up]&quot; &amp; [Numbers.F244] &amp; &quot;[/sup]]&quot;; &quot;&quot;)" office:value-type="string" office:string-value="[b]210. [url=https://www.doomworld.com/idgames/levels/doom/Ports/p-r/pe1_phob]Simply Phobos[/url][/b] [[b]5[/b]: [sup]Diabolución: 5[/sup]]" calcext:value-type="string">
            <text:p>[b]210. [url=https://www.doomworld.com/idgames/levels/doom/Ports/p-r/pe1_phob]Simply Phobos[/url][/b] [[b]5[/b]: [sup]Diabolución: 5[/sup]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up]&quot; &amp; [Numbers.F245] &amp; &quot;[/sup]]&quot;; &quot;&quot;)" office:value-type="string" office:string-value="[b]210. [url=https://www.doomworld.com/idgames/deathmatch/skulltag/spacedm9]SpaceDM9[/url][/b] [[b]5[/b]: [sup]Ed: 5[/sup]]" calcext:value-type="string">
            <text:p>[b]210. [url=https://www.doomworld.com/idgames/deathmatch/skulltag/spacedm9]SpaceDM9[/url][/b] [[b]5[/b]: [sup]Ed: 5[/sup]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up]&quot; &amp; [Numbers.F246] &amp; &quot;[/sup]]&quot;; &quot;&quot;)" office:value-type="string" office:string-value="[b]210. [url=https://www.doomworld.com/idgames/levels/doom2/s-u/slayer]The Slayer[/url][/b] [[b]5[/b]: [sup]Vorpal: 5[/sup]]" calcext:value-type="string">
            <text:p>[b]210. [url=https://www.doomworld.com/idgames/levels/doom2/s-u/slayer]The Slayer[/url][/b] [[b]5[/b]: [sup]Vorpal: 5[/sup]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up]&quot; &amp; [Numbers.F247] &amp; &quot;[/sup]]&quot;; &quot;&quot;)" office:value-type="string" office:string-value="[b]210. [url=https://www.doomworld.com/forum/topic/74280-the-ultimate-doom-ii-doom-ii-levels-remade/]The Ultimate Doom II [/url][/b] [[b]5[/b]: [sup][/sup]]" calcext:value-type="string">
            <text:p>[b]210. [url=https://www.doomworld.com/forum/topic/74280-the-ultimate-doom-ii-doom-ii-levels-remade/]The Ultimate Doom II [/url][/b] [[b]5[/b]: [sup][/sup]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up]&quot; &amp; [Numbers.F248] &amp; &quot;[/sup]]&quot;; &quot;&quot;)" office:value-type="string" office:string-value="[b]210. [url=https://www.doomworld.com/idgames/levels/doom2/Ports/v-z/vulkan]Vulkan Episode 1[/url][/b] [[b]5[/b]: [sup]HyperLuke: 5[/sup]]" calcext:value-type="string">
            <text:p>[b]210. [url=https://www.doomworld.com/idgames/levels/doom2/Ports/v-z/vulkan]Vulkan Episode 1[/url][/b] [[b]5[/b]: [sup]HyperLuke: 5[/sup]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up]&quot; &amp; [Numbers.F249] &amp; &quot;[/sup]]&quot;; &quot;&quot;)" office:value-type="string" office:string-value="[b]210. [url=https://www.doomworld.com/vb/wads-mods/71259-way-too-many-dead-guys-map05-alpha-available/]Way 2 Many Dead Guys[/url][/b] [[b]5[/b]: [sup]Nancsi: 5[/sup]]" calcext:value-type="string">
            <text:p>[b]210. [url=https://www.doomworld.com/vb/wads-mods/71259-way-too-many-dead-guys-map05-alpha-available/]Way 2 Many Dead Guys[/url][/b] [[b]5[/b]: [sup]Nancsi: 5[/sup]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up]&quot; &amp; [Numbers.F250] &amp; &quot;[/sup]]&quot;; &quot;&quot;)" office:value-type="string" office:string-value="[b]210. [url=https://www.moddb.com/mods/bloodpack]ZBloodpack[/url][/b] [[b]5[/b]: [sup]smeghammer: 5[/sup]]" calcext:value-type="string">
            <text:p>[b]210. [url=https://www.moddb.com/mods/bloodpack]ZBloodpack[/url][/b] [[b]5[/b]: [sup]smeghammer: 5[/sup]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up]&quot; &amp; [Numbers.F251] &amp; &quot;[/sup]]&quot;; &quot;&quot;)" office:value-type="string" office:string-value="[b]210. [url=https://www.doomworld.com/idgames/levels/doom2/Ports/v-z/zendyn_x]Zen Dynamics[/url][/b] [[b]5[/b]: [sup]Phobus: 4, TechnoDoomed1: 1[/sup]]" calcext:value-type="string">
            <text:p>[b]210. [url=https://www.doomworld.com/idgames/levels/doom2/Ports/v-z/zendyn_x]Zen Dynamics[/url][/b] [[b]5[/b]: [sup]Phobus: 4, TechnoDoomed1: 1[/sup]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up]&quot; &amp; [Numbers.F252] &amp; &quot;[/sup]]&quot;; &quot;&quot;)" office:value-type="string" office:string-value="[b]249. [url=https://forum.zdoom.org/viewtopic.php?t=47680#p810207]Batman Doom: Reborn[/url][/b] [[b]4[/b]: [sup][/sup]]" calcext:value-type="string">
            <text:p>[b]249. [url=https://forum.zdoom.org/viewtopic.php?t=47680#p810207]Batman Doom: Reborn[/url][/b] [[b]4[/b]: [sup][/sup]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up]&quot; &amp; [Numbers.F253] &amp; &quot;[/sup]]&quot;; &quot;&quot;)" office:value-type="string" office:string-value="[b]249. [url=https://www.doomworld.com/idgames/levels/doom2/a-c/chord2]Chord 2[/url][/b] [[b]4[/b]: [sup]Paul977: 4[/sup]]" calcext:value-type="string">
            <text:p>[b]249. [url=https://www.doomworld.com/idgames/levels/doom2/a-c/chord2]Chord 2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up]&quot; &amp; [Numbers.F254] &amp; &quot;[/sup]]&quot;; &quot;&quot;)" office:value-type="string" office:string-value="[b]249. [url=https://www.doomworld.com/files/file/10874-city-of-doom-part-i-beta-1-11/]City of DooM (Part I)[/url][/b] [[b]4[/b]: [sup][/sup]]" calcext:value-type="string">
            <text:p>[b]249. [url=https://www.doomworld.com/files/file/10874-city-of-doom-part-i-beta-1-11/]City of DooM (Part I)[/url][/b] [[b]4[/b]: [sup][/sup]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up]&quot; &amp; [Numbers.F255] &amp; &quot;[/sup]]&quot;; &quot;&quot;)" office:value-type="string" office:string-value="[b]249. [url=https://www.doomworld.com/idgames/levels/doom2/Ports/a-c/cafebrk1]Coffee Break Episode 1[/url][/b] [[b]4[/b]: [sup]eharper256: 4[/sup]]" calcext:value-type="string">
            <text:p>[b]249. [url=https://www.doomworld.com/idgames/levels/doom2/Ports/a-c/cafebrk1]Coffee Break Episode 1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up]&quot; &amp; [Numbers.F256] &amp; &quot;[/sup]]&quot;; &quot;&quot;)" office:value-type="string" office:string-value="[b]249. [url=https://www.doomworld.com/idgames/levels/doom2/Ports/a-c/c-shock2]Combat Shock 2[/url][/b] [[b]4[/b]: [sup]Cynical: 1, Nate River: 3[/sup]]" calcext:value-type="string">
            <text:p>[b]249. [url=https://www.doomworld.com/idgames/levels/doom2/Ports/a-c/c-shock2]Combat Shock 2[/url][/b] [[b]4[/b]: [sup]Cynical: 1, Nate River: 3[/sup]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up]&quot; &amp; [Numbers.F257] &amp; &quot;[/sup]]&quot;; &quot;&quot;)" office:value-type="string" office:string-value="[b]249. [url=https://www.doomworld.com/idgames/levels/doom2/Ports/a-c/crimsonh]Crimson Horizon[/url][/b] [[b]4[/b]: [sup]Paul977: 4[/sup]]" calcext:value-type="string">
            <text:p>[b]249. [url=https://www.doomworld.com/idgames/levels/doom2/Ports/a-c/crimsonh]Crimson Horizon[/url][/b] [[b]4[/b]: [sup]Paul977: 4[/sup]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up]&quot; &amp; [Numbers.F258] &amp; &quot;[/sup]]&quot;; &quot;&quot;)" office:value-type="string" office:string-value="[b]249. [url=https://www.doomworld.com/idgames/levels/doom2/deathmatch/Ports/megawads/crudream]Crucified Dreams[/url][/b] [[b]4[/b]: [sup]Soundblock: 4[/sup]]" calcext:value-type="string">
            <text:p>[b]249. [url=https://www.doomworld.com/idgames/levels/doom2/deathmatch/Ports/megawads/crudream]Crucified Dreams[/url][/b] [[b]4[/b]: [sup]Soundblock: 4[/sup]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up]&quot; &amp; [Numbers.F259] &amp; &quot;[/sup]]&quot;; &quot;&quot;)" office:value-type="string" office:string-value="[b]249. [url=https://www.doomworld.com/idgames/levels/doom2/Ports/d-f/dcity2_5]Damned City 2[/url][/b] [[b]4[/b]: [sup][/sup]]" calcext:value-type="string">
            <text:p>[b]249. [url=https://www.doomworld.com/idgames/levels/doom2/Ports/d-f/dcity2_5]Damned City 2[/url][/b] [[b]4[/b]: [sup][/sup]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up]&quot; &amp; [Numbers.F260] &amp; &quot;[/sup]]&quot;; &quot;&quot;)" office:value-type="string" office:string-value="[b]249. [url=https://www.doomworld.com/idgames/levels/doom2/Ports/d-f/dark7]Dark 7 (with Mission Pack)[/url][/b] [[b]4[/b]: [sup]smeghammer: 4[/sup]]" calcext:value-type="string">
            <text:p>[b]249. [url=https://www.doomworld.com/idgames/levels/doom2/Ports/d-f/dark7]Dark 7 (with Mission Pack)[/url][/b] [[b]4[/b]: [sup]smeghammer: 4[/sup]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up]&quot; &amp; [Numbers.F261] &amp; &quot;[/sup]]&quot;; &quot;&quot;)" office:value-type="string" office:string-value="[b]249. [url=https://www.doomworld.com/forum/topic/64353-doom-64-for-doom-ii/]Doom 64 for Doom II[/url][/b] [[b]4[/b]: [sup]Roofi: 1, Woolie Wool: 1, I_Punch_Demons: 2[/sup]]" calcext:value-type="string">
            <text:p>[b]249. [url=https://www.doomworld.com/forum/topic/64353-doom-64-for-doom-ii/]Doom 64 for Doom II[/url][/b] [[b]4[/b]: [sup]Roofi: 1, Woolie Wool: 1, I_Punch_Demons: 2[/sup]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up]&quot; &amp; [Numbers.F262] &amp; &quot;[/sup]]&quot;; &quot;&quot;)" office:value-type="string" office:string-value="[b]249. [url=https://www.doomworld.com/idgames/levels/doom2/d-f/earth]Earth[/url][/b] [[b]4[/b]: [sup]ShoDemo: 3, TheNerdTurtle2: 1[/sup]]" calcext:value-type="string">
            <text:p>[b]249. [url=https://www.doomworld.com/idgames/levels/doom2/d-f/earth]Earth[/url][/b] [[b]4[/b]: [sup]ShoDemo: 3, TheNerdTurtle2: 1[/sup]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up]&quot; &amp; [Numbers.F263] &amp; &quot;[/sup]]&quot;; &quot;&quot;)" office:value-type="string" office:string-value="[b]249. [url=https://www.doomworld.com/forum/topic/94601-empyrion_v39-14-udmf-coop-maps-with-single-player-support/]Empyrion[/url][/b] [[b]4[/b]: [sup]Gaia74: 4[/sup]]" calcext:value-type="string">
            <text:p>[b]249. [url=https://www.doomworld.com/forum/topic/94601-empyrion_v39-14-udmf-coop-maps-with-single-player-support/]Empyrion[/url][/b] [[b]4[/b]: [sup]Gaia74: 4[/sup]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up]&quot; &amp; [Numbers.F264] &amp; &quot;[/sup]]&quot;; &quot;&quot;)" office:value-type="string" office:string-value="[b]249. [url=https://www.doomworld.com/idgames/levels/doom2/Ports/g-i/impencse]Imp Encounter[/url][/b] [[b]4[/b]: [sup]AnonimVio: 4[/sup]]" calcext:value-type="string">
            <text:p>[b]249. [url=https://www.doomworld.com/idgames/levels/doom2/Ports/g-i/impencse]Imp Encounter[/url][/b] [[b]4[/b]: [sup]AnonimVio: 4[/sup]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up]&quot; &amp; [Numbers.F265] &amp; &quot;[/sup]]&quot;; &quot;&quot;)" office:value-type="string" office:string-value="[b]249. [url=https://www.doomworld.com/forum/topic/74792-jiffy-bag-a-speedmap-megawad-rc2-released/]Jiffy Bag[/url][/b] [[b]4[/b]: [sup]TheNerdTurtle2: 4[/sup]]" calcext:value-type="string">
            <text:p>[b]249. [url=https://www.doomworld.com/forum/topic/74792-jiffy-bag-a-speedmap-megawad-rc2-released/]Jiffy Bag[/url][/b] [[b]4[/b]: [sup]TheNerdTurtle2: 4[/sup]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up]&quot; &amp; [Numbers.F266] &amp; &quot;[/sup]]&quot;; &quot;&quot;)" office:value-type="string" office:string-value="[b]249. [url=https://www.doomworld.com/idgames/levels/doom2/Ports/j-l/khorus]Khorus[/url][/b] [[b]4[/b]: [sup]NuMetalManiak: 4[/sup]]" calcext:value-type="string">
            <text:p>[b]249. [url=https://www.doomworld.com/idgames/levels/doom2/Ports/j-l/khorus]Khorus[/url][/b] [[b]4[/b]: [sup]NuMetalManiak: 4[/sup]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up]&quot; &amp; [Numbers.F267] &amp; &quot;[/sup]]&quot;; &quot;&quot;)" office:value-type="string" office:string-value="[b]249. [url=https://www.doomworld.com/files/file/15671-mapgame/]Mapgame[/url][/b] [[b]4[/b]: [sup]m8f: 4[/sup]]" calcext:value-type="string">
            <text:p>[b]249. [url=https://www.doomworld.com/files/file/15671-mapgame/]Mapgame[/url][/b] [[b]4[/b]: [sup]m8f: 4[/sup]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up]&quot; &amp; [Numbers.F268] &amp; &quot;[/sup]]&quot;; &quot;&quot;)" office:value-type="string" office:string-value="[b]249. [url=https://www.doomworld.com/idgames/levels/doom2/Ports/m-o/nfh2]Neighborhood From Hell[/url][/b] [[b]4[/b]: [sup][/sup]]" calcext:value-type="string">
            <text:p>[b]249. [url=https://www.doomworld.com/idgames/levels/doom2/Ports/m-o/nfh2]Neighborhood From Hell[/url][/b] [[b]4[/b]: [sup][/sup]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up]&quot; &amp; [Numbers.F269] &amp; &quot;[/sup]]&quot;; &quot;&quot;)" office:value-type="string" office:string-value="[b]249. [url=https://www.doomworld.com/idgames/levels/doom2/Ports/megawads/nova2]Nova II: New Dawn[/url][/b] [[b]4[/b]: [sup]Not Jabba: 3, dylux: 1[/sup]]" calcext:value-type="string">
            <text:p>[b]249. [url=https://www.doomworld.com/idgames/levels/doom2/Ports/megawads/nova2]Nova II: New Dawn[/url][/b] [[b]4[/b]: [sup]Not Jabba: 3, dylux: 1[/sup]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up]&quot; &amp; [Numbers.F270] &amp; &quot;[/sup]]&quot;; &quot;&quot;)" office:value-type="string" office:string-value="[b]249. [url=https://www.doomworld.com/idgames/levels/doom2/Ports/s-u/sinedie]Sine Die[/url][/b] [[b]4[/b]: [sup]bLOCKbOYgAMES: 4[/sup]]" calcext:value-type="string">
            <text:p>[b]249. [url=https://www.doomworld.com/idgames/levels/doom2/Ports/s-u/sinedie]Sine Die[/url][/b] [[b]4[/b]: [sup]bLOCKbOYgAMES: 4[/sup]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up]&quot; &amp; [Numbers.F271] &amp; &quot;[/sup]]&quot;; &quot;&quot;)" office:value-type="string" office:string-value="[b]249. [url=https://www.doomworld.com/idgames/levels/doom2/Ports/megawads/sf3]Slaughterfest 3[/url][/b] [[b]4[/b]: [sup]Nazgul9: 4[/sup]]" calcext:value-type="string">
            <text:p>[b]249. [url=https://www.doomworld.com/idgames/levels/doom2/Ports/megawads/sf3]Slaughterfest 3[/url][/b] [[b]4[/b]: [sup]Nazgul9: 4[/sup]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up]&quot; &amp; [Numbers.F272] &amp; &quot;[/sup]]&quot;; &quot;&quot;)" office:value-type="string" office:string-value="[b]249. [url=https://www.doomworld.com/idgames/levels/doom2/Ports/v-z/zanspid]Spidersilk[/url][/b] [[b]4[/b]: [sup][/sup]]" calcext:value-type="string">
            <text:p>[b]249. [url=https://www.doomworld.com/idgames/levels/doom2/Ports/v-z/zanspid]Spidersilk[/url][/b] [[b]4[/b]: [sup][/sup]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up]&quot; &amp; [Numbers.F273] &amp; &quot;[/sup]]&quot;; &quot;&quot;)" office:value-type="string" office:string-value="[b]249. [url=https://mikestoybox.net/2017/01/04/strange-aeons/]Strange Aeons[/url][/b] [[b]4[/b]: [sup][/sup]]" calcext:value-type="string">
            <text:p>[b]249. [url=https://mikestoybox.net/2017/01/04/strange-aeons/]Strange Aeons[/url][/b] [[b]4[/b]: [sup][/sup]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up]&quot; &amp; [Numbers.F274] &amp; &quot;[/sup]]&quot;; &quot;&quot;)" office:value-type="string" office:string-value="[b]249. [url=https://www.doomworld.com/idgames/levels/doom2/d-f/enigma]The Enigma Episode[/url][/b] [[b]4[/b]: [sup]T-Rex: 3, valkiriforce: 1[/sup]]" calcext:value-type="string">
            <text:p>[b]249. [url=https://www.doomworld.com/idgames/levels/doom2/d-f/enigma]The Enigma Episode[/url][/b] [[b]4[/b]: [sup]T-Rex: 3, valkiriforce: 1[/sup]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up]&quot; &amp; [Numbers.F275] &amp; &quot;[/sup]]&quot;; &quot;&quot;)" office:value-type="string" office:string-value="[b]249. [url=https://www.doomworld.com/idgames/levels/doom/megawads/nmdu]The Ultimate NMD [/url][/b] [[b]4[/b]: [sup]eharper256: 4[/sup]]" calcext:value-type="string">
            <text:p>[b]249. [url=https://www.doomworld.com/idgames/levels/doom/megawads/nmdu]The Ultimate NMD [/url][/b] [[b]4[/b]: [sup]eharper256: 4[/sup]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up]&quot; &amp; [Numbers.F276] &amp; &quot;[/sup]]&quot;; &quot;&quot;)" office:value-type="string" office:string-value="[b]249. [url=http://odamex.net/boards/index.php?topic=2246.0]UAC Ultra 2[/url][/b] [[b]4[/b]: [sup]Sky: 4[/sup]]" calcext:value-type="string">
            <text:p>[b]249. [url=http://odamex.net/boards/index.php?topic=2246.0]UAC Ultra 2[/url][/b] [[b]4[/b]: [sup]Sky: 4[/sup]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up]&quot; &amp; [Numbers.F277] &amp; &quot;[/sup]]&quot;; &quot;&quot;)" office:value-type="string" office:string-value="[b]249. [url=https://www.doomworld.com/idgames/levels/doom2/Ports/m-o/ma_val]Valhalla[/url][/b] [[b]4[/b]: [sup]4everDoomed: 4[/sup]]" calcext:value-type="string">
            <text:p>[b]249. [url=https://www.doomworld.com/idgames/levels/doom2/Ports/m-o/ma_val]Valhalla[/url][/b] [[b]4[/b]: [sup]4everDoomed: 4[/sup]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up]&quot; &amp; [Numbers.F278] &amp; &quot;[/sup]]&quot;; &quot;&quot;)" office:value-type="string" office:string-value="[b]249. [url=https://www.doomworld.com/idgames/levels/doom2/Ports/v-z/vrack]Vrack[/url][/b] [[b]4[/b]: [sup]bzzrak: 4[/sup]]" calcext:value-type="string">
            <text:p>[b]249. [url=https://www.doomworld.com/idgames/levels/doom2/Ports/v-z/vrack]Vrack[/url][/b] [[b]4[/b]: [sup]bzzrak: 4[/sup]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up]&quot; &amp; [Numbers.F279] &amp; &quot;[/sup]]&quot;; &quot;&quot;)" office:value-type="string" office:string-value="[b]249. [url=https://www.doomworld.com/idgames/levels/doom2/Ports/v-z/vrack3]Vrack 3[/url][/b] [[b]4[/b]: [sup]Spectra: 4[/sup]]" calcext:value-type="string">
            <text:p>[b]249. [url=https://www.doomworld.com/idgames/levels/doom2/Ports/v-z/vrack3]Vrack 3[/url][/b] [[b]4[/b]: [sup]Spectra: 4[/sup]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up]&quot; &amp; [Numbers.F280] &amp; &quot;[/sup]]&quot;; &quot;&quot;)" office:value-type="string" office:string-value="[b]277. [url=https://cloud.mail.ru/public/83f617a62867/1993.WAD]1993[/url][/b] [[b]3[/b]: [sup]Apaul27: 3[/sup]]" calcext:value-type="string">
            <text:p>[b]277. [url=https://cloud.mail.ru/public/83f617a62867/1993.WAD]1993[/url][/b] [[b]3[/b]: [sup]Apaul27: 3[/sup]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up]&quot; &amp; [Numbers.F281] &amp; &quot;[/sup]]&quot;; &quot;&quot;)" office:value-type="string" office:string-value="[b]277. [url=https://www.doomworld.com/forum/topic/93734-doomworld-community-top-wads-of-all-time/?page=4]2castles[/url][/b] [[b]3[/b]: [sup]Soundblock: 3[/sup]]" calcext:value-type="string">
            <text:p>[b]277. [url=https://www.doomworld.com/forum/topic/93734-doomworld-community-top-wads-of-all-time/?page=4]2castles[/url][/b] [[b]3[/b]: [sup]Soundblock: 3[/sup]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up]&quot; &amp; [Numbers.F282] &amp; &quot;[/sup]]&quot;; &quot;&quot;)" office:value-type="string" office:string-value="[b]277. [url=https://www.doomworld.com/forum/topic/90605-v04-a-boy-and-his-barrel-a-secret-is-revealed/]A Boy and His Barrel[/url][/b] [[b]3[/b]: [sup]Dragonfly: 3[/sup]]" calcext:value-type="string">
            <text:p>[b]277. [url=https://www.doomworld.com/forum/topic/90605-v04-a-boy-and-his-barrel-a-secret-is-revealed/]A Boy and His Barrel[/url][/b] [[b]3[/b]: [sup]Dragonfly: 3[/sup]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up]&quot; &amp; [Numbers.F283] &amp; &quot;[/sup]]&quot;; &quot;&quot;)" office:value-type="string" office:string-value="[b]277. [url=https://www.doomworld.com/files/file/18491-absolutely-killed/]Absolutely Killed[/url][/b] [[b]3[/b]: [sup]NoisyVelvet: 3[/sup]]" calcext:value-type="string">
            <text:p>[b]277. [url=https://www.doomworld.com/files/file/18491-absolutely-killed/]Absolutely Killed[/url][/b] [[b]3[/b]: [sup]NoisyVelvet: 3[/sup]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up]&quot; &amp; [Numbers.F284] &amp; &quot;[/sup]]&quot;; &quot;&quot;)" office:value-type="string" office:string-value="[b]277. [url=https://www.doomworld.com/idgames/levels/doom/Ports/a-c/aaawake]Awakening[/url][/b] [[b]3[/b]: [sup]Graf Zahl: 3[/sup]]" calcext:value-type="string">
            <text:p>[b]277. [url=https://www.doomworld.com/idgames/levels/doom/Ports/a-c/aaawake]Awakening[/url][/b] [[b]3[/b]: [sup]Graf Zahl: 3[/sup]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up]&quot; &amp; [Numbers.F285] &amp; &quot;[/sup]]&quot;; &quot;&quot;)" office:value-type="string" office:string-value="[b]277. [url=https://www.doomworld.com/idgames/levels/doom2/Ports/a-c/bbv11]Botanic Biosphere[/url][/b] [[b]3[/b]: [sup]Jaromir Bergmann: 3[/sup]]" calcext:value-type="string">
            <text:p>[b]277. [url=https://www.doomworld.com/idgames/levels/doom2/Ports/a-c/bbv11]Botanic Biosphere[/url][/b] [[b]3[/b]: [sup]Jaromir Bergmann: 3[/sup]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up]&quot; &amp; [Numbers.F286] &amp; &quot;[/sup]]&quot;; &quot;&quot;)" office:value-type="string" office:string-value="[b]277. [url=https://www.doomworld.com/idgames/levels/doom2/a-c/chord1]Chord 1[/url][/b] [[b]3[/b]: [sup]Paul977: 3[/sup]]" calcext:value-type="string">
            <text:p>[b]277. [url=https://www.doomworld.com/idgames/levels/doom2/a-c/chord1]Chord 1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up]&quot; &amp; [Numbers.F287] &amp; &quot;[/sup]]&quot;; &quot;&quot;)" office:value-type="string" office:string-value="[b]277. [url=https://www.doomworld.com/idgames/levels/doom2/Ports/a-c/chord3]Chord 3[/url][/b] [[b]3[/b]: [sup]Paul977: 3[/sup]]" calcext:value-type="string">
            <text:p>[b]277. [url=https://www.doomworld.com/idgames/levels/doom2/Ports/a-c/chord3]Chord 3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up]&quot; &amp; [Numbers.F288] &amp; &quot;[/sup]]&quot;; &quot;&quot;)" office:value-type="string" office:string-value="[b]277. [url=https://www.doomworld.com/idgames/levels/doom2/a-c/chordg]Chord G[/url][/b] [[b]3[/b]: [sup]Paul977: 3[/sup]]" calcext:value-type="string">
            <text:p>[b]277. [url=https://www.doomworld.com/idgames/levels/doom2/a-c/chordg]Chord G[/url][/b] [[b]3[/b]: [sup]Paul977: 3[/sup]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up]&quot; &amp; [Numbers.F289] &amp; &quot;[/sup]]&quot;; &quot;&quot;)" office:value-type="string" office:string-value="[b]277. [url=https://www.doomworld.com/idgames/levels/doom2/Ports/a-c/cityass]City Assault[/url][/b] [[b]3[/b]: [sup][/sup]]" calcext:value-type="string">
            <text:p>[b]277. [url=https://www.doomworld.com/idgames/levels/doom2/Ports/a-c/cityass]City Assault[/url][/b] [[b]3[/b]: [sup][/sup]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up]&quot; &amp; [Numbers.F290] &amp; &quot;[/sup]]&quot;; &quot;&quot;)" office:value-type="string" office:string-value="[b]277. [url=https://www.doomworld.com/idgames/levels/doom2/Ports/megawads/cchest3]Community Chest 3[/url][/b] [[b]3[/b]: [sup]Mr. Freeze: 3[/sup]]" calcext:value-type="string">
            <text:p>[b]277. [url=https://www.doomworld.com/idgames/levels/doom2/Ports/megawads/cchest3]Community Chest 3[/url][/b] [[b]3[/b]: [sup]Mr. Freeze: 3[/sup]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up]&quot; &amp; [Numbers.F291] &amp; &quot;[/sup]]&quot;; &quot;&quot;)" office:value-type="string" office:string-value="[b]277. [url=https://www.doomworld.com/idgames/levels/doom2/Ports/a-c/crapirc5]Crapi[/url][/b] [[b]3[/b]: [sup]Archie550: 3[/sup]]" calcext:value-type="string">
            <text:p>[b]277. [url=https://www.doomworld.com/idgames/levels/doom2/Ports/a-c/crapirc5]Crapi[/url][/b] [[b]3[/b]: [sup]Archie550: 3[/sup]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up]&quot; &amp; [Numbers.F292] &amp; &quot;[/sup]]&quot;; &quot;&quot;)" office:value-type="string" office:string-value="[b]277. [url=https://www.doomworld.com/idgames/levels/doom2/d-f/darkcvnt]Dark Covenant[/url][/b] [[b]3[/b]: [sup]NuMetalManiak: 2, bonnie: 1[/sup]]" calcext:value-type="string">
            <text:p>[b]277. [url=https://www.doomworld.com/idgames/levels/doom2/d-f/darkcvnt]Dark Covenant[/url][/b] [[b]3[/b]: [sup]NuMetalManiak: 2, bonnie: 1[/sup]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up]&quot; &amp; [Numbers.F293] &amp; &quot;[/sup]]&quot;; &quot;&quot;)" office:value-type="string" office:string-value="[b]277. [url=https://www.doomworld.com/idgames/levels/doom2/d-f/demondrv]DEMON DRIVER!!!![/url][/b] [[b]3[/b]: [sup]smeghammer: 3[/sup]]" calcext:value-type="string">
            <text:p>[b]277. [url=https://www.doomworld.com/idgames/levels/doom2/d-f/demondrv]DEMON DRIVER!!!!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up]&quot; &amp; [Numbers.F294] &amp; &quot;[/sup]]&quot;; &quot;&quot;)" office:value-type="string" office:string-value="[b]277. [url=https://www.doomworld.com/idgames/levels/doom2/Ports/d-f/darknes2]Disciples of Darkness[/url][/b] [[b]3[/b]: [sup]Nirvana: 3[/sup]]" calcext:value-type="string">
            <text:p>[b]277. [url=https://www.doomworld.com/idgames/levels/doom2/Ports/d-f/darknes2]Disciples of Darkness[/url][/b] [[b]3[/b]: [sup]Nirvana: 3[/sup]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up]&quot; &amp; [Numbers.F295] &amp; &quot;[/sup]]&quot;; &quot;&quot;)" office:value-type="string" office:string-value="[b]277. [url=https://www.doomworld.com/idgames/levels/doom2/d-f/europe]Europe[/url][/b] [[b]3[/b]: [sup][/sup]]" calcext:value-type="string">
            <text:p>[b]277. [url=https://www.doomworld.com/idgames/levels/doom2/d-f/europe]Europe[/url][/b] [[b]3[/b]: [sup][/sup]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up]&quot; &amp; [Numbers.F296] &amp; &quot;[/sup]]&quot;; &quot;&quot;)" office:value-type="string" office:string-value="[b]277. [url=https://www.doomworld.com/idgames/levels/doom2/megawads/fragport]Fragport[/url][/b] [[b]3[/b]: [sup]P41R47: 3[/sup]]" calcext:value-type="string">
            <text:p>[b]277. [url=https://www.doomworld.com/idgames/levels/doom2/megawads/fragport]Fragport[/url][/b] [[b]3[/b]: [sup]P41R47: 3[/sup]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up]&quot; &amp; [Numbers.F297] &amp; &quot;[/sup]]&quot;; &quot;&quot;)" office:value-type="string" office:string-value="[b]277. [url=http://freedoom.github.io/download.html]Freedoom: Phase 1[/url][/b] [[b]3[/b]: [sup]Chamelenoel: 3[/sup]]" calcext:value-type="string">
            <text:p>[b]277. [url=http://freedoom.github.io/download.html]Freedoom: Phase 1[/url][/b] [[b]3[/b]: [sup]Chamelenoel: 3[/sup]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up]&quot; &amp; [Numbers.F298] &amp; &quot;[/sup]]&quot;; &quot;&quot;)" office:value-type="string" office:string-value="[b]277. [url=https://forum.zdoom.org/viewtopic.php?f=19&amp;t=13397#p273718]Hell-Forged[/url][/b] [[b]3[/b]: [sup][/sup]]" calcext:value-type="string">
            <text:p>[b]277. [url=https://forum.zdoom.org/viewtopic.php?f=19&amp;t=13397#p273718]Hell-Forged[/url][/b] [[b]3[/b]: [sup][/sup]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up]&quot; &amp; [Numbers.F299] &amp; &quot;[/sup]]&quot;; &quot;&quot;)" office:value-type="string" office:string-value="[b]277. [url=http://xsnake.free.fr/invasion/shots.htm]Invasion UAC[/url][/b] [[b]3[/b]: [sup]Red-XIII: 3[/sup]]" calcext:value-type="string">
            <text:p>[b]277. [url=http://xsnake.free.fr/invasion/shots.htm]Invasion UAC[/url][/b] [[b]3[/b]: [sup]Red-XIII: 3[/sup]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up]&quot; &amp; [Numbers.F300] &amp; &quot;[/sup]]&quot;; &quot;&quot;)" office:value-type="string" office:string-value="[b]277. [url=https://www.doomworld.com/idgames/levels/doom2/Ports/j-l/los]Legacy of Suffering[/url][/b] [[b]3[/b]: [sup]MFG38: 3[/sup]]" calcext:value-type="string">
            <text:p>[b]277. [url=https://www.doomworld.com/idgames/levels/doom2/Ports/j-l/los]Legacy of Suffering[/url][/b] [[b]3[/b]: [sup]MFG38: 3[/sup]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up]&quot; &amp; [Numbers.F301] &amp; &quot;[/sup]]&quot;; &quot;&quot;)" office:value-type="string" office:string-value="[b]277. [url=https://www.moddb.com/mods/brutal-doom/addons/brutalized-doom-and-doom-ii]Maps of Chaos[/url][/b] [[b]3[/b]: [sup][/sup]]" calcext:value-type="string">
            <text:p>[b]277. [url=https://www.moddb.com/mods/brutal-doom/addons/brutalized-doom-and-doom-ii]Maps of Chaos[/url][/b] [[b]3[/b]: [sup][/sup]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up]&quot; &amp; [Numbers.F302] &amp; &quot;[/sup]]&quot;; &quot;&quot;)" office:value-type="string" office:string-value="[b]277. [url=https://www.doomworld.com/idgames/levels/doom2/p-r/phobos2]Phobos[/url][/b] [[b]3[/b]: [sup]Jaws In Space: 3[/sup]]" calcext:value-type="string">
            <text:p>[b]277. [url=https://www.doomworld.com/idgames/levels/doom2/p-r/phobos2]Phobos[/url][/b] [[b]3[/b]: [sup]Jaws In Space: 3[/sup]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up]&quot; &amp; [Numbers.F303] &amp; &quot;[/sup]]&quot;; &quot;&quot;)" office:value-type="string" office:string-value="[b]277. [url=https://www.doomworld.com/idgames/levels/doom2/megawads/pizzas]Pizza Steve[/url][/b] [[b]3[/b]: [sup]Bryan T: 3[/sup]]" calcext:value-type="string">
            <text:p>[b]277. [url=https://www.doomworld.com/idgames/levels/doom2/megawads/pizzas]Pizza Steve[/url][/b] [[b]3[/b]: [sup]Bryan T: 3[/sup]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up]&quot; &amp; [Numbers.F304] &amp; &quot;[/sup]]&quot;; &quot;&quot;)" office:value-type="string" office:string-value="[b]277. [url=https://www.doomworld.com/idgames/levels/doom2/Ports/p-r/pleiades]Pleiades[/url][/b] [[b]3[/b]: [sup][/sup]]" calcext:value-type="string">
            <text:p>[b]277. [url=https://www.doomworld.com/idgames/levels/doom2/Ports/p-r/pleiades]Pleiades[/url][/b] [[b]3[/b]: [sup][/sup]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up]&quot; &amp; [Numbers.F305] &amp; &quot;[/sup]]&quot;; &quot;&quot;)" office:value-type="string" office:string-value="[b]277. [url=https://www.doomworld.com/idgames/music/plutmidi]Plutonia MIDI Pack[/url][/b] [[b]3[/b]: [sup]Diabolución: 1, DJVCardMaster: 2[/sup]]" calcext:value-type="string">
            <text:p>[b]277. [url=https://www.doomworld.com/idgames/music/plutmidi]Plutonia MIDI Pack[/url][/b] [[b]3[/b]: [sup]Diabolución: 1, DJVCardMaster: 2[/sup]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up]&quot; &amp; [Numbers.F306] &amp; &quot;[/sup]]&quot;; &quot;&quot;)" office:value-type="string" office:string-value="[b]277. [url=https://www.doomworld.com/idgames/?id=19249]Preacher[/url][/b] [[b]3[/b]: [sup]DoomDork: 3[/sup]]" calcext:value-type="string">
            <text:p>[b]277. [url=https://www.doomworld.com/idgames/?id=19249]Preacher[/url][/b] [[b]3[/b]: [sup]DoomDork: 3[/sup]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up]&quot; &amp; [Numbers.F307] &amp; &quot;[/sup]]&quot;; &quot;&quot;)" office:value-type="string" office:string-value="[b]277. [url=https://www.elzee.co.nz/rotttc/index.html]Return of the Triad[/url][/b] [[b]3[/b]: [sup][/sup]]" calcext:value-type="string">
            <text:p>[b]277. [url=https://www.elzee.co.nz/rotttc/index.html]Return of the Triad[/url][/b] [[b]3[/b]: [sup][/sup]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up]&quot; &amp; [Numbers.F308] &amp; &quot;[/sup]]&quot;; &quot;&quot;)" office:value-type="string" office:string-value="[b]277. [url=https://www.doomworld.com/idgames/levels/doom2/Ports/p-r/rush]Rush[/url][/b] [[b]3[/b]: [sup]Nirvana: 2, I_Punch_Demons: 1[/sup]]" calcext:value-type="string">
            <text:p>[b]277. [url=https://www.doomworld.com/idgames/levels/doom2/Ports/p-r/rush]Rush[/url][/b] [[b]3[/b]: [sup]Nirvana: 2, I_Punch_Demons: 1[/sup]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up]&quot; &amp; [Numbers.F309] &amp; &quot;[/sup]]&quot;; &quot;&quot;)" office:value-type="string" office:string-value="[b]277. [url=https://www.doomworld.com/idgames/levels/hexen/s-u/serpent]Serpent: Resurrection[/url][/b] [[b]3[/b]: [sup]TheMightyHeracross: 3[/sup]]" calcext:value-type="string">
            <text:p>[b]277. [url=https://www.doomworld.com/idgames/levels/hexen/s-u/serpent]Serpent: Resurrection[/url][/b] [[b]3[/b]: [sup]TheMightyHeracross: 3[/sup]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up]&quot; &amp; [Numbers.F310] &amp; &quot;[/sup]]&quot;; &quot;&quot;)" office:value-type="string" office:string-value="[b]277. [url=https://www.doomworld.com/idgames/levels/doom2/Ports/s-u/t3st]T3ST[/url][/b] [[b]3[/b]: [sup]bzzrak: 3[/sup]]" calcext:value-type="string">
            <text:p>[b]277. [url=https://www.doomworld.com/idgames/levels/doom2/Ports/s-u/t3st]T3ST[/url][/b] [[b]3[/b]: [sup]bzzrak: 3[/sup]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up]&quot; &amp; [Numbers.F311] &amp; &quot;[/sup]]&quot;; &quot;&quot;)" office:value-type="string" office:string-value="[b]277. [url=https://doomwiki.org/wiki/The_Lost_Episodes_of_Doom]The Lost Episodes of Doom[/url][/b] [[b]3[/b]: [sup]Diabolución: 3[/sup]]" calcext:value-type="string">
            <text:p>[b]277. [url=https://doomwiki.org/wiki/The_Lost_Episodes_of_Doom]The Lost Episodes of Doom[/url][/b] [[b]3[/b]: [sup]Diabolución: 3[/sup]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up]&quot; &amp; [Numbers.F312] &amp; &quot;[/sup]]&quot;; &quot;&quot;)" office:value-type="string" office:string-value="[b]277. [url=https://www.doomworld.com/idgames/levels/doom/s-u/smb_v102]The Sky May Be[/url][/b] [[b]3[/b]: [sup]AnonimVio: 3[/sup]]" calcext:value-type="string">
            <text:p>[b]277. [url=https://www.doomworld.com/idgames/levels/doom/s-u/smb_v102]The Sky May Be[/url][/b] [[b]3[/b]: [sup]AnonimVio: 3[/sup]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up]&quot; &amp; [Numbers.F313] &amp; &quot;[/sup]]&quot;; &quot;&quot;)" office:value-type="string" office:string-value="[b]277. [url=https://www.doomworld.com/idgames/levels/doom2/deathmatch/s-u/udm3]Unidoom DM 3[/url][/b] [[b]3[/b]: [sup]Doomkid: 3[/sup]]" calcext:value-type="string">
            <text:p>[b]277. [url=https://www.doomworld.com/idgames/levels/doom2/deathmatch/s-u/udm3]Unidoom DM 3[/url][/b] [[b]3[/b]: [sup]Doomkid: 3[/sup]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up]&quot; &amp; [Numbers.F314] &amp; &quot;[/sup]]&quot;; &quot;&quot;)" office:value-type="string" office:string-value="[b]277. [url=https://www.doomworld.com/idgames/levels/doom2/Ports/v-z/vrack2b]Vrack 2[/url][/b] [[b]3[/b]: [sup]smeghammer: 3[/sup]]" calcext:value-type="string">
            <text:p>[b]277. [url=https://www.doomworld.com/idgames/levels/doom2/Ports/v-z/vrack2b]Vrack 2[/url][/b] [[b]3[/b]: [sup]smeghammer: 3[/sup]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up]&quot; &amp; [Numbers.F315] &amp; &quot;[/sup]]&quot;; &quot;&quot;)" office:value-type="string" office:string-value="[b]312. [url=https://www.doomworld.com/idgames/levels/doom2/megawads/1monster]1 Monster Megawad[/url][/b] [[b]2[/b]: [sup]TheNerdTurtle2: 2[/sup]]" calcext:value-type="string">
            <text:p>[b]312. [url=https://www.doomworld.com/idgames/levels/doom2/megawads/1monster]1 Monster Megawad[/url][/b] [[b]2[/b]: [sup]TheNerdTurtle2: 2[/sup]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up]&quot; &amp; [Numbers.F316] &amp; &quot;[/sup]]&quot;; &quot;&quot;)" office:value-type="string" office:string-value="[b]312. [url=https://www.doomworld.com/idgames/levels/doom2/megawads/3ha3]3 Heures d'agonie 3[/url][/b] [[b]2[/b]: [sup]Roofi: 2[/sup]]" calcext:value-type="string">
            <text:p>[b]312. [url=https://www.doomworld.com/idgames/levels/doom2/megawads/3ha3]3 Heures d'agonie 3[/url][/b] [[b]2[/b]: [sup]Roofi: 2[/sup]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up]&quot; &amp; [Numbers.F317] &amp; &quot;[/sup]]&quot;; &quot;&quot;)" office:value-type="string" office:string-value="[b]312. [url=https://www.doomworld.com/idgames/levels/doom2/Ports/0-9/30kmaps]30,000 Levels[/url][/b] [[b]2[/b]: [sup]AnonimVio: 2[/sup]]" calcext:value-type="string">
            <text:p>[b]312. [url=https://www.doomworld.com/idgames/levels/doom2/Ports/0-9/30kmaps]30,000 Levels[/url][/b] [[b]2[/b]: [sup]AnonimVio: 2[/sup]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up]&quot; &amp; [Numbers.F318] &amp; &quot;[/sup]]&quot;; &quot;&quot;)" office:value-type="string" office:string-value="[b]312. [url=https://www.doomworld.com/idgames/levels/doom2/Ports/a-c/aeternum]Aeternum[/url][/b] [[b]2[/b]: [sup]42PercentHealth: 1, Budoka: 1[/sup]]" calcext:value-type="string">
            <text:p>[b]312. [url=https://www.doomworld.com/idgames/levels/doom2/Ports/a-c/aeternum]Aeternum[/url][/b] [[b]2[/b]: [sup]42PercentHealth: 1, Budoka: 1[/sup]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up]&quot; &amp; [Numbers.F319] &amp; &quot;[/sup]]&quot;; &quot;&quot;)" office:value-type="string" office:string-value="[b]312. [url=https://www.doomworld.com/idgames/levels/doom2/a-c/area51]Area 51[/url][/b] [[b]2[/b]: [sup]Doomkid: 2[/sup]]" calcext:value-type="string">
            <text:p>[b]312. [url=https://www.doomworld.com/idgames/levels/doom2/a-c/area51]Area 51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up]&quot; &amp; [Numbers.F320] &amp; &quot;[/sup]]&quot;; &quot;&quot;)" office:value-type="string" office:string-value="[b]312. [url=https://www.doomworld.com/idgames/levels/doom2/Ports/a-c/bldstlp]Bloody Steel[/url][/b] [[b]2[/b]: [sup]ella guro: 2[/sup]]" calcext:value-type="string">
            <text:p>[b]312. [url=https://www.doomworld.com/idgames/levels/doom2/Ports/a-c/bldstlp]Bloody Steel[/url][/b] [[b]2[/b]: [sup]ella guro: 2[/sup]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up]&quot; &amp; [Numbers.F321] &amp; &quot;[/sup]]&quot;; &quot;&quot;)" office:value-type="string" office:string-value="[b]312. [url=https://www.doomworld.com/idgames/levels/doom2/Ports/s-u/tcotd]City of the Damned[/url][/b] [[b]2[/b]: [sup]HUNdebLeonidasX: 2[/sup]]" calcext:value-type="string">
            <text:p>[b]312. [url=https://www.doomworld.com/idgames/levels/doom2/Ports/s-u/tcotd]City of the Damned[/url][/b] [[b]2[/b]: [sup]HUNdebLeonidasX: 2[/sup]]</text:p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up]&quot; &amp; [Numbers.F322] &amp; &quot;[/sup]]&quot;; &quot;&quot;)" office:value-type="string" office:string-value="[b]312. [url=https://www.doomworld.com/idgames/levels/doom2/megawads/cleim20p]Cleimos 2[/url][/b] [[b]2[/b]: [sup]valkiriforce: 2[/sup]]" calcext:value-type="string">
            <text:p>[b]312. [url=https://www.doomworld.com/idgames/levels/doom2/megawads/cleim20p]Cleimos 2[/url][/b] [[b]2[/b]: [sup]valkiriforce: 2[/sup]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up]&quot; &amp; [Numbers.F323] &amp; &quot;[/sup]]&quot;; &quot;&quot;)" office:value-type="string" office:string-value="[b]312. [url=https://www.doomworld.com/idgames/levels/doom2/megawads/d2reload]Doom 2 Reloaded[/url][/b] [[b]2[/b]: [sup]Odal: 2[/sup]]" calcext:value-type="string">
            <text:p>[b]312. [url=https://www.doomworld.com/idgames/levels/doom2/megawads/d2reload]Doom 2 Reloaded[/url][/b] [[b]2[/b]: [sup]Odal: 2[/sup]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up]&quot; &amp; [Numbers.F324] &amp; &quot;[/sup]]&quot;; &quot;&quot;)" office:value-type="string" office:string-value="[b]312. [url=https://www.doomworld.com/idgames/levels/doom/megawads/et]Endless Torture[/url][/b] [[b]2[/b]: [sup]soner du: 2[/sup]]" calcext:value-type="string">
            <text:p>[b]312. [url=https://www.doomworld.com/idgames/levels/doom/megawads/et]Endless Torture[/url][/b] [[b]2[/b]: [sup]soner du: 2[/sup]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up]&quot; &amp; [Numbers.F325] &amp; &quot;[/sup]]&quot;; &quot;&quot;)" office:value-type="string" office:string-value="[b]312. [url=https://www.doomworld.com/idgames/levels/heretic/Ports/curse]Heretic - Curse of D'sparil[/url][/b] [[b]2[/b]: [sup]JudgeDeadd: 2[/sup]]" calcext:value-type="string">
            <text:p>[b]312. [url=https://www.doomworld.com/idgames/levels/heretic/Ports/curse]Heretic - Curse of D'sparil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up]&quot; &amp; [Numbers.F326] &amp; &quot;[/sup]]&quot;; &quot;&quot;)" office:value-type="string" office:string-value="[b]312. [url=http://www.mediafire.com/file/lgqjfqjy381ybic/Ice_Rage.zip]Ice Rage[/url][/b] [[b]2[/b]: [sup]Chamelenoel: 2[/sup]]" calcext:value-type="string">
            <text:p>[b]312. [url=http://www.mediafire.com/file/lgqjfqjy381ybic/Ice_Rage.zip]Ice Rage[/url][/b] [[b]2[/b]: [sup]Chamelenoel: 2[/sup]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up]&quot; &amp; [Numbers.F327] &amp; &quot;[/sup]]&quot;; &quot;&quot;)" office:value-type="string" office:string-value="[b]312. [url=https://www.doomworld.com/idgames/levels/doom2/Ports/d-f/dmdjm01]Jagermorder: Chemical Lab[/url][/b] [[b]2[/b]: [sup]Soundblock: 2[/sup]]" calcext:value-type="string">
            <text:p>[b]312. [url=https://www.doomworld.com/idgames/levels/doom2/Ports/d-f/dmdjm01]Jagermorder: Chemical Lab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up]&quot; &amp; [Numbers.F328] &amp; &quot;[/sup]]&quot;; &quot;&quot;)" office:value-type="string" office:string-value="[b]312. [url=https://www.doomworld.com/idgames/levels/doom2/megawads/kssht]Khorus' Speedy Shit[/url][/b] [[b]2[/b]: [sup]Phobus: 2[/sup]]" calcext:value-type="string">
            <text:p>[b]312. [url=https://www.doomworld.com/idgames/levels/doom2/megawads/kssht]Khorus' Speedy Shit[/url][/b] [[b]2[/b]: [sup]Phobus: 2[/sup]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up]&quot; &amp; [Numbers.F329] &amp; &quot;[/sup]]&quot;; &quot;&quot;)" office:value-type="string" office:string-value="[b]312. [url=https://www.doomworld.com/idgames/levels/doom2/a-c/bldnight]One Bloody Night[/url][/b] [[b]2[/b]: [sup]WH-Wilou84: 1, T-Rex: 1[/sup]]" calcext:value-type="string">
            <text:p>[b]312. [url=https://www.doomworld.com/idgames/levels/doom2/a-c/bldnight]One Bloody Night[/url][/b] [[b]2[/b]: [sup]WH-Wilou84: 1, T-Rex: 1[/sup]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up]&quot; &amp; [Numbers.F330] &amp; &quot;[/sup]]&quot;; &quot;&quot;)" office:value-type="string" office:string-value="[b]312. [url=https://www.doomworld.com/forum/topic/85755-rf1024-i-dont-know-whats-going-on-with-this-title-anymore/]Rf 1024[/url][/b] [[b]2[/b]: [sup]JudgeDeadd: 2[/sup]]" calcext:value-type="string">
            <text:p>[b]312. [url=https://www.doomworld.com/forum/topic/85755-rf1024-i-dont-know-whats-going-on-with-this-title-anymore/]Rf 1024[/url][/b] [[b]2[/b]: [sup]JudgeDeadd: 2[/sup]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up]&quot; &amp; [Numbers.F331] &amp; &quot;[/sup]]&quot;; &quot;&quot;)" office:value-type="string" office:string-value="[b]312. [url=https://www.wad-archive.com/wad/be21919b261d404e694dd19e88bfaea2]Rocket Space Jumping[/url][/b] [[b]2[/b]: [sup]Red-XIII: 2[/sup]]" calcext:value-type="string">
            <text:p>[b]312. [url=https://www.wad-archive.com/wad/be21919b261d404e694dd19e88bfaea2]Rocket Space Jumping[/url][/b] [[b]2[/b]: [sup]Red-XIII: 2[/sup]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up]&quot; &amp; [Numbers.F332] &amp; &quot;[/sup]]&quot;; &quot;&quot;)" office:value-type="string" office:string-value="[b]312. [url=https://www.doomworld.com/idgames/levels/doom2/0-9/666]Sector 666[/url][/b] [[b]2[/b]: [sup]bzzrak: 2[/sup]]" calcext:value-type="string">
            <text:p>[b]312. [url=https://www.doomworld.com/idgames/levels/doom2/0-9/666]Sector 666[/url][/b] [[b]2[/b]: [sup]bzzrak: 2[/sup]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up]&quot; &amp; [Numbers.F333] &amp; &quot;[/sup]]&quot;; &quot;&quot;)" office:value-type="string" office:string-value="[b]312. [url=https://www.doomworld.com/idgames/levels/doom2/Ports/megawads/mayhem17]Super MAYhem 17[/url][/b] [[b]2[/b]: [sup]Octillion: 2[/sup]]" calcext:value-type="string">
            <text:p>[b]312. [url=https://www.doomworld.com/idgames/levels/doom2/Ports/megawads/mayhem17]Super MAYhem 17[/url][/b] [[b]2[/b]: [sup]Octillion: 2[/sup]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up]&quot; &amp; [Numbers.F334] &amp; &quot;[/sup]]&quot;; &quot;&quot;)" office:value-type="string" office:string-value="[b]312. [url=https://www.doomworld.com/idgames/levels/doom2/a-c/aboosysv]System Vices[/url][/b] [[b]2[/b]: [sup]Grazza: 2[/sup]]" calcext:value-type="string">
            <text:p>[b]312. [url=https://www.doomworld.com/idgames/levels/doom2/a-c/aboosysv]System Vices[/url][/b] [[b]2[/b]: [sup]Grazza: 2[/sup]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up]&quot; &amp; [Numbers.F335] &amp; &quot;[/sup]]&quot;; &quot;&quot;)" office:value-type="string" office:string-value="[b]312. [url=https://www.doomworld.com/idgames/themes/university/trinity2]The Unholy Trinity[/url][/b] [[b]2[/b]: [sup]Soundblock: 2[/sup]]" calcext:value-type="string">
            <text:p>[b]312. [url=https://www.doomworld.com/idgames/themes/university/trinity2]The Unholy Trinity[/url][/b] [[b]2[/b]: [sup]Soundblock: 2[/sup]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up]&quot; &amp; [Numbers.F336] &amp; &quot;[/sup]]&quot;; &quot;&quot;)" office:value-type="string" office:string-value="[b]312. [url=https://www.doomworld.com/idgames/levels/doom2/Ports/megawads/thtthren]THT: Threnody[/url][/b] [[b]2[/b]: [sup]Doomkid: 2[/sup]]" calcext:value-type="string">
            <text:p>[b]312. [url=https://www.doomworld.com/idgames/levels/doom2/Ports/megawads/thtthren]THT: Threnody[/url][/b] [[b]2[/b]: [sup]Doomkid: 2[/sup]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up]&quot; &amp; [Numbers.F337] &amp; &quot;[/sup]]&quot;; &quot;&quot;)" office:value-type="string" office:string-value="[b]334. [url=https://www.doomworld.com/idgames/levels/doom2/Ports/a-c/bermuda]Bermuda Triangle[/url][/b] [[b]1[/b]: [sup]Doomkid: 1[/sup]]" calcext:value-type="string">
            <text:p>[b]334. [url=https://www.doomworld.com/idgames/levels/doom2/Ports/a-c/bermuda]Bermuda Triangle[/url][/b] [[b]1[/b]: [sup]Doomkid: 1[/sup]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up]&quot; &amp; [Numbers.F338] &amp; &quot;[/sup]]&quot;; &quot;&quot;)" office:value-type="string" office:string-value="[b]334. [url=https://www.doomworld.com/idgames/levels/doom2/Ports/a-c/chungus]Big Chungus' Symphony[/url][/b] [[b]1[/b]: [sup]Archie550: 1[/sup]]" calcext:value-type="string">
            <text:p>[b]334. [url=https://www.doomworld.com/idgames/levels/doom2/Ports/a-c/chungus]Big Chungus' Symphony[/url][/b] [[b]1[/b]: [sup]Archie550: 1[/sup]]</text:p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up]&quot; &amp; [Numbers.F339] &amp; &quot;[/sup]]&quot;; &quot;&quot;)" office:value-type="string" office:string-value="[b]334. [url=https://www.doomworld.com/idgames/levels/doom2/Ports/a-c/coecits]Castle of Eternal Carrot in the Sky[/url][/b] [[b]1[/b]: [sup]Jaws In Space: 1[/sup]]" calcext:value-type="string">
            <text:p>[b]334. [url=https://www.doomworld.com/idgames/levels/doom2/Ports/a-c/coecits]Castle of Eternal Carrot in the Sky[/url][/b] [[b]1[/b]: [sup]Jaws In Space: 1[/sup]]</text:p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up]&quot; &amp; [Numbers.F340] &amp; &quot;[/sup]]&quot;; &quot;&quot;)" office:value-type="string" office:string-value="[b]334. [url=https://www.doomworld.com/idgames/levels/doom/a-c/cleim10]Cleimos[/url][/b] [[b]1[/b]: [sup]Soundblock: 1[/sup]]" calcext:value-type="string">
            <text:p>[b]334. [url=https://www.doomworld.com/idgames/levels/doom/a-c/cleim10]Cleimos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up]&quot; &amp; [Numbers.F341] &amp; &quot;[/sup]]&quot;; &quot;&quot;)" office:value-type="string" office:string-value="[b]334. [url=https://www.doomworld.com/idgames/levels/doom2/Ports/a-c/c-shock]Combat Shock[/url][/b] [[b]1[/b]: [sup]WH-Wilou84: 1[/sup]]" calcext:value-type="string">
            <text:p>[b]334. [url=https://www.doomworld.com/idgames/levels/doom2/Ports/a-c/c-shock]Combat Shock[/url][/b] [[b]1[/b]: [sup]WH-Wilou84: 1[/sup]]</text:p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up]&quot; &amp; [Numbers.F342] &amp; &quot;[/sup]]&quot;; &quot;&quot;)" office:value-type="string" office:string-value="[b]334. [url=https://www.doomworld.com/idgames/levels/doom/a-c/acheron]Crossing Acheron[/url][/b] [[b]1[/b]: [sup]joepallai: 1[/sup]]" calcext:value-type="string">
            <text:p>[b]334. [url=https://www.doomworld.com/idgames/levels/doom/a-c/acheron]Crossing Acheron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up]&quot; &amp; [Numbers.F343] &amp; &quot;[/sup]]&quot;; &quot;&quot;)" office:value-type="string" office:string-value="[b]334. [url=https://www.doomworld.com/idgames/levels/doom2/a-c/cygnus20]Cygnus IV[/url][/b] [[b]1[/b]: [sup]Philnemba: 1[/sup]]" calcext:value-type="string">
            <text:p>[b]334. [url=https://www.doomworld.com/idgames/levels/doom2/a-c/cygnus20]Cygnus IV[/url][/b] [[b]1[/b]: [sup]Philnemba: 1[/sup]]</text:p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up]&quot; &amp; [Numbers.F344] &amp; &quot;[/sup]]&quot;; &quot;&quot;)" office:value-type="string" office:string-value="[b]334. [url=https://s3-eu-west-1.amazonaws.com/dtwid/dtwidmus.zip]dtwidmus.wad﻿[/url][/b] [[b]1[/b]: [sup]Diabolución: 1[/sup]]" calcext:value-type="string">
            <text:p>[b]334. [url=https://s3-eu-west-1.amazonaws.com/dtwid/dtwidmus.zip]dtwidmus.wad﻿[/url][/b] [[b]1[/b]: [sup]Diabolución: 1[/sup]]</text:p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up]&quot; &amp; [Numbers.F345] &amp; &quot;[/sup]]&quot;; &quot;&quot;)" office:value-type="string" office:string-value="[b]334. [url=https://www.doomworld.com/idgames/levels/doom/d-f/eternity]Eternity[/url][/b] [[b]1[/b]: [sup]bonnie: 1[/sup]]" calcext:value-type="string">
            <text:p>[b]334. [url=https://www.doomworld.com/idgames/levels/doom/d-f/eternity]Eternity[/url][/b] [[b]1[/b]: [sup]bonnie: 1[/sup]]</text:p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up]&quot; &amp; [Numbers.F346] &amp; &quot;[/sup]]&quot;; &quot;&quot;)" office:value-type="string" office:string-value="[b]334. [url=https://www.doomworld.com/idgames/levels/doom/d-f/extremal]Extremal Doom[/url][/b] [[b]1[/b]: [sup]Grazza: 1[/sup]]" calcext:value-type="string">
            <text:p>[b]334. [url=https://www.doomworld.com/idgames/levels/doom/d-f/extremal]Extremal Doom[/url][/b] [[b]1[/b]: [sup]Grazza: 1[/sup]]</text:p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[sup]&quot; &amp; [Numbers.F347] &amp; &quot;[/sup]]&quot;; &quot;&quot;)" office:value-type="string" office:string-value="[b]334. [url=https://www.doomworld.com/idgames/levels/doom2/deathmatch/megawads/gothicdm]Gothic DM[/url][/b] [[b]1[/b]: [sup]Soundblock: 1[/sup]]" calcext:value-type="string">
            <text:p>[b]334. [url=https://www.doomworld.com/idgames/levels/doom2/deathmatch/megawads/gothicdm]Gothic DM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[sup]&quot; &amp; [Numbers.F348] &amp; &quot;[/sup]]&quot;; &quot;&quot;)" office:value-type="string" office:string-value="[b]334. [url=https://www.doomworld.com/idgames/levels/doom2/deathmatch/Ports/g-i/greenwar]Green War[/url][/b] [[b]1[/b]: [sup]joepallai: 1[/sup]]" calcext:value-type="string">
            <text:p>[b]334. [url=https://www.doomworld.com/idgames/levels/doom2/deathmatch/Ports/g-i/greenwar]Green War[/url][/b] [[b]1[/b]: [sup]joepallai: 1[/sup]]</text:p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[sup]&quot; &amp; [Numbers.F349] &amp; &quot;[/sup]]&quot;; &quot;&quot;)" office:value-type="string" office:string-value="[b]334. [url=https://doomwiki.org/wiki/Grezzo_2]Grezzo 2[/url][/b] [[b]1[/b]: [sup]AnonimVio: 1[/sup]]" calcext:value-type="string">
            <text:p>[b]334. [url=https://doomwiki.org/wiki/Grezzo_2]Grezzo 2[/url][/b] [[b]1[/b]: [sup]AnonimVio: 1[/sup]]</text:p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[sup]&quot; &amp; [Numbers.F350] &amp; &quot;[/sup]]&quot;; &quot;&quot;)" office:value-type="string" office:string-value="[b]334. [url=https://www.doomworld.com/idgames/levels/doom/j-l/lithe2m1]LithE2M1[/url][/b] [[b]1[/b]: [sup]bzzrak: 1[/sup]]" calcext:value-type="string">
            <text:p>[b]334. [url=https://www.doomworld.com/idgames/levels/doom/j-l/lithe2m1]LithE2M1[/url][/b] [[b]1[/b]: [sup]bzzrak: 1[/sup]]</text:p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[sup]&quot; &amp; [Numbers.F351] &amp; &quot;[/sup]]&quot;; &quot;&quot;)" office:value-type="string" office:string-value="[b]334. [url=https://www.doomworld.com/idgames/levels/doom2/megawads/mlm12]Mini-Level Megawad[/url][/b] [[b]1[/b]: [sup]Phobus: 1[/sup]]" calcext:value-type="string">
            <text:p>[b]334. [url=https://www.doomworld.com/idgames/levels/doom2/megawads/mlm12]Mini-Level Megawad[/url][/b] [[b]1[/b]: [sup]Phobus: 1[/sup]]</text:p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[sup]&quot; &amp; [Numbers.F352] &amp; &quot;[/sup]]&quot;; &quot;&quot;)" office:value-type="string" office:string-value="[b]334. [url=https://www.doomworld.com/forum/topic/85907-nefertitiwad-6-maps/#comment-1554820]Nefertiti[/url][/b] [[b]1[/b]: [sup]NoisyVelvet: 1[/sup]]" calcext:value-type="string">
            <text:p>[b]334. [url=https://www.doomworld.com/forum/topic/85907-nefertitiwad-6-maps/#comment-1554820]Nefertiti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[sup]&quot; &amp; [Numbers.F353] &amp; &quot;[/sup]]&quot;; &quot;&quot;)" office:value-type="string" office:string-value="[b]334. [url=https://www.doomworld.com/idgames/levels/doom2/m-o/nostromo]Nostromo's Run[/url][/b] [[b]1[/b]: [sup][/sup]]" calcext:value-type="string">
            <text:p>[b]334. [url=https://www.doomworld.com/idgames/levels/doom2/m-o/nostromo]Nostromo's Run[/url][/b] [[b]1[/b]: [sup][/sup]]</text:p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[sup]&quot; &amp; [Numbers.F354] &amp; &quot;[/sup]]&quot;; &quot;&quot;)" office:value-type="string" office:string-value="[b]334. [url=https://www.doomworld.com/idgames/levels/doom2/m-o/obtic11]Obituary[/url][/b] [[b]1[/b]: [sup]T-Rex: 1[/sup]]" calcext:value-type="string">
            <text:p>[b]334. [url=https://www.doomworld.com/idgames/levels/doom2/m-o/obtic11]Obituary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[sup]&quot; &amp; [Numbers.F355] &amp; &quot;[/sup]]&quot;; &quot;&quot;)" office:value-type="string" office:string-value="[b]334. [url=http://thekinsie.com/reelism/]Reelism[/url][/b] [[b]1[/b]: [sup]HUNdebLeonidasX: 1[/sup]]" calcext:value-type="string">
            <text:p>[b]334. [url=http://thekinsie.com/reelism/]Reelism[/url][/b] [[b]1[/b]: [sup]HUNdebLeonidasX: 1[/sup]]</text:p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[sup]&quot; &amp; [Numbers.F356] &amp; &quot;[/sup]]&quot;; &quot;&quot;)" office:value-type="string" office:string-value="[b]334. [url=https://www.doomworld.com/idgames/levels/doom2/Ports/s-u/spagheti]Spicy Evil Spaghetti[/url][/b] [[b]1[/b]: [sup]everennui: 1[/sup]]" calcext:value-type="string">
            <text:p>[b]334. [url=https://www.doomworld.com/idgames/levels/doom2/Ports/s-u/spagheti]Spicy Evil Spaghetti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[sup]&quot; &amp; [Numbers.F357] &amp; &quot;[/sup]]&quot;; &quot;&quot;)" office:value-type="string" office:string-value="[b]334. [url=https://doomwiki.org/wiki/SQUARES]SQUARES[/url][/b] [[b]1[/b]: [sup]STILES: 1[/sup]]" calcext:value-type="string">
            <text:p>[b]334. [url=https://doomwiki.org/wiki/SQUARES]SQUARES[/url][/b] [[b]1[/b]: [sup]STILES: 1[/sup]]</text:p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[sup]&quot; &amp; [Numbers.F358] &amp; &quot;[/sup]]&quot;; &quot;&quot;)" office:value-type="string" office:string-value="[b]334. [url=https://www.doomworld.com/idgames/levels/doom2/megawads/darken]The Darkening Episode 1[/url][/b] [[b]1[/b]: [sup]ASaltShaker: 1[/sup]]" calcext:value-type="string">
            <text:p>[b]334. [url=https://www.doomworld.com/idgames/levels/doom2/megawads/darken]The Darkening Episode 1[/url][/b] [[b]1[/b]: [sup]ASaltShaker: 1[/sup]]</text:p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[sup]&quot; &amp; [Numbers.F359] &amp; &quot;[/sup]]&quot;; &quot;&quot;)" office:value-type="string" office:string-value="[b]334. [url=https://www.doomworld.com/idgames/levels/doom2/s-u/tdevil2]The Devilz Work[/url][/b] [[b]1[/b]: [sup]everennui: 1[/sup]]" calcext:value-type="string">
            <text:p>[b]334. [url=https://www.doomworld.com/idgames/levels/doom2/s-u/tdevil2]The Devilz Work[/url][/b] [[b]1[/b]: [sup]everennui: 1[/sup]]</text:p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[sup]&quot; &amp; [Numbers.F360] &amp; &quot;[/sup]]&quot;; &quot;&quot;)" office:value-type="string" office:string-value="[b]334. [url=https://www.doomworld.com/idgames/levels/doom2/megawads/rebirth]The Rebirth[/url][/b] [[b]1[/b]: [sup]Malrionn: 1[/sup]]" calcext:value-type="string">
            <text:p>[b]334. [url=https://www.doomworld.com/idgames/levels/doom2/megawads/rebirth]The Rebirth[/url][/b] [[b]1[/b]: [sup]Malrionn: 1[/sup]]</text:p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[sup]&quot; &amp; [Numbers.F361] &amp; &quot;[/sup]]&quot;; &quot;&quot;)" office:value-type="string" office:string-value="[b]334. [url=https://www.doomworld.com/idgames/levels/doom2/s-u/ttp-rp]The Troopers' Playground[/url][/b] [[b]1[/b]: [sup]T-Rex: 1[/sup]]" calcext:value-type="string">
            <text:p>[b]334. [url=https://www.doomworld.com/idgames/levels/doom2/s-u/ttp-rp]The Troopers' Playground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[sup]&quot; &amp; [Numbers.F362] &amp; &quot;[/sup]]&quot;; &quot;&quot;)" office:value-type="string" office:string-value="[b]334. [url=https://www.doomworld.com/idgames/levels/doom2/megawads/twzone]The Twilight Zone[/url][/b] [[b]1[/b]: [sup]T-Rex: 1[/sup]]" calcext:value-type="string">
            <text:p>[b]334. [url=https://www.doomworld.com/idgames/levels/doom2/megawads/twzone]The Twilight Zone[/url][/b] [[b]1[/b]: [sup]T-Rex: 1[/sup]]</text:p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[sup]&quot; &amp; [Numbers.F363] &amp; &quot;[/sup]]&quot;; &quot;&quot;)" office:value-type="string" office:string-value="[b]334. [url=https://www.doomworld.com/forum/topic/65009-zdoom-the-ultimate-icon-of-sin/]The Ultimate Icon of Sin[/url][/b] [[b]1[/b]: [sup]Soundblock: 1[/sup]]" calcext:value-type="string">
            <text:p>[b]334. [url=https://www.doomworld.com/forum/topic/65009-zdoom-the-ultimate-icon-of-sin/]The Ultimate Icon of Sin[/url][/b] [[b]1[/b]: [sup]Soundblock: 1[/sup]]</text:p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[sup]&quot; &amp; [Numbers.F364] &amp; &quot;[/sup]]&quot;; &quot;&quot;)" office:value-type="string" office:string-value="[b]334. [url=https://www.doomworld.com/idgames/levels/doom/megawads/unalign]UnAligned[/url][/b] [[b]1[/b]: [sup]yakfak: 1[/sup]]" calcext:value-type="string">
            <text:p>[b]334. [url=https://www.doomworld.com/idgames/levels/doom/megawads/unalign]UnAligned[/url][/b] [[b]1[/b]: [sup]yakfak: 1[/sup]]</text:p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[sup]&quot; &amp; [Numbers.F365] &amp; &quot;[/sup]]&quot;; &quot;&quot;)" office:value-type="string" office:string-value="[b]334. [url=https://www.doomworld.com/files/file/18387-vispire/]Vispire[/url][/b] [[b]1[/b]: [sup]NoisyVelvet: 1[/sup]]" calcext:value-type="string">
            <text:p>[b]334. [url=https://www.doomworld.com/files/file/18387-vispire/]Vispire[/url][/b] [[b]1[/b]: [sup]NoisyVelvet: 1[/sup]]</text:p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[sup]&quot; &amp; [Numbers.F366] &amp; &quot;[/sup]]&quot;; &quot;&quot;)" office:value-type="string" office:string-value="[b]334. [url=https://www.doomworld.com/idgames/levels/doom2/Ports/v-z/whitemar]Whitemare[/url][/b] [[b]1[/b]: [sup]Pierrot: 1[/sup]]" calcext:value-type="string">
            <text:p>[b]334. [url=https://www.doomworld.com/idgames/levels/doom2/Ports/v-z/whitemar]Whitemare[/url][/b] [[b]1[/b]: [sup]Pierrot: 1[/sup]]</text:p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[sup]&quot; &amp; [Numbers.F3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[sup]&quot; &amp; [Numbers.F3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[sup]&quot; &amp; [Numbers.F3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[sup]&quot; &amp; [Numbers.F3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[sup]&quot; &amp; [Numbers.F3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[sup]&quot; &amp; [Numbers.F3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[sup]&quot; &amp; [Numbers.F3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[sup]&quot; &amp; [Numbers.F3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[sup]&quot; &amp; [Numbers.F3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[sup]&quot; &amp; [Numbers.F3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[sup]&quot; &amp; [Numbers.F3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[sup]&quot; &amp; [Numbers.F3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[sup]&quot; &amp; [Numbers.F3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[sup]&quot; &amp; [Numbers.F3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[sup]&quot; &amp; [Numbers.F3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[sup]&quot; &amp; [Numbers.F3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[sup]&quot; &amp; [Numbers.F3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[sup]&quot; &amp; [Numbers.F3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[sup]&quot; &amp; [Numbers.F3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[sup]&quot; &amp; [Numbers.F3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[sup]&quot; &amp; [Numbers.F3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[sup]&quot; &amp; [Numbers.F3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[sup]&quot; &amp; [Numbers.F3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[sup]&quot; &amp; [Numbers.F3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[sup]&quot; &amp; [Numbers.F3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[sup]&quot; &amp; [Numbers.F3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[sup]&quot; &amp; [Numbers.F3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[sup]&quot; &amp; [Numbers.F3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[sup]&quot; &amp; [Numbers.F3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[sup]&quot; &amp; [Numbers.F3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[sup]&quot; &amp; [Numbers.F3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[sup]&quot; &amp; [Numbers.F3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[sup]&quot; &amp; [Numbers.F3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[sup]&quot; &amp; [Numbers.F4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[sup]&quot; &amp; [Numbers.F4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[sup]&quot; &amp; [Numbers.F4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[sup]&quot; &amp; [Numbers.F4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[sup]&quot; &amp; [Numbers.F4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[sup]&quot; &amp; [Numbers.F4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[sup]&quot; &amp; [Numbers.F4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[sup]&quot; &amp; [Numbers.F4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[sup]&quot; &amp; [Numbers.F4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[sup]&quot; &amp; [Numbers.F4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[sup]&quot; &amp; [Numbers.F4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&quot;[b]&quot; &amp; [Numbers.B411] &amp; &quot;. &quot; &amp; &quot;[url=&quot; &amp; [Numbers.E411] &amp; &quot;]&quot; &amp; [Numbers.D411] &amp; &quot;[/url][/b]&quot; &amp;  &quot; [[b]&quot; &amp; [Numbers.C411] &amp; &quot;[/b]: [sup]&quot; &amp; [Numbers.F4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&quot;[b]&quot; &amp; [Numbers.B412] &amp; &quot;. &quot; &amp; &quot;[url=&quot; &amp; [Numbers.E412] &amp; &quot;]&quot; &amp; [Numbers.D412] &amp; &quot;[/url][/b]&quot; &amp;  &quot; [[b]&quot; &amp; [Numbers.C412] &amp; &quot;[/b]: [sup]&quot; &amp; [Numbers.F4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&quot;[b]&quot; &amp; [Numbers.B413] &amp; &quot;. &quot; &amp; &quot;[url=&quot; &amp; [Numbers.E413] &amp; &quot;]&quot; &amp; [Numbers.D413] &amp; &quot;[/url][/b]&quot; &amp;  &quot; [[b]&quot; &amp; [Numbers.C413] &amp; &quot;[/b]: [sup]&quot; &amp; [Numbers.F4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&quot;[b]&quot; &amp; [Numbers.B414] &amp; &quot;. &quot; &amp; &quot;[url=&quot; &amp; [Numbers.E414] &amp; &quot;]&quot; &amp; [Numbers.D414] &amp; &quot;[/url][/b]&quot; &amp;  &quot; [[b]&quot; &amp; [Numbers.C414] &amp; &quot;[/b]: [sup]&quot; &amp; [Numbers.F4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&quot;[b]&quot; &amp; [Numbers.B415] &amp; &quot;. &quot; &amp; &quot;[url=&quot; &amp; [Numbers.E415] &amp; &quot;]&quot; &amp; [Numbers.D415] &amp; &quot;[/url][/b]&quot; &amp;  &quot; [[b]&quot; &amp; [Numbers.C415] &amp; &quot;[/b]: [sup]&quot; &amp; [Numbers.F4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&quot;[b]&quot; &amp; [Numbers.B416] &amp; &quot;. &quot; &amp; &quot;[url=&quot; &amp; [Numbers.E416] &amp; &quot;]&quot; &amp; [Numbers.D416] &amp; &quot;[/url][/b]&quot; &amp;  &quot; [[b]&quot; &amp; [Numbers.C416] &amp; &quot;[/b]: [sup]&quot; &amp; [Numbers.F4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&quot;[b]&quot; &amp; [Numbers.B417] &amp; &quot;. &quot; &amp; &quot;[url=&quot; &amp; [Numbers.E417] &amp; &quot;]&quot; &amp; [Numbers.D417] &amp; &quot;[/url][/b]&quot; &amp;  &quot; [[b]&quot; &amp; [Numbers.C417] &amp; &quot;[/b]: [sup]&quot; &amp; [Numbers.F4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&quot;[b]&quot; &amp; [Numbers.B418] &amp; &quot;. &quot; &amp; &quot;[url=&quot; &amp; [Numbers.E418] &amp; &quot;]&quot; &amp; [Numbers.D418] &amp; &quot;[/url][/b]&quot; &amp;  &quot; [[b]&quot; &amp; [Numbers.C418] &amp; &quot;[/b]: [sup]&quot; &amp; [Numbers.F4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&quot;[b]&quot; &amp; [Numbers.B419] &amp; &quot;. &quot; &amp; &quot;[url=&quot; &amp; [Numbers.E419] &amp; &quot;]&quot; &amp; [Numbers.D419] &amp; &quot;[/url][/b]&quot; &amp;  &quot; [[b]&quot; &amp; [Numbers.C419] &amp; &quot;[/b]: [sup]&quot; &amp; [Numbers.F4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&quot;[b]&quot; &amp; [Numbers.B420] &amp; &quot;. &quot; &amp; &quot;[url=&quot; &amp; [Numbers.E420] &amp; &quot;]&quot; &amp; [Numbers.D420] &amp; &quot;[/url][/b]&quot; &amp;  &quot; [[b]&quot; &amp; [Numbers.C420] &amp; &quot;[/b]: [sup]&quot; &amp; [Numbers.F4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&quot;[b]&quot; &amp; [Numbers.B421] &amp; &quot;. &quot; &amp; &quot;[url=&quot; &amp; [Numbers.E421] &amp; &quot;]&quot; &amp; [Numbers.D421] &amp; &quot;[/url][/b]&quot; &amp;  &quot; [[b]&quot; &amp; [Numbers.C421] &amp; &quot;[/b]: [sup]&quot; &amp; [Numbers.F4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&quot;[b]&quot; &amp; [Numbers.B422] &amp; &quot;. &quot; &amp; &quot;[url=&quot; &amp; [Numbers.E422] &amp; &quot;]&quot; &amp; [Numbers.D422] &amp; &quot;[/url][/b]&quot; &amp;  &quot; [[b]&quot; &amp; [Numbers.C422] &amp; &quot;[/b]: [sup]&quot; &amp; [Numbers.F4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&quot;[b]&quot; &amp; [Numbers.B423] &amp; &quot;. &quot; &amp; &quot;[url=&quot; &amp; [Numbers.E423] &amp; &quot;]&quot; &amp; [Numbers.D423] &amp; &quot;[/url][/b]&quot; &amp;  &quot; [[b]&quot; &amp; [Numbers.C423] &amp; &quot;[/b]: [sup]&quot; &amp; [Numbers.F4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&quot;[b]&quot; &amp; [Numbers.B424] &amp; &quot;. &quot; &amp; &quot;[url=&quot; &amp; [Numbers.E424] &amp; &quot;]&quot; &amp; [Numbers.D424] &amp; &quot;[/url][/b]&quot; &amp;  &quot; [[b]&quot; &amp; [Numbers.C424] &amp; &quot;[/b]: [sup]&quot; &amp; [Numbers.F4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&quot;[b]&quot; &amp; [Numbers.B425] &amp; &quot;. &quot; &amp; &quot;[url=&quot; &amp; [Numbers.E425] &amp; &quot;]&quot; &amp; [Numbers.D425] &amp; &quot;[/url][/b]&quot; &amp;  &quot; [[b]&quot; &amp; [Numbers.C425] &amp; &quot;[/b]: [sup]&quot; &amp; [Numbers.F4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&quot;[b]&quot; &amp; [Numbers.B426] &amp; &quot;. &quot; &amp; &quot;[url=&quot; &amp; [Numbers.E426] &amp; &quot;]&quot; &amp; [Numbers.D426] &amp; &quot;[/url][/b]&quot; &amp;  &quot; [[b]&quot; &amp; [Numbers.C426] &amp; &quot;[/b]: [sup]&quot; &amp; [Numbers.F4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&quot;[b]&quot; &amp; [Numbers.B427] &amp; &quot;. &quot; &amp; &quot;[url=&quot; &amp; [Numbers.E427] &amp; &quot;]&quot; &amp; [Numbers.D427] &amp; &quot;[/url][/b]&quot; &amp;  &quot; [[b]&quot; &amp; [Numbers.C427] &amp; &quot;[/b]: [sup]&quot; &amp; [Numbers.F4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&quot;[b]&quot; &amp; [Numbers.B428] &amp; &quot;. &quot; &amp; &quot;[url=&quot; &amp; [Numbers.E428] &amp; &quot;]&quot; &amp; [Numbers.D428] &amp; &quot;[/url][/b]&quot; &amp;  &quot; [[b]&quot; &amp; [Numbers.C428] &amp; &quot;[/b]: [sup]&quot; &amp; [Numbers.F4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&quot;[b]&quot; &amp; [Numbers.B429] &amp; &quot;. &quot; &amp; &quot;[url=&quot; &amp; [Numbers.E429] &amp; &quot;]&quot; &amp; [Numbers.D429] &amp; &quot;[/url][/b]&quot; &amp;  &quot; [[b]&quot; &amp; [Numbers.C429] &amp; &quot;[/b]: [sup]&quot; &amp; [Numbers.F4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&quot;[b]&quot; &amp; [Numbers.B430] &amp; &quot;. &quot; &amp; &quot;[url=&quot; &amp; [Numbers.E430] &amp; &quot;]&quot; &amp; [Numbers.D430] &amp; &quot;[/url][/b]&quot; &amp;  &quot; [[b]&quot; &amp; [Numbers.C430] &amp; &quot;[/b]: [sup]&quot; &amp; [Numbers.F4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&quot;[b]&quot; &amp; [Numbers.B431] &amp; &quot;. &quot; &amp; &quot;[url=&quot; &amp; [Numbers.E431] &amp; &quot;]&quot; &amp; [Numbers.D431] &amp; &quot;[/url][/b]&quot; &amp;  &quot; [[b]&quot; &amp; [Numbers.C431] &amp; &quot;[/b]: [sup]&quot; &amp; [Numbers.F4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&quot;[b]&quot; &amp; [Numbers.B432] &amp; &quot;. &quot; &amp; &quot;[url=&quot; &amp; [Numbers.E432] &amp; &quot;]&quot; &amp; [Numbers.D432] &amp; &quot;[/url][/b]&quot; &amp;  &quot; [[b]&quot; &amp; [Numbers.C432] &amp; &quot;[/b]: [sup]&quot; &amp; [Numbers.F4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&quot;[b]&quot; &amp; [Numbers.B433] &amp; &quot;. &quot; &amp; &quot;[url=&quot; &amp; [Numbers.E433] &amp; &quot;]&quot; &amp; [Numbers.D433] &amp; &quot;[/url][/b]&quot; &amp;  &quot; [[b]&quot; &amp; [Numbers.C433] &amp; &quot;[/b]: [sup]&quot; &amp; [Numbers.F4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&quot;[b]&quot; &amp; [Numbers.B434] &amp; &quot;. &quot; &amp; &quot;[url=&quot; &amp; [Numbers.E434] &amp; &quot;]&quot; &amp; [Numbers.D434] &amp; &quot;[/url][/b]&quot; &amp;  &quot; [[b]&quot; &amp; [Numbers.C434] &amp; &quot;[/b]: [sup]&quot; &amp; [Numbers.F4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&quot;[b]&quot; &amp; [Numbers.B435] &amp; &quot;. &quot; &amp; &quot;[url=&quot; &amp; [Numbers.E435] &amp; &quot;]&quot; &amp; [Numbers.D435] &amp; &quot;[/url][/b]&quot; &amp;  &quot; [[b]&quot; &amp; [Numbers.C435] &amp; &quot;[/b]: [sup]&quot; &amp; [Numbers.F4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&quot;[b]&quot; &amp; [Numbers.B436] &amp; &quot;. &quot; &amp; &quot;[url=&quot; &amp; [Numbers.E436] &amp; &quot;]&quot; &amp; [Numbers.D436] &amp; &quot;[/url][/b]&quot; &amp;  &quot; [[b]&quot; &amp; [Numbers.C436] &amp; &quot;[/b]: [sup]&quot; &amp; [Numbers.F4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&quot;[b]&quot; &amp; [Numbers.B437] &amp; &quot;. &quot; &amp; &quot;[url=&quot; &amp; [Numbers.E437] &amp; &quot;]&quot; &amp; [Numbers.D437] &amp; &quot;[/url][/b]&quot; &amp;  &quot; [[b]&quot; &amp; [Numbers.C437] &amp; &quot;[/b]: [sup]&quot; &amp; [Numbers.F4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&quot;[b]&quot; &amp; [Numbers.B438] &amp; &quot;. &quot; &amp; &quot;[url=&quot; &amp; [Numbers.E438] &amp; &quot;]&quot; &amp; [Numbers.D438] &amp; &quot;[/url][/b]&quot; &amp;  &quot; [[b]&quot; &amp; [Numbers.C438] &amp; &quot;[/b]: [sup]&quot; &amp; [Numbers.F4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&quot;[b]&quot; &amp; [Numbers.B439] &amp; &quot;. &quot; &amp; &quot;[url=&quot; &amp; [Numbers.E439] &amp; &quot;]&quot; &amp; [Numbers.D439] &amp; &quot;[/url][/b]&quot; &amp;  &quot; [[b]&quot; &amp; [Numbers.C439] &amp; &quot;[/b]: [sup]&quot; &amp; [Numbers.F4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&quot;[b]&quot; &amp; [Numbers.B440] &amp; &quot;. &quot; &amp; &quot;[url=&quot; &amp; [Numbers.E440] &amp; &quot;]&quot; &amp; [Numbers.D440] &amp; &quot;[/url][/b]&quot; &amp;  &quot; [[b]&quot; &amp; [Numbers.C440] &amp; &quot;[/b]: [sup]&quot; &amp; [Numbers.F4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&quot;[b]&quot; &amp; [Numbers.B441] &amp; &quot;. &quot; &amp; &quot;[url=&quot; &amp; [Numbers.E441] &amp; &quot;]&quot; &amp; [Numbers.D441] &amp; &quot;[/url][/b]&quot; &amp;  &quot; [[b]&quot; &amp; [Numbers.C441] &amp; &quot;[/b]: [sup]&quot; &amp; [Numbers.F4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&quot;[b]&quot; &amp; [Numbers.B442] &amp; &quot;. &quot; &amp; &quot;[url=&quot; &amp; [Numbers.E442] &amp; &quot;]&quot; &amp; [Numbers.D442] &amp; &quot;[/url][/b]&quot; &amp;  &quot; [[b]&quot; &amp; [Numbers.C442] &amp; &quot;[/b]: [sup]&quot; &amp; [Numbers.F4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&quot;[b]&quot; &amp; [Numbers.B443] &amp; &quot;. &quot; &amp; &quot;[url=&quot; &amp; [Numbers.E443] &amp; &quot;]&quot; &amp; [Numbers.D443] &amp; &quot;[/url][/b]&quot; &amp;  &quot; [[b]&quot; &amp; [Numbers.C443] &amp; &quot;[/b]: [sup]&quot; &amp; [Numbers.F4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&quot;[b]&quot; &amp; [Numbers.B444] &amp; &quot;. &quot; &amp; &quot;[url=&quot; &amp; [Numbers.E444] &amp; &quot;]&quot; &amp; [Numbers.D444] &amp; &quot;[/url][/b]&quot; &amp;  &quot; [[b]&quot; &amp; [Numbers.C444] &amp; &quot;[/b]: [sup]&quot; &amp; [Numbers.F4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&quot;[b]&quot; &amp; [Numbers.B445] &amp; &quot;. &quot; &amp; &quot;[url=&quot; &amp; [Numbers.E445] &amp; &quot;]&quot; &amp; [Numbers.D445] &amp; &quot;[/url][/b]&quot; &amp;  &quot; [[b]&quot; &amp; [Numbers.C445] &amp; &quot;[/b]: [sup]&quot; &amp; [Numbers.F4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&quot;[b]&quot; &amp; [Numbers.B446] &amp; &quot;. &quot; &amp; &quot;[url=&quot; &amp; [Numbers.E446] &amp; &quot;]&quot; &amp; [Numbers.D446] &amp; &quot;[/url][/b]&quot; &amp;  &quot; [[b]&quot; &amp; [Numbers.C446] &amp; &quot;[/b]: [sup]&quot; &amp; [Numbers.F4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&quot;[b]&quot; &amp; [Numbers.B447] &amp; &quot;. &quot; &amp; &quot;[url=&quot; &amp; [Numbers.E447] &amp; &quot;]&quot; &amp; [Numbers.D447] &amp; &quot;[/url][/b]&quot; &amp;  &quot; [[b]&quot; &amp; [Numbers.C447] &amp; &quot;[/b]: [sup]&quot; &amp; [Numbers.F4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&quot;[b]&quot; &amp; [Numbers.B448] &amp; &quot;. &quot; &amp; &quot;[url=&quot; &amp; [Numbers.E448] &amp; &quot;]&quot; &amp; [Numbers.D448] &amp; &quot;[/url][/b]&quot; &amp;  &quot; [[b]&quot; &amp; [Numbers.C448] &amp; &quot;[/b]: [sup]&quot; &amp; [Numbers.F4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&quot;[b]&quot; &amp; [Numbers.B449] &amp; &quot;. &quot; &amp; &quot;[url=&quot; &amp; [Numbers.E449] &amp; &quot;]&quot; &amp; [Numbers.D449] &amp; &quot;[/url][/b]&quot; &amp;  &quot; [[b]&quot; &amp; [Numbers.C449] &amp; &quot;[/b]: [sup]&quot; &amp; [Numbers.F4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&quot;[b]&quot; &amp; [Numbers.B450] &amp; &quot;. &quot; &amp; &quot;[url=&quot; &amp; [Numbers.E450] &amp; &quot;]&quot; &amp; [Numbers.D450] &amp; &quot;[/url][/b]&quot; &amp;  &quot; [[b]&quot; &amp; [Numbers.C450] &amp; &quot;[/b]: [sup]&quot; &amp; [Numbers.F4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&quot;[b]&quot; &amp; [Numbers.B451] &amp; &quot;. &quot; &amp; &quot;[url=&quot; &amp; [Numbers.E451] &amp; &quot;]&quot; &amp; [Numbers.D451] &amp; &quot;[/url][/b]&quot; &amp;  &quot; [[b]&quot; &amp; [Numbers.C451] &amp; &quot;[/b]: [sup]&quot; &amp; [Numbers.F4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&quot;[b]&quot; &amp; [Numbers.B452] &amp; &quot;. &quot; &amp; &quot;[url=&quot; &amp; [Numbers.E452] &amp; &quot;]&quot; &amp; [Numbers.D452] &amp; &quot;[/url][/b]&quot; &amp;  &quot; [[b]&quot; &amp; [Numbers.C452] &amp; &quot;[/b]: [sup]&quot; &amp; [Numbers.F4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&quot;[b]&quot; &amp; [Numbers.B453] &amp; &quot;. &quot; &amp; &quot;[url=&quot; &amp; [Numbers.E453] &amp; &quot;]&quot; &amp; [Numbers.D453] &amp; &quot;[/url][/b]&quot; &amp;  &quot; [[b]&quot; &amp; [Numbers.C453] &amp; &quot;[/b]: [sup]&quot; &amp; [Numbers.F4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&quot;[b]&quot; &amp; [Numbers.B454] &amp; &quot;. &quot; &amp; &quot;[url=&quot; &amp; [Numbers.E454] &amp; &quot;]&quot; &amp; [Numbers.D454] &amp; &quot;[/url][/b]&quot; &amp;  &quot; [[b]&quot; &amp; [Numbers.C454] &amp; &quot;[/b]: [sup]&quot; &amp; [Numbers.F4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&quot;[b]&quot; &amp; [Numbers.B455] &amp; &quot;. &quot; &amp; &quot;[url=&quot; &amp; [Numbers.E455] &amp; &quot;]&quot; &amp; [Numbers.D455] &amp; &quot;[/url][/b]&quot; &amp;  &quot; [[b]&quot; &amp; [Numbers.C455] &amp; &quot;[/b]: [sup]&quot; &amp; [Numbers.F4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&quot;[b]&quot; &amp; [Numbers.B456] &amp; &quot;. &quot; &amp; &quot;[url=&quot; &amp; [Numbers.E456] &amp; &quot;]&quot; &amp; [Numbers.D456] &amp; &quot;[/url][/b]&quot; &amp;  &quot; [[b]&quot; &amp; [Numbers.C456] &amp; &quot;[/b]: [sup]&quot; &amp; [Numbers.F4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&quot;[b]&quot; &amp; [Numbers.B457] &amp; &quot;. &quot; &amp; &quot;[url=&quot; &amp; [Numbers.E457] &amp; &quot;]&quot; &amp; [Numbers.D457] &amp; &quot;[/url][/b]&quot; &amp;  &quot; [[b]&quot; &amp; [Numbers.C457] &amp; &quot;[/b]: [sup]&quot; &amp; [Numbers.F4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&quot;[b]&quot; &amp; [Numbers.B458] &amp; &quot;. &quot; &amp; &quot;[url=&quot; &amp; [Numbers.E458] &amp; &quot;]&quot; &amp; [Numbers.D458] &amp; &quot;[/url][/b]&quot; &amp;  &quot; [[b]&quot; &amp; [Numbers.C458] &amp; &quot;[/b]: [sup]&quot; &amp; [Numbers.F4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&quot;[b]&quot; &amp; [Numbers.B459] &amp; &quot;. &quot; &amp; &quot;[url=&quot; &amp; [Numbers.E459] &amp; &quot;]&quot; &amp; [Numbers.D459] &amp; &quot;[/url][/b]&quot; &amp;  &quot; [[b]&quot; &amp; [Numbers.C459] &amp; &quot;[/b]: [sup]&quot; &amp; [Numbers.F4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&quot;[b]&quot; &amp; [Numbers.B460] &amp; &quot;. &quot; &amp; &quot;[url=&quot; &amp; [Numbers.E460] &amp; &quot;]&quot; &amp; [Numbers.D460] &amp; &quot;[/url][/b]&quot; &amp;  &quot; [[b]&quot; &amp; [Numbers.C460] &amp; &quot;[/b]: [sup]&quot; &amp; [Numbers.F4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&quot;[b]&quot; &amp; [Numbers.B461] &amp; &quot;. &quot; &amp; &quot;[url=&quot; &amp; [Numbers.E461] &amp; &quot;]&quot; &amp; [Numbers.D461] &amp; &quot;[/url][/b]&quot; &amp;  &quot; [[b]&quot; &amp; [Numbers.C461] &amp; &quot;[/b]: [sup]&quot; &amp; [Numbers.F4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&quot;[b]&quot; &amp; [Numbers.B462] &amp; &quot;. &quot; &amp; &quot;[url=&quot; &amp; [Numbers.E462] &amp; &quot;]&quot; &amp; [Numbers.D462] &amp; &quot;[/url][/b]&quot; &amp;  &quot; [[b]&quot; &amp; [Numbers.C462] &amp; &quot;[/b]: [sup]&quot; &amp; [Numbers.F4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&quot;[b]&quot; &amp; [Numbers.B463] &amp; &quot;. &quot; &amp; &quot;[url=&quot; &amp; [Numbers.E463] &amp; &quot;]&quot; &amp; [Numbers.D463] &amp; &quot;[/url][/b]&quot; &amp;  &quot; [[b]&quot; &amp; [Numbers.C463] &amp; &quot;[/b]: [sup]&quot; &amp; [Numbers.F4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&quot;[b]&quot; &amp; [Numbers.B464] &amp; &quot;. &quot; &amp; &quot;[url=&quot; &amp; [Numbers.E464] &amp; &quot;]&quot; &amp; [Numbers.D464] &amp; &quot;[/url][/b]&quot; &amp;  &quot; [[b]&quot; &amp; [Numbers.C464] &amp; &quot;[/b]: [sup]&quot; &amp; [Numbers.F4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&quot;[b]&quot; &amp; [Numbers.B465] &amp; &quot;. &quot; &amp; &quot;[url=&quot; &amp; [Numbers.E465] &amp; &quot;]&quot; &amp; [Numbers.D465] &amp; &quot;[/url][/b]&quot; &amp;  &quot; [[b]&quot; &amp; [Numbers.C465] &amp; &quot;[/b]: [sup]&quot; &amp; [Numbers.F4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&quot;[b]&quot; &amp; [Numbers.B466] &amp; &quot;. &quot; &amp; &quot;[url=&quot; &amp; [Numbers.E466] &amp; &quot;]&quot; &amp; [Numbers.D466] &amp; &quot;[/url][/b]&quot; &amp;  &quot; [[b]&quot; &amp; [Numbers.C466] &amp; &quot;[/b]: [sup]&quot; &amp; [Numbers.F4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&quot;[b]&quot; &amp; [Numbers.B467] &amp; &quot;. &quot; &amp; &quot;[url=&quot; &amp; [Numbers.E467] &amp; &quot;]&quot; &amp; [Numbers.D467] &amp; &quot;[/url][/b]&quot; &amp;  &quot; [[b]&quot; &amp; [Numbers.C467] &amp; &quot;[/b]: [sup]&quot; &amp; [Numbers.F4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&quot;[b]&quot; &amp; [Numbers.B468] &amp; &quot;. &quot; &amp; &quot;[url=&quot; &amp; [Numbers.E468] &amp; &quot;]&quot; &amp; [Numbers.D468] &amp; &quot;[/url][/b]&quot; &amp;  &quot; [[b]&quot; &amp; [Numbers.C468] &amp; &quot;[/b]: [sup]&quot; &amp; [Numbers.F4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&quot;[b]&quot; &amp; [Numbers.B469] &amp; &quot;. &quot; &amp; &quot;[url=&quot; &amp; [Numbers.E469] &amp; &quot;]&quot; &amp; [Numbers.D469] &amp; &quot;[/url][/b]&quot; &amp;  &quot; [[b]&quot; &amp; [Numbers.C469] &amp; &quot;[/b]: [sup]&quot; &amp; [Numbers.F4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&quot;[b]&quot; &amp; [Numbers.B470] &amp; &quot;. &quot; &amp; &quot;[url=&quot; &amp; [Numbers.E470] &amp; &quot;]&quot; &amp; [Numbers.D470] &amp; &quot;[/url][/b]&quot; &amp;  &quot; [[b]&quot; &amp; [Numbers.C470] &amp; &quot;[/b]: [sup]&quot; &amp; [Numbers.F4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&quot;[b]&quot; &amp; [Numbers.B471] &amp; &quot;. &quot; &amp; &quot;[url=&quot; &amp; [Numbers.E471] &amp; &quot;]&quot; &amp; [Numbers.D471] &amp; &quot;[/url][/b]&quot; &amp;  &quot; [[b]&quot; &amp; [Numbers.C471] &amp; &quot;[/b]: [sup]&quot; &amp; [Numbers.F4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&quot;[b]&quot; &amp; [Numbers.B472] &amp; &quot;. &quot; &amp; &quot;[url=&quot; &amp; [Numbers.E472] &amp; &quot;]&quot; &amp; [Numbers.D472] &amp; &quot;[/url][/b]&quot; &amp;  &quot; [[b]&quot; &amp; [Numbers.C472] &amp; &quot;[/b]: [sup]&quot; &amp; [Numbers.F4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&quot;[b]&quot; &amp; [Numbers.B473] &amp; &quot;. &quot; &amp; &quot;[url=&quot; &amp; [Numbers.E473] &amp; &quot;]&quot; &amp; [Numbers.D473] &amp; &quot;[/url][/b]&quot; &amp;  &quot; [[b]&quot; &amp; [Numbers.C473] &amp; &quot;[/b]: [sup]&quot; &amp; [Numbers.F4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&quot;[b]&quot; &amp; [Numbers.B474] &amp; &quot;. &quot; &amp; &quot;[url=&quot; &amp; [Numbers.E474] &amp; &quot;]&quot; &amp; [Numbers.D474] &amp; &quot;[/url][/b]&quot; &amp;  &quot; [[b]&quot; &amp; [Numbers.C474] &amp; &quot;[/b]: [sup]&quot; &amp; [Numbers.F4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&quot;[b]&quot; &amp; [Numbers.B475] &amp; &quot;. &quot; &amp; &quot;[url=&quot; &amp; [Numbers.E475] &amp; &quot;]&quot; &amp; [Numbers.D475] &amp; &quot;[/url][/b]&quot; &amp;  &quot; [[b]&quot; &amp; [Numbers.C475] &amp; &quot;[/b]: [sup]&quot; &amp; [Numbers.F4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&quot;[b]&quot; &amp; [Numbers.B476] &amp; &quot;. &quot; &amp; &quot;[url=&quot; &amp; [Numbers.E476] &amp; &quot;]&quot; &amp; [Numbers.D476] &amp; &quot;[/url][/b]&quot; &amp;  &quot; [[b]&quot; &amp; [Numbers.C476] &amp; &quot;[/b]: [sup]&quot; &amp; [Numbers.F4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&quot;[b]&quot; &amp; [Numbers.B477] &amp; &quot;. &quot; &amp; &quot;[url=&quot; &amp; [Numbers.E477] &amp; &quot;]&quot; &amp; [Numbers.D477] &amp; &quot;[/url][/b]&quot; &amp;  &quot; [[b]&quot; &amp; [Numbers.C477] &amp; &quot;[/b]: [sup]&quot; &amp; [Numbers.F4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&quot;[b]&quot; &amp; [Numbers.B478] &amp; &quot;. &quot; &amp; &quot;[url=&quot; &amp; [Numbers.E478] &amp; &quot;]&quot; &amp; [Numbers.D478] &amp; &quot;[/url][/b]&quot; &amp;  &quot; [[b]&quot; &amp; [Numbers.C478] &amp; &quot;[/b]: [sup]&quot; &amp; [Numbers.F4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&quot;[b]&quot; &amp; [Numbers.B479] &amp; &quot;. &quot; &amp; &quot;[url=&quot; &amp; [Numbers.E479] &amp; &quot;]&quot; &amp; [Numbers.D479] &amp; &quot;[/url][/b]&quot; &amp;  &quot; [[b]&quot; &amp; [Numbers.C479] &amp; &quot;[/b]: [sup]&quot; &amp; [Numbers.F4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&quot;[b]&quot; &amp; [Numbers.B480] &amp; &quot;. &quot; &amp; &quot;[url=&quot; &amp; [Numbers.E480] &amp; &quot;]&quot; &amp; [Numbers.D480] &amp; &quot;[/url][/b]&quot; &amp;  &quot; [[b]&quot; &amp; [Numbers.C480] &amp; &quot;[/b]: [sup]&quot; &amp; [Numbers.F4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&quot;[b]&quot; &amp; [Numbers.B481] &amp; &quot;. &quot; &amp; &quot;[url=&quot; &amp; [Numbers.E481] &amp; &quot;]&quot; &amp; [Numbers.D481] &amp; &quot;[/url][/b]&quot; &amp;  &quot; [[b]&quot; &amp; [Numbers.C481] &amp; &quot;[/b]: [sup]&quot; &amp; [Numbers.F4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&quot;[b]&quot; &amp; [Numbers.B482] &amp; &quot;. &quot; &amp; &quot;[url=&quot; &amp; [Numbers.E482] &amp; &quot;]&quot; &amp; [Numbers.D482] &amp; &quot;[/url][/b]&quot; &amp;  &quot; [[b]&quot; &amp; [Numbers.C482] &amp; &quot;[/b]: [sup]&quot; &amp; [Numbers.F4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&quot;[b]&quot; &amp; [Numbers.B483] &amp; &quot;. &quot; &amp; &quot;[url=&quot; &amp; [Numbers.E483] &amp; &quot;]&quot; &amp; [Numbers.D483] &amp; &quot;[/url][/b]&quot; &amp;  &quot; [[b]&quot; &amp; [Numbers.C483] &amp; &quot;[/b]: [sup]&quot; &amp; [Numbers.F4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&quot;[b]&quot; &amp; [Numbers.B484] &amp; &quot;. &quot; &amp; &quot;[url=&quot; &amp; [Numbers.E484] &amp; &quot;]&quot; &amp; [Numbers.D484] &amp; &quot;[/url][/b]&quot; &amp;  &quot; [[b]&quot; &amp; [Numbers.C484] &amp; &quot;[/b]: [sup]&quot; &amp; [Numbers.F4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&quot;[b]&quot; &amp; [Numbers.B485] &amp; &quot;. &quot; &amp; &quot;[url=&quot; &amp; [Numbers.E485] &amp; &quot;]&quot; &amp; [Numbers.D485] &amp; &quot;[/url][/b]&quot; &amp;  &quot; [[b]&quot; &amp; [Numbers.C485] &amp; &quot;[/b]: [sup]&quot; &amp; [Numbers.F4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&quot;[b]&quot; &amp; [Numbers.B486] &amp; &quot;. &quot; &amp; &quot;[url=&quot; &amp; [Numbers.E486] &amp; &quot;]&quot; &amp; [Numbers.D486] &amp; &quot;[/url][/b]&quot; &amp;  &quot; [[b]&quot; &amp; [Numbers.C486] &amp; &quot;[/b]: [sup]&quot; &amp; [Numbers.F4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&quot;[b]&quot; &amp; [Numbers.B487] &amp; &quot;. &quot; &amp; &quot;[url=&quot; &amp; [Numbers.E487] &amp; &quot;]&quot; &amp; [Numbers.D487] &amp; &quot;[/url][/b]&quot; &amp;  &quot; [[b]&quot; &amp; [Numbers.C487] &amp; &quot;[/b]: [sup]&quot; &amp; [Numbers.F4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&quot;[b]&quot; &amp; [Numbers.B488] &amp; &quot;. &quot; &amp; &quot;[url=&quot; &amp; [Numbers.E488] &amp; &quot;]&quot; &amp; [Numbers.D488] &amp; &quot;[/url][/b]&quot; &amp;  &quot; [[b]&quot; &amp; [Numbers.C488] &amp; &quot;[/b]: [sup]&quot; &amp; [Numbers.F4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&quot;[b]&quot; &amp; [Numbers.B489] &amp; &quot;. &quot; &amp; &quot;[url=&quot; &amp; [Numbers.E489] &amp; &quot;]&quot; &amp; [Numbers.D489] &amp; &quot;[/url][/b]&quot; &amp;  &quot; [[b]&quot; &amp; [Numbers.C489] &amp; &quot;[/b]: [sup]&quot; &amp; [Numbers.F4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&quot;[b]&quot; &amp; [Numbers.B490] &amp; &quot;. &quot; &amp; &quot;[url=&quot; &amp; [Numbers.E490] &amp; &quot;]&quot; &amp; [Numbers.D490] &amp; &quot;[/url][/b]&quot; &amp;  &quot; [[b]&quot; &amp; [Numbers.C490] &amp; &quot;[/b]: [sup]&quot; &amp; [Numbers.F4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&quot;[b]&quot; &amp; [Numbers.B491] &amp; &quot;. &quot; &amp; &quot;[url=&quot; &amp; [Numbers.E491] &amp; &quot;]&quot; &amp; [Numbers.D491] &amp; &quot;[/url][/b]&quot; &amp;  &quot; [[b]&quot; &amp; [Numbers.C491] &amp; &quot;[/b]: [sup]&quot; &amp; [Numbers.F4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&quot;[b]&quot; &amp; [Numbers.B492] &amp; &quot;. &quot; &amp; &quot;[url=&quot; &amp; [Numbers.E492] &amp; &quot;]&quot; &amp; [Numbers.D492] &amp; &quot;[/url][/b]&quot; &amp;  &quot; [[b]&quot; &amp; [Numbers.C492] &amp; &quot;[/b]: [sup]&quot; &amp; [Numbers.F4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&quot;[b]&quot; &amp; [Numbers.B493] &amp; &quot;. &quot; &amp; &quot;[url=&quot; &amp; [Numbers.E493] &amp; &quot;]&quot; &amp; [Numbers.D493] &amp; &quot;[/url][/b]&quot; &amp;  &quot; [[b]&quot; &amp; [Numbers.C493] &amp; &quot;[/b]: [sup]&quot; &amp; [Numbers.F4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&quot;[b]&quot; &amp; [Numbers.B494] &amp; &quot;. &quot; &amp; &quot;[url=&quot; &amp; [Numbers.E494] &amp; &quot;]&quot; &amp; [Numbers.D494] &amp; &quot;[/url][/b]&quot; &amp;  &quot; [[b]&quot; &amp; [Numbers.C494] &amp; &quot;[/b]: [sup]&quot; &amp; [Numbers.F4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&quot;[b]&quot; &amp; [Numbers.B495] &amp; &quot;. &quot; &amp; &quot;[url=&quot; &amp; [Numbers.E495] &amp; &quot;]&quot; &amp; [Numbers.D495] &amp; &quot;[/url][/b]&quot; &amp;  &quot; [[b]&quot; &amp; [Numbers.C495] &amp; &quot;[/b]: [sup]&quot; &amp; [Numbers.F4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&quot;[b]&quot; &amp; [Numbers.B496] &amp; &quot;. &quot; &amp; &quot;[url=&quot; &amp; [Numbers.E496] &amp; &quot;]&quot; &amp; [Numbers.D496] &amp; &quot;[/url][/b]&quot; &amp;  &quot; [[b]&quot; &amp; [Numbers.C496] &amp; &quot;[/b]: [sup]&quot; &amp; [Numbers.F4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&quot;[b]&quot; &amp; [Numbers.B497] &amp; &quot;. &quot; &amp; &quot;[url=&quot; &amp; [Numbers.E497] &amp; &quot;]&quot; &amp; [Numbers.D497] &amp; &quot;[/url][/b]&quot; &amp;  &quot; [[b]&quot; &amp; [Numbers.C497] &amp; &quot;[/b]: [sup]&quot; &amp; [Numbers.F4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&quot;[b]&quot; &amp; [Numbers.B498] &amp; &quot;. &quot; &amp; &quot;[url=&quot; &amp; [Numbers.E498] &amp; &quot;]&quot; &amp; [Numbers.D498] &amp; &quot;[/url][/b]&quot; &amp;  &quot; [[b]&quot; &amp; [Numbers.C498] &amp; &quot;[/b]: [sup]&quot; &amp; [Numbers.F4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&quot;[b]&quot; &amp; [Numbers.B499] &amp; &quot;. &quot; &amp; &quot;[url=&quot; &amp; [Numbers.E499] &amp; &quot;]&quot; &amp; [Numbers.D499] &amp; &quot;[/url][/b]&quot; &amp;  &quot; [[b]&quot; &amp; [Numbers.C499] &amp; &quot;[/b]: [sup]&quot; &amp; [Numbers.F4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&quot;[b]&quot; &amp; [Numbers.B500] &amp; &quot;. &quot; &amp; &quot;[url=&quot; &amp; [Numbers.E500] &amp; &quot;]&quot; &amp; [Numbers.D500] &amp; &quot;[/url][/b]&quot; &amp;  &quot; [[b]&quot; &amp; [Numbers.C500] &amp; &quot;[/b]: [sup]&quot; &amp; [Numbers.F5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&quot;[b]&quot; &amp; [Numbers.B501] &amp; &quot;. &quot; &amp; &quot;[url=&quot; &amp; [Numbers.E501] &amp; &quot;]&quot; &amp; [Numbers.D501] &amp; &quot;[/url][/b]&quot; &amp;  &quot; [[b]&quot; &amp; [Numbers.C501] &amp; &quot;[/b]: [sup]&quot; &amp; [Numbers.F5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&quot;[b]&quot; &amp; [Numbers.B502] &amp; &quot;. &quot; &amp; &quot;[url=&quot; &amp; [Numbers.E502] &amp; &quot;]&quot; &amp; [Numbers.D502] &amp; &quot;[/url][/b]&quot; &amp;  &quot; [[b]&quot; &amp; [Numbers.C502] &amp; &quot;[/b]: [sup]&quot; &amp; [Numbers.F5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&quot;[b]&quot; &amp; [Numbers.B503] &amp; &quot;. &quot; &amp; &quot;[url=&quot; &amp; [Numbers.E503] &amp; &quot;]&quot; &amp; [Numbers.D503] &amp; &quot;[/url][/b]&quot; &amp;  &quot; [[b]&quot; &amp; [Numbers.C503] &amp; &quot;[/b]: [sup]&quot; &amp; [Numbers.F5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F5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F5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F5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F5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F5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F5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F5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F5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F5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F5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F5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F5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F5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F5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F5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F5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F5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F5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F5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F5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F5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F5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F5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F5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F5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F5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F5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F5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F5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F5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F5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F5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F5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F5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F5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F5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F5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F5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F5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F5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F5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F5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F5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F5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F5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F5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F5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F5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F5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F5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F5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F5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F5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F5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F5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F5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F5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F5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F5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F5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F5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F5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F5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F5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F5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F5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F5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F5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F5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F5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F5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F5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F5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F5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F5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F5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F5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F5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F5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F5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F5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F5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F5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F5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F5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F5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F5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F5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F5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F5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F5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F5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F5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F5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F5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F5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F6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F6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F6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F6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F6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F6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F6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F6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F6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F6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F6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F6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F6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F6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F6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F6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F6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F6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F6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F6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F6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F6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F6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F6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F6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F6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F6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F6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F6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F6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F6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F6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F6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F6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F6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F6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F6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F6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F6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F6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F6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F6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F6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F6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F6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F6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F6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F6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F6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F6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F6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F6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F6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F6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F6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F6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F6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F6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F6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F6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F6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F6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F6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F6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F6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F6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F6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F6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F6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F6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F6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F6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F6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F6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F6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F6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F6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F6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F6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F6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F6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F6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F6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F6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F6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F6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F6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F6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F6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F6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F6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F6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F6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F6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F6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F6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F6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F6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F6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F6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F7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F7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F7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F7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F7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F7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F7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F7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F7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F7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F7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F7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F7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F7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F7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F7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F7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F7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F7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F7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F7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F7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F7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F7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F7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F7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F7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F7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F7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F7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F7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F7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F7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F7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F7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F7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F7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F7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F7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F7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F7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F7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F7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F7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F7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F7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F7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F7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F7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F7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F7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F7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F7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F7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F7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F7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F7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F7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F7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F7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F7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F7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F7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F7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F7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F7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F7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F7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F7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F7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F7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F7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F7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F7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F7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F7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F7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F7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F7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F7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F7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F7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F7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F7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F7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F7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F7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F7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F7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F7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F7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F7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F7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F7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F7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F7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F7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F7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F7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F7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F8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F8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F8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F8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F8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F8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F8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F8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F8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F8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F8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F8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F8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F8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F8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F8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F8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F8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F8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F8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F8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F8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F8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F8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F8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F8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F8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F8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F8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F8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F8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F8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F8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F8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F8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F8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F8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F8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F8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F8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F8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F8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F8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F8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F8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F8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F8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F8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F8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F8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F8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F8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F8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F8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F8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F8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F8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F8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F8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F8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F8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F8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F8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F8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F8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F8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F8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F8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F8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F8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F8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F8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F8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F8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F8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F8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F8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F8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F8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F8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F8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F8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F8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F8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F8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F8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F8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F8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F8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F8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F8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F8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F8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F8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F8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F8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F8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F8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F8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F8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F9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F9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F9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F90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F90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F90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F90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F90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F90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F90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F91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F91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F91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F91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F91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F91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F91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F91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F91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F91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F92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F92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F92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F92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F92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F92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F92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F92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F92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F92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F93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F93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F93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F93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F93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F93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F93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F93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F93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F93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F94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F94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F94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F94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F94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F94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F94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F94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F94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F94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F95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F95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F95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F95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F95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F95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F95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F95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F95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F95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F96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F96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F96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F96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F96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F96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F96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F96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F96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F96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F97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F97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F97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F97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F97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F97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F97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F97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F97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F97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F98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F98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F98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F98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F98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F98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F98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F98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F98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F98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F99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F99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F99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F993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F994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F995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F996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F997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F998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F999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F1000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F1001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F1002] &amp; &quot;[/sup]]&quot;; &quot;&quot;)">
            <text:p/>
          </table:table-cell>
          <table:table-cell table:number-columns-repeated="4"/>
        </table:table-row>
        <table:table-row table:style-name="ro3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F1003] &amp; &quot;[/sup]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.00.0000</text:date>, <text:time style:data-style-name="N2" text:time-value="11:16:21.534945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8-03T11:19:43.545841964</dc:date>
    <meta:editing-duration>P4DT11H49M57S</meta:editing-duration>
    <meta:editing-cycles>297</meta:editing-cycles>
    <meta:generator>LibreOffice/6.1.5.2$Linux_X86_64 LibreOffice_project/10$Build-2</meta:generator>
    <meta:document-statistic meta:table-count="2" meta:cell-count="5393" meta:object-count="0"/>
  </office:meta>
</office:document-meta>
</file>